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none" fo:border-top="1.5pt solid #000000"/>
    </style:style>
    <style:style style:name="ce2" style:family="table-cell" style:parent-style-name="Default">
      <style:table-cell-properties fo:border-bottom="none" fo:border-left="1.5pt solid #000000" fo:border-right="none" fo:border-top="none"/>
    </style:style>
    <style:style style:name="ce3" style:family="table-cell" style:parent-style-name="Default">
      <style:table-cell-properties fo:border-bottom="1.5pt solid #000000" fo:border-left="1.5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0000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border-bottom="1.5pt solid #000000" fo:border-left="none" fo:border-right="none" fo:border-top="none"/>
      <style:text-properties style:text-underline-style="none"/>
    </style:style>
    <style:style style:name="ce8" style:family="table-cell" style:parent-style-name="Default">
      <style:table-cell-properties fo:border-bottom="none" fo:border-left="none" fo:border-right="1.5pt solid #000000" fo:border-top="1.5pt solid #000000"/>
    </style:style>
    <style:style style:name="ce9" style:family="table-cell" style:parent-style-name="Default">
      <style:table-cell-properties fo:border-bottom="none" fo:border-left="none" fo:border-right="1.5pt solid #000000" fo:border-top="none"/>
    </style:style>
    <style:style style:name="ce10" style:family="table-cell" style:parent-style-name="Default">
      <style:table-cell-properties fo:border-bottom="1.5pt solid #000000" fo:border-left="none" fo:border-right="1.5pt solid #000000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llect" table:style-name="ta1">
        <table:shapes>
          <draw:frame draw:z-index="0" draw:style-name="gr1" draw:text-style-name="P1" svg:width="15.876cm" svg:height="8.929cm" svg:x="27.208cm" svg:y="0cm">
            <draw:object draw:notify-on-update-of-ranges="Collect.A2:Collect.A10 Collect.B1:Collect.B1 Collect.B2:Collect.B10 Collect.C1:Collect.C1 Collect.C2:Collect.C10 Collect.D1:Collect.D1 Collect.D2:Collect.D10 Collect.E1:Collect.E1 Collect.E2:Collect.E10 Collect.F1:Collect.F1 Collect.F2:Collect.F10 Collect.G1:Collect.G1 Collect.G2:Collect.G10 Collect.H1:Collect.H1 Collect.H2:Collect.H10 Collect.I1:Collect.I1 Collect.I2:Collect.I10 Collect.J1:Collect.J1 Collect.J2:Collect.J10 Collect.K1:Collect.K1 Collect.K2:Collect.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2.825cm" svg:y="0cm">
            <draw:object draw:notify-on-update-of-ranges="Collect.B1:Collect.J1 Collect.A2:Collect.A2 Collect.B2:Collect.J2 Collect.A3:Collect.A3 Collect.B3:Collect.J3 Collect.A4:Collect.A4 Collect.B4:Collect.J4 Collect.A5:Collect.A5 Collect.B5:Collect.J5 Collect.A6:Collect.A6 Collect.B6:Collect.J6 Collect.A7:Collect.A7 Collect.B7:Collect.J7 Collect.A8:Collect.A8 Collect.B8:Collect.J8 Collect.A9:Collect.A9 Collect.B9:Collect.J9 Collect.A10:Collect.A10 Collect.B10:Collect.J10 Collect.A11:Collect.A11 Collect.B11:Collect.J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253cm" svg:y="9.397cm">
            <draw:object draw:notify-on-update-of-ranges="Collect.A14:Collect.A22 Collect.B13:Collect.B13 Collect.B14:Collect.B22 Collect.C13:Collect.C13 Collect.C14:Collect.C22 Collect.D13:Collect.D13 Collect.D14:Collect.D22 Collect.E13:Collect.E13 Collect.E14:Collect.E22 Collect.F13:Collect.F13 Collect.F14:Collect.F22 Collect.G13:Collect.G13 Collect.G14:Collect.G22 Collect.H13:Collect.H13 Collect.H14:Collect.H22 Collect.I13:Collect.I13 Collect.I14:Collect.I22 Collect.J13:Collect.J13 Collect.J14:Collect.J22 Collect.K13:Collect.K13 Collect.K14:Collect.K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4.176cm" svg:y="9.233cm">
            <draw:object draw:notify-on-update-of-ranges="Collect.B13:Collect.J13 Collect.A14:Collect.A14 Collect.B14:Collect.J14 Collect.A15:Collect.A15 Collect.B15:Collect.J15 Collect.A16:Collect.A16 Collect.B16:Collect.J16 Collect.A17:Collect.A17 Collect.B17:Collect.J17 Collect.A18:Collect.A18 Collect.B18:Collect.J18 Collect.A19:Collect.A19 Collect.B19:Collect.J19 Collect.A20:Collect.A20 Collect.B20:Collect.J20 Collect.A21:Collect.A21 Collect.B21:Collect.J21 Collect.A22:Collect.A22 Collect.B22:Collect.J22 Collect.A23:Collect.A23 Collect.B23:Collect.J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7.442cm" svg:y="18.636cm">
            <draw:object draw:notify-on-update-of-ranges="Collect.A26:Collect.A34 Collect.B25:Collect.B25 Collect.B26:Collect.B34 Collect.C25:Collect.C25 Collect.C26:Collect.C34 Collect.D25:Collect.D25 Collect.D26:Collect.D34 Collect.E25:Collect.E25 Collect.E26:Collect.E34 Collect.F25:Collect.F25 Collect.F26:Collect.F34 Collect.G25:Collect.G25 Collect.G26:Collect.G34 Collect.H25:Collect.H25 Collect.H26:Collect.H34 Collect.I25:Collect.I25 Collect.I26:Collect.I34 Collect.J25:Collect.J25 Collect.J26:Collect.J34 Collect.K25:Collect.K25 Collect.K26:Collect.K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44.301cm" svg:y="18.777cm">
            <draw:object draw:notify-on-update-of-ranges="Collect.B25:Collect.J25 Collect.A26:Collect.A26 Collect.B26:Collect.J26 Collect.A27:Collect.A27 Collect.B27:Collect.J27 Collect.A28:Collect.A28 Collect.B28:Collect.J28 Collect.A29:Collect.A29 Collect.B29:Collect.J29 Collect.A30:Collect.A30 Collect.B30:Collect.J30 Collect.A31:Collect.A31 Collect.B31:Collect.J31 Collect.A32:Collect.A32 Collect.B32:Collect.J32 Collect.A33:Collect.A33 Collect.B33:Collect.J33 Collect.A34:Collect.A34 Collect.B34:Collect.J34 Collect.A35:Collect.A35 Collect.B35:Collect.J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27.715cm" svg:y="28.158cm">
            <draw:object draw:notify-on-update-of-ranges="Collect.A38:Collect.A46 Collect.B37:Collect.B37 Collect.B38:Collect.B46 Collect.C37:Collect.C37 Collect.C38:Collect.C46 Collect.D37:Collect.D37 Collect.D38:Collect.D46 Collect.E37:Collect.E37 Collect.E38:Collect.E46 Collect.F37:Collect.F37 Collect.F38:Collect.F46 Collect.G37:Collect.G37 Collect.G38:Collect.G46 Collect.H37:Collect.H37 Collect.H38:Collect.H46 Collect.I37:Collect.I37 Collect.I38:Collect.I46 Collect.J37:Collect.J37 Collect.J38:Collect.J46 Collect.K37:Collect.K37 Collect.K38:Collect.K4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44.176cm" svg:y="28.198cm">
            <draw:object draw:notify-on-update-of-ranges="Collect.B37:Collect.J37 Collect.A38:Collect.A38 Collect.B38:Collect.J38 Collect.A39:Collect.A39 Collect.B39:Collect.J39 Collect.A40:Collect.A40 Collect.B40:Collect.J40 Collect.A41:Collect.A41 Collect.B41:Collect.J41 Collect.A42:Collect.A42 Collect.B42:Collect.J42 Collect.A43:Collect.A43 Collect.B43:Collect.J43 Collect.A44:Collect.A44 Collect.B44:Collect.J44 Collect.A45:Collect.A45 Collect.B45:Collect.J45 Collect.A46:Collect.A46 Collect.B46:Collect.J46 Collect.A47:Collect.A47 Collect.B47:Collect.J4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8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Transfer(0.0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69" calcext:value-type="float">
            <text:p>3.769</text:p>
          </table:table-cell>
          <table:table-cell office:value-type="float" office:value="2.928" calcext:value-type="float">
            <text:p>2.928</text:p>
          </table:table-cell>
          <table:table-cell office:value-type="float" office:value="2.633" calcext:value-type="float">
            <text:p>2.633</text:p>
          </table:table-cell>
          <table:table-cell office:value-type="float" office:value="2.726" calcext:value-type="float">
            <text:p>2.726</text:p>
          </table:table-cell>
          <table:table-cell table:style-name="ce6" office:value-type="float" office:value="2.521" calcext:value-type="float">
            <text:p>2.521</text:p>
          </table:table-cell>
          <table:table-cell office:value-type="float" office:value="2.702" calcext:value-type="float">
            <text:p>2.702</text:p>
          </table:table-cell>
          <table:table-cell office:value-type="float" office:value="2.642" calcext:value-type="float">
            <text:p>2.642</text:p>
          </table:table-cell>
          <table:table-cell office:value-type="float" office:value="2.792" calcext:value-type="float">
            <text:p>2.792</text:p>
          </table:table-cell>
          <table:table-cell office:value-type="float" office:value="2.967" calcext:value-type="float">
            <text:p>2.967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28" calcext:value-type="float">
            <text:p>3.428</text:p>
          </table:table-cell>
          <table:table-cell office:value-type="float" office:value="2.499" calcext:value-type="float">
            <text:p>2.499</text:p>
          </table:table-cell>
          <table:table-cell office:value-type="float" office:value="2.356" calcext:value-type="float">
            <text:p>2.356</text:p>
          </table:table-cell>
          <table:table-cell office:value-type="float" office:value="2.23" calcext:value-type="float">
            <text:p>2.23</text:p>
          </table:table-cell>
          <table:table-cell table:style-name="ce6" office:value-type="float" office:value="2.301" calcext:value-type="float">
            <text:p>2.301</text:p>
          </table:table-cell>
          <table:table-cell office:value-type="float" office:value="2.254" calcext:value-type="float">
            <text:p>2.254</text:p>
          </table:table-cell>
          <table:table-cell office:value-type="float" office:value="2.377" calcext:value-type="float">
            <text:p>2.377</text:p>
          </table:table-cell>
          <table:table-cell office:value-type="float" office:value="2.515" calcext:value-type="float">
            <text:p>2.515</text:p>
          </table:table-cell>
          <table:table-cell office:value-type="float" office:value="2.5" calcext:value-type="float">
            <text:p>2.5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18" calcext:value-type="float">
            <text:p>3.118</text:p>
          </table:table-cell>
          <table:table-cell office:value-type="float" office:value="2.412" calcext:value-type="float">
            <text:p>2.412</text:p>
          </table:table-cell>
          <table:table-cell office:value-type="float" office:value="2.212" calcext:value-type="float">
            <text:p>2.212</text:p>
          </table:table-cell>
          <table:table-cell office:value-type="float" office:value="2.067" calcext:value-type="float">
            <text:p>2.067</text:p>
          </table:table-cell>
          <table:table-cell table:style-name="ce6" office:value-type="float" office:value="2.141" calcext:value-type="float">
            <text:p>2.141</text:p>
          </table:table-cell>
          <table:table-cell office:value-type="float" office:value="2.201" calcext:value-type="float">
            <text:p>2.201</text:p>
          </table:table-cell>
          <table:table-cell office:value-type="float" office:value="2.134" calcext:value-type="float">
            <text:p>2.134</text:p>
          </table:table-cell>
          <table:table-cell office:value-type="float" office:value="2.34" calcext:value-type="float">
            <text:p>2.34</text:p>
          </table:table-cell>
          <table:table-cell office:value-type="float" office:value="2.367" calcext:value-type="float">
            <text:p>2.367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54" calcext:value-type="float">
            <text:p>2.854</text:p>
          </table:table-cell>
          <table:table-cell office:value-type="float" office:value="2.296" calcext:value-type="float">
            <text:p>2.296</text:p>
          </table:table-cell>
          <table:table-cell office:value-type="float" office:value="2.149" calcext:value-type="float">
            <text:p>2.149</text:p>
          </table:table-cell>
          <table:table-cell office:value-type="float" office:value="2.01" calcext:value-type="float">
            <text:p>2.01</text:p>
          </table:table-cell>
          <table:table-cell table:style-name="ce6" office:value-type="float" office:value="2.058" calcext:value-type="float">
            <text:p>2.058</text:p>
          </table:table-cell>
          <table:table-cell office:value-type="float" office:value="2.097" calcext:value-type="float">
            <text:p>2.097</text:p>
          </table:table-cell>
          <table:table-cell office:value-type="float" office:value="2.159" calcext:value-type="float">
            <text:p>2.159</text:p>
          </table:table-cell>
          <table:table-cell office:value-type="float" office:value="2.145" calcext:value-type="float">
            <text:p>2.145</text:p>
          </table:table-cell>
          <table:table-cell office:value-type="float" office:value="2.271" calcext:value-type="float">
            <text:p>2.271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05" calcext:value-type="float">
            <text:p>2.905</text:p>
          </table:table-cell>
          <table:table-cell office:value-type="float" office:value="2.212" calcext:value-type="float">
            <text:p>2.212</text:p>
          </table:table-cell>
          <table:table-cell office:value-type="float" office:value="1.942" calcext:value-type="float">
            <text:p>1.942</text:p>
          </table:table-cell>
          <table:table-cell office:value-type="float" office:value="1.87" calcext:value-type="float">
            <text:p>1.87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.109" calcext:value-type="float">
            <text:p>2.109</text:p>
          </table:table-cell>
          <table:table-cell office:value-type="float" office:value="2.079" calcext:value-type="float">
            <text:p>2.079</text:p>
          </table:table-cell>
          <table:table-cell office:value-type="float" office:value="2.18" calcext:value-type="float">
            <text:p>2.18</text:p>
          </table:table-cell>
          <table:table-cell office:value-type="float" office:value="2.211" calcext:value-type="float">
            <text:p>2.211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1" calcext:value-type="float">
            <text:p>2.81</text:p>
          </table:table-cell>
          <table:table-cell office:value-type="float" office:value="2.147" calcext:value-type="float">
            <text:p>2.147</text:p>
          </table:table-cell>
          <table:table-cell office:value-type="float" office:value="1.915" calcext:value-type="float">
            <text:p>1.915</text:p>
          </table:table-cell>
          <table:table-cell office:value-type="float" office:value="1.959" calcext:value-type="float">
            <text:p>1.959</text:p>
          </table:table-cell>
          <table:table-cell table:style-name="ce6" office:value-type="float" office:value="1.945" calcext:value-type="float">
            <text:p>1.945</text:p>
          </table:table-cell>
          <table:table-cell office:value-type="float" office:value="1.976" calcext:value-type="float">
            <text:p>1.976</text:p>
          </table:table-cell>
          <table:table-cell office:value-type="float" office:value="2.035" calcext:value-type="float">
            <text:p>2.035</text:p>
          </table:table-cell>
          <table:table-cell office:value-type="float" office:value="2.128" calcext:value-type="float">
            <text:p>2.128</text:p>
          </table:table-cell>
          <table:table-cell office:value-type="float" office:value="2.182" calcext:value-type="float">
            <text:p>2.182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59" calcext:value-type="float">
            <text:p>2.759</text:p>
          </table:table-cell>
          <table:table-cell office:value-type="float" office:value="2.129" calcext:value-type="float">
            <text:p>2.129</text:p>
          </table:table-cell>
          <table:table-cell office:value-type="float" office:value="2.09" calcext:value-type="float">
            <text:p>2.09</text:p>
          </table:table-cell>
          <table:table-cell office:value-type="float" office:value="1.913" calcext:value-type="float">
            <text:p>1.913</text:p>
          </table:table-cell>
          <table:table-cell table:style-name="ce6" office:value-type="float" office:value="1.938" calcext:value-type="float">
            <text:p>1.938</text:p>
          </table:table-cell>
          <table:table-cell office:value-type="float" office:value="2.007" calcext:value-type="float">
            <text:p>2.007</text:p>
          </table:table-cell>
          <table:table-cell office:value-type="float" office:value="2.128" calcext:value-type="float">
            <text:p>2.128</text:p>
          </table:table-cell>
          <table:table-cell office:value-type="float" office:value="2.191" calcext:value-type="float">
            <text:p>2.191</text:p>
          </table:table-cell>
          <table:table-cell office:value-type="float" office:value="2.261" calcext:value-type="float">
            <text:p>2.261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57" calcext:value-type="float">
            <text:p>2.757</text:p>
          </table:table-cell>
          <table:table-cell office:value-type="float" office:value="2.143" calcext:value-type="float">
            <text:p>2.143</text:p>
          </table:table-cell>
          <table:table-cell office:value-type="float" office:value="1.976" calcext:value-type="float">
            <text:p>1.976</text:p>
          </table:table-cell>
          <table:table-cell office:value-type="float" office:value="1.944" calcext:value-type="float">
            <text:p>1.944</text:p>
          </table:table-cell>
          <table:table-cell table:style-name="ce6" office:value-type="float" office:value="2.075" calcext:value-type="float">
            <text:p>2.075</text:p>
          </table:table-cell>
          <table:table-cell office:value-type="float" office:value="2.079" calcext:value-type="float">
            <text:p>2.079</text:p>
          </table:table-cell>
          <table:table-cell office:value-type="float" office:value="2.209" calcext:value-type="float">
            <text:p>2.209</text:p>
          </table:table-cell>
          <table:table-cell office:value-type="float" office:value="2.284" calcext:value-type="float">
            <text:p>2.284</text:p>
          </table:table-cell>
          <table:table-cell office:value-type="float" office:value="2.387" calcext:value-type="float">
            <text:p>2.387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2.861" calcext:value-type="float">
            <text:p>2.861</text:p>
          </table:table-cell>
          <table:table-cell table:style-name="ce5" office:value-type="float" office:value="2.277" calcext:value-type="float">
            <text:p>2.277</text:p>
          </table:table-cell>
          <table:table-cell table:style-name="ce5" office:value-type="float" office:value="2.105" calcext:value-type="float">
            <text:p>2.105</text:p>
          </table:table-cell>
          <table:table-cell table:style-name="ce5" office:value-type="float" office:value="2.025" calcext:value-type="float">
            <text:p>2.025</text:p>
          </table:table-cell>
          <table:table-cell table:style-name="ce7" office:value-type="float" office:value="2.081" calcext:value-type="float">
            <text:p>2.081</text:p>
          </table:table-cell>
          <table:table-cell table:style-name="ce5" office:value-type="float" office:value="2.203" calcext:value-type="float">
            <text:p>2.203</text:p>
          </table:table-cell>
          <table:table-cell table:style-name="ce5" office:value-type="float" office:value="2.269" calcext:value-type="float">
            <text:p>2.269</text:p>
          </table:table-cell>
          <table:table-cell table:style-name="ce5" office:value-type="float" office:value="2.436" calcext:value-type="float">
            <text:p>2.436</text:p>
          </table:table-cell>
          <table:table-cell table:style-name="ce10" office:value-type="float" office:value="2.754" calcext:value-type="float">
            <text:p>2.754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.812" calcext:value-type="float">
            <text:p>1.812</text:p>
          </table:table-cell>
          <table:table-cell table:style-name="Default" office:value-type="float" office:value="1.812" calcext:value-type="float">
            <text:p>1.812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ibonacci 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.5" calcext:value-type="float">
            <text:p>655.5</text:p>
          </table:table-cell>
          <table:table-cell office:value-type="float" office:value="654.671" calcext:value-type="float">
            <text:p>654.671</text:p>
          </table:table-cell>
          <table:table-cell office:value-type="float" office:value="654.531" calcext:value-type="float">
            <text:p>654.531</text:p>
          </table:table-cell>
          <table:table-cell office:value-type="float" office:value="655.589" calcext:value-type="float">
            <text:p>655.589</text:p>
          </table:table-cell>
          <table:table-cell office:value-type="float" office:value="655.641" calcext:value-type="float">
            <text:p>655.641</text:p>
          </table:table-cell>
          <table:table-cell office:value-type="float" office:value="654.646" calcext:value-type="float">
            <text:p>654.646</text:p>
          </table:table-cell>
          <table:table-cell office:value-type="float" office:value="654.892" calcext:value-type="float">
            <text:p>654.892</text:p>
          </table:table-cell>
          <table:table-cell office:value-type="float" office:value="655.206" calcext:value-type="float">
            <text:p>655.206</text:p>
          </table:table-cell>
          <table:table-cell office:value-type="float" office:value="655.389" calcext:value-type="float">
            <text:p>655.389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6.959" calcext:value-type="float">
            <text:p>436.959</text:p>
          </table:table-cell>
          <table:table-cell office:value-type="float" office:value="436.836" calcext:value-type="float">
            <text:p>436.836</text:p>
          </table:table-cell>
          <table:table-cell office:value-type="float" office:value="436.826" calcext:value-type="float">
            <text:p>436.826</text:p>
          </table:table-cell>
          <table:table-cell office:value-type="float" office:value="437.47" calcext:value-type="float">
            <text:p>437.47</text:p>
          </table:table-cell>
          <table:table-cell office:value-type="float" office:value="437.551" calcext:value-type="float">
            <text:p>437.551</text:p>
          </table:table-cell>
          <table:table-cell office:value-type="float" office:value="437.008" calcext:value-type="float">
            <text:p>437.008</text:p>
          </table:table-cell>
          <table:table-cell office:value-type="float" office:value="437.066" calcext:value-type="float">
            <text:p>437.066</text:p>
          </table:table-cell>
          <table:table-cell office:value-type="float" office:value="437.256" calcext:value-type="float">
            <text:p>437.256</text:p>
          </table:table-cell>
          <table:table-cell office:value-type="float" office:value="437.711" calcext:value-type="float">
            <text:p>437.711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7.902" calcext:value-type="float">
            <text:p>327.902</text:p>
          </table:table-cell>
          <table:table-cell office:value-type="float" office:value="328.442" calcext:value-type="float">
            <text:p>328.442</text:p>
          </table:table-cell>
          <table:table-cell office:value-type="float" office:value="328.001" calcext:value-type="float">
            <text:p>328.001</text:p>
          </table:table-cell>
          <table:table-cell office:value-type="float" office:value="328.423" calcext:value-type="float">
            <text:p>328.423</text:p>
          </table:table-cell>
          <table:table-cell office:value-type="float" office:value="328.441" calcext:value-type="float">
            <text:p>328.441</text:p>
          </table:table-cell>
          <table:table-cell office:value-type="float" office:value="328.114" calcext:value-type="float">
            <text:p>328.114</text:p>
          </table:table-cell>
          <table:table-cell office:value-type="float" office:value="328.164" calcext:value-type="float">
            <text:p>328.164</text:p>
          </table:table-cell>
          <table:table-cell office:value-type="float" office:value="328.312" calcext:value-type="float">
            <text:p>328.312</text:p>
          </table:table-cell>
          <table:table-cell office:value-type="float" office:value="328.768" calcext:value-type="float">
            <text:p>328.768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.972" calcext:value-type="float">
            <text:p>262.972</text:p>
          </table:table-cell>
          <table:table-cell office:value-type="float" office:value="262.963" calcext:value-type="float">
            <text:p>262.963</text:p>
          </table:table-cell>
          <table:table-cell office:value-type="float" office:value="262.768" calcext:value-type="float">
            <text:p>262.768</text:p>
          </table:table-cell>
          <table:table-cell office:value-type="float" office:value="262.928" calcext:value-type="float">
            <text:p>262.928</text:p>
          </table:table-cell>
          <table:table-cell office:value-type="float" office:value="263.004" calcext:value-type="float">
            <text:p>263.004</text:p>
          </table:table-cell>
          <table:table-cell office:value-type="float" office:value="262.792" calcext:value-type="float">
            <text:p>262.792</text:p>
          </table:table-cell>
          <table:table-cell office:value-type="float" office:value="262.904" calcext:value-type="float">
            <text:p>262.904</text:p>
          </table:table-cell>
          <table:table-cell office:value-type="float" office:value="263.06" calcext:value-type="float">
            <text:p>263.06</text:p>
          </table:table-cell>
          <table:table-cell office:value-type="float" office:value="263.528" calcext:value-type="float">
            <text:p>263.528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9.348" calcext:value-type="float">
            <text:p>219.348</text:p>
          </table:table-cell>
          <table:table-cell office:value-type="float" office:value="219.149" calcext:value-type="float">
            <text:p>219.149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19.398" calcext:value-type="float">
            <text:p>219.398</text:p>
          </table:table-cell>
          <table:table-cell office:value-type="float" office:value="219.494" calcext:value-type="float">
            <text:p>219.494</text:p>
          </table:table-cell>
          <table:table-cell office:value-type="float" office:value="219.333" calcext:value-type="float">
            <text:p>219.333</text:p>
          </table:table-cell>
          <table:table-cell office:value-type="float" office:value="219.385" calcext:value-type="float">
            <text:p>219.385</text:p>
          </table:table-cell>
          <table:table-cell office:value-type="float" office:value="219.68" calcext:value-type="float">
            <text:p>219.68</text:p>
          </table:table-cell>
          <table:table-cell office:value-type="float" office:value="219.736" calcext:value-type="float">
            <text:p>219.736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.061" calcext:value-type="float">
            <text:p>165.061</text:p>
          </table:table-cell>
          <table:table-cell office:value-type="float" office:value="164.701" calcext:value-type="float">
            <text:p>164.701</text:p>
          </table:table-cell>
          <table:table-cell office:value-type="float" office:value="164.734" calcext:value-type="float">
            <text:p>164.734</text:p>
          </table:table-cell>
          <table:table-cell office:value-type="float" office:value="164.847" calcext:value-type="float">
            <text:p>164.847</text:p>
          </table:table-cell>
          <table:table-cell office:value-type="float" office:value="165.044" calcext:value-type="float">
            <text:p>165.044</text:p>
          </table:table-cell>
          <table:table-cell office:value-type="float" office:value="164.922" calcext:value-type="float">
            <text:p>164.922</text:p>
          </table:table-cell>
          <table:table-cell office:value-type="float" office:value="165.018" calcext:value-type="float">
            <text:p>165.018</text:p>
          </table:table-cell>
          <table:table-cell office:value-type="float" office:value="165.065" calcext:value-type="float">
            <text:p>165.065</text:p>
          </table:table-cell>
          <table:table-cell office:value-type="float" office:value="165.265" calcext:value-type="float">
            <text:p>165.265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.123" calcext:value-type="float">
            <text:p>132.123</text:p>
          </table:table-cell>
          <table:table-cell office:value-type="float" office:value="131.961" calcext:value-type="float">
            <text:p>131.961</text:p>
          </table:table-cell>
          <table:table-cell office:value-type="float" office:value="132.022" calcext:value-type="float">
            <text:p>132.022</text:p>
          </table:table-cell>
          <table:table-cell office:value-type="float" office:value="132.217" calcext:value-type="float">
            <text:p>132.217</text:p>
          </table:table-cell>
          <table:table-cell office:value-type="float" office:value="132.337" calcext:value-type="float">
            <text:p>132.337</text:p>
          </table:table-cell>
          <table:table-cell office:value-type="float" office:value="132.347" calcext:value-type="float">
            <text:p>132.347</text:p>
          </table:table-cell>
          <table:table-cell office:value-type="float" office:value="132.453" calcext:value-type="float">
            <text:p>132.453</text:p>
          </table:table-cell>
          <table:table-cell office:value-type="float" office:value="132.464" calcext:value-type="float">
            <text:p>132.464</text:p>
          </table:table-cell>
          <table:table-cell office:value-type="float" office:value="132.784" calcext:value-type="float">
            <text:p>132.784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.308" calcext:value-type="float">
            <text:p>110.308</text:p>
          </table:table-cell>
          <table:table-cell office:value-type="float" office:value="110.344" calcext:value-type="float">
            <text:p>110.344</text:p>
          </table:table-cell>
          <table:table-cell office:value-type="float" office:value="110.435" calcext:value-type="float">
            <text:p>110.435</text:p>
          </table:table-cell>
          <table:table-cell office:value-type="float" office:value="110.585" calcext:value-type="float">
            <text:p>110.585</text:p>
          </table:table-cell>
          <table:table-cell office:value-type="float" office:value="110.657" calcext:value-type="float">
            <text:p>110.657</text:p>
          </table:table-cell>
          <table:table-cell office:value-type="float" office:value="110.51" calcext:value-type="float">
            <text:p>110.51</text:p>
          </table:table-cell>
          <table:table-cell office:value-type="float" office:value="110.707" calcext:value-type="float">
            <text:p>110.707</text:p>
          </table:table-cell>
          <table:table-cell office:value-type="float" office:value="110.982" calcext:value-type="float">
            <text:p>110.982</text:p>
          </table:table-cell>
          <table:table-cell office:value-type="float" office:value="110.973" calcext:value-type="float">
            <text:p>110.973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83.155" calcext:value-type="float">
            <text:p>83.155</text:p>
          </table:table-cell>
          <table:table-cell table:style-name="ce5" office:value-type="float" office:value="83.212" calcext:value-type="float">
            <text:p>83.212</text:p>
          </table:table-cell>
          <table:table-cell table:style-name="ce5" office:value-type="float" office:value="83.347" calcext:value-type="float">
            <text:p>83.347</text:p>
          </table:table-cell>
          <table:table-cell table:style-name="ce5" office:value-type="float" office:value="83.317" calcext:value-type="float">
            <text:p>83.317</text:p>
          </table:table-cell>
          <table:table-cell table:style-name="ce5" office:value-type="float" office:value="83.431" calcext:value-type="float">
            <text:p>83.431</text:p>
          </table:table-cell>
          <table:table-cell table:style-name="ce5" office:value-type="float" office:value="83.515" calcext:value-type="float">
            <text:p>83.515</text:p>
          </table:table-cell>
          <table:table-cell table:style-name="ce5" office:value-type="float" office:value="83.589" calcext:value-type="float">
            <text:p>83.589</text:p>
          </table:table-cell>
          <table:table-cell table:style-name="ce5" office:value-type="float" office:value="83.807" calcext:value-type="float">
            <text:p>83.807</text:p>
          </table:table-cell>
          <table:table-cell table:style-name="ce10" office:value-type="float" office:value="84.314" calcext:value-type="float">
            <text:p>84.314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305.629" calcext:value-type="float">
            <text:p>1305.629</text:p>
          </table:table-cell>
          <table:table-cell table:style-name="Default" office:value-type="float" office:value="1305.629" calcext:value-type="float">
            <text:p>1305.629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reviousDhashMa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77" calcext:value-type="float">
            <text:p>14.477</text:p>
          </table:table-cell>
          <table:table-cell office:value-type="float" office:value="10.738" calcext:value-type="float">
            <text:p>10.738</text:p>
          </table:table-cell>
          <table:table-cell office:value-type="float" office:value="10.448" calcext:value-type="float">
            <text:p>10.448</text:p>
          </table:table-cell>
          <table:table-cell office:value-type="float" office:value="10.577" calcext:value-type="float">
            <text:p>10.577</text:p>
          </table:table-cell>
          <table:table-cell office:value-type="float" office:value="10.762" calcext:value-type="float">
            <text:p>10.762</text:p>
          </table:table-cell>
          <table:table-cell office:value-type="float" office:value="10.948" calcext:value-type="float">
            <text:p>10.948</text:p>
          </table:table-cell>
          <table:table-cell office:value-type="float" office:value="11.187" calcext:value-type="float">
            <text:p>11.187</text:p>
          </table:table-cell>
          <table:table-cell office:value-type="float" office:value="11.87" calcext:value-type="float">
            <text:p>11.87</text:p>
          </table:table-cell>
          <table:table-cell office:value-type="float" office:value="11.797" calcext:value-type="float">
            <text:p>11.797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68" calcext:value-type="float">
            <text:p>13.668</text:p>
          </table:table-cell>
          <table:table-cell office:value-type="float" office:value="9.325" calcext:value-type="float">
            <text:p>9.325</text:p>
          </table:table-cell>
          <table:table-cell office:value-type="float" office:value="9.489" calcext:value-type="float">
            <text:p>9.489</text:p>
          </table:table-cell>
          <table:table-cell office:value-type="float" office:value="9.154" calcext:value-type="float">
            <text:p>9.154</text:p>
          </table:table-cell>
          <table:table-cell office:value-type="float" office:value="9.366" calcext:value-type="float">
            <text:p>9.366</text:p>
          </table:table-cell>
          <table:table-cell office:value-type="float" office:value="9.578" calcext:value-type="float">
            <text:p>9.578</text:p>
          </table:table-cell>
          <table:table-cell office:value-type="float" office:value="9.881" calcext:value-type="float">
            <text:p>9.881</text:p>
          </table:table-cell>
          <table:table-cell office:value-type="float" office:value="10.985" calcext:value-type="float">
            <text:p>10.985</text:p>
          </table:table-cell>
          <table:table-cell office:value-type="float" office:value="10.52" calcext:value-type="float">
            <text:p>10.52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784" calcext:value-type="float">
            <text:p>11.784</text:p>
          </table:table-cell>
          <table:table-cell office:value-type="float" office:value="8.37" calcext:value-type="float">
            <text:p>8.37</text:p>
          </table:table-cell>
          <table:table-cell office:value-type="float" office:value="8.705" calcext:value-type="float">
            <text:p>8.705</text:p>
          </table:table-cell>
          <table:table-cell office:value-type="float" office:value="8.399" calcext:value-type="float">
            <text:p>8.399</text:p>
          </table:table-cell>
          <table:table-cell office:value-type="float" office:value="8.538" calcext:value-type="float">
            <text:p>8.538</text:p>
          </table:table-cell>
          <table:table-cell office:value-type="float" office:value="8.87" calcext:value-type="float">
            <text:p>8.87</text:p>
          </table:table-cell>
          <table:table-cell office:value-type="float" office:value="9.165" calcext:value-type="float">
            <text:p>9.165</text:p>
          </table:table-cell>
          <table:table-cell office:value-type="float" office:value="9.534" calcext:value-type="float">
            <text:p>9.534</text:p>
          </table:table-cell>
          <table:table-cell office:value-type="float" office:value="9.811" calcext:value-type="float">
            <text:p>9.811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592" calcext:value-type="float">
            <text:p>11.592</text:p>
          </table:table-cell>
          <table:table-cell office:value-type="float" office:value="8.6" calcext:value-type="float">
            <text:p>8.6</text:p>
          </table:table-cell>
          <table:table-cell office:value-type="float" office:value="8.387" calcext:value-type="float">
            <text:p>8.387</text:p>
          </table:table-cell>
          <table:table-cell office:value-type="float" office:value="7.826" calcext:value-type="float">
            <text:p>7.826</text:p>
          </table:table-cell>
          <table:table-cell office:value-type="float" office:value="8.081" calcext:value-type="float">
            <text:p>8.081</text:p>
          </table:table-cell>
          <table:table-cell office:value-type="float" office:value="9.166" calcext:value-type="float">
            <text:p>9.166</text:p>
          </table:table-cell>
          <table:table-cell office:value-type="float" office:value="9.561" calcext:value-type="float">
            <text:p>9.561</text:p>
          </table:table-cell>
          <table:table-cell office:value-type="float" office:value="9.344" calcext:value-type="float">
            <text:p>9.344</text:p>
          </table:table-cell>
          <table:table-cell office:value-type="float" office:value="9.566" calcext:value-type="float">
            <text:p>9.566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601" calcext:value-type="float">
            <text:p>11.601</text:p>
          </table:table-cell>
          <table:table-cell office:value-type="float" office:value="8.278" calcext:value-type="float">
            <text:p>8.278</text:p>
          </table:table-cell>
          <table:table-cell office:value-type="float" office:value="7.488" calcext:value-type="float">
            <text:p>7.488</text:p>
          </table:table-cell>
          <table:table-cell office:value-type="float" office:value="7.665" calcext:value-type="float">
            <text:p>7.665</text:p>
          </table:table-cell>
          <table:table-cell office:value-type="float" office:value="7.954" calcext:value-type="float">
            <text:p>7.954</text:p>
          </table:table-cell>
          <table:table-cell office:value-type="float" office:value="9.323" calcext:value-type="float">
            <text:p>9.323</text:p>
          </table:table-cell>
          <table:table-cell office:value-type="float" office:value="9.149" calcext:value-type="float">
            <text:p>9.149</text:p>
          </table:table-cell>
          <table:table-cell office:value-type="float" office:value="9.337" calcext:value-type="float">
            <text:p>9.337</text:p>
          </table:table-cell>
          <table:table-cell office:value-type="float" office:value="9.788" calcext:value-type="float">
            <text:p>9.788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544" calcext:value-type="float">
            <text:p>11.544</text:p>
          </table:table-cell>
          <table:table-cell office:value-type="float" office:value="8.295" calcext:value-type="float">
            <text:p>8.295</text:p>
          </table:table-cell>
          <table:table-cell office:value-type="float" office:value="7.747" calcext:value-type="float">
            <text:p>7.747</text:p>
          </table:table-cell>
          <table:table-cell office:value-type="float" office:value="8.396" calcext:value-type="float">
            <text:p>8.396</text:p>
          </table:table-cell>
          <table:table-cell office:value-type="float" office:value="8.743" calcext:value-type="float">
            <text:p>8.743</text:p>
          </table:table-cell>
          <table:table-cell office:value-type="float" office:value="9.369" calcext:value-type="float">
            <text:p>9.369</text:p>
          </table:table-cell>
          <table:table-cell office:value-type="float" office:value="9.727" calcext:value-type="float">
            <text:p>9.727</text:p>
          </table:table-cell>
          <table:table-cell office:value-type="float" office:value="10" calcext:value-type="float">
            <text:p>10</text:p>
          </table:table-cell>
          <table:table-cell office:value-type="float" office:value="10.369" calcext:value-type="float">
            <text:p>10.369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467" calcext:value-type="float">
            <text:p>11.467</text:p>
          </table:table-cell>
          <table:table-cell office:value-type="float" office:value="8.608" calcext:value-type="float">
            <text:p>8.608</text:p>
          </table:table-cell>
          <table:table-cell office:value-type="float" office:value="8.496" calcext:value-type="float">
            <text:p>8.496</text:p>
          </table:table-cell>
          <table:table-cell office:value-type="float" office:value="8.846" calcext:value-type="float">
            <text:p>8.846</text:p>
          </table:table-cell>
          <table:table-cell office:value-type="float" office:value="9.318" calcext:value-type="float">
            <text:p>9.318</text:p>
          </table:table-cell>
          <table:table-cell office:value-type="float" office:value="10.049" calcext:value-type="float">
            <text:p>10.049</text:p>
          </table:table-cell>
          <table:table-cell office:value-type="float" office:value="10.973" calcext:value-type="float">
            <text:p>10.973</text:p>
          </table:table-cell>
          <table:table-cell office:value-type="float" office:value="10.688" calcext:value-type="float">
            <text:p>10.688</text:p>
          </table:table-cell>
          <table:table-cell office:value-type="float" office:value="11.21" calcext:value-type="float">
            <text:p>11.21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535" calcext:value-type="float">
            <text:p>11.535</text:p>
          </table:table-cell>
          <table:table-cell office:value-type="float" office:value="9.032" calcext:value-type="float">
            <text:p>9.032</text:p>
          </table:table-cell>
          <table:table-cell office:value-type="float" office:value="9.114" calcext:value-type="float">
            <text:p>9.114</text:p>
          </table:table-cell>
          <table:table-cell office:value-type="float" office:value="9.572" calcext:value-type="float">
            <text:p>9.572</text:p>
          </table:table-cell>
          <table:table-cell office:value-type="float" office:value="10.133" calcext:value-type="float">
            <text:p>10.133</text:p>
          </table:table-cell>
          <table:table-cell office:value-type="float" office:value="10.744" calcext:value-type="float">
            <text:p>10.744</text:p>
          </table:table-cell>
          <table:table-cell office:value-type="float" office:value="11.742" calcext:value-type="float">
            <text:p>11.742</text:p>
          </table:table-cell>
          <table:table-cell office:value-type="float" office:value="12.45" calcext:value-type="float">
            <text:p>12.45</text:p>
          </table:table-cell>
          <table:table-cell office:value-type="float" office:value="12.349" calcext:value-type="float">
            <text:p>12.349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.426" calcext:value-type="float">
            <text:p>12.426</text:p>
          </table:table-cell>
          <table:table-cell table:style-name="ce5" office:value-type="float" office:value="10.425" calcext:value-type="float">
            <text:p>10.425</text:p>
          </table:table-cell>
          <table:table-cell table:style-name="ce5" office:value-type="float" office:value="10.454" calcext:value-type="float">
            <text:p>10.454</text:p>
          </table:table-cell>
          <table:table-cell table:style-name="ce5" office:value-type="float" office:value="10.789" calcext:value-type="float">
            <text:p>10.789</text:p>
          </table:table-cell>
          <table:table-cell table:style-name="ce5" office:value-type="float" office:value="11.709" calcext:value-type="float">
            <text:p>11.709</text:p>
          </table:table-cell>
          <table:table-cell table:style-name="ce5" office:value-type="float" office:value="12.427" calcext:value-type="float">
            <text:p>12.427</text:p>
          </table:table-cell>
          <table:table-cell table:style-name="ce5" office:value-type="float" office:value="13.655" calcext:value-type="float">
            <text:p>13.655</text:p>
          </table:table-cell>
          <table:table-cell table:style-name="ce5" office:value-type="float" office:value="14.785" calcext:value-type="float">
            <text:p>14.785</text:p>
          </table:table-cell>
          <table:table-cell table:style-name="ce10" office:value-type="float" office:value="16.015" calcext:value-type="float">
            <text:p>16.015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0.398" calcext:value-type="float">
            <text:p>10.398</text:p>
          </table:table-cell>
          <table:table-cell table:style-name="Default" office:value-type="float" office:value="10.398" calcext:value-type="float">
            <text:p>10.398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ieceDHashMa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25" calcext:value-type="float">
            <text:p>13.825</text:p>
          </table:table-cell>
          <table:table-cell office:value-type="float" office:value="12.518" calcext:value-type="float">
            <text:p>12.518</text:p>
          </table:table-cell>
          <table:table-cell office:value-type="float" office:value="12.724" calcext:value-type="float">
            <text:p>12.724</text:p>
          </table:table-cell>
          <table:table-cell office:value-type="float" office:value="13.036" calcext:value-type="float">
            <text:p>13.036</text:p>
          </table:table-cell>
          <table:table-cell office:value-type="float" office:value="13.189" calcext:value-type="float">
            <text:p>13.189</text:p>
          </table:table-cell>
          <table:table-cell office:value-type="float" office:value="13.284" calcext:value-type="float">
            <text:p>13.284</text:p>
          </table:table-cell>
          <table:table-cell office:value-type="float" office:value="13.715" calcext:value-type="float">
            <text:p>13.715</text:p>
          </table:table-cell>
          <table:table-cell office:value-type="float" office:value="14.345" calcext:value-type="float">
            <text:p>14.345</text:p>
          </table:table-cell>
          <table:table-cell office:value-type="float" office:value="14.603" calcext:value-type="float">
            <text:p>14.603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08" calcext:value-type="float">
            <text:p>12.008</text:p>
          </table:table-cell>
          <table:table-cell office:value-type="float" office:value="11.127" calcext:value-type="float">
            <text:p>11.127</text:p>
          </table:table-cell>
          <table:table-cell office:value-type="float" office:value="11.915" calcext:value-type="float">
            <text:p>11.915</text:p>
          </table:table-cell>
          <table:table-cell office:value-type="float" office:value="11.52" calcext:value-type="float">
            <text:p>11.52</text:p>
          </table:table-cell>
          <table:table-cell office:value-type="float" office:value="11.726" calcext:value-type="float">
            <text:p>11.726</text:p>
          </table:table-cell>
          <table:table-cell office:value-type="float" office:value="12.099" calcext:value-type="float">
            <text:p>12.099</text:p>
          </table:table-cell>
          <table:table-cell office:value-type="float" office:value="12.527" calcext:value-type="float">
            <text:p>12.527</text:p>
          </table:table-cell>
          <table:table-cell office:value-type="float" office:value="13.443" calcext:value-type="float">
            <text:p>13.443</text:p>
          </table:table-cell>
          <table:table-cell office:value-type="float" office:value="13.649" calcext:value-type="float">
            <text:p>13.649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504" calcext:value-type="float">
            <text:p>9.504</text:p>
          </table:table-cell>
          <table:table-cell office:value-type="float" office:value="10.155" calcext:value-type="float">
            <text:p>10.155</text:p>
          </table:table-cell>
          <table:table-cell office:value-type="float" office:value="11.314" calcext:value-type="float">
            <text:p>11.314</text:p>
          </table:table-cell>
          <table:table-cell office:value-type="float" office:value="10.937" calcext:value-type="float">
            <text:p>10.937</text:p>
          </table:table-cell>
          <table:table-cell office:value-type="float" office:value="10.965" calcext:value-type="float">
            <text:p>10.965</text:p>
          </table:table-cell>
          <table:table-cell office:value-type="float" office:value="11.314" calcext:value-type="float">
            <text:p>11.314</text:p>
          </table:table-cell>
          <table:table-cell office:value-type="float" office:value="11.744" calcext:value-type="float">
            <text:p>11.744</text:p>
          </table:table-cell>
          <table:table-cell office:value-type="float" office:value="12.571" calcext:value-type="float">
            <text:p>12.571</text:p>
          </table:table-cell>
          <table:table-cell office:value-type="float" office:value="13.042" calcext:value-type="float">
            <text:p>13.042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19" calcext:value-type="float">
            <text:p>9.619</text:p>
          </table:table-cell>
          <table:table-cell office:value-type="float" office:value="10.627" calcext:value-type="float">
            <text:p>10.627</text:p>
          </table:table-cell>
          <table:table-cell office:value-type="float" office:value="9.893" calcext:value-type="float">
            <text:p>9.893</text:p>
          </table:table-cell>
          <table:table-cell office:value-type="float" office:value="10.43" calcext:value-type="float">
            <text:p>10.43</text:p>
          </table:table-cell>
          <table:table-cell office:value-type="float" office:value="10.775" calcext:value-type="float">
            <text:p>10.775</text:p>
          </table:table-cell>
          <table:table-cell office:value-type="float" office:value="12.245" calcext:value-type="float">
            <text:p>12.245</text:p>
          </table:table-cell>
          <table:table-cell office:value-type="float" office:value="12.654" calcext:value-type="float">
            <text:p>12.654</text:p>
          </table:table-cell>
          <table:table-cell office:value-type="float" office:value="12.718" calcext:value-type="float">
            <text:p>12.718</text:p>
          </table:table-cell>
          <table:table-cell office:value-type="float" office:value="13.079" calcext:value-type="float">
            <text:p>13.079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708" calcext:value-type="float">
            <text:p>9.708</text:p>
          </table:table-cell>
          <table:table-cell office:value-type="float" office:value="10.505" calcext:value-type="float">
            <text:p>10.505</text:p>
          </table:table-cell>
          <table:table-cell office:value-type="float" office:value="9.909" calcext:value-type="float">
            <text:p>9.909</text:p>
          </table:table-cell>
          <table:table-cell office:value-type="float" office:value="10.55" calcext:value-type="float">
            <text:p>10.55</text:p>
          </table:table-cell>
          <table:table-cell office:value-type="float" office:value="10.742" calcext:value-type="float">
            <text:p>10.742</text:p>
          </table:table-cell>
          <table:table-cell office:value-type="float" office:value="12.091" calcext:value-type="float">
            <text:p>12.091</text:p>
          </table:table-cell>
          <table:table-cell office:value-type="float" office:value="12.305" calcext:value-type="float">
            <text:p>12.305</text:p>
          </table:table-cell>
          <table:table-cell office:value-type="float" office:value="12.78" calcext:value-type="float">
            <text:p>12.78</text:p>
          </table:table-cell>
          <table:table-cell office:value-type="float" office:value="13.856" calcext:value-type="float">
            <text:p>13.856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812" calcext:value-type="float">
            <text:p>9.812</text:p>
          </table:table-cell>
          <table:table-cell office:value-type="float" office:value="10.62" calcext:value-type="float">
            <text:p>10.62</text:p>
          </table:table-cell>
          <table:table-cell office:value-type="float" office:value="10.416" calcext:value-type="float">
            <text:p>10.416</text:p>
          </table:table-cell>
          <table:table-cell office:value-type="float" office:value="11.733" calcext:value-type="float">
            <text:p>11.733</text:p>
          </table:table-cell>
          <table:table-cell office:value-type="float" office:value="12.226" calcext:value-type="float">
            <text:p>12.226</text:p>
          </table:table-cell>
          <table:table-cell office:value-type="float" office:value="12.743" calcext:value-type="float">
            <text:p>12.743</text:p>
          </table:table-cell>
          <table:table-cell office:value-type="float" office:value="14.754" calcext:value-type="float">
            <text:p>14.754</text:p>
          </table:table-cell>
          <table:table-cell office:value-type="float" office:value="14.127" calcext:value-type="float">
            <text:p>14.127</text:p>
          </table:table-cell>
          <table:table-cell office:value-type="float" office:value="14.628" calcext:value-type="float">
            <text:p>14.628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64" calcext:value-type="float">
            <text:p>10.264</text:p>
          </table:table-cell>
          <table:table-cell office:value-type="float" office:value="11.151" calcext:value-type="float">
            <text:p>11.151</text:p>
          </table:table-cell>
          <table:table-cell office:value-type="float" office:value="11.723" calcext:value-type="float">
            <text:p>11.723</text:p>
          </table:table-cell>
          <table:table-cell office:value-type="float" office:value="12.608" calcext:value-type="float">
            <text:p>12.608</text:p>
          </table:table-cell>
          <table:table-cell office:value-type="float" office:value="13.283" calcext:value-type="float">
            <text:p>13.283</text:p>
          </table:table-cell>
          <table:table-cell office:value-type="float" office:value="14.033" calcext:value-type="float">
            <text:p>14.033</text:p>
          </table:table-cell>
          <table:table-cell office:value-type="float" office:value="15.232" calcext:value-type="float">
            <text:p>15.232</text:p>
          </table:table-cell>
          <table:table-cell office:value-type="float" office:value="15.516" calcext:value-type="float">
            <text:p>15.516</text:p>
          </table:table-cell>
          <table:table-cell office:value-type="float" office:value="16.247" calcext:value-type="float">
            <text:p>16.247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215" calcext:value-type="float">
            <text:p>11.215</text:p>
          </table:table-cell>
          <table:table-cell office:value-type="float" office:value="11.974" calcext:value-type="float">
            <text:p>11.974</text:p>
          </table:table-cell>
          <table:table-cell office:value-type="float" office:value="12.704" calcext:value-type="float">
            <text:p>12.704</text:p>
          </table:table-cell>
          <table:table-cell office:value-type="float" office:value="13.804" calcext:value-type="float">
            <text:p>13.804</text:p>
          </table:table-cell>
          <table:table-cell office:value-type="float" office:value="14.479" calcext:value-type="float">
            <text:p>14.479</text:p>
          </table:table-cell>
          <table:table-cell office:value-type="float" office:value="15.046" calcext:value-type="float">
            <text:p>15.046</text:p>
          </table:table-cell>
          <table:table-cell office:value-type="float" office:value="16.309" calcext:value-type="float">
            <text:p>16.309</text:p>
          </table:table-cell>
          <table:table-cell office:value-type="float" office:value="17.842" calcext:value-type="float">
            <text:p>17.842</text:p>
          </table:table-cell>
          <table:table-cell office:value-type="float" office:value="17.979" calcext:value-type="float">
            <text:p>17.979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.527" calcext:value-type="float">
            <text:p>12.527</text:p>
          </table:table-cell>
          <table:table-cell table:style-name="ce5" office:value-type="float" office:value="14.347" calcext:value-type="float">
            <text:p>14.347</text:p>
          </table:table-cell>
          <table:table-cell table:style-name="ce5" office:value-type="float" office:value="14.662" calcext:value-type="float">
            <text:p>14.662</text:p>
          </table:table-cell>
          <table:table-cell table:style-name="ce5" office:value-type="float" office:value="15.743" calcext:value-type="float">
            <text:p>15.743</text:p>
          </table:table-cell>
          <table:table-cell table:style-name="ce5" office:value-type="float" office:value="16.932" calcext:value-type="float">
            <text:p>16.932</text:p>
          </table:table-cell>
          <table:table-cell table:style-name="ce5" office:value-type="float" office:value="17.608" calcext:value-type="float">
            <text:p>17.608</text:p>
          </table:table-cell>
          <table:table-cell table:style-name="ce5" office:value-type="float" office:value="19.159" calcext:value-type="float">
            <text:p>19.159</text:p>
          </table:table-cell>
          <table:table-cell table:style-name="ce5" office:value-type="float" office:value="21.429" calcext:value-type="float">
            <text:p>21.429</text:p>
          </table:table-cell>
          <table:table-cell table:style-name="ce10" office:value-type="float" office:value="23.121" calcext:value-type="float">
            <text:p>23.121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1.273" calcext:value-type="float">
            <text:p>11.273</text:p>
          </table:table-cell>
          <table:table-cell table:style-name="Default" office:value-type="float" office:value="11.273" calcext:value-type="float">
            <text:p>11.273</text:p>
          </table:table-cell>
          <table:table-cell office:value-type="float" office:value="11.273" calcext:value-type="float">
            <text:p>11.273</text:p>
          </table:table-cell>
        </table:table-row>
      </table:table>
      <table:table table:name="ParallelCollect" table:style-name="ta1">
        <table:shapes>
          <draw:frame draw:z-index="0" draw:style-name="gr1" draw:text-style-name="P1" svg:width="15.876cm" svg:height="8.929cm" svg:x="27.208cm" svg:y="0cm">
            <draw:object draw:notify-on-update-of-ranges="Collect.A2:Collect.A10 Collect.B1:Collect.B1 Collect.B2:Collect.B10 Collect.C1:Collect.C1 Collect.C2:Collect.C10 Collect.D1:Collect.D1 Collect.D2:Collect.D10 Collect.E1:Collect.E1 Collect.E2:Collect.E10 Collect.F1:Collect.F1 Collect.F2:Collect.F10 Collect.G1:Collect.G1 Collect.G2:Collect.G10 Collect.H1:Collect.H1 Collect.H2:Collect.H10 Collect.I1:Collect.I1 Collect.I2:Collect.I10 Collect.J1:Collect.J1 Collect.J2:Collect.J10 Collect.K1:Collect.K1 Collect.K2:Collect.K1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42.825cm" svg:y="0cm">
            <draw:object draw:notify-on-update-of-ranges="Collect.B1:Collect.J1 Collect.A2:Collect.A2 Collect.B2:Collect.J2 Collect.A3:Collect.A3 Collect.B3:Collect.J3 Collect.A4:Collect.A4 Collect.B4:Collect.J4 Collect.A5:Collect.A5 Collect.B5:Collect.J5 Collect.A6:Collect.A6 Collect.B6:Collect.J6 Collect.A7:Collect.A7 Collect.B7:Collect.J7 Collect.A8:Collect.A8 Collect.B8:Collect.J8 Collect.A9:Collect.A9 Collect.B9:Collect.J9 Collect.A10:Collect.A10 Collect.B10:Collect.J10 Collect.A11:Collect.A11 Collect.B11:Collect.J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7.253cm" svg:y="9.397cm">
            <draw:object draw:notify-on-update-of-ranges="Collect.A14:Collect.A22 Collect.B13:Collect.B13 Collect.B14:Collect.B22 Collect.C13:Collect.C13 Collect.C14:Collect.C22 Collect.D13:Collect.D13 Collect.D14:Collect.D22 Collect.E13:Collect.E13 Collect.E14:Collect.E22 Collect.F13:Collect.F13 Collect.F14:Collect.F22 Collect.G13:Collect.G13 Collect.G14:Collect.G22 Collect.H13:Collect.H13 Collect.H14:Collect.H22 Collect.I13:Collect.I13 Collect.I14:Collect.I22 Collect.J13:Collect.J13 Collect.J14:Collect.J22 Collect.K13:Collect.K13 Collect.K14:Collect.K2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44.176cm" svg:y="9.233cm">
            <draw:object draw:notify-on-update-of-ranges="Collect.B13:Collect.J13 Collect.A14:Collect.A14 Collect.B14:Collect.J14 Collect.A15:Collect.A15 Collect.B15:Collect.J15 Collect.A16:Collect.A16 Collect.B16:Collect.J16 Collect.A17:Collect.A17 Collect.B17:Collect.J17 Collect.A18:Collect.A18 Collect.B18:Collect.J18 Collect.A19:Collect.A19 Collect.B19:Collect.J19 Collect.A20:Collect.A20 Collect.B20:Collect.J20 Collect.A21:Collect.A21 Collect.B21:Collect.J21 Collect.A22:Collect.A22 Collect.B22:Collect.J22 Collect.A23:Collect.A23 Collect.B23:Collect.J2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4" draw:style-name="gr1" draw:text-style-name="P1" svg:width="15.999cm" svg:height="8.999cm" svg:x="27.442cm" svg:y="18.636cm">
            <draw:object draw:notify-on-update-of-ranges="Collect.A26:Collect.A34 Collect.B25:Collect.B25 Collect.B26:Collect.B34 Collect.C25:Collect.C25 Collect.C26:Collect.C34 Collect.D25:Collect.D25 Collect.D26:Collect.D34 Collect.E25:Collect.E25 Collect.E26:Collect.E34 Collect.F25:Collect.F25 Collect.F26:Collect.F34 Collect.G25:Collect.G25 Collect.G26:Collect.G34 Collect.H25:Collect.H25 Collect.H26:Collect.H34 Collect.I25:Collect.I25 Collect.I26:Collect.I34 Collect.J25:Collect.J25 Collect.J26:Collect.J34 Collect.K25:Collect.K25 Collect.K26:Collect.K3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5" draw:style-name="gr1" draw:text-style-name="P1" svg:width="15.999cm" svg:height="8.999cm" svg:x="44.301cm" svg:y="18.777cm">
            <draw:object draw:notify-on-update-of-ranges="Collect.B25:Collect.J25 Collect.A26:Collect.A26 Collect.B26:Collect.J26 Collect.A27:Collect.A27 Collect.B27:Collect.J27 Collect.A28:Collect.A28 Collect.B28:Collect.J28 Collect.A29:Collect.A29 Collect.B29:Collect.J29 Collect.A30:Collect.A30 Collect.B30:Collect.J30 Collect.A31:Collect.A31 Collect.B31:Collect.J31 Collect.A32:Collect.A32 Collect.B32:Collect.J32 Collect.A33:Collect.A33 Collect.B33:Collect.J33 Collect.A34:Collect.A34 Collect.B34:Collect.J34 Collect.A35:Collect.A35 Collect.B35:Collect.J3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6" draw:style-name="gr1" draw:text-style-name="P1" svg:width="15.999cm" svg:height="8.999cm" svg:x="27.715cm" svg:y="28.158cm">
            <draw:object draw:notify-on-update-of-ranges="Collect.A38:Collect.A46 Collect.B37:Collect.B37 Collect.B38:Collect.B46 Collect.C37:Collect.C37 Collect.C38:Collect.C46 Collect.D37:Collect.D37 Collect.D38:Collect.D46 Collect.E37:Collect.E37 Collect.E38:Collect.E46 Collect.F37:Collect.F37 Collect.F38:Collect.F46 Collect.G37:Collect.G37 Collect.G38:Collect.G46 Collect.H37:Collect.H37 Collect.H38:Collect.H46 Collect.I37:Collect.I37 Collect.I38:Collect.I46 Collect.J37:Collect.J37 Collect.J38:Collect.J46 Collect.K37:Collect.K37 Collect.K38:Collect.K4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7" draw:style-name="gr1" draw:text-style-name="P1" svg:width="15.999cm" svg:height="8.999cm" svg:x="44.176cm" svg:y="28.198cm">
            <draw:object draw:notify-on-update-of-ranges="Collect.B37:Collect.J37 Collect.A38:Collect.A38 Collect.B38:Collect.J38 Collect.A39:Collect.A39 Collect.B39:Collect.J39 Collect.A40:Collect.A40 Collect.B40:Collect.J40 Collect.A41:Collect.A41 Collect.B41:Collect.J41 Collect.A42:Collect.A42 Collect.B42:Collect.J42 Collect.A43:Collect.A43 Collect.B43:Collect.J43 Collect.A44:Collect.A44 Collect.B44:Collect.J44 Collect.A45:Collect.A45 Collect.B45:Collect.J45 Collect.A46:Collect.A46 Collect.B46:Collect.J46 Collect.A47:Collect.A47 Collect.B47:Collect.J4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8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Transfer(0.0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1.812" calcext:value-type="float">
            <text:p>1.81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number-columns-repeated="4"/>
          <table:table-cell table:style-name="ce7"/>
          <table:table-cell table:style-name="ce5" table:number-columns-repeated="3"/>
          <table:table-cell table:style-name="ce10"/>
          <table:table-cell office:value-type="float" office:value="1.812" calcext:value-type="float">
            <text:p>1.812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.812" calcext:value-type="float">
            <text:p>1.812</text:p>
          </table:table-cell>
          <table:table-cell table:style-name="Default" office:value-type="float" office:value="1.812" calcext:value-type="float">
            <text:p>1.812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ibonacci 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number-columns-repeated="8"/>
          <table:table-cell table:style-name="ce10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305.629" calcext:value-type="float">
            <text:p>1305.629</text:p>
          </table:table-cell>
          <table:table-cell table:style-name="Default" office:value-type="float" office:value="1305.629" calcext:value-type="float">
            <text:p>1305.629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reviousDhashMa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10.398" calcext:value-type="float">
            <text:p>10.398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number-columns-repeated="8"/>
          <table:table-cell table:style-name="ce10"/>
          <table:table-cell office:value-type="float" office:value="10.398" calcext:value-type="float">
            <text:p>10.398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0.398" calcext:value-type="float">
            <text:p>10.398</text:p>
          </table:table-cell>
          <table:table-cell table:style-name="Default" office:value-type="float" office:value="10.398" calcext:value-type="float">
            <text:p>10.398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ieceDHashMa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11.273" calcext:value-type="float">
            <text:p>11.27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number-columns-repeated="8"/>
          <table:table-cell table:style-name="ce10"/>
          <table:table-cell office:value-type="float" office:value="11.273" calcext:value-type="float">
            <text:p>11.273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1.273" calcext:value-type="float">
            <text:p>11.273</text:p>
          </table:table-cell>
          <table:table-cell table:style-name="Default" office:value-type="float" office:value="11.273" calcext:value-type="float">
            <text:p>11.273</text:p>
          </table:table-cell>
          <table:table-cell office:value-type="float" office:value="11.273" calcext:value-type="float">
            <text:p>11.273</text:p>
          </table:table-cell>
        </table:table-row>
      </table:table>
      <table:table table:name="ParallelImmediate" table:style-name="ta1">
        <table:table-column table:style-name="co2" table:default-cell-style-name="ce2"/>
        <table:table-column table:style-name="co2" table:number-columns-repeated="8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Transfer(0.0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nb schedul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number-columns-repeated="8"/>
          <table:table-cell table:style-name="ce10"/>
          <table:table-cell/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ibonacci 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nb schedul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number-columns-repeated="8"/>
          <table:table-cell table:style-name="ce10"/>
          <table:table-cell/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reviousDhashMa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nb schedul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number-columns-repeated="8"/>
          <table:table-cell table:style-name="ce10"/>
          <table:table-cell/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ieceDHashMa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nb schedul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number-columns-repeated="8"/>
          <table:table-cell table:style-name="ce10"/>
          <table:table-cell/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/>
          <table:table-cell table:style-name="Default"/>
          <table:table-cell/>
        </table:table-row>
      </table:table>
      <table:table table:name="Immediate" table:style-name="ta1">
        <table:shapes>
          <draw:frame draw:z-index="0" draw:style-name="gr1" draw:text-style-name="P1" svg:width="15.876cm" svg:height="8.929cm" svg:x="27.208cm" svg:y="0cm">
            <draw:object draw:notify-on-update-of-ranges="Collect.A2:Collect.A10 Collect.B1:Collect.B1 Collect.B2:Collect.B10 Collect.C1:Collect.C1 Collect.C2:Collect.C10 Collect.D1:Collect.D1 Collect.D2:Collect.D10 Collect.E1:Collect.E1 Collect.E2:Collect.E10 Collect.F1:Collect.F1 Collect.F2:Collect.F10 Collect.G1:Collect.G1 Collect.G2:Collect.G10 Collect.H1:Collect.H1 Collect.H2:Collect.H10 Collect.I1:Collect.I1 Collect.I2:Collect.I10 Collect.J1:Collect.J1 Collect.J2:Collect.J10 Collect.K1:Collect.K1 Collect.K2:Collect.K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42.825cm" svg:y="0cm">
            <draw:object draw:notify-on-update-of-ranges="Collect.B1:Collect.J1 Collect.A2:Collect.A2 Collect.B2:Collect.J2 Collect.A3:Collect.A3 Collect.B3:Collect.J3 Collect.A4:Collect.A4 Collect.B4:Collect.J4 Collect.A5:Collect.A5 Collect.B5:Collect.J5 Collect.A6:Collect.A6 Collect.B6:Collect.J6 Collect.A7:Collect.A7 Collect.B7:Collect.J7 Collect.A8:Collect.A8 Collect.B8:Collect.J8 Collect.A9:Collect.A9 Collect.B9:Collect.J9 Collect.A10:Collect.A10 Collect.B10:Collect.J10 Collect.A11:Collect.A11 Collect.B11:Collect.J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9cm" svg:height="8.999cm" svg:x="27.253cm" svg:y="9.397cm">
            <draw:object draw:notify-on-update-of-ranges="Collect.A14:Collect.A22 Collect.B13:Collect.B13 Collect.B14:Collect.B22 Collect.C13:Collect.C13 Collect.C14:Collect.C22 Collect.D13:Collect.D13 Collect.D14:Collect.D22 Collect.E13:Collect.E13 Collect.E14:Collect.E22 Collect.F13:Collect.F13 Collect.F14:Collect.F22 Collect.G13:Collect.G13 Collect.G14:Collect.G22 Collect.H13:Collect.H13 Collect.H14:Collect.H22 Collect.I13:Collect.I13 Collect.I14:Collect.I22 Collect.J13:Collect.J13 Collect.J14:Collect.J22 Collect.K13:Collect.K13 Collect.K14:Collect.K2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9cm" svg:height="8.999cm" svg:x="44.176cm" svg:y="9.233cm">
            <draw:object draw:notify-on-update-of-ranges="Collect.B13:Collect.J13 Collect.A14:Collect.A14 Collect.B14:Collect.J14 Collect.A15:Collect.A15 Collect.B15:Collect.J15 Collect.A16:Collect.A16 Collect.B16:Collect.J16 Collect.A17:Collect.A17 Collect.B17:Collect.J17 Collect.A18:Collect.A18 Collect.B18:Collect.J18 Collect.A19:Collect.A19 Collect.B19:Collect.J19 Collect.A20:Collect.A20 Collect.B20:Collect.J20 Collect.A21:Collect.A21 Collect.B21:Collect.J21 Collect.A22:Collect.A22 Collect.B22:Collect.J22 Collect.A23:Collect.A23 Collect.B23:Collect.J2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9cm" svg:height="8.999cm" svg:x="27.442cm" svg:y="18.636cm">
            <draw:object draw:notify-on-update-of-ranges="Collect.A26:Collect.A34 Collect.B25:Collect.B25 Collect.B26:Collect.B34 Collect.C25:Collect.C25 Collect.C26:Collect.C34 Collect.D25:Collect.D25 Collect.D26:Collect.D34 Collect.E25:Collect.E25 Collect.E26:Collect.E34 Collect.F25:Collect.F25 Collect.F26:Collect.F34 Collect.G25:Collect.G25 Collect.G26:Collect.G34 Collect.H25:Collect.H25 Collect.H26:Collect.H34 Collect.I25:Collect.I25 Collect.I26:Collect.I34 Collect.J25:Collect.J25 Collect.J26:Collect.J34 Collect.K25:Collect.K25 Collect.K26:Collect.K3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9cm" svg:height="8.999cm" svg:x="44.301cm" svg:y="18.777cm">
            <draw:object draw:notify-on-update-of-ranges="Collect.B25:Collect.J25 Collect.A26:Collect.A26 Collect.B26:Collect.J26 Collect.A27:Collect.A27 Collect.B27:Collect.J27 Collect.A28:Collect.A28 Collect.B28:Collect.J28 Collect.A29:Collect.A29 Collect.B29:Collect.J29 Collect.A30:Collect.A30 Collect.B30:Collect.J30 Collect.A31:Collect.A31 Collect.B31:Collect.J31 Collect.A32:Collect.A32 Collect.B32:Collect.J32 Collect.A33:Collect.A33 Collect.B33:Collect.J33 Collect.A34:Collect.A34 Collect.B34:Collect.J34 Collect.A35:Collect.A35 Collect.B35:Collect.J3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9cm" svg:height="8.999cm" svg:x="27.715cm" svg:y="28.158cm">
            <draw:object draw:notify-on-update-of-ranges="Collect.A38:Collect.A46 Collect.B37:Collect.B37 Collect.B38:Collect.B46 Collect.C37:Collect.C37 Collect.C38:Collect.C46 Collect.D37:Collect.D37 Collect.D38:Collect.D46 Collect.E37:Collect.E37 Collect.E38:Collect.E46 Collect.F37:Collect.F37 Collect.F38:Collect.F46 Collect.G37:Collect.G37 Collect.G38:Collect.G46 Collect.H37:Collect.H37 Collect.H38:Collect.H46 Collect.I37:Collect.I37 Collect.I38:Collect.I46 Collect.J37:Collect.J37 Collect.J38:Collect.J46 Collect.K37:Collect.K37 Collect.K38:Collect.K4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9cm" svg:height="8.999cm" svg:x="44.176cm" svg:y="28.198cm">
            <draw:object draw:notify-on-update-of-ranges="Collect.B37:Collect.J37 Collect.A38:Collect.A38 Collect.B38:Collect.J38 Collect.A39:Collect.A39 Collect.B39:Collect.J39 Collect.A40:Collect.A40 Collect.B40:Collect.J40 Collect.A41:Collect.A41 Collect.B41:Collect.J41 Collect.A42:Collect.A42 Collect.B42:Collect.J42 Collect.A43:Collect.A43 Collect.B43:Collect.J43 Collect.A44:Collect.A44 Collect.B44:Collect.J44 Collect.A45:Collect.A45 Collect.B45:Collect.J45 Collect.A46:Collect.A46 Collect.B46:Collect.J46 Collect.A47:Collect.A47 Collect.B47:Collect.J4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8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Transfer(0.0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15" calcext:value-type="float">
            <text:p>3.815</text:p>
          </table:table-cell>
          <table:table-cell office:value-type="float" office:value="2.753" calcext:value-type="float">
            <text:p>2.753</text:p>
          </table:table-cell>
          <table:table-cell table:style-name="ce11" office:value-type="float" office:value="2.581" calcext:value-type="float">
            <text:p>2.581</text:p>
          </table:table-cell>
          <table:table-cell office:value-type="float" office:value="2.502" calcext:value-type="float">
            <text:p>2.502</text:p>
          </table:table-cell>
          <table:table-cell table:style-name="ce6" office:value-type="float" office:value="2.628" calcext:value-type="float">
            <text:p>2.628</text:p>
          </table:table-cell>
          <table:table-cell office:value-type="float" office:value="2.551" calcext:value-type="float">
            <text:p>2.551</text:p>
          </table:table-cell>
          <table:table-cell office:value-type="float" office:value="2.812" calcext:value-type="float">
            <text:p>2.812</text:p>
          </table:table-cell>
          <table:table-cell office:value-type="float" office:value="2.835" calcext:value-type="float">
            <text:p>2.835</text:p>
          </table:table-cell>
          <table:table-cell office:value-type="float" office:value="2.896" calcext:value-type="float">
            <text:p>2.896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15" calcext:value-type="float">
            <text:p>3.315</text:p>
          </table:table-cell>
          <table:table-cell office:value-type="float" office:value="2.576" calcext:value-type="float">
            <text:p>2.576</text:p>
          </table:table-cell>
          <table:table-cell office:value-type="float" office:value="2.491" calcext:value-type="float">
            <text:p>2.491</text:p>
          </table:table-cell>
          <table:table-cell office:value-type="float" office:value="2.297" calcext:value-type="float">
            <text:p>2.297</text:p>
          </table:table-cell>
          <table:table-cell table:style-name="ce6" office:value-type="float" office:value="2.237" calcext:value-type="float">
            <text:p>2.237</text:p>
          </table:table-cell>
          <table:table-cell office:value-type="float" office:value="2.27" calcext:value-type="float">
            <text:p>2.27</text:p>
          </table:table-cell>
          <table:table-cell office:value-type="float" office:value="2.407" calcext:value-type="float">
            <text:p>2.407</text:p>
          </table:table-cell>
          <table:table-cell office:value-type="float" office:value="2.533" calcext:value-type="float">
            <text:p>2.533</text:p>
          </table:table-cell>
          <table:table-cell office:value-type="float" office:value="2.48" calcext:value-type="float">
            <text:p>2.48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3" calcext:value-type="float">
            <text:p>2.93</text:p>
          </table:table-cell>
          <table:table-cell office:value-type="float" office:value="2.584" calcext:value-type="float">
            <text:p>2.584</text:p>
          </table:table-cell>
          <table:table-cell office:value-type="float" office:value="2.429" calcext:value-type="float">
            <text:p>2.429</text:p>
          </table:table-cell>
          <table:table-cell office:value-type="float" office:value="2.138" calcext:value-type="float">
            <text:p>2.138</text:p>
          </table:table-cell>
          <table:table-cell table:style-name="ce6" office:value-type="float" office:value="2.336" calcext:value-type="float">
            <text:p>2.336</text:p>
          </table:table-cell>
          <table:table-cell office:value-type="float" office:value="2.102" calcext:value-type="float">
            <text:p>2.102</text:p>
          </table:table-cell>
          <table:table-cell office:value-type="float" office:value="2.267" calcext:value-type="float">
            <text:p>2.267</text:p>
          </table:table-cell>
          <table:table-cell office:value-type="float" office:value="2.269" calcext:value-type="float">
            <text:p>2.269</text:p>
          </table:table-cell>
          <table:table-cell office:value-type="float" office:value="2.31" calcext:value-type="float">
            <text:p>2.31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33" calcext:value-type="float">
            <text:p>3.033</text:p>
          </table:table-cell>
          <table:table-cell office:value-type="float" office:value="2.305" calcext:value-type="float">
            <text:p>2.305</text:p>
          </table:table-cell>
          <table:table-cell office:value-type="float" office:value="2.347" calcext:value-type="float">
            <text:p>2.347</text:p>
          </table:table-cell>
          <table:table-cell office:value-type="float" office:value="1.935" calcext:value-type="float">
            <text:p>1.935</text:p>
          </table:table-cell>
          <table:table-cell table:style-name="ce6" office:value-type="float" office:value="2.208" calcext:value-type="float">
            <text:p>2.208</text:p>
          </table:table-cell>
          <table:table-cell office:value-type="float" office:value="2.059" calcext:value-type="float">
            <text:p>2.059</text:p>
          </table:table-cell>
          <table:table-cell office:value-type="float" office:value="2.209" calcext:value-type="float">
            <text:p>2.209</text:p>
          </table:table-cell>
          <table:table-cell office:value-type="float" office:value="2.224" calcext:value-type="float">
            <text:p>2.224</text:p>
          </table:table-cell>
          <table:table-cell office:value-type="float" office:value="2.234" calcext:value-type="float">
            <text:p>2.234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12" calcext:value-type="float">
            <text:p>2.712</text:p>
          </table:table-cell>
          <table:table-cell office:value-type="float" office:value="2.551" calcext:value-type="float">
            <text:p>2.551</text:p>
          </table:table-cell>
          <table:table-cell office:value-type="float" office:value="2.393" calcext:value-type="float">
            <text:p>2.393</text:p>
          </table:table-cell>
          <table:table-cell office:value-type="float" office:value="1.921" calcext:value-type="float">
            <text:p>1.921</text:p>
          </table:table-cell>
          <table:table-cell table:style-name="ce6" office:value-type="float" office:value="2.107" calcext:value-type="float">
            <text:p>2.107</text:p>
          </table:table-cell>
          <table:table-cell office:value-type="float" office:value="1.919" calcext:value-type="float">
            <text:p>1.919</text:p>
          </table:table-cell>
          <table:table-cell office:value-type="float" office:value="2.091" calcext:value-type="float">
            <text:p>2.091</text:p>
          </table:table-cell>
          <table:table-cell office:value-type="float" office:value="2.109" calcext:value-type="float">
            <text:p>2.109</text:p>
          </table:table-cell>
          <table:table-cell office:value-type="float" office:value="2.24" calcext:value-type="float">
            <text:p>2.24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25" calcext:value-type="float">
            <text:p>2.825</text:p>
          </table:table-cell>
          <table:table-cell office:value-type="float" office:value="2.594" calcext:value-type="float">
            <text:p>2.594</text:p>
          </table:table-cell>
          <table:table-cell office:value-type="float" office:value="1.919" calcext:value-type="float">
            <text:p>1.919</text:p>
          </table:table-cell>
          <table:table-cell office:value-type="float" office:value="1.797" calcext:value-type="float">
            <text:p>1.797</text:p>
          </table:table-cell>
          <table:table-cell table:style-name="ce6" office:value-type="float" office:value="1.827" calcext:value-type="float">
            <text:p>1.827</text:p>
          </table:table-cell>
          <table:table-cell office:value-type="float" office:value="1.95" calcext:value-type="float">
            <text:p>1.95</text:p>
          </table:table-cell>
          <table:table-cell office:value-type="float" office:value="2.036" calcext:value-type="float">
            <text:p>2.036</text:p>
          </table:table-cell>
          <table:table-cell office:value-type="float" office:value="2.107" calcext:value-type="float">
            <text:p>2.107</text:p>
          </table:table-cell>
          <table:table-cell office:value-type="float" office:value="2.17" calcext:value-type="float">
            <text:p>2.17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19" calcext:value-type="float">
            <text:p>2.619</text:p>
          </table:table-cell>
          <table:table-cell office:value-type="float" office:value="2.03" calcext:value-type="float">
            <text:p>2.03</text:p>
          </table:table-cell>
          <table:table-cell office:value-type="float" office:value="1.882" calcext:value-type="float">
            <text:p>1.882</text:p>
          </table:table-cell>
          <table:table-cell office:value-type="float" office:value="1.903" calcext:value-type="float">
            <text:p>1.903</text:p>
          </table:table-cell>
          <table:table-cell table:style-name="ce6" office:value-type="float" office:value="1.994" calcext:value-type="float">
            <text:p>1.994</text:p>
          </table:table-cell>
          <table:table-cell office:value-type="float" office:value="2.227" calcext:value-type="float">
            <text:p>2.227</text:p>
          </table:table-cell>
          <table:table-cell office:value-type="float" office:value="2.2" calcext:value-type="float">
            <text:p>2.2</text:p>
          </table:table-cell>
          <table:table-cell office:value-type="float" office:value="2.149" calcext:value-type="float">
            <text:p>2.149</text:p>
          </table:table-cell>
          <table:table-cell office:value-type="float" office:value="2.294" calcext:value-type="float">
            <text:p>2.294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7" calcext:value-type="float">
            <text:p>2.67</text:p>
          </table:table-cell>
          <table:table-cell office:value-type="float" office:value="2.075" calcext:value-type="float">
            <text:p>2.075</text:p>
          </table:table-cell>
          <table:table-cell office:value-type="float" office:value="1.992" calcext:value-type="float">
            <text:p>1.992</text:p>
          </table:table-cell>
          <table:table-cell office:value-type="float" office:value="1.947" calcext:value-type="float">
            <text:p>1.947</text:p>
          </table:table-cell>
          <table:table-cell table:style-name="ce6" office:value-type="float" office:value="2.099" calcext:value-type="float">
            <text:p>2.099</text:p>
          </table:table-cell>
          <table:table-cell office:value-type="float" office:value="2.37" calcext:value-type="float">
            <text:p>2.37</text:p>
          </table:table-cell>
          <table:table-cell office:value-type="float" office:value="2.161" calcext:value-type="float">
            <text:p>2.161</text:p>
          </table:table-cell>
          <table:table-cell office:value-type="float" office:value="2.278" calcext:value-type="float">
            <text:p>2.278</text:p>
          </table:table-cell>
          <table:table-cell office:value-type="float" office:value="2.376" calcext:value-type="float">
            <text:p>2.376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2.848" calcext:value-type="float">
            <text:p>2.848</text:p>
          </table:table-cell>
          <table:table-cell table:style-name="ce5" office:value-type="float" office:value="2.368" calcext:value-type="float">
            <text:p>2.368</text:p>
          </table:table-cell>
          <table:table-cell table:style-name="ce5" office:value-type="float" office:value="2.128" calcext:value-type="float">
            <text:p>2.128</text:p>
          </table:table-cell>
          <table:table-cell table:style-name="ce5" office:value-type="float" office:value="1.987" calcext:value-type="float">
            <text:p>1.987</text:p>
          </table:table-cell>
          <table:table-cell table:style-name="ce7" office:value-type="float" office:value="2.381" calcext:value-type="float">
            <text:p>2.381</text:p>
          </table:table-cell>
          <table:table-cell table:style-name="ce5" office:value-type="float" office:value="2.179" calcext:value-type="float">
            <text:p>2.179</text:p>
          </table:table-cell>
          <table:table-cell table:style-name="ce5" office:value-type="float" office:value="2.52" calcext:value-type="float">
            <text:p>2.52</text:p>
          </table:table-cell>
          <table:table-cell table:style-name="ce5" office:value-type="float" office:value="2.615" calcext:value-type="float">
            <text:p>2.615</text:p>
          </table:table-cell>
          <table:table-cell table:style-name="ce10" office:value-type="float" office:value="2.78" calcext:value-type="float">
            <text:p>2.78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.812" calcext:value-type="float">
            <text:p>1.812</text:p>
          </table:table-cell>
          <table:table-cell table:style-name="Default" office:value-type="float" office:value="1.812" calcext:value-type="float">
            <text:p>1.812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ibonacci 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table:number-columns-repeated="8"/>
          <table:table-cell table:style-name="ce10"/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305.629" calcext:value-type="float">
            <text:p>1305.629</text:p>
          </table:table-cell>
          <table:table-cell table:style-name="Default" office:value-type="float" office:value="1305.629" calcext:value-type="float">
            <text:p>1305.629</text:p>
          </table:table-cell>
          <table:table-cell office:value-type="float" office:value="1305.629" calcext:value-type="float">
            <text:p>1305.629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reviousDhashMa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585" calcext:value-type="float">
            <text:p>10.585</text:p>
          </table:table-cell>
          <table:table-cell office:value-type="float" office:value="10.879" calcext:value-type="float">
            <text:p>10.879</text:p>
          </table:table-cell>
          <table:table-cell office:value-type="float" office:value="11.428" calcext:value-type="float">
            <text:p>11.428</text:p>
          </table:table-cell>
          <table:table-cell office:value-type="float" office:value="11.372" calcext:value-type="float">
            <text:p>11.372</text:p>
          </table:table-cell>
          <table:table-cell office:value-type="float" office:value="11.414" calcext:value-type="float">
            <text:p>11.414</text:p>
          </table:table-cell>
          <table:table-cell office:value-type="float" office:value="12.227" calcext:value-type="float">
            <text:p>12.227</text:p>
          </table:table-cell>
          <table:table-cell office:value-type="float" office:value="12.872" calcext:value-type="float">
            <text:p>12.872</text:p>
          </table:table-cell>
          <table:table-cell office:value-type="float" office:value="14.873" calcext:value-type="float">
            <text:p>14.873</text:p>
          </table:table-cell>
          <table:table-cell office:value-type="float" office:value="15.887" calcext:value-type="float">
            <text:p>15.887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37" calcext:value-type="float">
            <text:p>9.937</text:p>
          </table:table-cell>
          <table:table-cell office:value-type="float" office:value="9.343" calcext:value-type="float">
            <text:p>9.343</text:p>
          </table:table-cell>
          <table:table-cell office:value-type="float" office:value="9.737" calcext:value-type="float">
            <text:p>9.737</text:p>
          </table:table-cell>
          <table:table-cell office:value-type="float" office:value="9.949" calcext:value-type="float">
            <text:p>9.949</text:p>
          </table:table-cell>
          <table:table-cell office:value-type="float" office:value="11.473" calcext:value-type="float">
            <text:p>11.473</text:p>
          </table:table-cell>
          <table:table-cell office:value-type="float" office:value="11.605" calcext:value-type="float">
            <text:p>11.60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967" calcext:value-type="float">
            <text:p>14.967</text:p>
          </table:table-cell>
          <table:table-cell office:value-type="float" office:value="17.314" calcext:value-type="float">
            <text:p>17.314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353" calcext:value-type="float">
            <text:p>9.353</text:p>
          </table:table-cell>
          <table:table-cell office:value-type="float" office:value="9.069" calcext:value-type="float">
            <text:p>9.069</text:p>
          </table:table-cell>
          <table:table-cell office:value-type="float" office:value="8.931" calcext:value-type="float">
            <text:p>8.931</text:p>
          </table:table-cell>
          <table:table-cell office:value-type="float" office:value="9.21" calcext:value-type="float">
            <text:p>9.21</text:p>
          </table:table-cell>
          <table:table-cell office:value-type="float" office:value="10.779" calcext:value-type="float">
            <text:p>10.779</text:p>
          </table:table-cell>
          <table:table-cell office:value-type="float" office:value="11.249" calcext:value-type="float">
            <text:p>11.249</text:p>
          </table:table-cell>
          <table:table-cell office:value-type="float" office:value="13.241" calcext:value-type="float">
            <text:p>13.241</text:p>
          </table:table-cell>
          <table:table-cell office:value-type="float" office:value="14.82" calcext:value-type="float">
            <text:p>14.82</text:p>
          </table:table-cell>
          <table:table-cell office:value-type="float" office:value="18.115" calcext:value-type="float">
            <text:p>18.115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198" calcext:value-type="float">
            <text:p>9.198</text:p>
          </table:table-cell>
          <table:table-cell office:value-type="float" office:value="8.695" calcext:value-type="float">
            <text:p>8.695</text:p>
          </table:table-cell>
          <table:table-cell office:value-type="float" office:value="8.713" calcext:value-type="float">
            <text:p>8.713</text:p>
          </table:table-cell>
          <table:table-cell office:value-type="float" office:value="9.046" calcext:value-type="float">
            <text:p>9.046</text:p>
          </table:table-cell>
          <table:table-cell office:value-type="float" office:value="10.295" calcext:value-type="float">
            <text:p>10.295</text:p>
          </table:table-cell>
          <table:table-cell office:value-type="float" office:value="11.349" calcext:value-type="float">
            <text:p>11.349</text:p>
          </table:table-cell>
          <table:table-cell office:value-type="float" office:value="13.855" calcext:value-type="float">
            <text:p>13.855</text:p>
          </table:table-cell>
          <table:table-cell office:value-type="float" office:value="15.671" calcext:value-type="float">
            <text:p>15.671</text:p>
          </table:table-cell>
          <table:table-cell office:value-type="float" office:value="19.644" calcext:value-type="float">
            <text:p>19.644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51" calcext:value-type="float">
            <text:p>9.151</text:p>
          </table:table-cell>
          <table:table-cell office:value-type="float" office:value="8.536" calcext:value-type="float">
            <text:p>8.536</text:p>
          </table:table-cell>
          <table:table-cell office:value-type="float" office:value="8.795" calcext:value-type="float">
            <text:p>8.795</text:p>
          </table:table-cell>
          <table:table-cell office:value-type="float" office:value="9.028" calcext:value-type="float">
            <text:p>9.028</text:p>
          </table:table-cell>
          <table:table-cell office:value-type="float" office:value="10.533" calcext:value-type="float">
            <text:p>10.533</text:p>
          </table:table-cell>
          <table:table-cell office:value-type="float" office:value="11.882" calcext:value-type="float">
            <text:p>11.882</text:p>
          </table:table-cell>
          <table:table-cell office:value-type="float" office:value="14.575" calcext:value-type="float">
            <text:p>14.575</text:p>
          </table:table-cell>
          <table:table-cell office:value-type="float" office:value="16.837" calcext:value-type="float">
            <text:p>16.837</text:p>
          </table:table-cell>
          <table:table-cell office:value-type="float" office:value="21.025" calcext:value-type="float">
            <text:p>21.025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13" calcext:value-type="float">
            <text:p>9.013</text:p>
          </table:table-cell>
          <table:table-cell office:value-type="float" office:value="8.761" calcext:value-type="float">
            <text:p>8.761</text:p>
          </table:table-cell>
          <table:table-cell office:value-type="float" office:value="8.467" calcext:value-type="float">
            <text:p>8.467</text:p>
          </table:table-cell>
          <table:table-cell office:value-type="float" office:value="9.877" calcext:value-type="float">
            <text:p>9.877</text:p>
          </table:table-cell>
          <table:table-cell office:value-type="float" office:value="11.461" calcext:value-type="float">
            <text:p>11.461</text:p>
          </table:table-cell>
          <table:table-cell office:value-type="float" office:value="14.02" calcext:value-type="float">
            <text:p>14.02</text:p>
          </table:table-cell>
          <table:table-cell office:value-type="float" office:value="16.231" calcext:value-type="float">
            <text:p>16.231</text:p>
          </table:table-cell>
          <table:table-cell office:value-type="float" office:value="19.181" calcext:value-type="float">
            <text:p>19.181</text:p>
          </table:table-cell>
          <table:table-cell office:value-type="float" office:value="24.58" calcext:value-type="float">
            <text:p>24.58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061" calcext:value-type="float">
            <text:p>9.061</text:p>
          </table:table-cell>
          <table:table-cell office:value-type="float" office:value="8.334" calcext:value-type="float">
            <text:p>8.334</text:p>
          </table:table-cell>
          <table:table-cell office:value-type="float" office:value="9.256" calcext:value-type="float">
            <text:p>9.256</text:p>
          </table:table-cell>
          <table:table-cell office:value-type="float" office:value="11.171" calcext:value-type="float">
            <text:p>11.171</text:p>
          </table:table-cell>
          <table:table-cell office:value-type="float" office:value="12.637" calcext:value-type="float">
            <text:p>12.637</text:p>
          </table:table-cell>
          <table:table-cell office:value-type="float" office:value="15.453" calcext:value-type="float">
            <text:p>15.453</text:p>
          </table:table-cell>
          <table:table-cell office:value-type="float" office:value="19.665" calcext:value-type="float">
            <text:p>19.665</text:p>
          </table:table-cell>
          <table:table-cell office:value-type="float" office:value="22.176" calcext:value-type="float">
            <text:p>22.176</text:p>
          </table:table-cell>
          <table:table-cell office:value-type="float" office:value="28.003" calcext:value-type="float">
            <text:p>28.003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256" calcext:value-type="float">
            <text:p>9.256</text:p>
          </table:table-cell>
          <table:table-cell office:value-type="float" office:value="8.835" calcext:value-type="float">
            <text:p>8.835</text:p>
          </table:table-cell>
          <table:table-cell office:value-type="float" office:value="10.408" calcext:value-type="float">
            <text:p>10.408</text:p>
          </table:table-cell>
          <table:table-cell office:value-type="float" office:value="12.287" calcext:value-type="float">
            <text:p>12.287</text:p>
          </table:table-cell>
          <table:table-cell office:value-type="float" office:value="13.86" calcext:value-type="float">
            <text:p>13.86</text:p>
          </table:table-cell>
          <table:table-cell office:value-type="float" office:value="17.389" calcext:value-type="float">
            <text:p>17.389</text:p>
          </table:table-cell>
          <table:table-cell office:value-type="float" office:value="20.412" calcext:value-type="float">
            <text:p>20.412</text:p>
          </table:table-cell>
          <table:table-cell office:value-type="float" office:value="24.634" calcext:value-type="float">
            <text:p>24.634</text:p>
          </table:table-cell>
          <table:table-cell office:value-type="float" office:value="31.887" calcext:value-type="float">
            <text:p>31.887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9.914" calcext:value-type="float">
            <text:p>9.914</text:p>
          </table:table-cell>
          <table:table-cell table:style-name="ce5" office:value-type="float" office:value="10.855" calcext:value-type="float">
            <text:p>10.855</text:p>
          </table:table-cell>
          <table:table-cell table:style-name="ce5" office:value-type="float" office:value="12.036" calcext:value-type="float">
            <text:p>12.036</text:p>
          </table:table-cell>
          <table:table-cell table:style-name="ce5" office:value-type="float" office:value="14.639" calcext:value-type="float">
            <text:p>14.639</text:p>
          </table:table-cell>
          <table:table-cell table:style-name="ce5" office:value-type="float" office:value="16.817" calcext:value-type="float">
            <text:p>16.817</text:p>
          </table:table-cell>
          <table:table-cell table:style-name="ce5" office:value-type="float" office:value="20.844" calcext:value-type="float">
            <text:p>20.844</text:p>
          </table:table-cell>
          <table:table-cell table:style-name="ce5" office:value-type="float" office:value="26.886" calcext:value-type="float">
            <text:p>26.886</text:p>
          </table:table-cell>
          <table:table-cell table:style-name="ce5" office:value-type="float" office:value="32.457" calcext:value-type="float">
            <text:p>32.457</text:p>
          </table:table-cell>
          <table:table-cell table:style-name="ce10" office:value-type="float" office:value="40.558" calcext:value-type="float">
            <text:p>40.558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0.398" calcext:value-type="float">
            <text:p>10.398</text:p>
          </table:table-cell>
          <table:table-cell table:style-name="Default" office:value-type="float" office:value="10.398" calcext:value-type="float">
            <text:p>10.398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ieceDHashMa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284" calcext:value-type="float">
            <text:p>12.284</text:p>
          </table:table-cell>
          <table:table-cell office:value-type="float" office:value="14.153" calcext:value-type="float">
            <text:p>14.153</text:p>
          </table:table-cell>
          <table:table-cell office:value-type="float" office:value="14.8" calcext:value-type="float">
            <text:p>14.8</text:p>
          </table:table-cell>
          <table:table-cell office:value-type="float" office:value="15.499" calcext:value-type="float">
            <text:p>15.499</text:p>
          </table:table-cell>
          <table:table-cell office:value-type="float" office:value="17.454" calcext:value-type="float">
            <text:p>17.454</text:p>
          </table:table-cell>
          <table:table-cell office:value-type="float" office:value="16.358" calcext:value-type="float">
            <text:p>16.358</text:p>
          </table:table-cell>
          <table:table-cell office:value-type="float" office:value="20.432" calcext:value-type="float">
            <text:p>20.432</text:p>
          </table:table-cell>
          <table:table-cell office:value-type="float" office:value="25.164" calcext:value-type="float">
            <text:p>25.164</text:p>
          </table:table-cell>
          <table:table-cell office:value-type="float" office:value="35.019" calcext:value-type="float">
            <text:p>35.019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854" calcext:value-type="float">
            <text:p>10.854</text:p>
          </table:table-cell>
          <table:table-cell office:value-type="float" office:value="12.622" calcext:value-type="float">
            <text:p>12.622</text:p>
          </table:table-cell>
          <table:table-cell office:value-type="float" office:value="14.124" calcext:value-type="float">
            <text:p>14.124</text:p>
          </table:table-cell>
          <table:table-cell office:value-type="float" office:value="15.995" calcext:value-type="float">
            <text:p>15.995</text:p>
          </table:table-cell>
          <table:table-cell office:value-type="float" office:value="19.262" calcext:value-type="float">
            <text:p>19.262</text:p>
          </table:table-cell>
          <table:table-cell office:value-type="float" office:value="26.084" calcext:value-type="float">
            <text:p>26.084</text:p>
          </table:table-cell>
          <table:table-cell office:value-type="float" office:value="38.767" calcext:value-type="float">
            <text:p>38.767</text:p>
          </table:table-cell>
          <table:table-cell office:value-type="float" office:value="49.943" calcext:value-type="float">
            <text:p>49.943</text:p>
          </table:table-cell>
          <table:table-cell office:value-type="float" office:value="77.09" calcext:value-type="float">
            <text:p>77.09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694" calcext:value-type="float">
            <text:p>9.694</text:p>
          </table:table-cell>
          <table:table-cell office:value-type="float" office:value="12.308" calcext:value-type="float">
            <text:p>12.308</text:p>
          </table:table-cell>
          <table:table-cell office:value-type="float" office:value="13.653" calcext:value-type="float">
            <text:p>13.653</text:p>
          </table:table-cell>
          <table:table-cell office:value-type="float" office:value="15.535" calcext:value-type="float">
            <text:p>15.535</text:p>
          </table:table-cell>
          <table:table-cell office:value-type="float" office:value="19.731" calcext:value-type="float">
            <text:p>19.731</text:p>
          </table:table-cell>
          <table:table-cell office:value-type="float" office:value="28.524" calcext:value-type="float">
            <text:p>28.524</text:p>
          </table:table-cell>
          <table:table-cell office:value-type="float" office:value="43.016" calcext:value-type="float">
            <text:p>43.016</text:p>
          </table:table-cell>
          <table:table-cell office:value-type="float" office:value="56.126" calcext:value-type="float">
            <text:p>56.126</text:p>
          </table:table-cell>
          <table:table-cell office:value-type="float" office:value="85.546" calcext:value-type="float">
            <text:p>85.546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2" calcext:value-type="float">
            <text:p>9.22</text:p>
          </table:table-cell>
          <table:table-cell office:value-type="float" office:value="12.358" calcext:value-type="float">
            <text:p>12.358</text:p>
          </table:table-cell>
          <table:table-cell office:value-type="float" office:value="14.624" calcext:value-type="float">
            <text:p>14.624</text:p>
          </table:table-cell>
          <table:table-cell office:value-type="float" office:value="16.468" calcext:value-type="float">
            <text:p>16.468</text:p>
          </table:table-cell>
          <table:table-cell office:value-type="float" office:value="21.109" calcext:value-type="float">
            <text:p>21.109</text:p>
          </table:table-cell>
          <table:table-cell office:value-type="float" office:value="31.193" calcext:value-type="float">
            <text:p>31.193</text:p>
          </table:table-cell>
          <table:table-cell office:value-type="float" office:value="48.199" calcext:value-type="float">
            <text:p>48.199</text:p>
          </table:table-cell>
          <table:table-cell office:value-type="float" office:value="63.095" calcext:value-type="float">
            <text:p>63.095</text:p>
          </table:table-cell>
          <table:table-cell office:value-type="float" office:value="96.841" calcext:value-type="float">
            <text:p>96.841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222" calcext:value-type="float">
            <text:p>9.222</text:p>
          </table:table-cell>
          <table:table-cell office:value-type="float" office:value="12.428" calcext:value-type="float">
            <text:p>12.428</text:p>
          </table:table-cell>
          <table:table-cell office:value-type="float" office:value="13.871" calcext:value-type="float">
            <text:p>13.871</text:p>
          </table:table-cell>
          <table:table-cell office:value-type="float" office:value="17.195" calcext:value-type="float">
            <text:p>17.195</text:p>
          </table:table-cell>
          <table:table-cell office:value-type="float" office:value="22.792" calcext:value-type="float">
            <text:p>22.792</text:p>
          </table:table-cell>
          <table:table-cell office:value-type="float" office:value="34.004" calcext:value-type="float">
            <text:p>34.004</text:p>
          </table:table-cell>
          <table:table-cell office:value-type="float" office:value="53.098" calcext:value-type="float">
            <text:p>53.098</text:p>
          </table:table-cell>
          <table:table-cell office:value-type="float" office:value="69.995" calcext:value-type="float">
            <text:p>69.995</text:p>
          </table:table-cell>
          <table:table-cell office:value-type="float" office:value="107.157" calcext:value-type="float">
            <text:p>107.157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35" calcext:value-type="float">
            <text:p>9.235</text:p>
          </table:table-cell>
          <table:table-cell office:value-type="float" office:value="11.774" calcext:value-type="float">
            <text:p>11.774</text:p>
          </table:table-cell>
          <table:table-cell office:value-type="float" office:value="14.86" calcext:value-type="float">
            <text:p>14.86</text:p>
          </table:table-cell>
          <table:table-cell office:value-type="float" office:value="19.93" calcext:value-type="float">
            <text:p>19.93</text:p>
          </table:table-cell>
          <table:table-cell office:value-type="float" office:value="26.396" calcext:value-type="float">
            <text:p>26.396</text:p>
          </table:table-cell>
          <table:table-cell office:value-type="float" office:value="41.389" calcext:value-type="float">
            <text:p>41.389</text:p>
          </table:table-cell>
          <table:table-cell office:value-type="float" office:value="63.107" calcext:value-type="float">
            <text:p>63.107</text:p>
          </table:table-cell>
          <table:table-cell office:value-type="float" office:value="83.835" calcext:value-type="float">
            <text:p>83.835</text:p>
          </table:table-cell>
          <table:table-cell office:value-type="float" office:value="131.038" calcext:value-type="float">
            <text:p>131.038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2" calcext:value-type="float">
            <text:p>9.72</text:p>
          </table:table-cell>
          <table:table-cell office:value-type="float" office:value="12.95" calcext:value-type="float">
            <text:p>12.95</text:p>
          </table:table-cell>
          <table:table-cell office:value-type="float" office:value="16.83" calcext:value-type="float">
            <text:p>16.83</text:p>
          </table:table-cell>
          <table:table-cell office:value-type="float" office:value="22.645" calcext:value-type="float">
            <text:p>22.645</text:p>
          </table:table-cell>
          <table:table-cell office:value-type="float" office:value="30.244" calcext:value-type="float">
            <text:p>30.244</text:p>
          </table:table-cell>
          <table:table-cell office:value-type="float" office:value="47.538" calcext:value-type="float">
            <text:p>47.538</text:p>
          </table:table-cell>
          <table:table-cell office:value-type="float" office:value="73.279" calcext:value-type="float">
            <text:p>73.279</text:p>
          </table:table-cell>
          <table:table-cell office:value-type="float" office:value="98.425" calcext:value-type="float">
            <text:p>98.425</text:p>
          </table:table-cell>
          <table:table-cell office:value-type="float" office:value="151.974" calcext:value-type="float">
            <text:p>151.974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469" calcext:value-type="float">
            <text:p>10.469</text:p>
          </table:table-cell>
          <table:table-cell office:value-type="float" office:value="13.934" calcext:value-type="float">
            <text:p>13.934</text:p>
          </table:table-cell>
          <table:table-cell office:value-type="float" office:value="19.352" calcext:value-type="float">
            <text:p>19.352</text:p>
          </table:table-cell>
          <table:table-cell office:value-type="float" office:value="26.365" calcext:value-type="float">
            <text:p>26.365</text:p>
          </table:table-cell>
          <table:table-cell office:value-type="float" office:value="33.493" calcext:value-type="float">
            <text:p>33.493</text:p>
          </table:table-cell>
          <table:table-cell office:value-type="float" office:value="56.428" calcext:value-type="float">
            <text:p>56.428</text:p>
          </table:table-cell>
          <table:table-cell office:value-type="float" office:value="83.528" calcext:value-type="float">
            <text:p>83.528</text:p>
          </table:table-cell>
          <table:table-cell office:value-type="float" office:value="110.962" calcext:value-type="float">
            <text:p>110.962</text:p>
          </table:table-cell>
          <table:table-cell office:value-type="float" office:value="176.714" calcext:value-type="float">
            <text:p>176.714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12.228" calcext:value-type="float">
            <text:p>12.228</text:p>
          </table:table-cell>
          <table:table-cell table:style-name="ce5" office:value-type="float" office:value="17.601" calcext:value-type="float">
            <text:p>17.601</text:p>
          </table:table-cell>
          <table:table-cell table:style-name="ce5" office:value-type="float" office:value="23.169" calcext:value-type="float">
            <text:p>23.169</text:p>
          </table:table-cell>
          <table:table-cell table:style-name="ce5" office:value-type="float" office:value="32.445" calcext:value-type="float">
            <text:p>32.445</text:p>
          </table:table-cell>
          <table:table-cell table:style-name="ce5" office:value-type="float" office:value="42.979" calcext:value-type="float">
            <text:p>42.979</text:p>
          </table:table-cell>
          <table:table-cell table:style-name="ce5" office:value-type="float" office:value="71.011" calcext:value-type="float">
            <text:p>71.011</text:p>
          </table:table-cell>
          <table:table-cell table:style-name="ce5" office:value-type="float" office:value="113.988" calcext:value-type="float">
            <text:p>113.988</text:p>
          </table:table-cell>
          <table:table-cell table:style-name="ce5" office:value-type="float" office:value="149.683" calcext:value-type="float">
            <text:p>149.683</text:p>
          </table:table-cell>
          <table:table-cell table:style-name="ce10" office:value-type="float" office:value="229.085" calcext:value-type="float">
            <text:p>229.085</text:p>
          </table:table-cell>
          <table:table-cell office:value-type="float" office:value="11.273" calcext:value-type="float">
            <text:p>11.273</text:p>
          </table:table-cell>
        </table:table-row>
        <table:table-row table:style-name="ro1">
          <table:table-cell table:style-name="Default" office:value-type="string" calcext:value-type="string">
            <text:p>Sequential</text:p>
          </table:table-cell>
          <table:table-cell table:number-columns-repeated="8" office:value-type="float" office:value="11.273" calcext:value-type="float">
            <text:p>11.273</text:p>
          </table:table-cell>
          <table:table-cell table:style-name="Default" office:value-type="float" office:value="11.273" calcext:value-type="float">
            <text:p>11.273</text:p>
          </table:table-cell>
          <table:table-cell office:value-type="float" office:value="11.273" calcext:value-type="float">
            <text:p>11.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17:51:06.604558082</meta:creation-date>
    <dc:date>2023-05-21T19:46:23.984897426</dc:date>
    <meta:editing-duration>PT54M22S</meta:editing-duration>
    <meta:editing-cycles>6</meta:editing-cycles>
    <meta:generator>LibreOffice/6.4.7.2$Linux_X86_64 LibreOffice_project/40$Build-2</meta:generator>
    <meta:document-statistic meta:table-count="4" meta:cell-count="1131" meta:object-count="2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877cm" svg:height="8.93cm" xlink:href=".." xlink:type="simple" chart:class="chart:line" chart:style-name="ch1">
        <chart:title svg:x="6.558cm" svg:y="0.314cm" chart:style-name="ch2">
          <text:p>Transfer(0.0)</text:p>
        </chart:title>
        <chart:legend chart:legend-position="end" svg:x="12.919cm" svg:y="1.925cm" style:legend-expansion="high" chart:style-name="ch3"/>
        <chart:plot-area chart:style-name="ch4" table:cell-range-address="Collect.A2:Collect.K10 Collect.B1:Collect.K1" chart:data-source-has-labels="both" svg:x="1.328cm" svg:y="1.271cm" svg:width="11.274cm" svg:height="6.5cm">
          <chartooo:coordinate-region svg:x="2.055cm" svg:y="1.47cm" svg:width="10.36cm" svg:height="5.654cm"/>
          <chart:axis chart:dimension="x" chart:name="primary-x" chart:style-name="ch5" chartooo:axis-type="auto">
            <chartooo:date-scale/>
            <chart:title svg:x="5.955cm" svg:y="7.949cm" chart:style-name="ch6">
              <text:p>Nb executors</text:p>
            </chart:title>
            <chart:categories table:cell-range-address="Collect.A2:Collect.A10"/>
          </chart:axis>
          <chart:axis chart:dimension="y" chart:name="primary-y" chart:style-name="ch5">
            <chart:title svg:x="0.451cm" svg:y="5.425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:Collect.B10" chart:label-cell-address="Collect.B1:Collect.B1" chart:class="chart:line">
            <chart:data-point chart:repeated="9"/>
          </chart:series>
          <chart:series chart:style-name="ch10" chart:values-cell-range-address="Collect.C2:Collect.C10" chart:label-cell-address="Collect.C1:Collect.C1" chart:class="chart:line">
            <chart:data-point chart:repeated="9"/>
          </chart:series>
          <chart:series chart:style-name="ch11" chart:values-cell-range-address="Collect.D2:Collect.D10" chart:label-cell-address="Collect.D1:Collect.D1" chart:class="chart:line">
            <chart:data-point chart:repeated="9"/>
          </chart:series>
          <chart:series chart:style-name="ch12" chart:values-cell-range-address="Collect.E2:Collect.E10" chart:label-cell-address="Collect.E1:Collect.E1" chart:class="chart:line">
            <chart:data-point chart:repeated="9"/>
          </chart:series>
          <chart:series chart:style-name="ch13" chart:values-cell-range-address="Collect.F2:Collect.F10" chart:label-cell-address="Collect.F1:Collect.F1" chart:class="chart:line">
            <chart:data-point chart:repeated="9"/>
          </chart:series>
          <chart:series chart:style-name="ch14" chart:values-cell-range-address="Collect.G2:Collect.G10" chart:label-cell-address="Collect.G1:Collect.G1" chart:class="chart:line">
            <chart:data-point chart:repeated="9"/>
          </chart:series>
          <chart:series chart:style-name="ch15" chart:values-cell-range-address="Collect.H2:Collect.H10" chart:label-cell-address="Collect.H1:Collect.H1" chart:class="chart:line">
            <chart:data-point chart:repeated="9"/>
          </chart:series>
          <chart:series chart:style-name="ch16" chart:values-cell-range-address="Collect.I2:Collect.I10" chart:label-cell-address="Collect.I1:Collect.I1" chart:class="chart:line">
            <chart:data-point chart:repeated="9"/>
          </chart:series>
          <chart:series chart:style-name="ch17" chart:values-cell-range-address="Collect.J2:Collect.J10" chart:label-cell-address="Collect.J1:Collect.J1" chart:class="chart:line">
            <chart:data-point chart:repeated="9"/>
          </chart:series>
          <chart:series chart:style-name="ch18" chart:values-cell-range-address="Collect.K2:Collect.K10" chart:label-cell-address="Collect.K1:Collect.K1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1:Collect.B1</svg:desc>
                </draw:g>
              </table:table-cell>
              <table:table-cell office:value-type="string">
                <text:p>3</text:p>
                <draw:g>
                  <svg:desc>Collect.C1:Collect.C1</svg:desc>
                </draw:g>
              </table:table-cell>
              <table:table-cell office:value-type="string">
                <text:p>4</text:p>
                <draw:g>
                  <svg:desc>Collect.D1:Collect.D1</svg:desc>
                </draw:g>
              </table:table-cell>
              <table:table-cell office:value-type="string">
                <text:p>5</text:p>
                <draw:g>
                  <svg:desc>Collect.E1:Collect.E1</svg:desc>
                </draw:g>
              </table:table-cell>
              <table:table-cell office:value-type="string">
                <text:p>6</text:p>
                <draw:g>
                  <svg:desc>Collect.F1:Collect.F1</svg:desc>
                </draw:g>
              </table:table-cell>
              <table:table-cell office:value-type="string">
                <text:p>8</text:p>
                <draw:g>
                  <svg:desc>Collect.G1:Collect.G1</svg:desc>
                </draw:g>
              </table:table-cell>
              <table:table-cell office:value-type="string">
                <text:p>10</text:p>
                <draw:g>
                  <svg:desc>Collect.H1:Collect.H1</svg:desc>
                </draw:g>
              </table:table-cell>
              <table:table-cell office:value-type="string">
                <text:p>12</text:p>
                <draw:g>
                  <svg:desc>Collect.I1:Collect.I1</svg:desc>
                </draw:g>
              </table:table-cell>
              <table:table-cell office:value-type="string">
                <text:p>15</text:p>
                <draw:g>
                  <svg:desc>Collect.J1:Collect.J1</svg:desc>
                </draw:g>
              </table:table-cell>
              <table:table-cell office:value-type="string">
                <text:p>Sequential</text:p>
                <draw:g>
                  <svg:desc>Collect.K1:Collect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2:Collect.A10</svg:desc>
                </draw:g>
              </table:table-cell>
              <table:table-cell office:value-type="float" office:value="3.769">
                <text:p>3.769</text:p>
                <draw:g>
                  <svg:desc>Collect.B2:Collect.B10</svg:desc>
                </draw:g>
              </table:table-cell>
              <table:table-cell office:value-type="float" office:value="2.928">
                <text:p>2.928</text:p>
                <draw:g>
                  <svg:desc>Collect.C2:Collect.C10</svg:desc>
                </draw:g>
              </table:table-cell>
              <table:table-cell office:value-type="float" office:value="2.633">
                <text:p>2.633</text:p>
                <draw:g>
                  <svg:desc>Collect.D2:Collect.D10</svg:desc>
                </draw:g>
              </table:table-cell>
              <table:table-cell office:value-type="float" office:value="2.726">
                <text:p>2.726</text:p>
                <draw:g>
                  <svg:desc>Collect.E2:Collect.E10</svg:desc>
                </draw:g>
              </table:table-cell>
              <table:table-cell office:value-type="float" office:value="2.521">
                <text:p>2.521</text:p>
                <draw:g>
                  <svg:desc>Collect.F2:Collect.F10</svg:desc>
                </draw:g>
              </table:table-cell>
              <table:table-cell office:value-type="float" office:value="2.702">
                <text:p>2.702</text:p>
                <draw:g>
                  <svg:desc>Collect.G2:Collect.G10</svg:desc>
                </draw:g>
              </table:table-cell>
              <table:table-cell office:value-type="float" office:value="2.642">
                <text:p>2.642</text:p>
                <draw:g>
                  <svg:desc>Collect.H2:Collect.H10</svg:desc>
                </draw:g>
              </table:table-cell>
              <table:table-cell office:value-type="float" office:value="2.792">
                <text:p>2.792</text:p>
                <draw:g>
                  <svg:desc>Collect.I2:Collect.I10</svg:desc>
                </draw:g>
              </table:table-cell>
              <table:table-cell office:value-type="float" office:value="2.967">
                <text:p>2.967</text:p>
                <draw:g>
                  <svg:desc>Collect.J2:Collect.J10</svg:desc>
                </draw:g>
              </table:table-cell>
              <table:table-cell office:value-type="float" office:value="1.812">
                <text:p>1.812</text:p>
                <draw:g>
                  <svg:desc>Collect.K2:Collect.K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28">
                <text:p>3.428</text:p>
              </table:table-cell>
              <table:table-cell office:value-type="float" office:value="2.499">
                <text:p>2.499</text:p>
              </table:table-cell>
              <table:table-cell office:value-type="float" office:value="2.356">
                <text:p>2.356</text:p>
              </table:table-cell>
              <table:table-cell office:value-type="float" office:value="2.23">
                <text:p>2.23</text:p>
              </table:table-cell>
              <table:table-cell office:value-type="float" office:value="2.301">
                <text:p>2.301</text:p>
              </table:table-cell>
              <table:table-cell office:value-type="float" office:value="2.254">
                <text:p>2.254</text:p>
              </table:table-cell>
              <table:table-cell office:value-type="float" office:value="2.377">
                <text:p>2.377</text:p>
              </table:table-cell>
              <table:table-cell office:value-type="float" office:value="2.515">
                <text:p>2.515</text:p>
              </table:table-cell>
              <table:table-cell office:value-type="float" office:value="2.5">
                <text:p>2.5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18">
                <text:p>3.118</text:p>
              </table:table-cell>
              <table:table-cell office:value-type="float" office:value="2.412">
                <text:p>2.412</text:p>
              </table:table-cell>
              <table:table-cell office:value-type="float" office:value="2.212">
                <text:p>2.212</text:p>
              </table:table-cell>
              <table:table-cell office:value-type="float" office:value="2.067">
                <text:p>2.067</text:p>
              </table:table-cell>
              <table:table-cell office:value-type="float" office:value="2.141">
                <text:p>2.141</text:p>
              </table:table-cell>
              <table:table-cell office:value-type="float" office:value="2.201">
                <text:p>2.201</text:p>
              </table:table-cell>
              <table:table-cell office:value-type="float" office:value="2.134">
                <text:p>2.134</text:p>
              </table:table-cell>
              <table:table-cell office:value-type="float" office:value="2.34">
                <text:p>2.34</text:p>
              </table:table-cell>
              <table:table-cell office:value-type="float" office:value="2.367">
                <text:p>2.367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854">
                <text:p>2.854</text:p>
              </table:table-cell>
              <table:table-cell office:value-type="float" office:value="2.296">
                <text:p>2.296</text:p>
              </table:table-cell>
              <table:table-cell office:value-type="float" office:value="2.149">
                <text:p>2.149</text:p>
              </table:table-cell>
              <table:table-cell office:value-type="float" office:value="2.01">
                <text:p>2.01</text:p>
              </table:table-cell>
              <table:table-cell office:value-type="float" office:value="2.058">
                <text:p>2.058</text:p>
              </table:table-cell>
              <table:table-cell office:value-type="float" office:value="2.097">
                <text:p>2.097</text:p>
              </table:table-cell>
              <table:table-cell office:value-type="float" office:value="2.159">
                <text:p>2.159</text:p>
              </table:table-cell>
              <table:table-cell office:value-type="float" office:value="2.145">
                <text:p>2.145</text:p>
              </table:table-cell>
              <table:table-cell office:value-type="float" office:value="2.271">
                <text:p>2.271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905">
                <text:p>2.905</text:p>
              </table:table-cell>
              <table:table-cell office:value-type="float" office:value="2.212">
                <text:p>2.212</text:p>
              </table:table-cell>
              <table:table-cell office:value-type="float" office:value="1.942">
                <text:p>1.942</text:p>
              </table:table-cell>
              <table:table-cell office:value-type="float" office:value="1.87">
                <text:p>1.87</text:p>
              </table:table-cell>
              <table:table-cell office:value-type="float" office:value="2">
                <text:p>2</text:p>
              </table:table-cell>
              <table:table-cell office:value-type="float" office:value="2.109">
                <text:p>2.109</text:p>
              </table:table-cell>
              <table:table-cell office:value-type="float" office:value="2.079">
                <text:p>2.079</text:p>
              </table:table-cell>
              <table:table-cell office:value-type="float" office:value="2.18">
                <text:p>2.18</text:p>
              </table:table-cell>
              <table:table-cell office:value-type="float" office:value="2.211">
                <text:p>2.211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1">
                <text:p>2.81</text:p>
              </table:table-cell>
              <table:table-cell office:value-type="float" office:value="2.147">
                <text:p>2.147</text:p>
              </table:table-cell>
              <table:table-cell office:value-type="float" office:value="1.915">
                <text:p>1.915</text:p>
              </table:table-cell>
              <table:table-cell office:value-type="float" office:value="1.959">
                <text:p>1.959</text:p>
              </table:table-cell>
              <table:table-cell office:value-type="float" office:value="1.945">
                <text:p>1.945</text:p>
              </table:table-cell>
              <table:table-cell office:value-type="float" office:value="1.976">
                <text:p>1.976</text:p>
              </table:table-cell>
              <table:table-cell office:value-type="float" office:value="2.035">
                <text:p>2.035</text:p>
              </table:table-cell>
              <table:table-cell office:value-type="float" office:value="2.128">
                <text:p>2.128</text:p>
              </table:table-cell>
              <table:table-cell office:value-type="float" office:value="2.182">
                <text:p>2.182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59">
                <text:p>2.759</text:p>
              </table:table-cell>
              <table:table-cell office:value-type="float" office:value="2.129">
                <text:p>2.129</text:p>
              </table:table-cell>
              <table:table-cell office:value-type="float" office:value="2.09">
                <text:p>2.09</text:p>
              </table:table-cell>
              <table:table-cell office:value-type="float" office:value="1.913">
                <text:p>1.913</text:p>
              </table:table-cell>
              <table:table-cell office:value-type="float" office:value="1.938">
                <text:p>1.938</text:p>
              </table:table-cell>
              <table:table-cell office:value-type="float" office:value="2.007">
                <text:p>2.007</text:p>
              </table:table-cell>
              <table:table-cell office:value-type="float" office:value="2.128">
                <text:p>2.128</text:p>
              </table:table-cell>
              <table:table-cell office:value-type="float" office:value="2.191">
                <text:p>2.191</text:p>
              </table:table-cell>
              <table:table-cell office:value-type="float" office:value="2.261">
                <text:p>2.261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757">
                <text:p>2.757</text:p>
              </table:table-cell>
              <table:table-cell office:value-type="float" office:value="2.143">
                <text:p>2.143</text:p>
              </table:table-cell>
              <table:table-cell office:value-type="float" office:value="1.976">
                <text:p>1.976</text:p>
              </table:table-cell>
              <table:table-cell office:value-type="float" office:value="1.944">
                <text:p>1.944</text:p>
              </table:table-cell>
              <table:table-cell office:value-type="float" office:value="2.075">
                <text:p>2.075</text:p>
              </table:table-cell>
              <table:table-cell office:value-type="float" office:value="2.079">
                <text:p>2.079</text:p>
              </table:table-cell>
              <table:table-cell office:value-type="float" office:value="2.209">
                <text:p>2.209</text:p>
              </table:table-cell>
              <table:table-cell office:value-type="float" office:value="2.284">
                <text:p>2.284</text:p>
              </table:table-cell>
              <table:table-cell office:value-type="float" office:value="2.387">
                <text:p>2.387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861">
                <text:p>2.861</text:p>
              </table:table-cell>
              <table:table-cell office:value-type="float" office:value="2.277">
                <text:p>2.277</text:p>
              </table:table-cell>
              <table:table-cell office:value-type="float" office:value="2.105">
                <text:p>2.105</text:p>
              </table:table-cell>
              <table:table-cell office:value-type="float" office:value="2.025">
                <text:p>2.025</text:p>
              </table:table-cell>
              <table:table-cell office:value-type="float" office:value="2.081">
                <text:p>2.081</text:p>
              </table:table-cell>
              <table:table-cell office:value-type="float" office:value="2.203">
                <text:p>2.203</text:p>
              </table:table-cell>
              <table:table-cell office:value-type="float" office:value="2.269">
                <text:p>2.269</text:p>
              </table:table-cell>
              <table:table-cell office:value-type="float" office:value="2.436">
                <text:p>2.436</text:p>
              </table:table-cell>
              <table:table-cell office:value-type="float" office:value="2.754">
                <text:p>2.754</text:p>
              </table:table-cell>
              <table:table-cell office:value-type="float" office:value="1.812">
                <text:p>1.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Transfer(0.0)</text:p>
        </chart:title>
        <chart:legend chart:legend-position="end" svg:x="13.042cm" svg:y="1.96cm" style:legend-expansion="high" chart:style-name="ch3"/>
        <chart:plot-area chart:style-name="ch4" table:cell-range-address="Collect.B1:Collect.J11 Collect.A2:Collect.A11" chart:data-source-has-labels="both" svg:x="1.331cm" svg:y="1.275cm" svg:width="11.391cm" svg:height="6.564cm">
          <chartooo:coordinate-region svg:x="2.058cm" svg:y="1.474cm" svg:width="10.477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1:Collect.J1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:Collect.J2" chart:label-cell-address="Collect.A2:Collect.A2" chart:class="chart:line">
            <chart:data-point chart:repeated="9"/>
          </chart:series>
          <chart:series chart:style-name="ch10" chart:values-cell-range-address="Collect.B3:Collect.J3" chart:label-cell-address="Collect.A3:Collect.A3" chart:class="chart:line">
            <chart:data-point chart:repeated="9"/>
          </chart:series>
          <chart:series chart:style-name="ch11" chart:values-cell-range-address="Collect.B4:Collect.J4" chart:label-cell-address="Collect.A4:Collect.A4" chart:class="chart:line">
            <chart:data-point chart:repeated="9"/>
          </chart:series>
          <chart:series chart:style-name="ch12" chart:values-cell-range-address="Collect.B5:Collect.J5" chart:label-cell-address="Collect.A5:Collect.A5" chart:class="chart:line">
            <chart:data-point chart:repeated="9"/>
          </chart:series>
          <chart:series chart:style-name="ch13" chart:values-cell-range-address="Collect.B6:Collect.J6" chart:label-cell-address="Collect.A6:Collect.A6" chart:class="chart:line">
            <chart:data-point chart:repeated="9"/>
          </chart:series>
          <chart:series chart:style-name="ch14" chart:values-cell-range-address="Collect.B7:Collect.J7" chart:label-cell-address="Collect.A7:Collect.A7" chart:class="chart:line">
            <chart:data-point chart:repeated="9"/>
          </chart:series>
          <chart:series chart:style-name="ch15" chart:values-cell-range-address="Collect.B8:Collect.J8" chart:label-cell-address="Collect.A8:Collect.A8" chart:class="chart:line">
            <chart:data-point chart:repeated="9"/>
          </chart:series>
          <chart:series chart:style-name="ch16" chart:values-cell-range-address="Collect.B9:Collect.J9" chart:label-cell-address="Collect.A9:Collect.A9" chart:class="chart:line">
            <chart:data-point chart:repeated="9"/>
          </chart:series>
          <chart:series chart:style-name="ch17" chart:values-cell-range-address="Collect.B10:Collect.J10" chart:label-cell-address="Collect.A10:Collect.A10" chart:class="chart:line">
            <chart:data-point chart:repeated="9"/>
          </chart:series>
          <chart:series chart:style-name="ch18" chart:values-cell-range-address="Collect.B11:Collect.J11" chart:label-cell-address="Collect.A11:Collect.A11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1:Collect.J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2:Collect.A2</svg:desc>
                </draw:g>
              </table:table-cell>
              <table:table-cell office:value-type="float" office:value="3.769">
                <text:p>3.769</text:p>
                <draw:g>
                  <svg:desc>Collect.B2:Collect.J2</svg:desc>
                </draw:g>
              </table:table-cell>
              <table:table-cell office:value-type="float" office:value="2.928">
                <text:p>2.928</text:p>
              </table:table-cell>
              <table:table-cell office:value-type="float" office:value="2.633">
                <text:p>2.633</text:p>
              </table:table-cell>
              <table:table-cell office:value-type="float" office:value="2.726">
                <text:p>2.726</text:p>
              </table:table-cell>
              <table:table-cell office:value-type="float" office:value="2.521">
                <text:p>2.521</text:p>
              </table:table-cell>
              <table:table-cell office:value-type="float" office:value="2.702">
                <text:p>2.702</text:p>
              </table:table-cell>
              <table:table-cell office:value-type="float" office:value="2.642">
                <text:p>2.642</text:p>
              </table:table-cell>
              <table:table-cell office:value-type="float" office:value="2.792">
                <text:p>2.792</text:p>
              </table:table-cell>
              <table:table-cell office:value-type="float" office:value="2.967">
                <text:p>2.967</text:p>
              </table:table-cell>
            </table:table-row>
            <table:table-row>
              <table:table-cell office:value-type="string">
                <text:p>3</text:p>
                <draw:g>
                  <svg:desc>Collect.A3:Collect.A3</svg:desc>
                </draw:g>
              </table:table-cell>
              <table:table-cell office:value-type="float" office:value="3.428">
                <text:p>3.428</text:p>
                <draw:g>
                  <svg:desc>Collect.B3:Collect.J3</svg:desc>
                </draw:g>
              </table:table-cell>
              <table:table-cell office:value-type="float" office:value="2.499">
                <text:p>2.499</text:p>
              </table:table-cell>
              <table:table-cell office:value-type="float" office:value="2.356">
                <text:p>2.356</text:p>
              </table:table-cell>
              <table:table-cell office:value-type="float" office:value="2.23">
                <text:p>2.23</text:p>
              </table:table-cell>
              <table:table-cell office:value-type="float" office:value="2.301">
                <text:p>2.301</text:p>
              </table:table-cell>
              <table:table-cell office:value-type="float" office:value="2.254">
                <text:p>2.254</text:p>
              </table:table-cell>
              <table:table-cell office:value-type="float" office:value="2.377">
                <text:p>2.377</text:p>
              </table:table-cell>
              <table:table-cell office:value-type="float" office:value="2.515">
                <text:p>2.5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  <draw:g>
                  <svg:desc>Collect.A4:Collect.A4</svg:desc>
                </draw:g>
              </table:table-cell>
              <table:table-cell office:value-type="float" office:value="3.118">
                <text:p>3.118</text:p>
                <draw:g>
                  <svg:desc>Collect.B4:Collect.J4</svg:desc>
                </draw:g>
              </table:table-cell>
              <table:table-cell office:value-type="float" office:value="2.412">
                <text:p>2.412</text:p>
              </table:table-cell>
              <table:table-cell office:value-type="float" office:value="2.212">
                <text:p>2.212</text:p>
              </table:table-cell>
              <table:table-cell office:value-type="float" office:value="2.067">
                <text:p>2.067</text:p>
              </table:table-cell>
              <table:table-cell office:value-type="float" office:value="2.141">
                <text:p>2.141</text:p>
              </table:table-cell>
              <table:table-cell office:value-type="float" office:value="2.201">
                <text:p>2.201</text:p>
              </table:table-cell>
              <table:table-cell office:value-type="float" office:value="2.134">
                <text:p>2.134</text:p>
              </table:table-cell>
              <table:table-cell office:value-type="float" office:value="2.34">
                <text:p>2.34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>5</text:p>
                <draw:g>
                  <svg:desc>Collect.A5:Collect.A5</svg:desc>
                </draw:g>
              </table:table-cell>
              <table:table-cell office:value-type="float" office:value="2.854">
                <text:p>2.854</text:p>
                <draw:g>
                  <svg:desc>Collect.B5:Collect.J5</svg:desc>
                </draw:g>
              </table:table-cell>
              <table:table-cell office:value-type="float" office:value="2.296">
                <text:p>2.296</text:p>
              </table:table-cell>
              <table:table-cell office:value-type="float" office:value="2.149">
                <text:p>2.149</text:p>
              </table:table-cell>
              <table:table-cell office:value-type="float" office:value="2.01">
                <text:p>2.01</text:p>
              </table:table-cell>
              <table:table-cell office:value-type="float" office:value="2.058">
                <text:p>2.058</text:p>
              </table:table-cell>
              <table:table-cell office:value-type="float" office:value="2.097">
                <text:p>2.097</text:p>
              </table:table-cell>
              <table:table-cell office:value-type="float" office:value="2.159">
                <text:p>2.159</text:p>
              </table:table-cell>
              <table:table-cell office:value-type="float" office:value="2.145">
                <text:p>2.145</text:p>
              </table:table-cell>
              <table:table-cell office:value-type="float" office:value="2.271">
                <text:p>2.271</text:p>
              </table:table-cell>
            </table:table-row>
            <table:table-row>
              <table:table-cell office:value-type="string">
                <text:p>6</text:p>
                <draw:g>
                  <svg:desc>Collect.A6:Collect.A6</svg:desc>
                </draw:g>
              </table:table-cell>
              <table:table-cell office:value-type="float" office:value="2.905">
                <text:p>2.905</text:p>
                <draw:g>
                  <svg:desc>Collect.B6:Collect.J6</svg:desc>
                </draw:g>
              </table:table-cell>
              <table:table-cell office:value-type="float" office:value="2.212">
                <text:p>2.212</text:p>
              </table:table-cell>
              <table:table-cell office:value-type="float" office:value="1.942">
                <text:p>1.942</text:p>
              </table:table-cell>
              <table:table-cell office:value-type="float" office:value="1.87">
                <text:p>1.87</text:p>
              </table:table-cell>
              <table:table-cell office:value-type="float" office:value="2">
                <text:p>2</text:p>
              </table:table-cell>
              <table:table-cell office:value-type="float" office:value="2.109">
                <text:p>2.109</text:p>
              </table:table-cell>
              <table:table-cell office:value-type="float" office:value="2.079">
                <text:p>2.079</text:p>
              </table:table-cell>
              <table:table-cell office:value-type="float" office:value="2.18">
                <text:p>2.18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string">
                <text:p>8</text:p>
                <draw:g>
                  <svg:desc>Collect.A7:Collect.A7</svg:desc>
                </draw:g>
              </table:table-cell>
              <table:table-cell office:value-type="float" office:value="2.81">
                <text:p>2.81</text:p>
                <draw:g>
                  <svg:desc>Collect.B7:Collect.J7</svg:desc>
                </draw:g>
              </table:table-cell>
              <table:table-cell office:value-type="float" office:value="2.147">
                <text:p>2.147</text:p>
              </table:table-cell>
              <table:table-cell office:value-type="float" office:value="1.915">
                <text:p>1.915</text:p>
              </table:table-cell>
              <table:table-cell office:value-type="float" office:value="1.959">
                <text:p>1.959</text:p>
              </table:table-cell>
              <table:table-cell office:value-type="float" office:value="1.945">
                <text:p>1.945</text:p>
              </table:table-cell>
              <table:table-cell office:value-type="float" office:value="1.976">
                <text:p>1.976</text:p>
              </table:table-cell>
              <table:table-cell office:value-type="float" office:value="2.035">
                <text:p>2.035</text:p>
              </table:table-cell>
              <table:table-cell office:value-type="float" office:value="2.128">
                <text:p>2.128</text:p>
              </table:table-cell>
              <table:table-cell office:value-type="float" office:value="2.182">
                <text:p>2.182</text:p>
              </table:table-cell>
            </table:table-row>
            <table:table-row>
              <table:table-cell office:value-type="string">
                <text:p>10</text:p>
                <draw:g>
                  <svg:desc>Collect.A8:Collect.A8</svg:desc>
                </draw:g>
              </table:table-cell>
              <table:table-cell office:value-type="float" office:value="2.759">
                <text:p>2.759</text:p>
                <draw:g>
                  <svg:desc>Collect.B8:Collect.J8</svg:desc>
                </draw:g>
              </table:table-cell>
              <table:table-cell office:value-type="float" office:value="2.129">
                <text:p>2.129</text:p>
              </table:table-cell>
              <table:table-cell office:value-type="float" office:value="2.09">
                <text:p>2.09</text:p>
              </table:table-cell>
              <table:table-cell office:value-type="float" office:value="1.913">
                <text:p>1.913</text:p>
              </table:table-cell>
              <table:table-cell office:value-type="float" office:value="1.938">
                <text:p>1.938</text:p>
              </table:table-cell>
              <table:table-cell office:value-type="float" office:value="2.007">
                <text:p>2.007</text:p>
              </table:table-cell>
              <table:table-cell office:value-type="float" office:value="2.128">
                <text:p>2.128</text:p>
              </table:table-cell>
              <table:table-cell office:value-type="float" office:value="2.191">
                <text:p>2.191</text:p>
              </table:table-cell>
              <table:table-cell office:value-type="float" office:value="2.261">
                <text:p>2.261</text:p>
              </table:table-cell>
            </table:table-row>
            <table:table-row>
              <table:table-cell office:value-type="string">
                <text:p>12</text:p>
                <draw:g>
                  <svg:desc>Collect.A9:Collect.A9</svg:desc>
                </draw:g>
              </table:table-cell>
              <table:table-cell office:value-type="float" office:value="2.757">
                <text:p>2.757</text:p>
                <draw:g>
                  <svg:desc>Collect.B9:Collect.J9</svg:desc>
                </draw:g>
              </table:table-cell>
              <table:table-cell office:value-type="float" office:value="2.143">
                <text:p>2.143</text:p>
              </table:table-cell>
              <table:table-cell office:value-type="float" office:value="1.976">
                <text:p>1.976</text:p>
              </table:table-cell>
              <table:table-cell office:value-type="float" office:value="1.944">
                <text:p>1.944</text:p>
              </table:table-cell>
              <table:table-cell office:value-type="float" office:value="2.075">
                <text:p>2.075</text:p>
              </table:table-cell>
              <table:table-cell office:value-type="float" office:value="2.079">
                <text:p>2.079</text:p>
              </table:table-cell>
              <table:table-cell office:value-type="float" office:value="2.209">
                <text:p>2.209</text:p>
              </table:table-cell>
              <table:table-cell office:value-type="float" office:value="2.284">
                <text:p>2.284</text:p>
              </table:table-cell>
              <table:table-cell office:value-type="float" office:value="2.387">
                <text:p>2.387</text:p>
              </table:table-cell>
            </table:table-row>
            <table:table-row>
              <table:table-cell office:value-type="string">
                <text:p>16</text:p>
                <draw:g>
                  <svg:desc>Collect.A10:Collect.A10</svg:desc>
                </draw:g>
              </table:table-cell>
              <table:table-cell office:value-type="float" office:value="2.861">
                <text:p>2.861</text:p>
                <draw:g>
                  <svg:desc>Collect.B10:Collect.J10</svg:desc>
                </draw:g>
              </table:table-cell>
              <table:table-cell office:value-type="float" office:value="2.277">
                <text:p>2.277</text:p>
              </table:table-cell>
              <table:table-cell office:value-type="float" office:value="2.105">
                <text:p>2.105</text:p>
              </table:table-cell>
              <table:table-cell office:value-type="float" office:value="2.025">
                <text:p>2.025</text:p>
              </table:table-cell>
              <table:table-cell office:value-type="float" office:value="2.081">
                <text:p>2.081</text:p>
              </table:table-cell>
              <table:table-cell office:value-type="float" office:value="2.203">
                <text:p>2.203</text:p>
              </table:table-cell>
              <table:table-cell office:value-type="float" office:value="2.269">
                <text:p>2.269</text:p>
              </table:table-cell>
              <table:table-cell office:value-type="float" office:value="2.436">
                <text:p>2.436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Sequential</text:p>
                <draw:g>
                  <svg:desc>Collect.A11:Collect.A11</svg:desc>
                </draw:g>
              </table:table-cell>
              <table:table-cell office:value-type="float" office:value="1.812">
                <text:p>1.812</text:p>
                <draw:g>
                  <svg:desc>Collect.B11:Collect.J11</svg:desc>
                </draw:g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Fibonacci(20)</text:p>
        </chart:title>
        <chart:legend chart:legend-position="end" svg:x="13.042cm" svg:y="1.96cm" style:legend-expansion="high" chart:style-name="ch3"/>
        <chart:plot-area chart:style-name="ch4" table:cell-range-address="Collect.A14:Collect.K22 Collect.B13:Collect.K13" chart:data-source-has-labels="both" svg:x="1.331cm" svg:y="1.275cm" svg:width="11.391cm" svg:height="6.564cm">
          <chartooo:coordinate-region svg:x="2.138cm" svg:y="1.474cm" svg:width="10.212cm" svg:height="5.718cm"/>
          <chart:axis chart:dimension="x" chart:name="primary-x" chart:style-name="ch5" chartooo:axis-type="auto">
            <chartooo:date-scale/>
            <chart:title svg:x="6.016cm" svg:y="8.019cm" chart:style-name="ch6">
              <text:p>Nb executors</text:p>
            </chart:title>
            <chart:categories table:cell-range-address="Collect.A14:Collect.A22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14:Collect.B22" chart:label-cell-address="Collect.B13:Collect.B13" chart:class="chart:line">
            <chart:data-point chart:repeated="9"/>
          </chart:series>
          <chart:series chart:style-name="ch10" chart:values-cell-range-address="Collect.C14:Collect.C22" chart:label-cell-address="Collect.C13:Collect.C13" chart:class="chart:line">
            <chart:data-point chart:repeated="9"/>
          </chart:series>
          <chart:series chart:style-name="ch11" chart:values-cell-range-address="Collect.D14:Collect.D22" chart:label-cell-address="Collect.D13:Collect.D13" chart:class="chart:line">
            <chart:data-point chart:repeated="9"/>
          </chart:series>
          <chart:series chart:style-name="ch12" chart:values-cell-range-address="Collect.E14:Collect.E22" chart:label-cell-address="Collect.E13:Collect.E13" chart:class="chart:line">
            <chart:data-point chart:repeated="9"/>
          </chart:series>
          <chart:series chart:style-name="ch13" chart:values-cell-range-address="Collect.F14:Collect.F22" chart:label-cell-address="Collect.F13:Collect.F13" chart:class="chart:line">
            <chart:data-point chart:repeated="9"/>
          </chart:series>
          <chart:series chart:style-name="ch14" chart:values-cell-range-address="Collect.G14:Collect.G22" chart:label-cell-address="Collect.G13:Collect.G13" chart:class="chart:line">
            <chart:data-point chart:repeated="9"/>
          </chart:series>
          <chart:series chart:style-name="ch15" chart:values-cell-range-address="Collect.H14:Collect.H22" chart:label-cell-address="Collect.H13:Collect.H13" chart:class="chart:line">
            <chart:data-point chart:repeated="9"/>
          </chart:series>
          <chart:series chart:style-name="ch16" chart:values-cell-range-address="Collect.I14:Collect.I22" chart:label-cell-address="Collect.I13:Collect.I13" chart:class="chart:line">
            <chart:data-point chart:repeated="9"/>
          </chart:series>
          <chart:series chart:style-name="ch17" chart:values-cell-range-address="Collect.J14:Collect.J22" chart:label-cell-address="Collect.J13:Collect.J13" chart:class="chart:line">
            <chart:data-point chart:repeated="9"/>
          </chart:series>
          <chart:series chart:style-name="ch18" chart:values-cell-range-address="Collect.K14:Collect.K22" chart:label-cell-address="Collect.K13:Collect.K1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13:Collect.B13</svg:desc>
                </draw:g>
              </table:table-cell>
              <table:table-cell office:value-type="string">
                <text:p>3</text:p>
                <draw:g>
                  <svg:desc>Collect.C13:Collect.C13</svg:desc>
                </draw:g>
              </table:table-cell>
              <table:table-cell office:value-type="string">
                <text:p>4</text:p>
                <draw:g>
                  <svg:desc>Collect.D13:Collect.D13</svg:desc>
                </draw:g>
              </table:table-cell>
              <table:table-cell office:value-type="string">
                <text:p>5</text:p>
                <draw:g>
                  <svg:desc>Collect.E13:Collect.E13</svg:desc>
                </draw:g>
              </table:table-cell>
              <table:table-cell office:value-type="string">
                <text:p>6</text:p>
                <draw:g>
                  <svg:desc>Collect.F13:Collect.F13</svg:desc>
                </draw:g>
              </table:table-cell>
              <table:table-cell office:value-type="string">
                <text:p>8</text:p>
                <draw:g>
                  <svg:desc>Collect.G13:Collect.G13</svg:desc>
                </draw:g>
              </table:table-cell>
              <table:table-cell office:value-type="string">
                <text:p>10</text:p>
                <draw:g>
                  <svg:desc>Collect.H13:Collect.H13</svg:desc>
                </draw:g>
              </table:table-cell>
              <table:table-cell office:value-type="string">
                <text:p>12</text:p>
                <draw:g>
                  <svg:desc>Collect.I13:Collect.I13</svg:desc>
                </draw:g>
              </table:table-cell>
              <table:table-cell office:value-type="string">
                <text:p>15</text:p>
                <draw:g>
                  <svg:desc>Collect.J13:Collect.J13</svg:desc>
                </draw:g>
              </table:table-cell>
              <table:table-cell office:value-type="string">
                <text:p>Sequential</text:p>
                <draw:g>
                  <svg:desc>Collect.K13:Collect.K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14:Collect.A22</svg:desc>
                </draw:g>
              </table:table-cell>
              <table:table-cell office:value-type="float" office:value="655.5">
                <text:p>655.5</text:p>
                <draw:g>
                  <svg:desc>Collect.B14:Collect.B22</svg:desc>
                </draw:g>
              </table:table-cell>
              <table:table-cell office:value-type="float" office:value="654.671">
                <text:p>654.671</text:p>
                <draw:g>
                  <svg:desc>Collect.C14:Collect.C22</svg:desc>
                </draw:g>
              </table:table-cell>
              <table:table-cell office:value-type="float" office:value="654.531">
                <text:p>654.531</text:p>
                <draw:g>
                  <svg:desc>Collect.D14:Collect.D22</svg:desc>
                </draw:g>
              </table:table-cell>
              <table:table-cell office:value-type="float" office:value="655.589">
                <text:p>655.589</text:p>
                <draw:g>
                  <svg:desc>Collect.E14:Collect.E22</svg:desc>
                </draw:g>
              </table:table-cell>
              <table:table-cell office:value-type="float" office:value="655.641">
                <text:p>655.641</text:p>
                <draw:g>
                  <svg:desc>Collect.F14:Collect.F22</svg:desc>
                </draw:g>
              </table:table-cell>
              <table:table-cell office:value-type="float" office:value="654.646">
                <text:p>654.646</text:p>
                <draw:g>
                  <svg:desc>Collect.G14:Collect.G22</svg:desc>
                </draw:g>
              </table:table-cell>
              <table:table-cell office:value-type="float" office:value="654.892">
                <text:p>654.892</text:p>
                <draw:g>
                  <svg:desc>Collect.H14:Collect.H22</svg:desc>
                </draw:g>
              </table:table-cell>
              <table:table-cell office:value-type="float" office:value="655.206">
                <text:p>655.206</text:p>
                <draw:g>
                  <svg:desc>Collect.I14:Collect.I22</svg:desc>
                </draw:g>
              </table:table-cell>
              <table:table-cell office:value-type="float" office:value="655.389">
                <text:p>655.389</text:p>
                <draw:g>
                  <svg:desc>Collect.J14:Collect.J22</svg:desc>
                </draw:g>
              </table:table-cell>
              <table:table-cell office:value-type="float" office:value="1305.629">
                <text:p>1305.629</text:p>
                <draw:g>
                  <svg:desc>Collect.K14:Collect.K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6.959">
                <text:p>436.959</text:p>
              </table:table-cell>
              <table:table-cell office:value-type="float" office:value="436.836">
                <text:p>436.836</text:p>
              </table:table-cell>
              <table:table-cell office:value-type="float" office:value="436.826">
                <text:p>436.826</text:p>
              </table:table-cell>
              <table:table-cell office:value-type="float" office:value="437.47">
                <text:p>437.47</text:p>
              </table:table-cell>
              <table:table-cell office:value-type="float" office:value="437.551">
                <text:p>437.551</text:p>
              </table:table-cell>
              <table:table-cell office:value-type="float" office:value="437.008">
                <text:p>437.008</text:p>
              </table:table-cell>
              <table:table-cell office:value-type="float" office:value="437.066">
                <text:p>437.066</text:p>
              </table:table-cell>
              <table:table-cell office:value-type="float" office:value="437.256">
                <text:p>437.256</text:p>
              </table:table-cell>
              <table:table-cell office:value-type="float" office:value="437.711">
                <text:p>437.711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7.902">
                <text:p>327.902</text:p>
              </table:table-cell>
              <table:table-cell office:value-type="float" office:value="328.442">
                <text:p>328.442</text:p>
              </table:table-cell>
              <table:table-cell office:value-type="float" office:value="328.001">
                <text:p>328.001</text:p>
              </table:table-cell>
              <table:table-cell office:value-type="float" office:value="328.423">
                <text:p>328.423</text:p>
              </table:table-cell>
              <table:table-cell office:value-type="float" office:value="328.441">
                <text:p>328.441</text:p>
              </table:table-cell>
              <table:table-cell office:value-type="float" office:value="328.114">
                <text:p>328.114</text:p>
              </table:table-cell>
              <table:table-cell office:value-type="float" office:value="328.164">
                <text:p>328.164</text:p>
              </table:table-cell>
              <table:table-cell office:value-type="float" office:value="328.312">
                <text:p>328.312</text:p>
              </table:table-cell>
              <table:table-cell office:value-type="float" office:value="328.768">
                <text:p>328.768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2.972">
                <text:p>262.972</text:p>
              </table:table-cell>
              <table:table-cell office:value-type="float" office:value="262.963">
                <text:p>262.963</text:p>
              </table:table-cell>
              <table:table-cell office:value-type="float" office:value="262.768">
                <text:p>262.768</text:p>
              </table:table-cell>
              <table:table-cell office:value-type="float" office:value="262.928">
                <text:p>262.928</text:p>
              </table:table-cell>
              <table:table-cell office:value-type="float" office:value="263.004">
                <text:p>263.004</text:p>
              </table:table-cell>
              <table:table-cell office:value-type="float" office:value="262.792">
                <text:p>262.792</text:p>
              </table:table-cell>
              <table:table-cell office:value-type="float" office:value="262.904">
                <text:p>262.904</text:p>
              </table:table-cell>
              <table:table-cell office:value-type="float" office:value="263.06">
                <text:p>263.06</text:p>
              </table:table-cell>
              <table:table-cell office:value-type="float" office:value="263.528">
                <text:p>263.528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9.348">
                <text:p>219.348</text:p>
              </table:table-cell>
              <table:table-cell office:value-type="float" office:value="219.149">
                <text:p>219.149</text:p>
              </table:table-cell>
              <table:table-cell office:value-type="float" office:value="219.002">
                <text:p>219.002</text:p>
              </table:table-cell>
              <table:table-cell office:value-type="float" office:value="219.398">
                <text:p>219.398</text:p>
              </table:table-cell>
              <table:table-cell office:value-type="float" office:value="219.494">
                <text:p>219.494</text:p>
              </table:table-cell>
              <table:table-cell office:value-type="float" office:value="219.333">
                <text:p>219.333</text:p>
              </table:table-cell>
              <table:table-cell office:value-type="float" office:value="219.385">
                <text:p>219.385</text:p>
              </table:table-cell>
              <table:table-cell office:value-type="float" office:value="219.68">
                <text:p>219.68</text:p>
              </table:table-cell>
              <table:table-cell office:value-type="float" office:value="219.736">
                <text:p>219.736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5.061">
                <text:p>165.061</text:p>
              </table:table-cell>
              <table:table-cell office:value-type="float" office:value="164.701">
                <text:p>164.701</text:p>
              </table:table-cell>
              <table:table-cell office:value-type="float" office:value="164.734">
                <text:p>164.734</text:p>
              </table:table-cell>
              <table:table-cell office:value-type="float" office:value="164.847">
                <text:p>164.847</text:p>
              </table:table-cell>
              <table:table-cell office:value-type="float" office:value="165.044">
                <text:p>165.044</text:p>
              </table:table-cell>
              <table:table-cell office:value-type="float" office:value="164.922">
                <text:p>164.922</text:p>
              </table:table-cell>
              <table:table-cell office:value-type="float" office:value="165.018">
                <text:p>165.018</text:p>
              </table:table-cell>
              <table:table-cell office:value-type="float" office:value="165.065">
                <text:p>165.065</text:p>
              </table:table-cell>
              <table:table-cell office:value-type="float" office:value="165.265">
                <text:p>165.265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2.123">
                <text:p>132.123</text:p>
              </table:table-cell>
              <table:table-cell office:value-type="float" office:value="131.961">
                <text:p>131.961</text:p>
              </table:table-cell>
              <table:table-cell office:value-type="float" office:value="132.022">
                <text:p>132.022</text:p>
              </table:table-cell>
              <table:table-cell office:value-type="float" office:value="132.217">
                <text:p>132.217</text:p>
              </table:table-cell>
              <table:table-cell office:value-type="float" office:value="132.337">
                <text:p>132.337</text:p>
              </table:table-cell>
              <table:table-cell office:value-type="float" office:value="132.347">
                <text:p>132.347</text:p>
              </table:table-cell>
              <table:table-cell office:value-type="float" office:value="132.453">
                <text:p>132.453</text:p>
              </table:table-cell>
              <table:table-cell office:value-type="float" office:value="132.464">
                <text:p>132.464</text:p>
              </table:table-cell>
              <table:table-cell office:value-type="float" office:value="132.784">
                <text:p>132.784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0.308">
                <text:p>110.308</text:p>
              </table:table-cell>
              <table:table-cell office:value-type="float" office:value="110.344">
                <text:p>110.344</text:p>
              </table:table-cell>
              <table:table-cell office:value-type="float" office:value="110.435">
                <text:p>110.435</text:p>
              </table:table-cell>
              <table:table-cell office:value-type="float" office:value="110.585">
                <text:p>110.585</text:p>
              </table:table-cell>
              <table:table-cell office:value-type="float" office:value="110.657">
                <text:p>110.657</text:p>
              </table:table-cell>
              <table:table-cell office:value-type="float" office:value="110.51">
                <text:p>110.51</text:p>
              </table:table-cell>
              <table:table-cell office:value-type="float" office:value="110.707">
                <text:p>110.707</text:p>
              </table:table-cell>
              <table:table-cell office:value-type="float" office:value="110.982">
                <text:p>110.982</text:p>
              </table:table-cell>
              <table:table-cell office:value-type="float" office:value="110.973">
                <text:p>110.973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3.155">
                <text:p>83.155</text:p>
              </table:table-cell>
              <table:table-cell office:value-type="float" office:value="83.212">
                <text:p>83.212</text:p>
              </table:table-cell>
              <table:table-cell office:value-type="float" office:value="83.347">
                <text:p>83.347</text:p>
              </table:table-cell>
              <table:table-cell office:value-type="float" office:value="83.317">
                <text:p>83.317</text:p>
              </table:table-cell>
              <table:table-cell office:value-type="float" office:value="83.431">
                <text:p>83.431</text:p>
              </table:table-cell>
              <table:table-cell office:value-type="float" office:value="83.515">
                <text:p>83.515</text:p>
              </table:table-cell>
              <table:table-cell office:value-type="float" office:value="83.589">
                <text:p>83.589</text:p>
              </table:table-cell>
              <table:table-cell office:value-type="float" office:value="83.807">
                <text:p>83.807</text:p>
              </table:table-cell>
              <table:table-cell office:value-type="float" office:value="84.314">
                <text:p>84.314</text:p>
              </table:table-cell>
              <table:table-cell office:value-type="float" office:value="1305.629">
                <text:p>1305.62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Fibonacci(20)</text:p>
        </chart:title>
        <chart:legend chart:legend-position="end" svg:x="13.042cm" svg:y="1.96cm" style:legend-expansion="high" chart:style-name="ch3"/>
        <chart:plot-area chart:style-name="ch4" table:cell-range-address="Collect.B13:Collect.J23 Collect.A14:Collect.A23" chart:data-source-has-labels="both" svg:x="1.331cm" svg:y="1.275cm" svg:width="11.391cm" svg:height="6.564cm">
          <chartooo:coordinate-region svg:x="2.138cm" svg:y="1.474cm" svg:width="10.212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13:Collect.J13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14:Collect.J14" chart:label-cell-address="Collect.A14:Collect.A14" chart:class="chart:line">
            <chart:data-point chart:repeated="9"/>
          </chart:series>
          <chart:series chart:style-name="ch10" chart:values-cell-range-address="Collect.B15:Collect.J15" chart:label-cell-address="Collect.A15:Collect.A15" chart:class="chart:line">
            <chart:data-point chart:repeated="9"/>
          </chart:series>
          <chart:series chart:style-name="ch11" chart:values-cell-range-address="Collect.B16:Collect.J16" chart:label-cell-address="Collect.A16:Collect.A16" chart:class="chart:line">
            <chart:data-point chart:repeated="9"/>
          </chart:series>
          <chart:series chart:style-name="ch12" chart:values-cell-range-address="Collect.B17:Collect.J17" chart:label-cell-address="Collect.A17:Collect.A17" chart:class="chart:line">
            <chart:data-point chart:repeated="9"/>
          </chart:series>
          <chart:series chart:style-name="ch13" chart:values-cell-range-address="Collect.B18:Collect.J18" chart:label-cell-address="Collect.A18:Collect.A18" chart:class="chart:line">
            <chart:data-point chart:repeated="9"/>
          </chart:series>
          <chart:series chart:style-name="ch14" chart:values-cell-range-address="Collect.B19:Collect.J19" chart:label-cell-address="Collect.A19:Collect.A19" chart:class="chart:line">
            <chart:data-point chart:repeated="9"/>
          </chart:series>
          <chart:series chart:style-name="ch15" chart:values-cell-range-address="Collect.B20:Collect.J20" chart:label-cell-address="Collect.A20:Collect.A20" chart:class="chart:line">
            <chart:data-point chart:repeated="9"/>
          </chart:series>
          <chart:series chart:style-name="ch16" chart:values-cell-range-address="Collect.B21:Collect.J21" chart:label-cell-address="Collect.A21:Collect.A21" chart:class="chart:line">
            <chart:data-point chart:repeated="9"/>
          </chart:series>
          <chart:series chart:style-name="ch17" chart:values-cell-range-address="Collect.B22:Collect.J22" chart:label-cell-address="Collect.A22:Collect.A22" chart:class="chart:line">
            <chart:data-point chart:repeated="9"/>
          </chart:series>
          <chart:series chart:style-name="ch18" chart:values-cell-range-address="Collect.B23:Collect.J23" chart:label-cell-address="Collect.A23:Collect.A2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13:Collect.J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14:Collect.A14</svg:desc>
                </draw:g>
              </table:table-cell>
              <table:table-cell office:value-type="float" office:value="655.5">
                <text:p>655.5</text:p>
                <draw:g>
                  <svg:desc>Collect.B14:Collect.J14</svg:desc>
                </draw:g>
              </table:table-cell>
              <table:table-cell office:value-type="float" office:value="654.671">
                <text:p>654.671</text:p>
              </table:table-cell>
              <table:table-cell office:value-type="float" office:value="654.531">
                <text:p>654.531</text:p>
              </table:table-cell>
              <table:table-cell office:value-type="float" office:value="655.589">
                <text:p>655.589</text:p>
              </table:table-cell>
              <table:table-cell office:value-type="float" office:value="655.641">
                <text:p>655.641</text:p>
              </table:table-cell>
              <table:table-cell office:value-type="float" office:value="654.646">
                <text:p>654.646</text:p>
              </table:table-cell>
              <table:table-cell office:value-type="float" office:value="654.892">
                <text:p>654.892</text:p>
              </table:table-cell>
              <table:table-cell office:value-type="float" office:value="655.206">
                <text:p>655.206</text:p>
              </table:table-cell>
              <table:table-cell office:value-type="float" office:value="655.389">
                <text:p>655.389</text:p>
              </table:table-cell>
            </table:table-row>
            <table:table-row>
              <table:table-cell office:value-type="string">
                <text:p>3</text:p>
                <draw:g>
                  <svg:desc>Collect.A15:Collect.A15</svg:desc>
                </draw:g>
              </table:table-cell>
              <table:table-cell office:value-type="float" office:value="436.959">
                <text:p>436.959</text:p>
                <draw:g>
                  <svg:desc>Collect.B15:Collect.J15</svg:desc>
                </draw:g>
              </table:table-cell>
              <table:table-cell office:value-type="float" office:value="436.836">
                <text:p>436.836</text:p>
              </table:table-cell>
              <table:table-cell office:value-type="float" office:value="436.826">
                <text:p>436.826</text:p>
              </table:table-cell>
              <table:table-cell office:value-type="float" office:value="437.47">
                <text:p>437.47</text:p>
              </table:table-cell>
              <table:table-cell office:value-type="float" office:value="437.551">
                <text:p>437.551</text:p>
              </table:table-cell>
              <table:table-cell office:value-type="float" office:value="437.008">
                <text:p>437.008</text:p>
              </table:table-cell>
              <table:table-cell office:value-type="float" office:value="437.066">
                <text:p>437.066</text:p>
              </table:table-cell>
              <table:table-cell office:value-type="float" office:value="437.256">
                <text:p>437.256</text:p>
              </table:table-cell>
              <table:table-cell office:value-type="float" office:value="437.711">
                <text:p>437.711</text:p>
              </table:table-cell>
            </table:table-row>
            <table:table-row>
              <table:table-cell office:value-type="string">
                <text:p>4</text:p>
                <draw:g>
                  <svg:desc>Collect.A16:Collect.A16</svg:desc>
                </draw:g>
              </table:table-cell>
              <table:table-cell office:value-type="float" office:value="327.902">
                <text:p>327.902</text:p>
                <draw:g>
                  <svg:desc>Collect.B16:Collect.J16</svg:desc>
                </draw:g>
              </table:table-cell>
              <table:table-cell office:value-type="float" office:value="328.442">
                <text:p>328.442</text:p>
              </table:table-cell>
              <table:table-cell office:value-type="float" office:value="328.001">
                <text:p>328.001</text:p>
              </table:table-cell>
              <table:table-cell office:value-type="float" office:value="328.423">
                <text:p>328.423</text:p>
              </table:table-cell>
              <table:table-cell office:value-type="float" office:value="328.441">
                <text:p>328.441</text:p>
              </table:table-cell>
              <table:table-cell office:value-type="float" office:value="328.114">
                <text:p>328.114</text:p>
              </table:table-cell>
              <table:table-cell office:value-type="float" office:value="328.164">
                <text:p>328.164</text:p>
              </table:table-cell>
              <table:table-cell office:value-type="float" office:value="328.312">
                <text:p>328.312</text:p>
              </table:table-cell>
              <table:table-cell office:value-type="float" office:value="328.768">
                <text:p>328.768</text:p>
              </table:table-cell>
            </table:table-row>
            <table:table-row>
              <table:table-cell office:value-type="string">
                <text:p>5</text:p>
                <draw:g>
                  <svg:desc>Collect.A17:Collect.A17</svg:desc>
                </draw:g>
              </table:table-cell>
              <table:table-cell office:value-type="float" office:value="262.972">
                <text:p>262.972</text:p>
                <draw:g>
                  <svg:desc>Collect.B17:Collect.J17</svg:desc>
                </draw:g>
              </table:table-cell>
              <table:table-cell office:value-type="float" office:value="262.963">
                <text:p>262.963</text:p>
              </table:table-cell>
              <table:table-cell office:value-type="float" office:value="262.768">
                <text:p>262.768</text:p>
              </table:table-cell>
              <table:table-cell office:value-type="float" office:value="262.928">
                <text:p>262.928</text:p>
              </table:table-cell>
              <table:table-cell office:value-type="float" office:value="263.004">
                <text:p>263.004</text:p>
              </table:table-cell>
              <table:table-cell office:value-type="float" office:value="262.792">
                <text:p>262.792</text:p>
              </table:table-cell>
              <table:table-cell office:value-type="float" office:value="262.904">
                <text:p>262.904</text:p>
              </table:table-cell>
              <table:table-cell office:value-type="float" office:value="263.06">
                <text:p>263.06</text:p>
              </table:table-cell>
              <table:table-cell office:value-type="float" office:value="263.528">
                <text:p>263.528</text:p>
              </table:table-cell>
            </table:table-row>
            <table:table-row>
              <table:table-cell office:value-type="string">
                <text:p>6</text:p>
                <draw:g>
                  <svg:desc>Collect.A18:Collect.A18</svg:desc>
                </draw:g>
              </table:table-cell>
              <table:table-cell office:value-type="float" office:value="219.348">
                <text:p>219.348</text:p>
                <draw:g>
                  <svg:desc>Collect.B18:Collect.J18</svg:desc>
                </draw:g>
              </table:table-cell>
              <table:table-cell office:value-type="float" office:value="219.149">
                <text:p>219.149</text:p>
              </table:table-cell>
              <table:table-cell office:value-type="float" office:value="219.002">
                <text:p>219.002</text:p>
              </table:table-cell>
              <table:table-cell office:value-type="float" office:value="219.398">
                <text:p>219.398</text:p>
              </table:table-cell>
              <table:table-cell office:value-type="float" office:value="219.494">
                <text:p>219.494</text:p>
              </table:table-cell>
              <table:table-cell office:value-type="float" office:value="219.333">
                <text:p>219.333</text:p>
              </table:table-cell>
              <table:table-cell office:value-type="float" office:value="219.385">
                <text:p>219.385</text:p>
              </table:table-cell>
              <table:table-cell office:value-type="float" office:value="219.68">
                <text:p>219.68</text:p>
              </table:table-cell>
              <table:table-cell office:value-type="float" office:value="219.736">
                <text:p>219.736</text:p>
              </table:table-cell>
            </table:table-row>
            <table:table-row>
              <table:table-cell office:value-type="string">
                <text:p>8</text:p>
                <draw:g>
                  <svg:desc>Collect.A19:Collect.A19</svg:desc>
                </draw:g>
              </table:table-cell>
              <table:table-cell office:value-type="float" office:value="165.061">
                <text:p>165.061</text:p>
                <draw:g>
                  <svg:desc>Collect.B19:Collect.J19</svg:desc>
                </draw:g>
              </table:table-cell>
              <table:table-cell office:value-type="float" office:value="164.701">
                <text:p>164.701</text:p>
              </table:table-cell>
              <table:table-cell office:value-type="float" office:value="164.734">
                <text:p>164.734</text:p>
              </table:table-cell>
              <table:table-cell office:value-type="float" office:value="164.847">
                <text:p>164.847</text:p>
              </table:table-cell>
              <table:table-cell office:value-type="float" office:value="165.044">
                <text:p>165.044</text:p>
              </table:table-cell>
              <table:table-cell office:value-type="float" office:value="164.922">
                <text:p>164.922</text:p>
              </table:table-cell>
              <table:table-cell office:value-type="float" office:value="165.018">
                <text:p>165.018</text:p>
              </table:table-cell>
              <table:table-cell office:value-type="float" office:value="165.065">
                <text:p>165.065</text:p>
              </table:table-cell>
              <table:table-cell office:value-type="float" office:value="165.265">
                <text:p>165.265</text:p>
              </table:table-cell>
            </table:table-row>
            <table:table-row>
              <table:table-cell office:value-type="string">
                <text:p>10</text:p>
                <draw:g>
                  <svg:desc>Collect.A20:Collect.A20</svg:desc>
                </draw:g>
              </table:table-cell>
              <table:table-cell office:value-type="float" office:value="132.123">
                <text:p>132.123</text:p>
                <draw:g>
                  <svg:desc>Collect.B20:Collect.J20</svg:desc>
                </draw:g>
              </table:table-cell>
              <table:table-cell office:value-type="float" office:value="131.961">
                <text:p>131.961</text:p>
              </table:table-cell>
              <table:table-cell office:value-type="float" office:value="132.022">
                <text:p>132.022</text:p>
              </table:table-cell>
              <table:table-cell office:value-type="float" office:value="132.217">
                <text:p>132.217</text:p>
              </table:table-cell>
              <table:table-cell office:value-type="float" office:value="132.337">
                <text:p>132.337</text:p>
              </table:table-cell>
              <table:table-cell office:value-type="float" office:value="132.347">
                <text:p>132.347</text:p>
              </table:table-cell>
              <table:table-cell office:value-type="float" office:value="132.453">
                <text:p>132.453</text:p>
              </table:table-cell>
              <table:table-cell office:value-type="float" office:value="132.464">
                <text:p>132.464</text:p>
              </table:table-cell>
              <table:table-cell office:value-type="float" office:value="132.784">
                <text:p>132.784</text:p>
              </table:table-cell>
            </table:table-row>
            <table:table-row>
              <table:table-cell office:value-type="string">
                <text:p>12</text:p>
                <draw:g>
                  <svg:desc>Collect.A21:Collect.A21</svg:desc>
                </draw:g>
              </table:table-cell>
              <table:table-cell office:value-type="float" office:value="110.308">
                <text:p>110.308</text:p>
                <draw:g>
                  <svg:desc>Collect.B21:Collect.J21</svg:desc>
                </draw:g>
              </table:table-cell>
              <table:table-cell office:value-type="float" office:value="110.344">
                <text:p>110.344</text:p>
              </table:table-cell>
              <table:table-cell office:value-type="float" office:value="110.435">
                <text:p>110.435</text:p>
              </table:table-cell>
              <table:table-cell office:value-type="float" office:value="110.585">
                <text:p>110.585</text:p>
              </table:table-cell>
              <table:table-cell office:value-type="float" office:value="110.657">
                <text:p>110.657</text:p>
              </table:table-cell>
              <table:table-cell office:value-type="float" office:value="110.51">
                <text:p>110.51</text:p>
              </table:table-cell>
              <table:table-cell office:value-type="float" office:value="110.707">
                <text:p>110.707</text:p>
              </table:table-cell>
              <table:table-cell office:value-type="float" office:value="110.982">
                <text:p>110.982</text:p>
              </table:table-cell>
              <table:table-cell office:value-type="float" office:value="110.973">
                <text:p>110.973</text:p>
              </table:table-cell>
            </table:table-row>
            <table:table-row>
              <table:table-cell office:value-type="string">
                <text:p>16</text:p>
                <draw:g>
                  <svg:desc>Collect.A22:Collect.A22</svg:desc>
                </draw:g>
              </table:table-cell>
              <table:table-cell office:value-type="float" office:value="83.155">
                <text:p>83.155</text:p>
                <draw:g>
                  <svg:desc>Collect.B22:Collect.J22</svg:desc>
                </draw:g>
              </table:table-cell>
              <table:table-cell office:value-type="float" office:value="83.212">
                <text:p>83.212</text:p>
              </table:table-cell>
              <table:table-cell office:value-type="float" office:value="83.347">
                <text:p>83.347</text:p>
              </table:table-cell>
              <table:table-cell office:value-type="float" office:value="83.317">
                <text:p>83.317</text:p>
              </table:table-cell>
              <table:table-cell office:value-type="float" office:value="83.431">
                <text:p>83.431</text:p>
              </table:table-cell>
              <table:table-cell office:value-type="float" office:value="83.515">
                <text:p>83.515</text:p>
              </table:table-cell>
              <table:table-cell office:value-type="float" office:value="83.589">
                <text:p>83.589</text:p>
              </table:table-cell>
              <table:table-cell office:value-type="float" office:value="83.807">
                <text:p>83.807</text:p>
              </table:table-cell>
              <table:table-cell office:value-type="float" office:value="84.314">
                <text:p>84.314</text:p>
              </table:table-cell>
            </table:table-row>
            <table:table-row>
              <table:table-cell office:value-type="string">
                <text:p>Sequential</text:p>
                <draw:g>
                  <svg:desc>Collect.A23:Collect.A23</svg:desc>
                </draw:g>
              </table:table-cell>
              <table:table-cell office:value-type="float" office:value="1305.629">
                <text:p>1305.629</text:p>
                <draw:g>
                  <svg:desc>Collect.B23:Collect.J23</svg:desc>
                </draw:g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Previous DHashMap</text:p>
        </chart:title>
        <chart:legend chart:legend-position="end" svg:x="13.042cm" svg:y="1.96cm" style:legend-expansion="high" chart:style-name="ch3"/>
        <chart:plot-area chart:style-name="ch4" table:cell-range-address="Collect.A26:Collect.K34 Collect.B25:Collect.K25" chart:data-source-has-labels="both" svg:x="1.331cm" svg:y="1.275cm" svg:width="11.391cm" svg:height="6.564cm">
          <chartooo:coordinate-region svg:x="1.767cm" svg:y="1.474cm" svg:width="10.583cm" svg:height="5.718cm"/>
          <chart:axis chart:dimension="x" chart:name="primary-x" chart:style-name="ch5" chartooo:axis-type="auto">
            <chartooo:date-scale/>
            <chart:title svg:x="6.016cm" svg:y="8.019cm" chart:style-name="ch6">
              <text:p>Nb executors</text:p>
            </chart:title>
            <chart:categories table:cell-range-address="Collect.A26:Collect.A34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6:Collect.B34" chart:label-cell-address="Collect.B25:Collect.B25" chart:class="chart:line">
            <chart:data-point chart:repeated="9"/>
          </chart:series>
          <chart:series chart:style-name="ch10" chart:values-cell-range-address="Collect.C26:Collect.C34" chart:label-cell-address="Collect.C25:Collect.C25" chart:class="chart:line">
            <chart:data-point chart:repeated="9"/>
          </chart:series>
          <chart:series chart:style-name="ch11" chart:values-cell-range-address="Collect.D26:Collect.D34" chart:label-cell-address="Collect.D25:Collect.D25" chart:class="chart:line">
            <chart:data-point chart:repeated="9"/>
          </chart:series>
          <chart:series chart:style-name="ch12" chart:values-cell-range-address="Collect.E26:Collect.E34" chart:label-cell-address="Collect.E25:Collect.E25" chart:class="chart:line">
            <chart:data-point chart:repeated="9"/>
          </chart:series>
          <chart:series chart:style-name="ch13" chart:values-cell-range-address="Collect.F26:Collect.F34" chart:label-cell-address="Collect.F25:Collect.F25" chart:class="chart:line">
            <chart:data-point chart:repeated="9"/>
          </chart:series>
          <chart:series chart:style-name="ch14" chart:values-cell-range-address="Collect.G26:Collect.G34" chart:label-cell-address="Collect.G25:Collect.G25" chart:class="chart:line">
            <chart:data-point chart:repeated="9"/>
          </chart:series>
          <chart:series chart:style-name="ch15" chart:values-cell-range-address="Collect.H26:Collect.H34" chart:label-cell-address="Collect.H25:Collect.H25" chart:class="chart:line">
            <chart:data-point chart:repeated="9"/>
          </chart:series>
          <chart:series chart:style-name="ch16" chart:values-cell-range-address="Collect.I26:Collect.I34" chart:label-cell-address="Collect.I25:Collect.I25" chart:class="chart:line">
            <chart:data-point chart:repeated="9"/>
          </chart:series>
          <chart:series chart:style-name="ch17" chart:values-cell-range-address="Collect.J26:Collect.J34" chart:label-cell-address="Collect.J25:Collect.J25" chart:class="chart:line">
            <chart:data-point chart:repeated="9"/>
          </chart:series>
          <chart:series chart:style-name="ch18" chart:values-cell-range-address="Collect.K26:Collect.K34" chart:label-cell-address="Collect.K25:Collect.K25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25:Collect.B25</svg:desc>
                </draw:g>
              </table:table-cell>
              <table:table-cell office:value-type="string">
                <text:p>3</text:p>
                <draw:g>
                  <svg:desc>Collect.C25:Collect.C25</svg:desc>
                </draw:g>
              </table:table-cell>
              <table:table-cell office:value-type="string">
                <text:p>4</text:p>
                <draw:g>
                  <svg:desc>Collect.D25:Collect.D25</svg:desc>
                </draw:g>
              </table:table-cell>
              <table:table-cell office:value-type="string">
                <text:p>5</text:p>
                <draw:g>
                  <svg:desc>Collect.E25:Collect.E25</svg:desc>
                </draw:g>
              </table:table-cell>
              <table:table-cell office:value-type="string">
                <text:p>6</text:p>
                <draw:g>
                  <svg:desc>Collect.F25:Collect.F25</svg:desc>
                </draw:g>
              </table:table-cell>
              <table:table-cell office:value-type="string">
                <text:p>8</text:p>
                <draw:g>
                  <svg:desc>Collect.G25:Collect.G25</svg:desc>
                </draw:g>
              </table:table-cell>
              <table:table-cell office:value-type="string">
                <text:p>10</text:p>
                <draw:g>
                  <svg:desc>Collect.H25:Collect.H25</svg:desc>
                </draw:g>
              </table:table-cell>
              <table:table-cell office:value-type="string">
                <text:p>12</text:p>
                <draw:g>
                  <svg:desc>Collect.I25:Collect.I25</svg:desc>
                </draw:g>
              </table:table-cell>
              <table:table-cell office:value-type="string">
                <text:p>15</text:p>
                <draw:g>
                  <svg:desc>Collect.J25:Collect.J25</svg:desc>
                </draw:g>
              </table:table-cell>
              <table:table-cell office:value-type="string">
                <text:p>Sequential</text:p>
                <draw:g>
                  <svg:desc>Collect.K25:Collect.K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26:Collect.A34</svg:desc>
                </draw:g>
              </table:table-cell>
              <table:table-cell office:value-type="float" office:value="14.477">
                <text:p>14.477</text:p>
                <draw:g>
                  <svg:desc>Collect.B26:Collect.B34</svg:desc>
                </draw:g>
              </table:table-cell>
              <table:table-cell office:value-type="float" office:value="10.738">
                <text:p>10.738</text:p>
                <draw:g>
                  <svg:desc>Collect.C26:Collect.C34</svg:desc>
                </draw:g>
              </table:table-cell>
              <table:table-cell office:value-type="float" office:value="10.448">
                <text:p>10.448</text:p>
                <draw:g>
                  <svg:desc>Collect.D26:Collect.D34</svg:desc>
                </draw:g>
              </table:table-cell>
              <table:table-cell office:value-type="float" office:value="10.577">
                <text:p>10.577</text:p>
                <draw:g>
                  <svg:desc>Collect.E26:Collect.E34</svg:desc>
                </draw:g>
              </table:table-cell>
              <table:table-cell office:value-type="float" office:value="10.762">
                <text:p>10.762</text:p>
                <draw:g>
                  <svg:desc>Collect.F26:Collect.F34</svg:desc>
                </draw:g>
              </table:table-cell>
              <table:table-cell office:value-type="float" office:value="10.948">
                <text:p>10.948</text:p>
                <draw:g>
                  <svg:desc>Collect.G26:Collect.G34</svg:desc>
                </draw:g>
              </table:table-cell>
              <table:table-cell office:value-type="float" office:value="11.187">
                <text:p>11.187</text:p>
                <draw:g>
                  <svg:desc>Collect.H26:Collect.H34</svg:desc>
                </draw:g>
              </table:table-cell>
              <table:table-cell office:value-type="float" office:value="11.87">
                <text:p>11.87</text:p>
                <draw:g>
                  <svg:desc>Collect.I26:Collect.I34</svg:desc>
                </draw:g>
              </table:table-cell>
              <table:table-cell office:value-type="float" office:value="11.797">
                <text:p>11.797</text:p>
                <draw:g>
                  <svg:desc>Collect.J26:Collect.J34</svg:desc>
                </draw:g>
              </table:table-cell>
              <table:table-cell office:value-type="float" office:value="10.398">
                <text:p>10.398</text:p>
                <draw:g>
                  <svg:desc>Collect.K26:Collect.K3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668">
                <text:p>13.668</text:p>
              </table:table-cell>
              <table:table-cell office:value-type="float" office:value="9.325">
                <text:p>9.325</text:p>
              </table:table-cell>
              <table:table-cell office:value-type="float" office:value="9.489">
                <text:p>9.489</text:p>
              </table:table-cell>
              <table:table-cell office:value-type="float" office:value="9.154">
                <text:p>9.154</text:p>
              </table:table-cell>
              <table:table-cell office:value-type="float" office:value="9.366">
                <text:p>9.366</text:p>
              </table:table-cell>
              <table:table-cell office:value-type="float" office:value="9.578">
                <text:p>9.578</text:p>
              </table:table-cell>
              <table:table-cell office:value-type="float" office:value="9.881">
                <text:p>9.881</text:p>
              </table:table-cell>
              <table:table-cell office:value-type="float" office:value="10.985">
                <text:p>10.985</text:p>
              </table:table-cell>
              <table:table-cell office:value-type="float" office:value="10.52">
                <text:p>10.52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84">
                <text:p>11.784</text:p>
              </table:table-cell>
              <table:table-cell office:value-type="float" office:value="8.37">
                <text:p>8.37</text:p>
              </table:table-cell>
              <table:table-cell office:value-type="float" office:value="8.705">
                <text:p>8.705</text:p>
              </table:table-cell>
              <table:table-cell office:value-type="float" office:value="8.399">
                <text:p>8.399</text:p>
              </table:table-cell>
              <table:table-cell office:value-type="float" office:value="8.538">
                <text:p>8.538</text:p>
              </table:table-cell>
              <table:table-cell office:value-type="float" office:value="8.87">
                <text:p>8.87</text:p>
              </table:table-cell>
              <table:table-cell office:value-type="float" office:value="9.165">
                <text:p>9.165</text:p>
              </table:table-cell>
              <table:table-cell office:value-type="float" office:value="9.534">
                <text:p>9.534</text:p>
              </table:table-cell>
              <table:table-cell office:value-type="float" office:value="9.811">
                <text:p>9.811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592">
                <text:p>11.592</text:p>
              </table:table-cell>
              <table:table-cell office:value-type="float" office:value="8.6">
                <text:p>8.6</text:p>
              </table:table-cell>
              <table:table-cell office:value-type="float" office:value="8.387">
                <text:p>8.387</text:p>
              </table:table-cell>
              <table:table-cell office:value-type="float" office:value="7.826">
                <text:p>7.826</text:p>
              </table:table-cell>
              <table:table-cell office:value-type="float" office:value="8.081">
                <text:p>8.081</text:p>
              </table:table-cell>
              <table:table-cell office:value-type="float" office:value="9.166">
                <text:p>9.166</text:p>
              </table:table-cell>
              <table:table-cell office:value-type="float" office:value="9.561">
                <text:p>9.561</text:p>
              </table:table-cell>
              <table:table-cell office:value-type="float" office:value="9.344">
                <text:p>9.344</text:p>
              </table:table-cell>
              <table:table-cell office:value-type="float" office:value="9.566">
                <text:p>9.566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601">
                <text:p>11.601</text:p>
              </table:table-cell>
              <table:table-cell office:value-type="float" office:value="8.278">
                <text:p>8.278</text:p>
              </table:table-cell>
              <table:table-cell office:value-type="float" office:value="7.488">
                <text:p>7.488</text:p>
              </table:table-cell>
              <table:table-cell office:value-type="float" office:value="7.665">
                <text:p>7.665</text:p>
              </table:table-cell>
              <table:table-cell office:value-type="float" office:value="7.954">
                <text:p>7.954</text:p>
              </table:table-cell>
              <table:table-cell office:value-type="float" office:value="9.323">
                <text:p>9.323</text:p>
              </table:table-cell>
              <table:table-cell office:value-type="float" office:value="9.149">
                <text:p>9.149</text:p>
              </table:table-cell>
              <table:table-cell office:value-type="float" office:value="9.337">
                <text:p>9.337</text:p>
              </table:table-cell>
              <table:table-cell office:value-type="float" office:value="9.788">
                <text:p>9.788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544">
                <text:p>11.544</text:p>
              </table:table-cell>
              <table:table-cell office:value-type="float" office:value="8.295">
                <text:p>8.295</text:p>
              </table:table-cell>
              <table:table-cell office:value-type="float" office:value="7.747">
                <text:p>7.747</text:p>
              </table:table-cell>
              <table:table-cell office:value-type="float" office:value="8.396">
                <text:p>8.396</text:p>
              </table:table-cell>
              <table:table-cell office:value-type="float" office:value="8.743">
                <text:p>8.743</text:p>
              </table:table-cell>
              <table:table-cell office:value-type="float" office:value="9.369">
                <text:p>9.369</text:p>
              </table:table-cell>
              <table:table-cell office:value-type="float" office:value="9.727">
                <text:p>9.727</text:p>
              </table:table-cell>
              <table:table-cell office:value-type="float" office:value="10">
                <text:p>10</text:p>
              </table:table-cell>
              <table:table-cell office:value-type="float" office:value="10.369">
                <text:p>10.369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467">
                <text:p>11.467</text:p>
              </table:table-cell>
              <table:table-cell office:value-type="float" office:value="8.608">
                <text:p>8.608</text:p>
              </table:table-cell>
              <table:table-cell office:value-type="float" office:value="8.496">
                <text:p>8.496</text:p>
              </table:table-cell>
              <table:table-cell office:value-type="float" office:value="8.846">
                <text:p>8.846</text:p>
              </table:table-cell>
              <table:table-cell office:value-type="float" office:value="9.318">
                <text:p>9.318</text:p>
              </table:table-cell>
              <table:table-cell office:value-type="float" office:value="10.049">
                <text:p>10.049</text:p>
              </table:table-cell>
              <table:table-cell office:value-type="float" office:value="10.973">
                <text:p>10.973</text:p>
              </table:table-cell>
              <table:table-cell office:value-type="float" office:value="10.688">
                <text:p>10.688</text:p>
              </table:table-cell>
              <table:table-cell office:value-type="float" office:value="11.21">
                <text:p>11.21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535">
                <text:p>11.535</text:p>
              </table:table-cell>
              <table:table-cell office:value-type="float" office:value="9.032">
                <text:p>9.032</text:p>
              </table:table-cell>
              <table:table-cell office:value-type="float" office:value="9.114">
                <text:p>9.114</text:p>
              </table:table-cell>
              <table:table-cell office:value-type="float" office:value="9.572">
                <text:p>9.572</text:p>
              </table:table-cell>
              <table:table-cell office:value-type="float" office:value="10.133">
                <text:p>10.133</text:p>
              </table:table-cell>
              <table:table-cell office:value-type="float" office:value="10.744">
                <text:p>10.744</text:p>
              </table:table-cell>
              <table:table-cell office:value-type="float" office:value="11.742">
                <text:p>11.742</text:p>
              </table:table-cell>
              <table:table-cell office:value-type="float" office:value="12.45">
                <text:p>12.45</text:p>
              </table:table-cell>
              <table:table-cell office:value-type="float" office:value="12.349">
                <text:p>12.349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426">
                <text:p>12.426</text:p>
              </table:table-cell>
              <table:table-cell office:value-type="float" office:value="10.425">
                <text:p>10.425</text:p>
              </table:table-cell>
              <table:table-cell office:value-type="float" office:value="10.454">
                <text:p>10.454</text:p>
              </table:table-cell>
              <table:table-cell office:value-type="float" office:value="10.789">
                <text:p>10.789</text:p>
              </table:table-cell>
              <table:table-cell office:value-type="float" office:value="11.709">
                <text:p>11.709</text:p>
              </table:table-cell>
              <table:table-cell office:value-type="float" office:value="12.427">
                <text:p>12.427</text:p>
              </table:table-cell>
              <table:table-cell office:value-type="float" office:value="13.655">
                <text:p>13.655</text:p>
              </table:table-cell>
              <table:table-cell office:value-type="float" office:value="14.785">
                <text:p>14.785</text:p>
              </table:table-cell>
              <table:table-cell office:value-type="float" office:value="16.015">
                <text:p>16.015</text:p>
              </table:table-cell>
              <table:table-cell office:value-type="float" office:value="10.398">
                <text:p>10.3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Previous DHashMap</text:p>
        </chart:title>
        <chart:legend chart:legend-position="end" svg:x="13.042cm" svg:y="1.96cm" style:legend-expansion="high" chart:style-name="ch3"/>
        <chart:plot-area chart:style-name="ch4" table:cell-range-address="Collect.B25:Collect.J35 Collect.A26:Collect.A35" chart:data-source-has-labels="both" svg:x="1.331cm" svg:y="1.275cm" svg:width="11.391cm" svg:height="6.564cm">
          <chartooo:coordinate-region svg:x="1.767cm" svg:y="1.474cm" svg:width="10.583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25:Collect.J25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6:Collect.J26" chart:label-cell-address="Collect.A26:Collect.A26" chart:class="chart:line">
            <chart:data-point chart:repeated="9"/>
          </chart:series>
          <chart:series chart:style-name="ch10" chart:values-cell-range-address="Collect.B27:Collect.J27" chart:label-cell-address="Collect.A27:Collect.A27" chart:class="chart:line">
            <chart:data-point chart:repeated="9"/>
          </chart:series>
          <chart:series chart:style-name="ch11" chart:values-cell-range-address="Collect.B28:Collect.J28" chart:label-cell-address="Collect.A28:Collect.A28" chart:class="chart:line">
            <chart:data-point chart:repeated="9"/>
          </chart:series>
          <chart:series chart:style-name="ch12" chart:values-cell-range-address="Collect.B29:Collect.J29" chart:label-cell-address="Collect.A29:Collect.A29" chart:class="chart:line">
            <chart:data-point chart:repeated="9"/>
          </chart:series>
          <chart:series chart:style-name="ch13" chart:values-cell-range-address="Collect.B30:Collect.J30" chart:label-cell-address="Collect.A30:Collect.A30" chart:class="chart:line">
            <chart:data-point chart:repeated="9"/>
          </chart:series>
          <chart:series chart:style-name="ch14" chart:values-cell-range-address="Collect.B31:Collect.J31" chart:label-cell-address="Collect.A31:Collect.A31" chart:class="chart:line">
            <chart:data-point chart:repeated="9"/>
          </chart:series>
          <chart:series chart:style-name="ch15" chart:values-cell-range-address="Collect.B32:Collect.J32" chart:label-cell-address="Collect.A32:Collect.A32" chart:class="chart:line">
            <chart:data-point chart:repeated="9"/>
          </chart:series>
          <chart:series chart:style-name="ch16" chart:values-cell-range-address="Collect.B33:Collect.J33" chart:label-cell-address="Collect.A33:Collect.A33" chart:class="chart:line">
            <chart:data-point chart:repeated="9"/>
          </chart:series>
          <chart:series chart:style-name="ch17" chart:values-cell-range-address="Collect.B34:Collect.J34" chart:label-cell-address="Collect.A34:Collect.A34" chart:class="chart:line">
            <chart:data-point chart:repeated="9"/>
          </chart:series>
          <chart:series chart:style-name="ch18" chart:values-cell-range-address="Collect.B35:Collect.J35" chart:label-cell-address="Collect.A35:Collect.A35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25:Collect.J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26:Collect.A26</svg:desc>
                </draw:g>
              </table:table-cell>
              <table:table-cell office:value-type="float" office:value="14.477">
                <text:p>14.477</text:p>
                <draw:g>
                  <svg:desc>Collect.B26:Collect.J26</svg:desc>
                </draw:g>
              </table:table-cell>
              <table:table-cell office:value-type="float" office:value="10.738">
                <text:p>10.738</text:p>
              </table:table-cell>
              <table:table-cell office:value-type="float" office:value="10.448">
                <text:p>10.448</text:p>
              </table:table-cell>
              <table:table-cell office:value-type="float" office:value="10.577">
                <text:p>10.577</text:p>
              </table:table-cell>
              <table:table-cell office:value-type="float" office:value="10.762">
                <text:p>10.762</text:p>
              </table:table-cell>
              <table:table-cell office:value-type="float" office:value="10.948">
                <text:p>10.948</text:p>
              </table:table-cell>
              <table:table-cell office:value-type="float" office:value="11.187">
                <text:p>11.187</text:p>
              </table:table-cell>
              <table:table-cell office:value-type="float" office:value="11.87">
                <text:p>11.87</text:p>
              </table:table-cell>
              <table:table-cell office:value-type="float" office:value="11.797">
                <text:p>11.797</text:p>
              </table:table-cell>
            </table:table-row>
            <table:table-row>
              <table:table-cell office:value-type="string">
                <text:p>3</text:p>
                <draw:g>
                  <svg:desc>Collect.A27:Collect.A27</svg:desc>
                </draw:g>
              </table:table-cell>
              <table:table-cell office:value-type="float" office:value="13.668">
                <text:p>13.668</text:p>
                <draw:g>
                  <svg:desc>Collect.B27:Collect.J27</svg:desc>
                </draw:g>
              </table:table-cell>
              <table:table-cell office:value-type="float" office:value="9.325">
                <text:p>9.325</text:p>
              </table:table-cell>
              <table:table-cell office:value-type="float" office:value="9.489">
                <text:p>9.489</text:p>
              </table:table-cell>
              <table:table-cell office:value-type="float" office:value="9.154">
                <text:p>9.154</text:p>
              </table:table-cell>
              <table:table-cell office:value-type="float" office:value="9.366">
                <text:p>9.366</text:p>
              </table:table-cell>
              <table:table-cell office:value-type="float" office:value="9.578">
                <text:p>9.578</text:p>
              </table:table-cell>
              <table:table-cell office:value-type="float" office:value="9.881">
                <text:p>9.881</text:p>
              </table:table-cell>
              <table:table-cell office:value-type="float" office:value="10.985">
                <text:p>10.98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4</text:p>
                <draw:g>
                  <svg:desc>Collect.A28:Collect.A28</svg:desc>
                </draw:g>
              </table:table-cell>
              <table:table-cell office:value-type="float" office:value="11.784">
                <text:p>11.784</text:p>
                <draw:g>
                  <svg:desc>Collect.B28:Collect.J28</svg:desc>
                </draw:g>
              </table:table-cell>
              <table:table-cell office:value-type="float" office:value="8.37">
                <text:p>8.37</text:p>
              </table:table-cell>
              <table:table-cell office:value-type="float" office:value="8.705">
                <text:p>8.705</text:p>
              </table:table-cell>
              <table:table-cell office:value-type="float" office:value="8.399">
                <text:p>8.399</text:p>
              </table:table-cell>
              <table:table-cell office:value-type="float" office:value="8.538">
                <text:p>8.538</text:p>
              </table:table-cell>
              <table:table-cell office:value-type="float" office:value="8.87">
                <text:p>8.87</text:p>
              </table:table-cell>
              <table:table-cell office:value-type="float" office:value="9.165">
                <text:p>9.165</text:p>
              </table:table-cell>
              <table:table-cell office:value-type="float" office:value="9.534">
                <text:p>9.534</text:p>
              </table:table-cell>
              <table:table-cell office:value-type="float" office:value="9.811">
                <text:p>9.811</text:p>
              </table:table-cell>
            </table:table-row>
            <table:table-row>
              <table:table-cell office:value-type="string">
                <text:p>5</text:p>
                <draw:g>
                  <svg:desc>Collect.A29:Collect.A29</svg:desc>
                </draw:g>
              </table:table-cell>
              <table:table-cell office:value-type="float" office:value="11.592">
                <text:p>11.592</text:p>
                <draw:g>
                  <svg:desc>Collect.B29:Collect.J29</svg:desc>
                </draw:g>
              </table:table-cell>
              <table:table-cell office:value-type="float" office:value="8.6">
                <text:p>8.6</text:p>
              </table:table-cell>
              <table:table-cell office:value-type="float" office:value="8.387">
                <text:p>8.387</text:p>
              </table:table-cell>
              <table:table-cell office:value-type="float" office:value="7.826">
                <text:p>7.826</text:p>
              </table:table-cell>
              <table:table-cell office:value-type="float" office:value="8.081">
                <text:p>8.081</text:p>
              </table:table-cell>
              <table:table-cell office:value-type="float" office:value="9.166">
                <text:p>9.166</text:p>
              </table:table-cell>
              <table:table-cell office:value-type="float" office:value="9.561">
                <text:p>9.561</text:p>
              </table:table-cell>
              <table:table-cell office:value-type="float" office:value="9.344">
                <text:p>9.344</text:p>
              </table:table-cell>
              <table:table-cell office:value-type="float" office:value="9.566">
                <text:p>9.566</text:p>
              </table:table-cell>
            </table:table-row>
            <table:table-row>
              <table:table-cell office:value-type="string">
                <text:p>6</text:p>
                <draw:g>
                  <svg:desc>Collect.A30:Collect.A30</svg:desc>
                </draw:g>
              </table:table-cell>
              <table:table-cell office:value-type="float" office:value="11.601">
                <text:p>11.601</text:p>
                <draw:g>
                  <svg:desc>Collect.B30:Collect.J30</svg:desc>
                </draw:g>
              </table:table-cell>
              <table:table-cell office:value-type="float" office:value="8.278">
                <text:p>8.278</text:p>
              </table:table-cell>
              <table:table-cell office:value-type="float" office:value="7.488">
                <text:p>7.488</text:p>
              </table:table-cell>
              <table:table-cell office:value-type="float" office:value="7.665">
                <text:p>7.665</text:p>
              </table:table-cell>
              <table:table-cell office:value-type="float" office:value="7.954">
                <text:p>7.954</text:p>
              </table:table-cell>
              <table:table-cell office:value-type="float" office:value="9.323">
                <text:p>9.323</text:p>
              </table:table-cell>
              <table:table-cell office:value-type="float" office:value="9.149">
                <text:p>9.149</text:p>
              </table:table-cell>
              <table:table-cell office:value-type="float" office:value="9.337">
                <text:p>9.337</text:p>
              </table:table-cell>
              <table:table-cell office:value-type="float" office:value="9.788">
                <text:p>9.788</text:p>
              </table:table-cell>
            </table:table-row>
            <table:table-row>
              <table:table-cell office:value-type="string">
                <text:p>8</text:p>
                <draw:g>
                  <svg:desc>Collect.A31:Collect.A31</svg:desc>
                </draw:g>
              </table:table-cell>
              <table:table-cell office:value-type="float" office:value="11.544">
                <text:p>11.544</text:p>
                <draw:g>
                  <svg:desc>Collect.B31:Collect.J31</svg:desc>
                </draw:g>
              </table:table-cell>
              <table:table-cell office:value-type="float" office:value="8.295">
                <text:p>8.295</text:p>
              </table:table-cell>
              <table:table-cell office:value-type="float" office:value="7.747">
                <text:p>7.747</text:p>
              </table:table-cell>
              <table:table-cell office:value-type="float" office:value="8.396">
                <text:p>8.396</text:p>
              </table:table-cell>
              <table:table-cell office:value-type="float" office:value="8.743">
                <text:p>8.743</text:p>
              </table:table-cell>
              <table:table-cell office:value-type="float" office:value="9.369">
                <text:p>9.369</text:p>
              </table:table-cell>
              <table:table-cell office:value-type="float" office:value="9.727">
                <text:p>9.727</text:p>
              </table:table-cell>
              <table:table-cell office:value-type="float" office:value="10">
                <text:p>10</text:p>
              </table:table-cell>
              <table:table-cell office:value-type="float" office:value="10.369">
                <text:p>10.369</text:p>
              </table:table-cell>
            </table:table-row>
            <table:table-row>
              <table:table-cell office:value-type="string">
                <text:p>10</text:p>
                <draw:g>
                  <svg:desc>Collect.A32:Collect.A32</svg:desc>
                </draw:g>
              </table:table-cell>
              <table:table-cell office:value-type="float" office:value="11.467">
                <text:p>11.467</text:p>
                <draw:g>
                  <svg:desc>Collect.B32:Collect.J32</svg:desc>
                </draw:g>
              </table:table-cell>
              <table:table-cell office:value-type="float" office:value="8.608">
                <text:p>8.608</text:p>
              </table:table-cell>
              <table:table-cell office:value-type="float" office:value="8.496">
                <text:p>8.496</text:p>
              </table:table-cell>
              <table:table-cell office:value-type="float" office:value="8.846">
                <text:p>8.846</text:p>
              </table:table-cell>
              <table:table-cell office:value-type="float" office:value="9.318">
                <text:p>9.318</text:p>
              </table:table-cell>
              <table:table-cell office:value-type="float" office:value="10.049">
                <text:p>10.049</text:p>
              </table:table-cell>
              <table:table-cell office:value-type="float" office:value="10.973">
                <text:p>10.973</text:p>
              </table:table-cell>
              <table:table-cell office:value-type="float" office:value="10.688">
                <text:p>10.688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2</text:p>
                <draw:g>
                  <svg:desc>Collect.A33:Collect.A33</svg:desc>
                </draw:g>
              </table:table-cell>
              <table:table-cell office:value-type="float" office:value="11.535">
                <text:p>11.535</text:p>
                <draw:g>
                  <svg:desc>Collect.B33:Collect.J33</svg:desc>
                </draw:g>
              </table:table-cell>
              <table:table-cell office:value-type="float" office:value="9.032">
                <text:p>9.032</text:p>
              </table:table-cell>
              <table:table-cell office:value-type="float" office:value="9.114">
                <text:p>9.114</text:p>
              </table:table-cell>
              <table:table-cell office:value-type="float" office:value="9.572">
                <text:p>9.572</text:p>
              </table:table-cell>
              <table:table-cell office:value-type="float" office:value="10.133">
                <text:p>10.133</text:p>
              </table:table-cell>
              <table:table-cell office:value-type="float" office:value="10.744">
                <text:p>10.744</text:p>
              </table:table-cell>
              <table:table-cell office:value-type="float" office:value="11.742">
                <text:p>11.742</text:p>
              </table:table-cell>
              <table:table-cell office:value-type="float" office:value="12.45">
                <text:p>12.45</text:p>
              </table:table-cell>
              <table:table-cell office:value-type="float" office:value="12.349">
                <text:p>12.349</text:p>
              </table:table-cell>
            </table:table-row>
            <table:table-row>
              <table:table-cell office:value-type="string">
                <text:p>16</text:p>
                <draw:g>
                  <svg:desc>Collect.A34:Collect.A34</svg:desc>
                </draw:g>
              </table:table-cell>
              <table:table-cell office:value-type="float" office:value="12.426">
                <text:p>12.426</text:p>
                <draw:g>
                  <svg:desc>Collect.B34:Collect.J34</svg:desc>
                </draw:g>
              </table:table-cell>
              <table:table-cell office:value-type="float" office:value="10.425">
                <text:p>10.425</text:p>
              </table:table-cell>
              <table:table-cell office:value-type="float" office:value="10.454">
                <text:p>10.454</text:p>
              </table:table-cell>
              <table:table-cell office:value-type="float" office:value="10.789">
                <text:p>10.789</text:p>
              </table:table-cell>
              <table:table-cell office:value-type="float" office:value="11.709">
                <text:p>11.709</text:p>
              </table:table-cell>
              <table:table-cell office:value-type="float" office:value="12.427">
                <text:p>12.427</text:p>
              </table:table-cell>
              <table:table-cell office:value-type="float" office:value="13.655">
                <text:p>13.655</text:p>
              </table:table-cell>
              <table:table-cell office:value-type="float" office:value="14.785">
                <text:p>14.785</text:p>
              </table:table-cell>
              <table:table-cell office:value-type="float" office:value="16.015">
                <text:p>16.015</text:p>
              </table:table-cell>
            </table:table-row>
            <table:table-row>
              <table:table-cell office:value-type="string">
                <text:p>Sequential</text:p>
                <draw:g>
                  <svg:desc>Collect.A35:Collect.A35</svg:desc>
                </draw:g>
              </table:table-cell>
              <table:table-cell office:value-type="float" office:value="10.398">
                <text:p>10.398</text:p>
                <draw:g>
                  <svg:desc>Collect.B35:Collect.J35</svg:desc>
                </draw:g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Piece DHashMap</text:p>
        </chart:title>
        <chart:legend chart:legend-position="end" svg:x="13.042cm" svg:y="1.96cm" style:legend-expansion="high" chart:style-name="ch3"/>
        <chart:plot-area chart:style-name="ch4" table:cell-range-address="Collect.A38:Collect.K46 Collect.B37:Collect.K37" chart:data-source-has-labels="both" svg:x="1.331cm" svg:y="1.275cm" svg:width="11.391cm" svg:height="6.564cm">
          <chartooo:coordinate-region svg:x="1.952cm" svg:y="1.474cm" svg:width="10.583cm" svg:height="5.718cm"/>
          <chart:axis chart:dimension="x" chart:name="primary-x" chart:style-name="ch5" chartooo:axis-type="auto">
            <chartooo:date-scale/>
            <chart:title svg:x="6.016cm" svg:y="8.019cm" chart:style-name="ch6">
              <text:p>Nb executors</text:p>
            </chart:title>
            <chart:categories table:cell-range-address="Collect.A38:Collect.A46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38:Collect.B46" chart:label-cell-address="Collect.B37:Collect.B37" chart:class="chart:line">
            <chart:data-point chart:repeated="9"/>
          </chart:series>
          <chart:series chart:style-name="ch10" chart:values-cell-range-address="Collect.C38:Collect.C46" chart:label-cell-address="Collect.C37:Collect.C37" chart:class="chart:line">
            <chart:data-point chart:repeated="9"/>
          </chart:series>
          <chart:series chart:style-name="ch11" chart:values-cell-range-address="Collect.D38:Collect.D46" chart:label-cell-address="Collect.D37:Collect.D37" chart:class="chart:line">
            <chart:data-point chart:repeated="9"/>
          </chart:series>
          <chart:series chart:style-name="ch12" chart:values-cell-range-address="Collect.E38:Collect.E46" chart:label-cell-address="Collect.E37:Collect.E37" chart:class="chart:line">
            <chart:data-point chart:repeated="9"/>
          </chart:series>
          <chart:series chart:style-name="ch13" chart:values-cell-range-address="Collect.F38:Collect.F46" chart:label-cell-address="Collect.F37:Collect.F37" chart:class="chart:line">
            <chart:data-point chart:repeated="9"/>
          </chart:series>
          <chart:series chart:style-name="ch14" chart:values-cell-range-address="Collect.G38:Collect.G46" chart:label-cell-address="Collect.G37:Collect.G37" chart:class="chart:line">
            <chart:data-point chart:repeated="9"/>
          </chart:series>
          <chart:series chart:style-name="ch15" chart:values-cell-range-address="Collect.H38:Collect.H46" chart:label-cell-address="Collect.H37:Collect.H37" chart:class="chart:line">
            <chart:data-point chart:repeated="9"/>
          </chart:series>
          <chart:series chart:style-name="ch16" chart:values-cell-range-address="Collect.I38:Collect.I46" chart:label-cell-address="Collect.I37:Collect.I37" chart:class="chart:line">
            <chart:data-point chart:repeated="9"/>
          </chart:series>
          <chart:series chart:style-name="ch17" chart:values-cell-range-address="Collect.J38:Collect.J46" chart:label-cell-address="Collect.J37:Collect.J37" chart:class="chart:line">
            <chart:data-point chart:repeated="9"/>
          </chart:series>
          <chart:series chart:style-name="ch18" chart:values-cell-range-address="Collect.K38:Collect.K46" chart:label-cell-address="Collect.K37:Collect.K37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37:Collect.B37</svg:desc>
                </draw:g>
              </table:table-cell>
              <table:table-cell office:value-type="string">
                <text:p>3</text:p>
                <draw:g>
                  <svg:desc>Collect.C37:Collect.C37</svg:desc>
                </draw:g>
              </table:table-cell>
              <table:table-cell office:value-type="string">
                <text:p>4</text:p>
                <draw:g>
                  <svg:desc>Collect.D37:Collect.D37</svg:desc>
                </draw:g>
              </table:table-cell>
              <table:table-cell office:value-type="string">
                <text:p>5</text:p>
                <draw:g>
                  <svg:desc>Collect.E37:Collect.E37</svg:desc>
                </draw:g>
              </table:table-cell>
              <table:table-cell office:value-type="string">
                <text:p>6</text:p>
                <draw:g>
                  <svg:desc>Collect.F37:Collect.F37</svg:desc>
                </draw:g>
              </table:table-cell>
              <table:table-cell office:value-type="string">
                <text:p>8</text:p>
                <draw:g>
                  <svg:desc>Collect.G37:Collect.G37</svg:desc>
                </draw:g>
              </table:table-cell>
              <table:table-cell office:value-type="string">
                <text:p>10</text:p>
                <draw:g>
                  <svg:desc>Collect.H37:Collect.H37</svg:desc>
                </draw:g>
              </table:table-cell>
              <table:table-cell office:value-type="string">
                <text:p>12</text:p>
                <draw:g>
                  <svg:desc>Collect.I37:Collect.I37</svg:desc>
                </draw:g>
              </table:table-cell>
              <table:table-cell office:value-type="string">
                <text:p>15</text:p>
                <draw:g>
                  <svg:desc>Collect.J37:Collect.J37</svg:desc>
                </draw:g>
              </table:table-cell>
              <table:table-cell office:value-type="string">
                <text:p>Sequential</text:p>
                <draw:g>
                  <svg:desc>Collect.K37:Collect.K3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38:Collect.A46</svg:desc>
                </draw:g>
              </table:table-cell>
              <table:table-cell office:value-type="float" office:value="13.825">
                <text:p>13.825</text:p>
                <draw:g>
                  <svg:desc>Collect.B38:Collect.B46</svg:desc>
                </draw:g>
              </table:table-cell>
              <table:table-cell office:value-type="float" office:value="12.518">
                <text:p>12.518</text:p>
                <draw:g>
                  <svg:desc>Collect.C38:Collect.C46</svg:desc>
                </draw:g>
              </table:table-cell>
              <table:table-cell office:value-type="float" office:value="12.724">
                <text:p>12.724</text:p>
                <draw:g>
                  <svg:desc>Collect.D38:Collect.D46</svg:desc>
                </draw:g>
              </table:table-cell>
              <table:table-cell office:value-type="float" office:value="13.036">
                <text:p>13.036</text:p>
                <draw:g>
                  <svg:desc>Collect.E38:Collect.E46</svg:desc>
                </draw:g>
              </table:table-cell>
              <table:table-cell office:value-type="float" office:value="13.189">
                <text:p>13.189</text:p>
                <draw:g>
                  <svg:desc>Collect.F38:Collect.F46</svg:desc>
                </draw:g>
              </table:table-cell>
              <table:table-cell office:value-type="float" office:value="13.284">
                <text:p>13.284</text:p>
                <draw:g>
                  <svg:desc>Collect.G38:Collect.G46</svg:desc>
                </draw:g>
              </table:table-cell>
              <table:table-cell office:value-type="float" office:value="13.715">
                <text:p>13.715</text:p>
                <draw:g>
                  <svg:desc>Collect.H38:Collect.H46</svg:desc>
                </draw:g>
              </table:table-cell>
              <table:table-cell office:value-type="float" office:value="14.345">
                <text:p>14.345</text:p>
                <draw:g>
                  <svg:desc>Collect.I38:Collect.I46</svg:desc>
                </draw:g>
              </table:table-cell>
              <table:table-cell office:value-type="float" office:value="14.603">
                <text:p>14.603</text:p>
                <draw:g>
                  <svg:desc>Collect.J38:Collect.J46</svg:desc>
                </draw:g>
              </table:table-cell>
              <table:table-cell office:value-type="float" office:value="11.273">
                <text:p>11.273</text:p>
                <draw:g>
                  <svg:desc>Collect.K38:Collect.K4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008">
                <text:p>12.008</text:p>
              </table:table-cell>
              <table:table-cell office:value-type="float" office:value="11.127">
                <text:p>11.127</text:p>
              </table:table-cell>
              <table:table-cell office:value-type="float" office:value="11.915">
                <text:p>11.915</text:p>
              </table:table-cell>
              <table:table-cell office:value-type="float" office:value="11.52">
                <text:p>11.52</text:p>
              </table:table-cell>
              <table:table-cell office:value-type="float" office:value="11.726">
                <text:p>11.726</text:p>
              </table:table-cell>
              <table:table-cell office:value-type="float" office:value="12.099">
                <text:p>12.099</text:p>
              </table:table-cell>
              <table:table-cell office:value-type="float" office:value="12.527">
                <text:p>12.527</text:p>
              </table:table-cell>
              <table:table-cell office:value-type="float" office:value="13.443">
                <text:p>13.443</text:p>
              </table:table-cell>
              <table:table-cell office:value-type="float" office:value="13.649">
                <text:p>13.649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504">
                <text:p>9.504</text:p>
              </table:table-cell>
              <table:table-cell office:value-type="float" office:value="10.155">
                <text:p>10.155</text:p>
              </table:table-cell>
              <table:table-cell office:value-type="float" office:value="11.314">
                <text:p>11.314</text:p>
              </table:table-cell>
              <table:table-cell office:value-type="float" office:value="10.937">
                <text:p>10.937</text:p>
              </table:table-cell>
              <table:table-cell office:value-type="float" office:value="10.965">
                <text:p>10.965</text:p>
              </table:table-cell>
              <table:table-cell office:value-type="float" office:value="11.314">
                <text:p>11.314</text:p>
              </table:table-cell>
              <table:table-cell office:value-type="float" office:value="11.744">
                <text:p>11.744</text:p>
              </table:table-cell>
              <table:table-cell office:value-type="float" office:value="12.571">
                <text:p>12.571</text:p>
              </table:table-cell>
              <table:table-cell office:value-type="float" office:value="13.042">
                <text:p>13.042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619">
                <text:p>9.619</text:p>
              </table:table-cell>
              <table:table-cell office:value-type="float" office:value="10.627">
                <text:p>10.627</text:p>
              </table:table-cell>
              <table:table-cell office:value-type="float" office:value="9.893">
                <text:p>9.893</text:p>
              </table:table-cell>
              <table:table-cell office:value-type="float" office:value="10.43">
                <text:p>10.43</text:p>
              </table:table-cell>
              <table:table-cell office:value-type="float" office:value="10.775">
                <text:p>10.775</text:p>
              </table:table-cell>
              <table:table-cell office:value-type="float" office:value="12.245">
                <text:p>12.245</text:p>
              </table:table-cell>
              <table:table-cell office:value-type="float" office:value="12.654">
                <text:p>12.654</text:p>
              </table:table-cell>
              <table:table-cell office:value-type="float" office:value="12.718">
                <text:p>12.718</text:p>
              </table:table-cell>
              <table:table-cell office:value-type="float" office:value="13.079">
                <text:p>13.079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708">
                <text:p>9.708</text:p>
              </table:table-cell>
              <table:table-cell office:value-type="float" office:value="10.505">
                <text:p>10.505</text:p>
              </table:table-cell>
              <table:table-cell office:value-type="float" office:value="9.909">
                <text:p>9.909</text:p>
              </table:table-cell>
              <table:table-cell office:value-type="float" office:value="10.55">
                <text:p>10.55</text:p>
              </table:table-cell>
              <table:table-cell office:value-type="float" office:value="10.742">
                <text:p>10.742</text:p>
              </table:table-cell>
              <table:table-cell office:value-type="float" office:value="12.091">
                <text:p>12.091</text:p>
              </table:table-cell>
              <table:table-cell office:value-type="float" office:value="12.305">
                <text:p>12.305</text:p>
              </table:table-cell>
              <table:table-cell office:value-type="float" office:value="12.78">
                <text:p>12.78</text:p>
              </table:table-cell>
              <table:table-cell office:value-type="float" office:value="13.856">
                <text:p>13.856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812">
                <text:p>9.812</text:p>
              </table:table-cell>
              <table:table-cell office:value-type="float" office:value="10.62">
                <text:p>10.62</text:p>
              </table:table-cell>
              <table:table-cell office:value-type="float" office:value="10.416">
                <text:p>10.416</text:p>
              </table:table-cell>
              <table:table-cell office:value-type="float" office:value="11.733">
                <text:p>11.733</text:p>
              </table:table-cell>
              <table:table-cell office:value-type="float" office:value="12.226">
                <text:p>12.226</text:p>
              </table:table-cell>
              <table:table-cell office:value-type="float" office:value="12.743">
                <text:p>12.743</text:p>
              </table:table-cell>
              <table:table-cell office:value-type="float" office:value="14.754">
                <text:p>14.754</text:p>
              </table:table-cell>
              <table:table-cell office:value-type="float" office:value="14.127">
                <text:p>14.127</text:p>
              </table:table-cell>
              <table:table-cell office:value-type="float" office:value="14.628">
                <text:p>14.628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264">
                <text:p>10.264</text:p>
              </table:table-cell>
              <table:table-cell office:value-type="float" office:value="11.151">
                <text:p>11.151</text:p>
              </table:table-cell>
              <table:table-cell office:value-type="float" office:value="11.723">
                <text:p>11.723</text:p>
              </table:table-cell>
              <table:table-cell office:value-type="float" office:value="12.608">
                <text:p>12.608</text:p>
              </table:table-cell>
              <table:table-cell office:value-type="float" office:value="13.283">
                <text:p>13.283</text:p>
              </table:table-cell>
              <table:table-cell office:value-type="float" office:value="14.033">
                <text:p>14.033</text:p>
              </table:table-cell>
              <table:table-cell office:value-type="float" office:value="15.232">
                <text:p>15.232</text:p>
              </table:table-cell>
              <table:table-cell office:value-type="float" office:value="15.516">
                <text:p>15.516</text:p>
              </table:table-cell>
              <table:table-cell office:value-type="float" office:value="16.247">
                <text:p>16.247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215">
                <text:p>11.215</text:p>
              </table:table-cell>
              <table:table-cell office:value-type="float" office:value="11.974">
                <text:p>11.974</text:p>
              </table:table-cell>
              <table:table-cell office:value-type="float" office:value="12.704">
                <text:p>12.704</text:p>
              </table:table-cell>
              <table:table-cell office:value-type="float" office:value="13.804">
                <text:p>13.804</text:p>
              </table:table-cell>
              <table:table-cell office:value-type="float" office:value="14.479">
                <text:p>14.479</text:p>
              </table:table-cell>
              <table:table-cell office:value-type="float" office:value="15.046">
                <text:p>15.046</text:p>
              </table:table-cell>
              <table:table-cell office:value-type="float" office:value="16.309">
                <text:p>16.309</text:p>
              </table:table-cell>
              <table:table-cell office:value-type="float" office:value="17.842">
                <text:p>17.842</text:p>
              </table:table-cell>
              <table:table-cell office:value-type="float" office:value="17.979">
                <text:p>17.979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527">
                <text:p>12.527</text:p>
              </table:table-cell>
              <table:table-cell office:value-type="float" office:value="14.347">
                <text:p>14.347</text:p>
              </table:table-cell>
              <table:table-cell office:value-type="float" office:value="14.662">
                <text:p>14.662</text:p>
              </table:table-cell>
              <table:table-cell office:value-type="float" office:value="15.743">
                <text:p>15.743</text:p>
              </table:table-cell>
              <table:table-cell office:value-type="float" office:value="16.932">
                <text:p>16.932</text:p>
              </table:table-cell>
              <table:table-cell office:value-type="float" office:value="17.608">
                <text:p>17.608</text:p>
              </table:table-cell>
              <table:table-cell office:value-type="float" office:value="19.159">
                <text:p>19.159</text:p>
              </table:table-cell>
              <table:table-cell office:value-type="float" office:value="21.429">
                <text:p>21.429</text:p>
              </table:table-cell>
              <table:table-cell office:value-type="float" office:value="23.121">
                <text:p>23.121</text:p>
              </table:table-cell>
              <table:table-cell office:value-type="float" office:value="11.273">
                <text:p>11.27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Piece DHashMap</text:p>
        </chart:title>
        <chart:legend chart:legend-position="end" svg:x="13.042cm" svg:y="1.96cm" style:legend-expansion="high" chart:style-name="ch3"/>
        <chart:plot-area chart:style-name="ch4" table:cell-range-address="Collect.B37:Collect.J47 Collect.A38:Collect.A47" chart:data-source-has-labels="both" svg:x="1.331cm" svg:y="1.275cm" svg:width="11.391cm" svg:height="6.564cm">
          <chartooo:coordinate-region svg:x="1.952cm" svg:y="1.474cm" svg:width="10.583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37:Collect.J37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38:Collect.J38" chart:label-cell-address="Collect.A38:Collect.A38" chart:class="chart:line">
            <chart:data-point chart:repeated="9"/>
          </chart:series>
          <chart:series chart:style-name="ch10" chart:values-cell-range-address="Collect.B39:Collect.J39" chart:label-cell-address="Collect.A39:Collect.A39" chart:class="chart:line">
            <chart:data-point chart:repeated="9"/>
          </chart:series>
          <chart:series chart:style-name="ch11" chart:values-cell-range-address="Collect.B40:Collect.J40" chart:label-cell-address="Collect.A40:Collect.A40" chart:class="chart:line">
            <chart:data-point chart:repeated="9"/>
          </chart:series>
          <chart:series chart:style-name="ch12" chart:values-cell-range-address="Collect.B41:Collect.J41" chart:label-cell-address="Collect.A41:Collect.A41" chart:class="chart:line">
            <chart:data-point chart:repeated="9"/>
          </chart:series>
          <chart:series chart:style-name="ch13" chart:values-cell-range-address="Collect.B42:Collect.J42" chart:label-cell-address="Collect.A42:Collect.A42" chart:class="chart:line">
            <chart:data-point chart:repeated="9"/>
          </chart:series>
          <chart:series chart:style-name="ch14" chart:values-cell-range-address="Collect.B43:Collect.J43" chart:label-cell-address="Collect.A43:Collect.A43" chart:class="chart:line">
            <chart:data-point chart:repeated="9"/>
          </chart:series>
          <chart:series chart:style-name="ch15" chart:values-cell-range-address="Collect.B44:Collect.J44" chart:label-cell-address="Collect.A44:Collect.A44" chart:class="chart:line">
            <chart:data-point chart:repeated="9"/>
          </chart:series>
          <chart:series chart:style-name="ch16" chart:values-cell-range-address="Collect.B45:Collect.J45" chart:label-cell-address="Collect.A45:Collect.A45" chart:class="chart:line">
            <chart:data-point chart:repeated="9"/>
          </chart:series>
          <chart:series chart:style-name="ch17" chart:values-cell-range-address="Collect.B46:Collect.J46" chart:label-cell-address="Collect.A46:Collect.A46" chart:class="chart:line">
            <chart:data-point chart:repeated="9"/>
          </chart:series>
          <chart:series chart:style-name="ch18" chart:values-cell-range-address="Collect.B47:Collect.J47" chart:label-cell-address="Collect.A47:Collect.A47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37:Collect.J3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38:Collect.A38</svg:desc>
                </draw:g>
              </table:table-cell>
              <table:table-cell office:value-type="float" office:value="13.825">
                <text:p>13.825</text:p>
                <draw:g>
                  <svg:desc>Collect.B38:Collect.J38</svg:desc>
                </draw:g>
              </table:table-cell>
              <table:table-cell office:value-type="float" office:value="12.518">
                <text:p>12.518</text:p>
              </table:table-cell>
              <table:table-cell office:value-type="float" office:value="12.724">
                <text:p>12.724</text:p>
              </table:table-cell>
              <table:table-cell office:value-type="float" office:value="13.036">
                <text:p>13.036</text:p>
              </table:table-cell>
              <table:table-cell office:value-type="float" office:value="13.189">
                <text:p>13.189</text:p>
              </table:table-cell>
              <table:table-cell office:value-type="float" office:value="13.284">
                <text:p>13.284</text:p>
              </table:table-cell>
              <table:table-cell office:value-type="float" office:value="13.715">
                <text:p>13.715</text:p>
              </table:table-cell>
              <table:table-cell office:value-type="float" office:value="14.345">
                <text:p>14.345</text:p>
              </table:table-cell>
              <table:table-cell office:value-type="float" office:value="14.603">
                <text:p>14.603</text:p>
              </table:table-cell>
            </table:table-row>
            <table:table-row>
              <table:table-cell office:value-type="string">
                <text:p>3</text:p>
                <draw:g>
                  <svg:desc>Collect.A39:Collect.A39</svg:desc>
                </draw:g>
              </table:table-cell>
              <table:table-cell office:value-type="float" office:value="12.008">
                <text:p>12.008</text:p>
                <draw:g>
                  <svg:desc>Collect.B39:Collect.J39</svg:desc>
                </draw:g>
              </table:table-cell>
              <table:table-cell office:value-type="float" office:value="11.127">
                <text:p>11.127</text:p>
              </table:table-cell>
              <table:table-cell office:value-type="float" office:value="11.915">
                <text:p>11.915</text:p>
              </table:table-cell>
              <table:table-cell office:value-type="float" office:value="11.52">
                <text:p>11.52</text:p>
              </table:table-cell>
              <table:table-cell office:value-type="float" office:value="11.726">
                <text:p>11.726</text:p>
              </table:table-cell>
              <table:table-cell office:value-type="float" office:value="12.099">
                <text:p>12.099</text:p>
              </table:table-cell>
              <table:table-cell office:value-type="float" office:value="12.527">
                <text:p>12.527</text:p>
              </table:table-cell>
              <table:table-cell office:value-type="float" office:value="13.443">
                <text:p>13.443</text:p>
              </table:table-cell>
              <table:table-cell office:value-type="float" office:value="13.649">
                <text:p>13.649</text:p>
              </table:table-cell>
            </table:table-row>
            <table:table-row>
              <table:table-cell office:value-type="string">
                <text:p>4</text:p>
                <draw:g>
                  <svg:desc>Collect.A40:Collect.A40</svg:desc>
                </draw:g>
              </table:table-cell>
              <table:table-cell office:value-type="float" office:value="9.504">
                <text:p>9.504</text:p>
                <draw:g>
                  <svg:desc>Collect.B40:Collect.J40</svg:desc>
                </draw:g>
              </table:table-cell>
              <table:table-cell office:value-type="float" office:value="10.155">
                <text:p>10.155</text:p>
              </table:table-cell>
              <table:table-cell office:value-type="float" office:value="11.314">
                <text:p>11.314</text:p>
              </table:table-cell>
              <table:table-cell office:value-type="float" office:value="10.937">
                <text:p>10.937</text:p>
              </table:table-cell>
              <table:table-cell office:value-type="float" office:value="10.965">
                <text:p>10.965</text:p>
              </table:table-cell>
              <table:table-cell office:value-type="float" office:value="11.314">
                <text:p>11.314</text:p>
              </table:table-cell>
              <table:table-cell office:value-type="float" office:value="11.744">
                <text:p>11.744</text:p>
              </table:table-cell>
              <table:table-cell office:value-type="float" office:value="12.571">
                <text:p>12.571</text:p>
              </table:table-cell>
              <table:table-cell office:value-type="float" office:value="13.042">
                <text:p>13.042</text:p>
              </table:table-cell>
            </table:table-row>
            <table:table-row>
              <table:table-cell office:value-type="string">
                <text:p>5</text:p>
                <draw:g>
                  <svg:desc>Collect.A41:Collect.A41</svg:desc>
                </draw:g>
              </table:table-cell>
              <table:table-cell office:value-type="float" office:value="9.619">
                <text:p>9.619</text:p>
                <draw:g>
                  <svg:desc>Collect.B41:Collect.J41</svg:desc>
                </draw:g>
              </table:table-cell>
              <table:table-cell office:value-type="float" office:value="10.627">
                <text:p>10.627</text:p>
              </table:table-cell>
              <table:table-cell office:value-type="float" office:value="9.893">
                <text:p>9.893</text:p>
              </table:table-cell>
              <table:table-cell office:value-type="float" office:value="10.43">
                <text:p>10.43</text:p>
              </table:table-cell>
              <table:table-cell office:value-type="float" office:value="10.775">
                <text:p>10.775</text:p>
              </table:table-cell>
              <table:table-cell office:value-type="float" office:value="12.245">
                <text:p>12.245</text:p>
              </table:table-cell>
              <table:table-cell office:value-type="float" office:value="12.654">
                <text:p>12.654</text:p>
              </table:table-cell>
              <table:table-cell office:value-type="float" office:value="12.718">
                <text:p>12.718</text:p>
              </table:table-cell>
              <table:table-cell office:value-type="float" office:value="13.079">
                <text:p>13.079</text:p>
              </table:table-cell>
            </table:table-row>
            <table:table-row>
              <table:table-cell office:value-type="string">
                <text:p>6</text:p>
                <draw:g>
                  <svg:desc>Collect.A42:Collect.A42</svg:desc>
                </draw:g>
              </table:table-cell>
              <table:table-cell office:value-type="float" office:value="9.708">
                <text:p>9.708</text:p>
                <draw:g>
                  <svg:desc>Collect.B42:Collect.J42</svg:desc>
                </draw:g>
              </table:table-cell>
              <table:table-cell office:value-type="float" office:value="10.505">
                <text:p>10.505</text:p>
              </table:table-cell>
              <table:table-cell office:value-type="float" office:value="9.909">
                <text:p>9.909</text:p>
              </table:table-cell>
              <table:table-cell office:value-type="float" office:value="10.55">
                <text:p>10.55</text:p>
              </table:table-cell>
              <table:table-cell office:value-type="float" office:value="10.742">
                <text:p>10.742</text:p>
              </table:table-cell>
              <table:table-cell office:value-type="float" office:value="12.091">
                <text:p>12.091</text:p>
              </table:table-cell>
              <table:table-cell office:value-type="float" office:value="12.305">
                <text:p>12.305</text:p>
              </table:table-cell>
              <table:table-cell office:value-type="float" office:value="12.78">
                <text:p>12.78</text:p>
              </table:table-cell>
              <table:table-cell office:value-type="float" office:value="13.856">
                <text:p>13.856</text:p>
              </table:table-cell>
            </table:table-row>
            <table:table-row>
              <table:table-cell office:value-type="string">
                <text:p>8</text:p>
                <draw:g>
                  <svg:desc>Collect.A43:Collect.A43</svg:desc>
                </draw:g>
              </table:table-cell>
              <table:table-cell office:value-type="float" office:value="9.812">
                <text:p>9.812</text:p>
                <draw:g>
                  <svg:desc>Collect.B43:Collect.J43</svg:desc>
                </draw:g>
              </table:table-cell>
              <table:table-cell office:value-type="float" office:value="10.62">
                <text:p>10.62</text:p>
              </table:table-cell>
              <table:table-cell office:value-type="float" office:value="10.416">
                <text:p>10.416</text:p>
              </table:table-cell>
              <table:table-cell office:value-type="float" office:value="11.733">
                <text:p>11.733</text:p>
              </table:table-cell>
              <table:table-cell office:value-type="float" office:value="12.226">
                <text:p>12.226</text:p>
              </table:table-cell>
              <table:table-cell office:value-type="float" office:value="12.743">
                <text:p>12.743</text:p>
              </table:table-cell>
              <table:table-cell office:value-type="float" office:value="14.754">
                <text:p>14.754</text:p>
              </table:table-cell>
              <table:table-cell office:value-type="float" office:value="14.127">
                <text:p>14.127</text:p>
              </table:table-cell>
              <table:table-cell office:value-type="float" office:value="14.628">
                <text:p>14.628</text:p>
              </table:table-cell>
            </table:table-row>
            <table:table-row>
              <table:table-cell office:value-type="string">
                <text:p>10</text:p>
                <draw:g>
                  <svg:desc>Collect.A44:Collect.A44</svg:desc>
                </draw:g>
              </table:table-cell>
              <table:table-cell office:value-type="float" office:value="10.264">
                <text:p>10.264</text:p>
                <draw:g>
                  <svg:desc>Collect.B44:Collect.J44</svg:desc>
                </draw:g>
              </table:table-cell>
              <table:table-cell office:value-type="float" office:value="11.151">
                <text:p>11.151</text:p>
              </table:table-cell>
              <table:table-cell office:value-type="float" office:value="11.723">
                <text:p>11.723</text:p>
              </table:table-cell>
              <table:table-cell office:value-type="float" office:value="12.608">
                <text:p>12.608</text:p>
              </table:table-cell>
              <table:table-cell office:value-type="float" office:value="13.283">
                <text:p>13.283</text:p>
              </table:table-cell>
              <table:table-cell office:value-type="float" office:value="14.033">
                <text:p>14.033</text:p>
              </table:table-cell>
              <table:table-cell office:value-type="float" office:value="15.232">
                <text:p>15.232</text:p>
              </table:table-cell>
              <table:table-cell office:value-type="float" office:value="15.516">
                <text:p>15.516</text:p>
              </table:table-cell>
              <table:table-cell office:value-type="float" office:value="16.247">
                <text:p>16.247</text:p>
              </table:table-cell>
            </table:table-row>
            <table:table-row>
              <table:table-cell office:value-type="string">
                <text:p>12</text:p>
                <draw:g>
                  <svg:desc>Collect.A45:Collect.A45</svg:desc>
                </draw:g>
              </table:table-cell>
              <table:table-cell office:value-type="float" office:value="11.215">
                <text:p>11.215</text:p>
                <draw:g>
                  <svg:desc>Collect.B45:Collect.J45</svg:desc>
                </draw:g>
              </table:table-cell>
              <table:table-cell office:value-type="float" office:value="11.974">
                <text:p>11.974</text:p>
              </table:table-cell>
              <table:table-cell office:value-type="float" office:value="12.704">
                <text:p>12.704</text:p>
              </table:table-cell>
              <table:table-cell office:value-type="float" office:value="13.804">
                <text:p>13.804</text:p>
              </table:table-cell>
              <table:table-cell office:value-type="float" office:value="14.479">
                <text:p>14.479</text:p>
              </table:table-cell>
              <table:table-cell office:value-type="float" office:value="15.046">
                <text:p>15.046</text:p>
              </table:table-cell>
              <table:table-cell office:value-type="float" office:value="16.309">
                <text:p>16.309</text:p>
              </table:table-cell>
              <table:table-cell office:value-type="float" office:value="17.842">
                <text:p>17.842</text:p>
              </table:table-cell>
              <table:table-cell office:value-type="float" office:value="17.979">
                <text:p>17.979</text:p>
              </table:table-cell>
            </table:table-row>
            <table:table-row>
              <table:table-cell office:value-type="string">
                <text:p>16</text:p>
                <draw:g>
                  <svg:desc>Collect.A46:Collect.A46</svg:desc>
                </draw:g>
              </table:table-cell>
              <table:table-cell office:value-type="float" office:value="12.527">
                <text:p>12.527</text:p>
                <draw:g>
                  <svg:desc>Collect.B46:Collect.J46</svg:desc>
                </draw:g>
              </table:table-cell>
              <table:table-cell office:value-type="float" office:value="14.347">
                <text:p>14.347</text:p>
              </table:table-cell>
              <table:table-cell office:value-type="float" office:value="14.662">
                <text:p>14.662</text:p>
              </table:table-cell>
              <table:table-cell office:value-type="float" office:value="15.743">
                <text:p>15.743</text:p>
              </table:table-cell>
              <table:table-cell office:value-type="float" office:value="16.932">
                <text:p>16.932</text:p>
              </table:table-cell>
              <table:table-cell office:value-type="float" office:value="17.608">
                <text:p>17.608</text:p>
              </table:table-cell>
              <table:table-cell office:value-type="float" office:value="19.159">
                <text:p>19.159</text:p>
              </table:table-cell>
              <table:table-cell office:value-type="float" office:value="21.429">
                <text:p>21.429</text:p>
              </table:table-cell>
              <table:table-cell office:value-type="float" office:value="23.121">
                <text:p>23.121</text:p>
              </table:table-cell>
            </table:table-row>
            <table:table-row>
              <table:table-cell office:value-type="string">
                <text:p>Sequential</text:p>
                <draw:g>
                  <svg:desc>Collect.A47:Collect.A47</svg:desc>
                </draw:g>
              </table:table-cell>
              <table:table-cell office:value-type="float" office:value="11.273">
                <text:p>11.273</text:p>
                <draw:g>
                  <svg:desc>Collect.B47:Collect.J47</svg:desc>
                </draw:g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877cm" svg:height="8.93cm" xlink:href=".." xlink:type="simple" chart:class="chart:line" chart:style-name="ch1">
        <chart:title svg:x="6.558cm" svg:y="0.314cm" chart:style-name="ch2">
          <text:p>Transfer(0.0)</text:p>
        </chart:title>
        <chart:legend chart:legend-position="end" svg:x="12.919cm" svg:y="1.925cm" style:legend-expansion="high" chart:style-name="ch3"/>
        <chart:plot-area chart:style-name="ch4" table:cell-range-address="Collect.A1:Collect.K10" chart:data-source-has-labels="both" svg:x="1.328cm" svg:y="1.271cm" svg:width="11.274cm" svg:height="6.5cm">
          <chartooo:coordinate-region svg:x="2.055cm" svg:y="1.47cm" svg:width="10.36cm" svg:height="5.654cm"/>
          <chart:axis chart:dimension="x" chart:name="primary-x" chart:style-name="ch5" chartooo:axis-type="auto">
            <chartooo:date-scale/>
            <chart:title svg:x="5.955cm" svg:y="7.949cm" chart:style-name="ch6">
              <text:p>Nb executors</text:p>
            </chart:title>
            <chart:categories table:cell-range-address="Collect.A2:Collect.A10"/>
          </chart:axis>
          <chart:axis chart:dimension="y" chart:name="primary-y" chart:style-name="ch5">
            <chart:title svg:x="0.451cm" svg:y="5.425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:Collect.B10" chart:label-cell-address="Collect.B1:Collect.B1" chart:class="chart:line">
            <chart:data-point chart:repeated="9"/>
          </chart:series>
          <chart:series chart:style-name="ch10" chart:values-cell-range-address="Collect.C2:Collect.C10" chart:label-cell-address="Collect.C1:Collect.C1" chart:class="chart:line">
            <chart:data-point chart:repeated="9"/>
          </chart:series>
          <chart:series chart:style-name="ch11" chart:values-cell-range-address="Collect.D2:Collect.D10" chart:label-cell-address="Collect.D1:Collect.D1" chart:class="chart:line">
            <chart:data-point chart:repeated="9"/>
          </chart:series>
          <chart:series chart:style-name="ch12" chart:values-cell-range-address="Collect.E2:Collect.E10" chart:label-cell-address="Collect.E1:Collect.E1" chart:class="chart:line">
            <chart:data-point chart:repeated="9"/>
          </chart:series>
          <chart:series chart:style-name="ch13" chart:values-cell-range-address="Collect.F2:Collect.F10" chart:label-cell-address="Collect.F1:Collect.F1" chart:class="chart:line">
            <chart:data-point chart:repeated="9"/>
          </chart:series>
          <chart:series chart:style-name="ch14" chart:values-cell-range-address="Collect.G2:Collect.G10" chart:label-cell-address="Collect.G1:Collect.G1" chart:class="chart:line">
            <chart:data-point chart:repeated="9"/>
          </chart:series>
          <chart:series chart:style-name="ch15" chart:values-cell-range-address="Collect.H2:Collect.H10" chart:label-cell-address="Collect.H1:Collect.H1" chart:class="chart:line">
            <chart:data-point chart:repeated="9"/>
          </chart:series>
          <chart:series chart:style-name="ch16" chart:values-cell-range-address="Collect.I2:Collect.I10" chart:label-cell-address="Collect.I1:Collect.I1" chart:class="chart:line">
            <chart:data-point chart:repeated="9"/>
          </chart:series>
          <chart:series chart:style-name="ch17" chart:values-cell-range-address="Collect.J2:Collect.J10" chart:label-cell-address="Collect.J1:Collect.J1" chart:class="chart:line">
            <chart:data-point chart:repeated="9"/>
          </chart:series>
          <chart:series chart:style-name="ch18" chart:values-cell-range-address="Collect.K2:Collect.K10" chart:label-cell-address="Collect.K1:Collect.K1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1:Collect.B1</svg:desc>
                </draw:g>
              </table:table-cell>
              <table:table-cell office:value-type="string">
                <text:p>3</text:p>
                <draw:g>
                  <svg:desc>Collect.C1:Collect.C1</svg:desc>
                </draw:g>
              </table:table-cell>
              <table:table-cell office:value-type="string">
                <text:p>4</text:p>
                <draw:g>
                  <svg:desc>Collect.D1:Collect.D1</svg:desc>
                </draw:g>
              </table:table-cell>
              <table:table-cell office:value-type="string">
                <text:p>5</text:p>
                <draw:g>
                  <svg:desc>Collect.E1:Collect.E1</svg:desc>
                </draw:g>
              </table:table-cell>
              <table:table-cell office:value-type="string">
                <text:p>6</text:p>
                <draw:g>
                  <svg:desc>Collect.F1:Collect.F1</svg:desc>
                </draw:g>
              </table:table-cell>
              <table:table-cell office:value-type="string">
                <text:p>8</text:p>
                <draw:g>
                  <svg:desc>Collect.G1:Collect.G1</svg:desc>
                </draw:g>
              </table:table-cell>
              <table:table-cell office:value-type="string">
                <text:p>10</text:p>
                <draw:g>
                  <svg:desc>Collect.H1:Collect.H1</svg:desc>
                </draw:g>
              </table:table-cell>
              <table:table-cell office:value-type="string">
                <text:p>12</text:p>
                <draw:g>
                  <svg:desc>Collect.I1:Collect.I1</svg:desc>
                </draw:g>
              </table:table-cell>
              <table:table-cell office:value-type="string">
                <text:p>15</text:p>
                <draw:g>
                  <svg:desc>Collect.J1:Collect.J1</svg:desc>
                </draw:g>
              </table:table-cell>
              <table:table-cell office:value-type="string">
                <text:p>Sequential</text:p>
                <draw:g>
                  <svg:desc>Collect.K1:Collect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2:Collect.A10</svg:desc>
                </draw:g>
              </table:table-cell>
              <table:table-cell office:value-type="float" office:value="3.769">
                <text:p>3.769</text:p>
                <draw:g>
                  <svg:desc>Collect.B2:Collect.B10</svg:desc>
                </draw:g>
              </table:table-cell>
              <table:table-cell office:value-type="float" office:value="2.928">
                <text:p>2.928</text:p>
                <draw:g>
                  <svg:desc>Collect.C2:Collect.C10</svg:desc>
                </draw:g>
              </table:table-cell>
              <table:table-cell office:value-type="float" office:value="2.633">
                <text:p>2.633</text:p>
                <draw:g>
                  <svg:desc>Collect.D2:Collect.D10</svg:desc>
                </draw:g>
              </table:table-cell>
              <table:table-cell office:value-type="float" office:value="2.726">
                <text:p>2.726</text:p>
                <draw:g>
                  <svg:desc>Collect.E2:Collect.E10</svg:desc>
                </draw:g>
              </table:table-cell>
              <table:table-cell office:value-type="float" office:value="2.521">
                <text:p>2.521</text:p>
                <draw:g>
                  <svg:desc>Collect.F2:Collect.F10</svg:desc>
                </draw:g>
              </table:table-cell>
              <table:table-cell office:value-type="float" office:value="2.702">
                <text:p>2.702</text:p>
                <draw:g>
                  <svg:desc>Collect.G2:Collect.G10</svg:desc>
                </draw:g>
              </table:table-cell>
              <table:table-cell office:value-type="float" office:value="2.642">
                <text:p>2.642</text:p>
                <draw:g>
                  <svg:desc>Collect.H2:Collect.H10</svg:desc>
                </draw:g>
              </table:table-cell>
              <table:table-cell office:value-type="float" office:value="2.792">
                <text:p>2.792</text:p>
                <draw:g>
                  <svg:desc>Collect.I2:Collect.I10</svg:desc>
                </draw:g>
              </table:table-cell>
              <table:table-cell office:value-type="float" office:value="2.967">
                <text:p>2.967</text:p>
                <draw:g>
                  <svg:desc>Collect.J2:Collect.J10</svg:desc>
                </draw:g>
              </table:table-cell>
              <table:table-cell office:value-type="float" office:value="1.812">
                <text:p>1.812</text:p>
                <draw:g>
                  <svg:desc>Collect.K2:Collect.K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28">
                <text:p>3.428</text:p>
              </table:table-cell>
              <table:table-cell office:value-type="float" office:value="2.499">
                <text:p>2.499</text:p>
              </table:table-cell>
              <table:table-cell office:value-type="float" office:value="2.356">
                <text:p>2.356</text:p>
              </table:table-cell>
              <table:table-cell office:value-type="float" office:value="2.23">
                <text:p>2.23</text:p>
              </table:table-cell>
              <table:table-cell office:value-type="float" office:value="2.301">
                <text:p>2.301</text:p>
              </table:table-cell>
              <table:table-cell office:value-type="float" office:value="2.254">
                <text:p>2.254</text:p>
              </table:table-cell>
              <table:table-cell office:value-type="float" office:value="2.377">
                <text:p>2.377</text:p>
              </table:table-cell>
              <table:table-cell office:value-type="float" office:value="2.515">
                <text:p>2.515</text:p>
              </table:table-cell>
              <table:table-cell office:value-type="float" office:value="2.5">
                <text:p>2.5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18">
                <text:p>3.118</text:p>
              </table:table-cell>
              <table:table-cell office:value-type="float" office:value="2.412">
                <text:p>2.412</text:p>
              </table:table-cell>
              <table:table-cell office:value-type="float" office:value="2.212">
                <text:p>2.212</text:p>
              </table:table-cell>
              <table:table-cell office:value-type="float" office:value="2.067">
                <text:p>2.067</text:p>
              </table:table-cell>
              <table:table-cell office:value-type="float" office:value="2.141">
                <text:p>2.141</text:p>
              </table:table-cell>
              <table:table-cell office:value-type="float" office:value="2.201">
                <text:p>2.201</text:p>
              </table:table-cell>
              <table:table-cell office:value-type="float" office:value="2.134">
                <text:p>2.134</text:p>
              </table:table-cell>
              <table:table-cell office:value-type="float" office:value="2.34">
                <text:p>2.34</text:p>
              </table:table-cell>
              <table:table-cell office:value-type="float" office:value="2.367">
                <text:p>2.367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854">
                <text:p>2.854</text:p>
              </table:table-cell>
              <table:table-cell office:value-type="float" office:value="2.296">
                <text:p>2.296</text:p>
              </table:table-cell>
              <table:table-cell office:value-type="float" office:value="2.149">
                <text:p>2.149</text:p>
              </table:table-cell>
              <table:table-cell office:value-type="float" office:value="2.01">
                <text:p>2.01</text:p>
              </table:table-cell>
              <table:table-cell office:value-type="float" office:value="2.058">
                <text:p>2.058</text:p>
              </table:table-cell>
              <table:table-cell office:value-type="float" office:value="2.097">
                <text:p>2.097</text:p>
              </table:table-cell>
              <table:table-cell office:value-type="float" office:value="2.159">
                <text:p>2.159</text:p>
              </table:table-cell>
              <table:table-cell office:value-type="float" office:value="2.145">
                <text:p>2.145</text:p>
              </table:table-cell>
              <table:table-cell office:value-type="float" office:value="2.271">
                <text:p>2.271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905">
                <text:p>2.905</text:p>
              </table:table-cell>
              <table:table-cell office:value-type="float" office:value="2.212">
                <text:p>2.212</text:p>
              </table:table-cell>
              <table:table-cell office:value-type="float" office:value="1.942">
                <text:p>1.942</text:p>
              </table:table-cell>
              <table:table-cell office:value-type="float" office:value="1.87">
                <text:p>1.87</text:p>
              </table:table-cell>
              <table:table-cell office:value-type="float" office:value="2">
                <text:p>2</text:p>
              </table:table-cell>
              <table:table-cell office:value-type="float" office:value="2.109">
                <text:p>2.109</text:p>
              </table:table-cell>
              <table:table-cell office:value-type="float" office:value="2.079">
                <text:p>2.079</text:p>
              </table:table-cell>
              <table:table-cell office:value-type="float" office:value="2.18">
                <text:p>2.18</text:p>
              </table:table-cell>
              <table:table-cell office:value-type="float" office:value="2.211">
                <text:p>2.211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1">
                <text:p>2.81</text:p>
              </table:table-cell>
              <table:table-cell office:value-type="float" office:value="2.147">
                <text:p>2.147</text:p>
              </table:table-cell>
              <table:table-cell office:value-type="float" office:value="1.915">
                <text:p>1.915</text:p>
              </table:table-cell>
              <table:table-cell office:value-type="float" office:value="1.959">
                <text:p>1.959</text:p>
              </table:table-cell>
              <table:table-cell office:value-type="float" office:value="1.945">
                <text:p>1.945</text:p>
              </table:table-cell>
              <table:table-cell office:value-type="float" office:value="1.976">
                <text:p>1.976</text:p>
              </table:table-cell>
              <table:table-cell office:value-type="float" office:value="2.035">
                <text:p>2.035</text:p>
              </table:table-cell>
              <table:table-cell office:value-type="float" office:value="2.128">
                <text:p>2.128</text:p>
              </table:table-cell>
              <table:table-cell office:value-type="float" office:value="2.182">
                <text:p>2.182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59">
                <text:p>2.759</text:p>
              </table:table-cell>
              <table:table-cell office:value-type="float" office:value="2.129">
                <text:p>2.129</text:p>
              </table:table-cell>
              <table:table-cell office:value-type="float" office:value="2.09">
                <text:p>2.09</text:p>
              </table:table-cell>
              <table:table-cell office:value-type="float" office:value="1.913">
                <text:p>1.913</text:p>
              </table:table-cell>
              <table:table-cell office:value-type="float" office:value="1.938">
                <text:p>1.938</text:p>
              </table:table-cell>
              <table:table-cell office:value-type="float" office:value="2.007">
                <text:p>2.007</text:p>
              </table:table-cell>
              <table:table-cell office:value-type="float" office:value="2.128">
                <text:p>2.128</text:p>
              </table:table-cell>
              <table:table-cell office:value-type="float" office:value="2.191">
                <text:p>2.191</text:p>
              </table:table-cell>
              <table:table-cell office:value-type="float" office:value="2.261">
                <text:p>2.261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757">
                <text:p>2.757</text:p>
              </table:table-cell>
              <table:table-cell office:value-type="float" office:value="2.143">
                <text:p>2.143</text:p>
              </table:table-cell>
              <table:table-cell office:value-type="float" office:value="1.976">
                <text:p>1.976</text:p>
              </table:table-cell>
              <table:table-cell office:value-type="float" office:value="1.944">
                <text:p>1.944</text:p>
              </table:table-cell>
              <table:table-cell office:value-type="float" office:value="2.075">
                <text:p>2.075</text:p>
              </table:table-cell>
              <table:table-cell office:value-type="float" office:value="2.079">
                <text:p>2.079</text:p>
              </table:table-cell>
              <table:table-cell office:value-type="float" office:value="2.209">
                <text:p>2.209</text:p>
              </table:table-cell>
              <table:table-cell office:value-type="float" office:value="2.284">
                <text:p>2.284</text:p>
              </table:table-cell>
              <table:table-cell office:value-type="float" office:value="2.387">
                <text:p>2.387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861">
                <text:p>2.861</text:p>
              </table:table-cell>
              <table:table-cell office:value-type="float" office:value="2.277">
                <text:p>2.277</text:p>
              </table:table-cell>
              <table:table-cell office:value-type="float" office:value="2.105">
                <text:p>2.105</text:p>
              </table:table-cell>
              <table:table-cell office:value-type="float" office:value="2.025">
                <text:p>2.025</text:p>
              </table:table-cell>
              <table:table-cell office:value-type="float" office:value="2.081">
                <text:p>2.081</text:p>
              </table:table-cell>
              <table:table-cell office:value-type="float" office:value="2.203">
                <text:p>2.203</text:p>
              </table:table-cell>
              <table:table-cell office:value-type="float" office:value="2.269">
                <text:p>2.269</text:p>
              </table:table-cell>
              <table:table-cell office:value-type="float" office:value="2.436">
                <text:p>2.436</text:p>
              </table:table-cell>
              <table:table-cell office:value-type="float" office:value="2.754">
                <text:p>2.754</text:p>
              </table:table-cell>
              <table:table-cell office:value-type="float" office:value="1.812">
                <text:p>1.8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Transfer(0.0)</text:p>
        </chart:title>
        <chart:legend chart:legend-position="end" svg:x="13.042cm" svg:y="1.96cm" style:legend-expansion="high" chart:style-name="ch3"/>
        <chart:plot-area chart:style-name="ch4" table:cell-range-address="Collect.A1:Collect.J11" chart:data-source-has-labels="both" svg:x="1.331cm" svg:y="1.275cm" svg:width="11.391cm" svg:height="6.564cm">
          <chartooo:coordinate-region svg:x="2.058cm" svg:y="1.474cm" svg:width="10.477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1:Collect.J1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:Collect.J2" chart:label-cell-address="Collect.A2:Collect.A2" chart:class="chart:line">
            <chart:data-point chart:repeated="9"/>
          </chart:series>
          <chart:series chart:style-name="ch10" chart:values-cell-range-address="Collect.B3:Collect.J3" chart:label-cell-address="Collect.A3:Collect.A3" chart:class="chart:line">
            <chart:data-point chart:repeated="9"/>
          </chart:series>
          <chart:series chart:style-name="ch11" chart:values-cell-range-address="Collect.B4:Collect.J4" chart:label-cell-address="Collect.A4:Collect.A4" chart:class="chart:line">
            <chart:data-point chart:repeated="9"/>
          </chart:series>
          <chart:series chart:style-name="ch12" chart:values-cell-range-address="Collect.B5:Collect.J5" chart:label-cell-address="Collect.A5:Collect.A5" chart:class="chart:line">
            <chart:data-point chart:repeated="9"/>
          </chart:series>
          <chart:series chart:style-name="ch13" chart:values-cell-range-address="Collect.B6:Collect.J6" chart:label-cell-address="Collect.A6:Collect.A6" chart:class="chart:line">
            <chart:data-point chart:repeated="9"/>
          </chart:series>
          <chart:series chart:style-name="ch14" chart:values-cell-range-address="Collect.B7:Collect.J7" chart:label-cell-address="Collect.A7:Collect.A7" chart:class="chart:line">
            <chart:data-point chart:repeated="9"/>
          </chart:series>
          <chart:series chart:style-name="ch15" chart:values-cell-range-address="Collect.B8:Collect.J8" chart:label-cell-address="Collect.A8:Collect.A8" chart:class="chart:line">
            <chart:data-point chart:repeated="9"/>
          </chart:series>
          <chart:series chart:style-name="ch16" chart:values-cell-range-address="Collect.B9:Collect.J9" chart:label-cell-address="Collect.A9:Collect.A9" chart:class="chart:line">
            <chart:data-point chart:repeated="9"/>
          </chart:series>
          <chart:series chart:style-name="ch17" chart:values-cell-range-address="Collect.B10:Collect.J10" chart:label-cell-address="Collect.A10:Collect.A10" chart:class="chart:line">
            <chart:data-point chart:repeated="9"/>
          </chart:series>
          <chart:series chart:style-name="ch18" chart:values-cell-range-address="Collect.B11:Collect.J11" chart:label-cell-address="Collect.A11:Collect.A11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1:Collect.J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2:Collect.A2</svg:desc>
                </draw:g>
              </table:table-cell>
              <table:table-cell office:value-type="float" office:value="3.769">
                <text:p>3.769</text:p>
                <draw:g>
                  <svg:desc>Collect.B2:Collect.J2</svg:desc>
                </draw:g>
              </table:table-cell>
              <table:table-cell office:value-type="float" office:value="2.928">
                <text:p>2.928</text:p>
              </table:table-cell>
              <table:table-cell office:value-type="float" office:value="2.633">
                <text:p>2.633</text:p>
              </table:table-cell>
              <table:table-cell office:value-type="float" office:value="2.726">
                <text:p>2.726</text:p>
              </table:table-cell>
              <table:table-cell office:value-type="float" office:value="2.521">
                <text:p>2.521</text:p>
              </table:table-cell>
              <table:table-cell office:value-type="float" office:value="2.702">
                <text:p>2.702</text:p>
              </table:table-cell>
              <table:table-cell office:value-type="float" office:value="2.642">
                <text:p>2.642</text:p>
              </table:table-cell>
              <table:table-cell office:value-type="float" office:value="2.792">
                <text:p>2.792</text:p>
              </table:table-cell>
              <table:table-cell office:value-type="float" office:value="2.967">
                <text:p>2.967</text:p>
              </table:table-cell>
            </table:table-row>
            <table:table-row>
              <table:table-cell office:value-type="string">
                <text:p>3</text:p>
                <draw:g>
                  <svg:desc>Collect.A3:Collect.A3</svg:desc>
                </draw:g>
              </table:table-cell>
              <table:table-cell office:value-type="float" office:value="3.428">
                <text:p>3.428</text:p>
                <draw:g>
                  <svg:desc>Collect.B3:Collect.J3</svg:desc>
                </draw:g>
              </table:table-cell>
              <table:table-cell office:value-type="float" office:value="2.499">
                <text:p>2.499</text:p>
              </table:table-cell>
              <table:table-cell office:value-type="float" office:value="2.356">
                <text:p>2.356</text:p>
              </table:table-cell>
              <table:table-cell office:value-type="float" office:value="2.23">
                <text:p>2.23</text:p>
              </table:table-cell>
              <table:table-cell office:value-type="float" office:value="2.301">
                <text:p>2.301</text:p>
              </table:table-cell>
              <table:table-cell office:value-type="float" office:value="2.254">
                <text:p>2.254</text:p>
              </table:table-cell>
              <table:table-cell office:value-type="float" office:value="2.377">
                <text:p>2.377</text:p>
              </table:table-cell>
              <table:table-cell office:value-type="float" office:value="2.515">
                <text:p>2.5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  <draw:g>
                  <svg:desc>Collect.A4:Collect.A4</svg:desc>
                </draw:g>
              </table:table-cell>
              <table:table-cell office:value-type="float" office:value="3.118">
                <text:p>3.118</text:p>
                <draw:g>
                  <svg:desc>Collect.B4:Collect.J4</svg:desc>
                </draw:g>
              </table:table-cell>
              <table:table-cell office:value-type="float" office:value="2.412">
                <text:p>2.412</text:p>
              </table:table-cell>
              <table:table-cell office:value-type="float" office:value="2.212">
                <text:p>2.212</text:p>
              </table:table-cell>
              <table:table-cell office:value-type="float" office:value="2.067">
                <text:p>2.067</text:p>
              </table:table-cell>
              <table:table-cell office:value-type="float" office:value="2.141">
                <text:p>2.141</text:p>
              </table:table-cell>
              <table:table-cell office:value-type="float" office:value="2.201">
                <text:p>2.201</text:p>
              </table:table-cell>
              <table:table-cell office:value-type="float" office:value="2.134">
                <text:p>2.134</text:p>
              </table:table-cell>
              <table:table-cell office:value-type="float" office:value="2.34">
                <text:p>2.34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>5</text:p>
                <draw:g>
                  <svg:desc>Collect.A5:Collect.A5</svg:desc>
                </draw:g>
              </table:table-cell>
              <table:table-cell office:value-type="float" office:value="2.854">
                <text:p>2.854</text:p>
                <draw:g>
                  <svg:desc>Collect.B5:Collect.J5</svg:desc>
                </draw:g>
              </table:table-cell>
              <table:table-cell office:value-type="float" office:value="2.296">
                <text:p>2.296</text:p>
              </table:table-cell>
              <table:table-cell office:value-type="float" office:value="2.149">
                <text:p>2.149</text:p>
              </table:table-cell>
              <table:table-cell office:value-type="float" office:value="2.01">
                <text:p>2.01</text:p>
              </table:table-cell>
              <table:table-cell office:value-type="float" office:value="2.058">
                <text:p>2.058</text:p>
              </table:table-cell>
              <table:table-cell office:value-type="float" office:value="2.097">
                <text:p>2.097</text:p>
              </table:table-cell>
              <table:table-cell office:value-type="float" office:value="2.159">
                <text:p>2.159</text:p>
              </table:table-cell>
              <table:table-cell office:value-type="float" office:value="2.145">
                <text:p>2.145</text:p>
              </table:table-cell>
              <table:table-cell office:value-type="float" office:value="2.271">
                <text:p>2.271</text:p>
              </table:table-cell>
            </table:table-row>
            <table:table-row>
              <table:table-cell office:value-type="string">
                <text:p>6</text:p>
                <draw:g>
                  <svg:desc>Collect.A6:Collect.A6</svg:desc>
                </draw:g>
              </table:table-cell>
              <table:table-cell office:value-type="float" office:value="2.905">
                <text:p>2.905</text:p>
                <draw:g>
                  <svg:desc>Collect.B6:Collect.J6</svg:desc>
                </draw:g>
              </table:table-cell>
              <table:table-cell office:value-type="float" office:value="2.212">
                <text:p>2.212</text:p>
              </table:table-cell>
              <table:table-cell office:value-type="float" office:value="1.942">
                <text:p>1.942</text:p>
              </table:table-cell>
              <table:table-cell office:value-type="float" office:value="1.87">
                <text:p>1.87</text:p>
              </table:table-cell>
              <table:table-cell office:value-type="float" office:value="2">
                <text:p>2</text:p>
              </table:table-cell>
              <table:table-cell office:value-type="float" office:value="2.109">
                <text:p>2.109</text:p>
              </table:table-cell>
              <table:table-cell office:value-type="float" office:value="2.079">
                <text:p>2.079</text:p>
              </table:table-cell>
              <table:table-cell office:value-type="float" office:value="2.18">
                <text:p>2.18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string">
                <text:p>8</text:p>
                <draw:g>
                  <svg:desc>Collect.A7:Collect.A7</svg:desc>
                </draw:g>
              </table:table-cell>
              <table:table-cell office:value-type="float" office:value="2.81">
                <text:p>2.81</text:p>
                <draw:g>
                  <svg:desc>Collect.B7:Collect.J7</svg:desc>
                </draw:g>
              </table:table-cell>
              <table:table-cell office:value-type="float" office:value="2.147">
                <text:p>2.147</text:p>
              </table:table-cell>
              <table:table-cell office:value-type="float" office:value="1.915">
                <text:p>1.915</text:p>
              </table:table-cell>
              <table:table-cell office:value-type="float" office:value="1.959">
                <text:p>1.959</text:p>
              </table:table-cell>
              <table:table-cell office:value-type="float" office:value="1.945">
                <text:p>1.945</text:p>
              </table:table-cell>
              <table:table-cell office:value-type="float" office:value="1.976">
                <text:p>1.976</text:p>
              </table:table-cell>
              <table:table-cell office:value-type="float" office:value="2.035">
                <text:p>2.035</text:p>
              </table:table-cell>
              <table:table-cell office:value-type="float" office:value="2.128">
                <text:p>2.128</text:p>
              </table:table-cell>
              <table:table-cell office:value-type="float" office:value="2.182">
                <text:p>2.182</text:p>
              </table:table-cell>
            </table:table-row>
            <table:table-row>
              <table:table-cell office:value-type="string">
                <text:p>10</text:p>
                <draw:g>
                  <svg:desc>Collect.A8:Collect.A8</svg:desc>
                </draw:g>
              </table:table-cell>
              <table:table-cell office:value-type="float" office:value="2.759">
                <text:p>2.759</text:p>
                <draw:g>
                  <svg:desc>Collect.B8:Collect.J8</svg:desc>
                </draw:g>
              </table:table-cell>
              <table:table-cell office:value-type="float" office:value="2.129">
                <text:p>2.129</text:p>
              </table:table-cell>
              <table:table-cell office:value-type="float" office:value="2.09">
                <text:p>2.09</text:p>
              </table:table-cell>
              <table:table-cell office:value-type="float" office:value="1.913">
                <text:p>1.913</text:p>
              </table:table-cell>
              <table:table-cell office:value-type="float" office:value="1.938">
                <text:p>1.938</text:p>
              </table:table-cell>
              <table:table-cell office:value-type="float" office:value="2.007">
                <text:p>2.007</text:p>
              </table:table-cell>
              <table:table-cell office:value-type="float" office:value="2.128">
                <text:p>2.128</text:p>
              </table:table-cell>
              <table:table-cell office:value-type="float" office:value="2.191">
                <text:p>2.191</text:p>
              </table:table-cell>
              <table:table-cell office:value-type="float" office:value="2.261">
                <text:p>2.261</text:p>
              </table:table-cell>
            </table:table-row>
            <table:table-row>
              <table:table-cell office:value-type="string">
                <text:p>12</text:p>
                <draw:g>
                  <svg:desc>Collect.A9:Collect.A9</svg:desc>
                </draw:g>
              </table:table-cell>
              <table:table-cell office:value-type="float" office:value="2.757">
                <text:p>2.757</text:p>
                <draw:g>
                  <svg:desc>Collect.B9:Collect.J9</svg:desc>
                </draw:g>
              </table:table-cell>
              <table:table-cell office:value-type="float" office:value="2.143">
                <text:p>2.143</text:p>
              </table:table-cell>
              <table:table-cell office:value-type="float" office:value="1.976">
                <text:p>1.976</text:p>
              </table:table-cell>
              <table:table-cell office:value-type="float" office:value="1.944">
                <text:p>1.944</text:p>
              </table:table-cell>
              <table:table-cell office:value-type="float" office:value="2.075">
                <text:p>2.075</text:p>
              </table:table-cell>
              <table:table-cell office:value-type="float" office:value="2.079">
                <text:p>2.079</text:p>
              </table:table-cell>
              <table:table-cell office:value-type="float" office:value="2.209">
                <text:p>2.209</text:p>
              </table:table-cell>
              <table:table-cell office:value-type="float" office:value="2.284">
                <text:p>2.284</text:p>
              </table:table-cell>
              <table:table-cell office:value-type="float" office:value="2.387">
                <text:p>2.387</text:p>
              </table:table-cell>
            </table:table-row>
            <table:table-row>
              <table:table-cell office:value-type="string">
                <text:p>16</text:p>
                <draw:g>
                  <svg:desc>Collect.A10:Collect.A10</svg:desc>
                </draw:g>
              </table:table-cell>
              <table:table-cell office:value-type="float" office:value="2.861">
                <text:p>2.861</text:p>
                <draw:g>
                  <svg:desc>Collect.B10:Collect.J10</svg:desc>
                </draw:g>
              </table:table-cell>
              <table:table-cell office:value-type="float" office:value="2.277">
                <text:p>2.277</text:p>
              </table:table-cell>
              <table:table-cell office:value-type="float" office:value="2.105">
                <text:p>2.105</text:p>
              </table:table-cell>
              <table:table-cell office:value-type="float" office:value="2.025">
                <text:p>2.025</text:p>
              </table:table-cell>
              <table:table-cell office:value-type="float" office:value="2.081">
                <text:p>2.081</text:p>
              </table:table-cell>
              <table:table-cell office:value-type="float" office:value="2.203">
                <text:p>2.203</text:p>
              </table:table-cell>
              <table:table-cell office:value-type="float" office:value="2.269">
                <text:p>2.269</text:p>
              </table:table-cell>
              <table:table-cell office:value-type="float" office:value="2.436">
                <text:p>2.436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Sequential</text:p>
                <draw:g>
                  <svg:desc>Collect.A11:Collect.A11</svg:desc>
                </draw:g>
              </table:table-cell>
              <table:table-cell office:value-type="float" office:value="1.812">
                <text:p>1.812</text:p>
                <draw:g>
                  <svg:desc>Collect.B11:Collect.J11</svg:desc>
                </draw:g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Fibonacci(20)</text:p>
        </chart:title>
        <chart:legend chart:legend-position="end" svg:x="13.042cm" svg:y="1.96cm" style:legend-expansion="high" chart:style-name="ch3"/>
        <chart:plot-area chart:style-name="ch4" table:cell-range-address="Collect.A13:Collect.K22" chart:data-source-has-labels="both" svg:x="1.331cm" svg:y="1.275cm" svg:width="11.391cm" svg:height="6.564cm">
          <chartooo:coordinate-region svg:x="2.138cm" svg:y="1.474cm" svg:width="10.212cm" svg:height="5.718cm"/>
          <chart:axis chart:dimension="x" chart:name="primary-x" chart:style-name="ch5" chartooo:axis-type="auto">
            <chartooo:date-scale/>
            <chart:title svg:x="6.016cm" svg:y="8.019cm" chart:style-name="ch6">
              <text:p>Nb executors</text:p>
            </chart:title>
            <chart:categories table:cell-range-address="Collect.A14:Collect.A22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14:Collect.B22" chart:label-cell-address="Collect.B13:Collect.B13" chart:class="chart:line">
            <chart:data-point chart:repeated="9"/>
          </chart:series>
          <chart:series chart:style-name="ch10" chart:values-cell-range-address="Collect.C14:Collect.C22" chart:label-cell-address="Collect.C13:Collect.C13" chart:class="chart:line">
            <chart:data-point chart:repeated="9"/>
          </chart:series>
          <chart:series chart:style-name="ch11" chart:values-cell-range-address="Collect.D14:Collect.D22" chart:label-cell-address="Collect.D13:Collect.D13" chart:class="chart:line">
            <chart:data-point chart:repeated="9"/>
          </chart:series>
          <chart:series chart:style-name="ch12" chart:values-cell-range-address="Collect.E14:Collect.E22" chart:label-cell-address="Collect.E13:Collect.E13" chart:class="chart:line">
            <chart:data-point chart:repeated="9"/>
          </chart:series>
          <chart:series chart:style-name="ch13" chart:values-cell-range-address="Collect.F14:Collect.F22" chart:label-cell-address="Collect.F13:Collect.F13" chart:class="chart:line">
            <chart:data-point chart:repeated="9"/>
          </chart:series>
          <chart:series chart:style-name="ch14" chart:values-cell-range-address="Collect.G14:Collect.G22" chart:label-cell-address="Collect.G13:Collect.G13" chart:class="chart:line">
            <chart:data-point chart:repeated="9"/>
          </chart:series>
          <chart:series chart:style-name="ch15" chart:values-cell-range-address="Collect.H14:Collect.H22" chart:label-cell-address="Collect.H13:Collect.H13" chart:class="chart:line">
            <chart:data-point chart:repeated="9"/>
          </chart:series>
          <chart:series chart:style-name="ch16" chart:values-cell-range-address="Collect.I14:Collect.I22" chart:label-cell-address="Collect.I13:Collect.I13" chart:class="chart:line">
            <chart:data-point chart:repeated="9"/>
          </chart:series>
          <chart:series chart:style-name="ch17" chart:values-cell-range-address="Collect.J14:Collect.J22" chart:label-cell-address="Collect.J13:Collect.J13" chart:class="chart:line">
            <chart:data-point chart:repeated="9"/>
          </chart:series>
          <chart:series chart:style-name="ch18" chart:values-cell-range-address="Collect.K14:Collect.K22" chart:label-cell-address="Collect.K13:Collect.K1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13:Collect.B13</svg:desc>
                </draw:g>
              </table:table-cell>
              <table:table-cell office:value-type="string">
                <text:p>3</text:p>
                <draw:g>
                  <svg:desc>Collect.C13:Collect.C13</svg:desc>
                </draw:g>
              </table:table-cell>
              <table:table-cell office:value-type="string">
                <text:p>4</text:p>
                <draw:g>
                  <svg:desc>Collect.D13:Collect.D13</svg:desc>
                </draw:g>
              </table:table-cell>
              <table:table-cell office:value-type="string">
                <text:p>5</text:p>
                <draw:g>
                  <svg:desc>Collect.E13:Collect.E13</svg:desc>
                </draw:g>
              </table:table-cell>
              <table:table-cell office:value-type="string">
                <text:p>6</text:p>
                <draw:g>
                  <svg:desc>Collect.F13:Collect.F13</svg:desc>
                </draw:g>
              </table:table-cell>
              <table:table-cell office:value-type="string">
                <text:p>8</text:p>
                <draw:g>
                  <svg:desc>Collect.G13:Collect.G13</svg:desc>
                </draw:g>
              </table:table-cell>
              <table:table-cell office:value-type="string">
                <text:p>10</text:p>
                <draw:g>
                  <svg:desc>Collect.H13:Collect.H13</svg:desc>
                </draw:g>
              </table:table-cell>
              <table:table-cell office:value-type="string">
                <text:p>12</text:p>
                <draw:g>
                  <svg:desc>Collect.I13:Collect.I13</svg:desc>
                </draw:g>
              </table:table-cell>
              <table:table-cell office:value-type="string">
                <text:p>15</text:p>
                <draw:g>
                  <svg:desc>Collect.J13:Collect.J13</svg:desc>
                </draw:g>
              </table:table-cell>
              <table:table-cell office:value-type="string">
                <text:p>Sequential</text:p>
                <draw:g>
                  <svg:desc>Collect.K13:Collect.K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14:Collect.A22</svg:desc>
                </draw:g>
              </table:table-cell>
              <table:table-cell office:value-type="float" office:value="655.5">
                <text:p>655.5</text:p>
                <draw:g>
                  <svg:desc>Collect.B14:Collect.B22</svg:desc>
                </draw:g>
              </table:table-cell>
              <table:table-cell office:value-type="float" office:value="654.671">
                <text:p>654.671</text:p>
                <draw:g>
                  <svg:desc>Collect.C14:Collect.C22</svg:desc>
                </draw:g>
              </table:table-cell>
              <table:table-cell office:value-type="float" office:value="654.531">
                <text:p>654.531</text:p>
                <draw:g>
                  <svg:desc>Collect.D14:Collect.D22</svg:desc>
                </draw:g>
              </table:table-cell>
              <table:table-cell office:value-type="float" office:value="655.589">
                <text:p>655.589</text:p>
                <draw:g>
                  <svg:desc>Collect.E14:Collect.E22</svg:desc>
                </draw:g>
              </table:table-cell>
              <table:table-cell office:value-type="float" office:value="655.641">
                <text:p>655.641</text:p>
                <draw:g>
                  <svg:desc>Collect.F14:Collect.F22</svg:desc>
                </draw:g>
              </table:table-cell>
              <table:table-cell office:value-type="float" office:value="654.646">
                <text:p>654.646</text:p>
                <draw:g>
                  <svg:desc>Collect.G14:Collect.G22</svg:desc>
                </draw:g>
              </table:table-cell>
              <table:table-cell office:value-type="float" office:value="654.892">
                <text:p>654.892</text:p>
                <draw:g>
                  <svg:desc>Collect.H14:Collect.H22</svg:desc>
                </draw:g>
              </table:table-cell>
              <table:table-cell office:value-type="float" office:value="655.206">
                <text:p>655.206</text:p>
                <draw:g>
                  <svg:desc>Collect.I14:Collect.I22</svg:desc>
                </draw:g>
              </table:table-cell>
              <table:table-cell office:value-type="float" office:value="655.389">
                <text:p>655.389</text:p>
                <draw:g>
                  <svg:desc>Collect.J14:Collect.J22</svg:desc>
                </draw:g>
              </table:table-cell>
              <table:table-cell office:value-type="float" office:value="1305.629">
                <text:p>1305.629</text:p>
                <draw:g>
                  <svg:desc>Collect.K14:Collect.K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6.959">
                <text:p>436.959</text:p>
              </table:table-cell>
              <table:table-cell office:value-type="float" office:value="436.836">
                <text:p>436.836</text:p>
              </table:table-cell>
              <table:table-cell office:value-type="float" office:value="436.826">
                <text:p>436.826</text:p>
              </table:table-cell>
              <table:table-cell office:value-type="float" office:value="437.47">
                <text:p>437.47</text:p>
              </table:table-cell>
              <table:table-cell office:value-type="float" office:value="437.551">
                <text:p>437.551</text:p>
              </table:table-cell>
              <table:table-cell office:value-type="float" office:value="437.008">
                <text:p>437.008</text:p>
              </table:table-cell>
              <table:table-cell office:value-type="float" office:value="437.066">
                <text:p>437.066</text:p>
              </table:table-cell>
              <table:table-cell office:value-type="float" office:value="437.256">
                <text:p>437.256</text:p>
              </table:table-cell>
              <table:table-cell office:value-type="float" office:value="437.711">
                <text:p>437.711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7.902">
                <text:p>327.902</text:p>
              </table:table-cell>
              <table:table-cell office:value-type="float" office:value="328.442">
                <text:p>328.442</text:p>
              </table:table-cell>
              <table:table-cell office:value-type="float" office:value="328.001">
                <text:p>328.001</text:p>
              </table:table-cell>
              <table:table-cell office:value-type="float" office:value="328.423">
                <text:p>328.423</text:p>
              </table:table-cell>
              <table:table-cell office:value-type="float" office:value="328.441">
                <text:p>328.441</text:p>
              </table:table-cell>
              <table:table-cell office:value-type="float" office:value="328.114">
                <text:p>328.114</text:p>
              </table:table-cell>
              <table:table-cell office:value-type="float" office:value="328.164">
                <text:p>328.164</text:p>
              </table:table-cell>
              <table:table-cell office:value-type="float" office:value="328.312">
                <text:p>328.312</text:p>
              </table:table-cell>
              <table:table-cell office:value-type="float" office:value="328.768">
                <text:p>328.768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2.972">
                <text:p>262.972</text:p>
              </table:table-cell>
              <table:table-cell office:value-type="float" office:value="262.963">
                <text:p>262.963</text:p>
              </table:table-cell>
              <table:table-cell office:value-type="float" office:value="262.768">
                <text:p>262.768</text:p>
              </table:table-cell>
              <table:table-cell office:value-type="float" office:value="262.928">
                <text:p>262.928</text:p>
              </table:table-cell>
              <table:table-cell office:value-type="float" office:value="263.004">
                <text:p>263.004</text:p>
              </table:table-cell>
              <table:table-cell office:value-type="float" office:value="262.792">
                <text:p>262.792</text:p>
              </table:table-cell>
              <table:table-cell office:value-type="float" office:value="262.904">
                <text:p>262.904</text:p>
              </table:table-cell>
              <table:table-cell office:value-type="float" office:value="263.06">
                <text:p>263.06</text:p>
              </table:table-cell>
              <table:table-cell office:value-type="float" office:value="263.528">
                <text:p>263.528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9.348">
                <text:p>219.348</text:p>
              </table:table-cell>
              <table:table-cell office:value-type="float" office:value="219.149">
                <text:p>219.149</text:p>
              </table:table-cell>
              <table:table-cell office:value-type="float" office:value="219.002">
                <text:p>219.002</text:p>
              </table:table-cell>
              <table:table-cell office:value-type="float" office:value="219.398">
                <text:p>219.398</text:p>
              </table:table-cell>
              <table:table-cell office:value-type="float" office:value="219.494">
                <text:p>219.494</text:p>
              </table:table-cell>
              <table:table-cell office:value-type="float" office:value="219.333">
                <text:p>219.333</text:p>
              </table:table-cell>
              <table:table-cell office:value-type="float" office:value="219.385">
                <text:p>219.385</text:p>
              </table:table-cell>
              <table:table-cell office:value-type="float" office:value="219.68">
                <text:p>219.68</text:p>
              </table:table-cell>
              <table:table-cell office:value-type="float" office:value="219.736">
                <text:p>219.736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5.061">
                <text:p>165.061</text:p>
              </table:table-cell>
              <table:table-cell office:value-type="float" office:value="164.701">
                <text:p>164.701</text:p>
              </table:table-cell>
              <table:table-cell office:value-type="float" office:value="164.734">
                <text:p>164.734</text:p>
              </table:table-cell>
              <table:table-cell office:value-type="float" office:value="164.847">
                <text:p>164.847</text:p>
              </table:table-cell>
              <table:table-cell office:value-type="float" office:value="165.044">
                <text:p>165.044</text:p>
              </table:table-cell>
              <table:table-cell office:value-type="float" office:value="164.922">
                <text:p>164.922</text:p>
              </table:table-cell>
              <table:table-cell office:value-type="float" office:value="165.018">
                <text:p>165.018</text:p>
              </table:table-cell>
              <table:table-cell office:value-type="float" office:value="165.065">
                <text:p>165.065</text:p>
              </table:table-cell>
              <table:table-cell office:value-type="float" office:value="165.265">
                <text:p>165.265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2.123">
                <text:p>132.123</text:p>
              </table:table-cell>
              <table:table-cell office:value-type="float" office:value="131.961">
                <text:p>131.961</text:p>
              </table:table-cell>
              <table:table-cell office:value-type="float" office:value="132.022">
                <text:p>132.022</text:p>
              </table:table-cell>
              <table:table-cell office:value-type="float" office:value="132.217">
                <text:p>132.217</text:p>
              </table:table-cell>
              <table:table-cell office:value-type="float" office:value="132.337">
                <text:p>132.337</text:p>
              </table:table-cell>
              <table:table-cell office:value-type="float" office:value="132.347">
                <text:p>132.347</text:p>
              </table:table-cell>
              <table:table-cell office:value-type="float" office:value="132.453">
                <text:p>132.453</text:p>
              </table:table-cell>
              <table:table-cell office:value-type="float" office:value="132.464">
                <text:p>132.464</text:p>
              </table:table-cell>
              <table:table-cell office:value-type="float" office:value="132.784">
                <text:p>132.784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0.308">
                <text:p>110.308</text:p>
              </table:table-cell>
              <table:table-cell office:value-type="float" office:value="110.344">
                <text:p>110.344</text:p>
              </table:table-cell>
              <table:table-cell office:value-type="float" office:value="110.435">
                <text:p>110.435</text:p>
              </table:table-cell>
              <table:table-cell office:value-type="float" office:value="110.585">
                <text:p>110.585</text:p>
              </table:table-cell>
              <table:table-cell office:value-type="float" office:value="110.657">
                <text:p>110.657</text:p>
              </table:table-cell>
              <table:table-cell office:value-type="float" office:value="110.51">
                <text:p>110.51</text:p>
              </table:table-cell>
              <table:table-cell office:value-type="float" office:value="110.707">
                <text:p>110.707</text:p>
              </table:table-cell>
              <table:table-cell office:value-type="float" office:value="110.982">
                <text:p>110.982</text:p>
              </table:table-cell>
              <table:table-cell office:value-type="float" office:value="110.973">
                <text:p>110.973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3.155">
                <text:p>83.155</text:p>
              </table:table-cell>
              <table:table-cell office:value-type="float" office:value="83.212">
                <text:p>83.212</text:p>
              </table:table-cell>
              <table:table-cell office:value-type="float" office:value="83.347">
                <text:p>83.347</text:p>
              </table:table-cell>
              <table:table-cell office:value-type="float" office:value="83.317">
                <text:p>83.317</text:p>
              </table:table-cell>
              <table:table-cell office:value-type="float" office:value="83.431">
                <text:p>83.431</text:p>
              </table:table-cell>
              <table:table-cell office:value-type="float" office:value="83.515">
                <text:p>83.515</text:p>
              </table:table-cell>
              <table:table-cell office:value-type="float" office:value="83.589">
                <text:p>83.589</text:p>
              </table:table-cell>
              <table:table-cell office:value-type="float" office:value="83.807">
                <text:p>83.807</text:p>
              </table:table-cell>
              <table:table-cell office:value-type="float" office:value="84.314">
                <text:p>84.314</text:p>
              </table:table-cell>
              <table:table-cell office:value-type="float" office:value="1305.629">
                <text:p>1305.62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Transfer(0.0)</text:p>
        </chart:title>
        <chart:legend chart:legend-position="end" svg:x="13.042cm" svg:y="1.96cm" style:legend-expansion="high" chart:style-name="ch3"/>
        <chart:plot-area chart:style-name="ch4" table:cell-range-address="Collect.B1:Collect.J11 Collect.A2:Collect.A11" chart:data-source-has-labels="both" svg:x="1.331cm" svg:y="1.275cm" svg:width="11.391cm" svg:height="6.564cm">
          <chartooo:coordinate-region svg:x="2.058cm" svg:y="1.474cm" svg:width="10.477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1:Collect.J1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:Collect.J2" chart:label-cell-address="Collect.A2:Collect.A2" chart:class="chart:line">
            <chart:data-point chart:repeated="9"/>
          </chart:series>
          <chart:series chart:style-name="ch10" chart:values-cell-range-address="Collect.B3:Collect.J3" chart:label-cell-address="Collect.A3:Collect.A3" chart:class="chart:line">
            <chart:data-point chart:repeated="9"/>
          </chart:series>
          <chart:series chart:style-name="ch11" chart:values-cell-range-address="Collect.B4:Collect.J4" chart:label-cell-address="Collect.A4:Collect.A4" chart:class="chart:line">
            <chart:data-point chart:repeated="9"/>
          </chart:series>
          <chart:series chart:style-name="ch12" chart:values-cell-range-address="Collect.B5:Collect.J5" chart:label-cell-address="Collect.A5:Collect.A5" chart:class="chart:line">
            <chart:data-point chart:repeated="9"/>
          </chart:series>
          <chart:series chart:style-name="ch13" chart:values-cell-range-address="Collect.B6:Collect.J6" chart:label-cell-address="Collect.A6:Collect.A6" chart:class="chart:line">
            <chart:data-point chart:repeated="9"/>
          </chart:series>
          <chart:series chart:style-name="ch14" chart:values-cell-range-address="Collect.B7:Collect.J7" chart:label-cell-address="Collect.A7:Collect.A7" chart:class="chart:line">
            <chart:data-point chart:repeated="9"/>
          </chart:series>
          <chart:series chart:style-name="ch15" chart:values-cell-range-address="Collect.B8:Collect.J8" chart:label-cell-address="Collect.A8:Collect.A8" chart:class="chart:line">
            <chart:data-point chart:repeated="9"/>
          </chart:series>
          <chart:series chart:style-name="ch16" chart:values-cell-range-address="Collect.B9:Collect.J9" chart:label-cell-address="Collect.A9:Collect.A9" chart:class="chart:line">
            <chart:data-point chart:repeated="9"/>
          </chart:series>
          <chart:series chart:style-name="ch17" chart:values-cell-range-address="Collect.B10:Collect.J10" chart:label-cell-address="Collect.A10:Collect.A10" chart:class="chart:line">
            <chart:data-point chart:repeated="9"/>
          </chart:series>
          <chart:series chart:style-name="ch18" chart:values-cell-range-address="Collect.B11:Collect.J11" chart:label-cell-address="Collect.A11:Collect.A11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1:Collect.J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2:Collect.A2</svg:desc>
                </draw:g>
              </table:table-cell>
              <table:table-cell office:value-type="float" office:value="3.769">
                <text:p>3.769</text:p>
                <draw:g>
                  <svg:desc>Collect.B2:Collect.J2</svg:desc>
                </draw:g>
              </table:table-cell>
              <table:table-cell office:value-type="float" office:value="2.928">
                <text:p>2.928</text:p>
              </table:table-cell>
              <table:table-cell office:value-type="float" office:value="2.633">
                <text:p>2.633</text:p>
              </table:table-cell>
              <table:table-cell office:value-type="float" office:value="2.726">
                <text:p>2.726</text:p>
              </table:table-cell>
              <table:table-cell office:value-type="float" office:value="2.521">
                <text:p>2.521</text:p>
              </table:table-cell>
              <table:table-cell office:value-type="float" office:value="2.702">
                <text:p>2.702</text:p>
              </table:table-cell>
              <table:table-cell office:value-type="float" office:value="2.642">
                <text:p>2.642</text:p>
              </table:table-cell>
              <table:table-cell office:value-type="float" office:value="2.792">
                <text:p>2.792</text:p>
              </table:table-cell>
              <table:table-cell office:value-type="float" office:value="2.967">
                <text:p>2.967</text:p>
              </table:table-cell>
            </table:table-row>
            <table:table-row>
              <table:table-cell office:value-type="string">
                <text:p>3</text:p>
                <draw:g>
                  <svg:desc>Collect.A3:Collect.A3</svg:desc>
                </draw:g>
              </table:table-cell>
              <table:table-cell office:value-type="float" office:value="3.428">
                <text:p>3.428</text:p>
                <draw:g>
                  <svg:desc>Collect.B3:Collect.J3</svg:desc>
                </draw:g>
              </table:table-cell>
              <table:table-cell office:value-type="float" office:value="2.499">
                <text:p>2.499</text:p>
              </table:table-cell>
              <table:table-cell office:value-type="float" office:value="2.356">
                <text:p>2.356</text:p>
              </table:table-cell>
              <table:table-cell office:value-type="float" office:value="2.23">
                <text:p>2.23</text:p>
              </table:table-cell>
              <table:table-cell office:value-type="float" office:value="2.301">
                <text:p>2.301</text:p>
              </table:table-cell>
              <table:table-cell office:value-type="float" office:value="2.254">
                <text:p>2.254</text:p>
              </table:table-cell>
              <table:table-cell office:value-type="float" office:value="2.377">
                <text:p>2.377</text:p>
              </table:table-cell>
              <table:table-cell office:value-type="float" office:value="2.515">
                <text:p>2.5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  <draw:g>
                  <svg:desc>Collect.A4:Collect.A4</svg:desc>
                </draw:g>
              </table:table-cell>
              <table:table-cell office:value-type="float" office:value="3.118">
                <text:p>3.118</text:p>
                <draw:g>
                  <svg:desc>Collect.B4:Collect.J4</svg:desc>
                </draw:g>
              </table:table-cell>
              <table:table-cell office:value-type="float" office:value="2.412">
                <text:p>2.412</text:p>
              </table:table-cell>
              <table:table-cell office:value-type="float" office:value="2.212">
                <text:p>2.212</text:p>
              </table:table-cell>
              <table:table-cell office:value-type="float" office:value="2.067">
                <text:p>2.067</text:p>
              </table:table-cell>
              <table:table-cell office:value-type="float" office:value="2.141">
                <text:p>2.141</text:p>
              </table:table-cell>
              <table:table-cell office:value-type="float" office:value="2.201">
                <text:p>2.201</text:p>
              </table:table-cell>
              <table:table-cell office:value-type="float" office:value="2.134">
                <text:p>2.134</text:p>
              </table:table-cell>
              <table:table-cell office:value-type="float" office:value="2.34">
                <text:p>2.34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>5</text:p>
                <draw:g>
                  <svg:desc>Collect.A5:Collect.A5</svg:desc>
                </draw:g>
              </table:table-cell>
              <table:table-cell office:value-type="float" office:value="2.854">
                <text:p>2.854</text:p>
                <draw:g>
                  <svg:desc>Collect.B5:Collect.J5</svg:desc>
                </draw:g>
              </table:table-cell>
              <table:table-cell office:value-type="float" office:value="2.296">
                <text:p>2.296</text:p>
              </table:table-cell>
              <table:table-cell office:value-type="float" office:value="2.149">
                <text:p>2.149</text:p>
              </table:table-cell>
              <table:table-cell office:value-type="float" office:value="2.01">
                <text:p>2.01</text:p>
              </table:table-cell>
              <table:table-cell office:value-type="float" office:value="2.058">
                <text:p>2.058</text:p>
              </table:table-cell>
              <table:table-cell office:value-type="float" office:value="2.097">
                <text:p>2.097</text:p>
              </table:table-cell>
              <table:table-cell office:value-type="float" office:value="2.159">
                <text:p>2.159</text:p>
              </table:table-cell>
              <table:table-cell office:value-type="float" office:value="2.145">
                <text:p>2.145</text:p>
              </table:table-cell>
              <table:table-cell office:value-type="float" office:value="2.271">
                <text:p>2.271</text:p>
              </table:table-cell>
            </table:table-row>
            <table:table-row>
              <table:table-cell office:value-type="string">
                <text:p>6</text:p>
                <draw:g>
                  <svg:desc>Collect.A6:Collect.A6</svg:desc>
                </draw:g>
              </table:table-cell>
              <table:table-cell office:value-type="float" office:value="2.905">
                <text:p>2.905</text:p>
                <draw:g>
                  <svg:desc>Collect.B6:Collect.J6</svg:desc>
                </draw:g>
              </table:table-cell>
              <table:table-cell office:value-type="float" office:value="2.212">
                <text:p>2.212</text:p>
              </table:table-cell>
              <table:table-cell office:value-type="float" office:value="1.942">
                <text:p>1.942</text:p>
              </table:table-cell>
              <table:table-cell office:value-type="float" office:value="1.87">
                <text:p>1.87</text:p>
              </table:table-cell>
              <table:table-cell office:value-type="float" office:value="2">
                <text:p>2</text:p>
              </table:table-cell>
              <table:table-cell office:value-type="float" office:value="2.109">
                <text:p>2.109</text:p>
              </table:table-cell>
              <table:table-cell office:value-type="float" office:value="2.079">
                <text:p>2.079</text:p>
              </table:table-cell>
              <table:table-cell office:value-type="float" office:value="2.18">
                <text:p>2.18</text:p>
              </table:table-cell>
              <table:table-cell office:value-type="float" office:value="2.211">
                <text:p>2.211</text:p>
              </table:table-cell>
            </table:table-row>
            <table:table-row>
              <table:table-cell office:value-type="string">
                <text:p>8</text:p>
                <draw:g>
                  <svg:desc>Collect.A7:Collect.A7</svg:desc>
                </draw:g>
              </table:table-cell>
              <table:table-cell office:value-type="float" office:value="2.81">
                <text:p>2.81</text:p>
                <draw:g>
                  <svg:desc>Collect.B7:Collect.J7</svg:desc>
                </draw:g>
              </table:table-cell>
              <table:table-cell office:value-type="float" office:value="2.147">
                <text:p>2.147</text:p>
              </table:table-cell>
              <table:table-cell office:value-type="float" office:value="1.915">
                <text:p>1.915</text:p>
              </table:table-cell>
              <table:table-cell office:value-type="float" office:value="1.959">
                <text:p>1.959</text:p>
              </table:table-cell>
              <table:table-cell office:value-type="float" office:value="1.945">
                <text:p>1.945</text:p>
              </table:table-cell>
              <table:table-cell office:value-type="float" office:value="1.976">
                <text:p>1.976</text:p>
              </table:table-cell>
              <table:table-cell office:value-type="float" office:value="2.035">
                <text:p>2.035</text:p>
              </table:table-cell>
              <table:table-cell office:value-type="float" office:value="2.128">
                <text:p>2.128</text:p>
              </table:table-cell>
              <table:table-cell office:value-type="float" office:value="2.182">
                <text:p>2.182</text:p>
              </table:table-cell>
            </table:table-row>
            <table:table-row>
              <table:table-cell office:value-type="string">
                <text:p>10</text:p>
                <draw:g>
                  <svg:desc>Collect.A8:Collect.A8</svg:desc>
                </draw:g>
              </table:table-cell>
              <table:table-cell office:value-type="float" office:value="2.759">
                <text:p>2.759</text:p>
                <draw:g>
                  <svg:desc>Collect.B8:Collect.J8</svg:desc>
                </draw:g>
              </table:table-cell>
              <table:table-cell office:value-type="float" office:value="2.129">
                <text:p>2.129</text:p>
              </table:table-cell>
              <table:table-cell office:value-type="float" office:value="2.09">
                <text:p>2.09</text:p>
              </table:table-cell>
              <table:table-cell office:value-type="float" office:value="1.913">
                <text:p>1.913</text:p>
              </table:table-cell>
              <table:table-cell office:value-type="float" office:value="1.938">
                <text:p>1.938</text:p>
              </table:table-cell>
              <table:table-cell office:value-type="float" office:value="2.007">
                <text:p>2.007</text:p>
              </table:table-cell>
              <table:table-cell office:value-type="float" office:value="2.128">
                <text:p>2.128</text:p>
              </table:table-cell>
              <table:table-cell office:value-type="float" office:value="2.191">
                <text:p>2.191</text:p>
              </table:table-cell>
              <table:table-cell office:value-type="float" office:value="2.261">
                <text:p>2.261</text:p>
              </table:table-cell>
            </table:table-row>
            <table:table-row>
              <table:table-cell office:value-type="string">
                <text:p>12</text:p>
                <draw:g>
                  <svg:desc>Collect.A9:Collect.A9</svg:desc>
                </draw:g>
              </table:table-cell>
              <table:table-cell office:value-type="float" office:value="2.757">
                <text:p>2.757</text:p>
                <draw:g>
                  <svg:desc>Collect.B9:Collect.J9</svg:desc>
                </draw:g>
              </table:table-cell>
              <table:table-cell office:value-type="float" office:value="2.143">
                <text:p>2.143</text:p>
              </table:table-cell>
              <table:table-cell office:value-type="float" office:value="1.976">
                <text:p>1.976</text:p>
              </table:table-cell>
              <table:table-cell office:value-type="float" office:value="1.944">
                <text:p>1.944</text:p>
              </table:table-cell>
              <table:table-cell office:value-type="float" office:value="2.075">
                <text:p>2.075</text:p>
              </table:table-cell>
              <table:table-cell office:value-type="float" office:value="2.079">
                <text:p>2.079</text:p>
              </table:table-cell>
              <table:table-cell office:value-type="float" office:value="2.209">
                <text:p>2.209</text:p>
              </table:table-cell>
              <table:table-cell office:value-type="float" office:value="2.284">
                <text:p>2.284</text:p>
              </table:table-cell>
              <table:table-cell office:value-type="float" office:value="2.387">
                <text:p>2.387</text:p>
              </table:table-cell>
            </table:table-row>
            <table:table-row>
              <table:table-cell office:value-type="string">
                <text:p>16</text:p>
                <draw:g>
                  <svg:desc>Collect.A10:Collect.A10</svg:desc>
                </draw:g>
              </table:table-cell>
              <table:table-cell office:value-type="float" office:value="2.861">
                <text:p>2.861</text:p>
                <draw:g>
                  <svg:desc>Collect.B10:Collect.J10</svg:desc>
                </draw:g>
              </table:table-cell>
              <table:table-cell office:value-type="float" office:value="2.277">
                <text:p>2.277</text:p>
              </table:table-cell>
              <table:table-cell office:value-type="float" office:value="2.105">
                <text:p>2.105</text:p>
              </table:table-cell>
              <table:table-cell office:value-type="float" office:value="2.025">
                <text:p>2.025</text:p>
              </table:table-cell>
              <table:table-cell office:value-type="float" office:value="2.081">
                <text:p>2.081</text:p>
              </table:table-cell>
              <table:table-cell office:value-type="float" office:value="2.203">
                <text:p>2.203</text:p>
              </table:table-cell>
              <table:table-cell office:value-type="float" office:value="2.269">
                <text:p>2.269</text:p>
              </table:table-cell>
              <table:table-cell office:value-type="float" office:value="2.436">
                <text:p>2.436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Sequential</text:p>
                <draw:g>
                  <svg:desc>Collect.A11:Collect.A11</svg:desc>
                </draw:g>
              </table:table-cell>
              <table:table-cell office:value-type="float" office:value="1.812">
                <text:p>1.812</text:p>
                <draw:g>
                  <svg:desc>Collect.B11:Collect.J11</svg:desc>
                </draw:g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  <table:table-cell office:value-type="float" office:value="1.812">
                <text:p>1.8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Fibonacci(20)</text:p>
        </chart:title>
        <chart:legend chart:legend-position="end" svg:x="13.042cm" svg:y="1.96cm" style:legend-expansion="high" chart:style-name="ch3"/>
        <chart:plot-area chart:style-name="ch4" table:cell-range-address="Collect.A13:Collect.J23" chart:data-source-has-labels="both" svg:x="1.331cm" svg:y="1.275cm" svg:width="11.391cm" svg:height="6.564cm">
          <chartooo:coordinate-region svg:x="2.138cm" svg:y="1.474cm" svg:width="10.212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13:Collect.J13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14:Collect.J14" chart:label-cell-address="Collect.A14:Collect.A14" chart:class="chart:line">
            <chart:data-point chart:repeated="9"/>
          </chart:series>
          <chart:series chart:style-name="ch10" chart:values-cell-range-address="Collect.B15:Collect.J15" chart:label-cell-address="Collect.A15:Collect.A15" chart:class="chart:line">
            <chart:data-point chart:repeated="9"/>
          </chart:series>
          <chart:series chart:style-name="ch11" chart:values-cell-range-address="Collect.B16:Collect.J16" chart:label-cell-address="Collect.A16:Collect.A16" chart:class="chart:line">
            <chart:data-point chart:repeated="9"/>
          </chart:series>
          <chart:series chart:style-name="ch12" chart:values-cell-range-address="Collect.B17:Collect.J17" chart:label-cell-address="Collect.A17:Collect.A17" chart:class="chart:line">
            <chart:data-point chart:repeated="9"/>
          </chart:series>
          <chart:series chart:style-name="ch13" chart:values-cell-range-address="Collect.B18:Collect.J18" chart:label-cell-address="Collect.A18:Collect.A18" chart:class="chart:line">
            <chart:data-point chart:repeated="9"/>
          </chart:series>
          <chart:series chart:style-name="ch14" chart:values-cell-range-address="Collect.B19:Collect.J19" chart:label-cell-address="Collect.A19:Collect.A19" chart:class="chart:line">
            <chart:data-point chart:repeated="9"/>
          </chart:series>
          <chart:series chart:style-name="ch15" chart:values-cell-range-address="Collect.B20:Collect.J20" chart:label-cell-address="Collect.A20:Collect.A20" chart:class="chart:line">
            <chart:data-point chart:repeated="9"/>
          </chart:series>
          <chart:series chart:style-name="ch16" chart:values-cell-range-address="Collect.B21:Collect.J21" chart:label-cell-address="Collect.A21:Collect.A21" chart:class="chart:line">
            <chart:data-point chart:repeated="9"/>
          </chart:series>
          <chart:series chart:style-name="ch17" chart:values-cell-range-address="Collect.B22:Collect.J22" chart:label-cell-address="Collect.A22:Collect.A22" chart:class="chart:line">
            <chart:data-point chart:repeated="9"/>
          </chart:series>
          <chart:series chart:style-name="ch18" chart:values-cell-range-address="Collect.B23:Collect.J23" chart:label-cell-address="Collect.A23:Collect.A2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13:Collect.J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14:Collect.A14</svg:desc>
                </draw:g>
              </table:table-cell>
              <table:table-cell office:value-type="float" office:value="655.5">
                <text:p>655.5</text:p>
                <draw:g>
                  <svg:desc>Collect.B14:Collect.J14</svg:desc>
                </draw:g>
              </table:table-cell>
              <table:table-cell office:value-type="float" office:value="654.671">
                <text:p>654.671</text:p>
              </table:table-cell>
              <table:table-cell office:value-type="float" office:value="654.531">
                <text:p>654.531</text:p>
              </table:table-cell>
              <table:table-cell office:value-type="float" office:value="655.589">
                <text:p>655.589</text:p>
              </table:table-cell>
              <table:table-cell office:value-type="float" office:value="655.641">
                <text:p>655.641</text:p>
              </table:table-cell>
              <table:table-cell office:value-type="float" office:value="654.646">
                <text:p>654.646</text:p>
              </table:table-cell>
              <table:table-cell office:value-type="float" office:value="654.892">
                <text:p>654.892</text:p>
              </table:table-cell>
              <table:table-cell office:value-type="float" office:value="655.206">
                <text:p>655.206</text:p>
              </table:table-cell>
              <table:table-cell office:value-type="float" office:value="655.389">
                <text:p>655.389</text:p>
              </table:table-cell>
            </table:table-row>
            <table:table-row>
              <table:table-cell office:value-type="string">
                <text:p>3</text:p>
                <draw:g>
                  <svg:desc>Collect.A15:Collect.A15</svg:desc>
                </draw:g>
              </table:table-cell>
              <table:table-cell office:value-type="float" office:value="436.959">
                <text:p>436.959</text:p>
                <draw:g>
                  <svg:desc>Collect.B15:Collect.J15</svg:desc>
                </draw:g>
              </table:table-cell>
              <table:table-cell office:value-type="float" office:value="436.836">
                <text:p>436.836</text:p>
              </table:table-cell>
              <table:table-cell office:value-type="float" office:value="436.826">
                <text:p>436.826</text:p>
              </table:table-cell>
              <table:table-cell office:value-type="float" office:value="437.47">
                <text:p>437.47</text:p>
              </table:table-cell>
              <table:table-cell office:value-type="float" office:value="437.551">
                <text:p>437.551</text:p>
              </table:table-cell>
              <table:table-cell office:value-type="float" office:value="437.008">
                <text:p>437.008</text:p>
              </table:table-cell>
              <table:table-cell office:value-type="float" office:value="437.066">
                <text:p>437.066</text:p>
              </table:table-cell>
              <table:table-cell office:value-type="float" office:value="437.256">
                <text:p>437.256</text:p>
              </table:table-cell>
              <table:table-cell office:value-type="float" office:value="437.711">
                <text:p>437.711</text:p>
              </table:table-cell>
            </table:table-row>
            <table:table-row>
              <table:table-cell office:value-type="string">
                <text:p>4</text:p>
                <draw:g>
                  <svg:desc>Collect.A16:Collect.A16</svg:desc>
                </draw:g>
              </table:table-cell>
              <table:table-cell office:value-type="float" office:value="327.902">
                <text:p>327.902</text:p>
                <draw:g>
                  <svg:desc>Collect.B16:Collect.J16</svg:desc>
                </draw:g>
              </table:table-cell>
              <table:table-cell office:value-type="float" office:value="328.442">
                <text:p>328.442</text:p>
              </table:table-cell>
              <table:table-cell office:value-type="float" office:value="328.001">
                <text:p>328.001</text:p>
              </table:table-cell>
              <table:table-cell office:value-type="float" office:value="328.423">
                <text:p>328.423</text:p>
              </table:table-cell>
              <table:table-cell office:value-type="float" office:value="328.441">
                <text:p>328.441</text:p>
              </table:table-cell>
              <table:table-cell office:value-type="float" office:value="328.114">
                <text:p>328.114</text:p>
              </table:table-cell>
              <table:table-cell office:value-type="float" office:value="328.164">
                <text:p>328.164</text:p>
              </table:table-cell>
              <table:table-cell office:value-type="float" office:value="328.312">
                <text:p>328.312</text:p>
              </table:table-cell>
              <table:table-cell office:value-type="float" office:value="328.768">
                <text:p>328.768</text:p>
              </table:table-cell>
            </table:table-row>
            <table:table-row>
              <table:table-cell office:value-type="string">
                <text:p>5</text:p>
                <draw:g>
                  <svg:desc>Collect.A17:Collect.A17</svg:desc>
                </draw:g>
              </table:table-cell>
              <table:table-cell office:value-type="float" office:value="262.972">
                <text:p>262.972</text:p>
                <draw:g>
                  <svg:desc>Collect.B17:Collect.J17</svg:desc>
                </draw:g>
              </table:table-cell>
              <table:table-cell office:value-type="float" office:value="262.963">
                <text:p>262.963</text:p>
              </table:table-cell>
              <table:table-cell office:value-type="float" office:value="262.768">
                <text:p>262.768</text:p>
              </table:table-cell>
              <table:table-cell office:value-type="float" office:value="262.928">
                <text:p>262.928</text:p>
              </table:table-cell>
              <table:table-cell office:value-type="float" office:value="263.004">
                <text:p>263.004</text:p>
              </table:table-cell>
              <table:table-cell office:value-type="float" office:value="262.792">
                <text:p>262.792</text:p>
              </table:table-cell>
              <table:table-cell office:value-type="float" office:value="262.904">
                <text:p>262.904</text:p>
              </table:table-cell>
              <table:table-cell office:value-type="float" office:value="263.06">
                <text:p>263.06</text:p>
              </table:table-cell>
              <table:table-cell office:value-type="float" office:value="263.528">
                <text:p>263.528</text:p>
              </table:table-cell>
            </table:table-row>
            <table:table-row>
              <table:table-cell office:value-type="string">
                <text:p>6</text:p>
                <draw:g>
                  <svg:desc>Collect.A18:Collect.A18</svg:desc>
                </draw:g>
              </table:table-cell>
              <table:table-cell office:value-type="float" office:value="219.348">
                <text:p>219.348</text:p>
                <draw:g>
                  <svg:desc>Collect.B18:Collect.J18</svg:desc>
                </draw:g>
              </table:table-cell>
              <table:table-cell office:value-type="float" office:value="219.149">
                <text:p>219.149</text:p>
              </table:table-cell>
              <table:table-cell office:value-type="float" office:value="219.002">
                <text:p>219.002</text:p>
              </table:table-cell>
              <table:table-cell office:value-type="float" office:value="219.398">
                <text:p>219.398</text:p>
              </table:table-cell>
              <table:table-cell office:value-type="float" office:value="219.494">
                <text:p>219.494</text:p>
              </table:table-cell>
              <table:table-cell office:value-type="float" office:value="219.333">
                <text:p>219.333</text:p>
              </table:table-cell>
              <table:table-cell office:value-type="float" office:value="219.385">
                <text:p>219.385</text:p>
              </table:table-cell>
              <table:table-cell office:value-type="float" office:value="219.68">
                <text:p>219.68</text:p>
              </table:table-cell>
              <table:table-cell office:value-type="float" office:value="219.736">
                <text:p>219.736</text:p>
              </table:table-cell>
            </table:table-row>
            <table:table-row>
              <table:table-cell office:value-type="string">
                <text:p>8</text:p>
                <draw:g>
                  <svg:desc>Collect.A19:Collect.A19</svg:desc>
                </draw:g>
              </table:table-cell>
              <table:table-cell office:value-type="float" office:value="165.061">
                <text:p>165.061</text:p>
                <draw:g>
                  <svg:desc>Collect.B19:Collect.J19</svg:desc>
                </draw:g>
              </table:table-cell>
              <table:table-cell office:value-type="float" office:value="164.701">
                <text:p>164.701</text:p>
              </table:table-cell>
              <table:table-cell office:value-type="float" office:value="164.734">
                <text:p>164.734</text:p>
              </table:table-cell>
              <table:table-cell office:value-type="float" office:value="164.847">
                <text:p>164.847</text:p>
              </table:table-cell>
              <table:table-cell office:value-type="float" office:value="165.044">
                <text:p>165.044</text:p>
              </table:table-cell>
              <table:table-cell office:value-type="float" office:value="164.922">
                <text:p>164.922</text:p>
              </table:table-cell>
              <table:table-cell office:value-type="float" office:value="165.018">
                <text:p>165.018</text:p>
              </table:table-cell>
              <table:table-cell office:value-type="float" office:value="165.065">
                <text:p>165.065</text:p>
              </table:table-cell>
              <table:table-cell office:value-type="float" office:value="165.265">
                <text:p>165.265</text:p>
              </table:table-cell>
            </table:table-row>
            <table:table-row>
              <table:table-cell office:value-type="string">
                <text:p>10</text:p>
                <draw:g>
                  <svg:desc>Collect.A20:Collect.A20</svg:desc>
                </draw:g>
              </table:table-cell>
              <table:table-cell office:value-type="float" office:value="132.123">
                <text:p>132.123</text:p>
                <draw:g>
                  <svg:desc>Collect.B20:Collect.J20</svg:desc>
                </draw:g>
              </table:table-cell>
              <table:table-cell office:value-type="float" office:value="131.961">
                <text:p>131.961</text:p>
              </table:table-cell>
              <table:table-cell office:value-type="float" office:value="132.022">
                <text:p>132.022</text:p>
              </table:table-cell>
              <table:table-cell office:value-type="float" office:value="132.217">
                <text:p>132.217</text:p>
              </table:table-cell>
              <table:table-cell office:value-type="float" office:value="132.337">
                <text:p>132.337</text:p>
              </table:table-cell>
              <table:table-cell office:value-type="float" office:value="132.347">
                <text:p>132.347</text:p>
              </table:table-cell>
              <table:table-cell office:value-type="float" office:value="132.453">
                <text:p>132.453</text:p>
              </table:table-cell>
              <table:table-cell office:value-type="float" office:value="132.464">
                <text:p>132.464</text:p>
              </table:table-cell>
              <table:table-cell office:value-type="float" office:value="132.784">
                <text:p>132.784</text:p>
              </table:table-cell>
            </table:table-row>
            <table:table-row>
              <table:table-cell office:value-type="string">
                <text:p>12</text:p>
                <draw:g>
                  <svg:desc>Collect.A21:Collect.A21</svg:desc>
                </draw:g>
              </table:table-cell>
              <table:table-cell office:value-type="float" office:value="110.308">
                <text:p>110.308</text:p>
                <draw:g>
                  <svg:desc>Collect.B21:Collect.J21</svg:desc>
                </draw:g>
              </table:table-cell>
              <table:table-cell office:value-type="float" office:value="110.344">
                <text:p>110.344</text:p>
              </table:table-cell>
              <table:table-cell office:value-type="float" office:value="110.435">
                <text:p>110.435</text:p>
              </table:table-cell>
              <table:table-cell office:value-type="float" office:value="110.585">
                <text:p>110.585</text:p>
              </table:table-cell>
              <table:table-cell office:value-type="float" office:value="110.657">
                <text:p>110.657</text:p>
              </table:table-cell>
              <table:table-cell office:value-type="float" office:value="110.51">
                <text:p>110.51</text:p>
              </table:table-cell>
              <table:table-cell office:value-type="float" office:value="110.707">
                <text:p>110.707</text:p>
              </table:table-cell>
              <table:table-cell office:value-type="float" office:value="110.982">
                <text:p>110.982</text:p>
              </table:table-cell>
              <table:table-cell office:value-type="float" office:value="110.973">
                <text:p>110.973</text:p>
              </table:table-cell>
            </table:table-row>
            <table:table-row>
              <table:table-cell office:value-type="string">
                <text:p>16</text:p>
                <draw:g>
                  <svg:desc>Collect.A22:Collect.A22</svg:desc>
                </draw:g>
              </table:table-cell>
              <table:table-cell office:value-type="float" office:value="83.155">
                <text:p>83.155</text:p>
                <draw:g>
                  <svg:desc>Collect.B22:Collect.J22</svg:desc>
                </draw:g>
              </table:table-cell>
              <table:table-cell office:value-type="float" office:value="83.212">
                <text:p>83.212</text:p>
              </table:table-cell>
              <table:table-cell office:value-type="float" office:value="83.347">
                <text:p>83.347</text:p>
              </table:table-cell>
              <table:table-cell office:value-type="float" office:value="83.317">
                <text:p>83.317</text:p>
              </table:table-cell>
              <table:table-cell office:value-type="float" office:value="83.431">
                <text:p>83.431</text:p>
              </table:table-cell>
              <table:table-cell office:value-type="float" office:value="83.515">
                <text:p>83.515</text:p>
              </table:table-cell>
              <table:table-cell office:value-type="float" office:value="83.589">
                <text:p>83.589</text:p>
              </table:table-cell>
              <table:table-cell office:value-type="float" office:value="83.807">
                <text:p>83.807</text:p>
              </table:table-cell>
              <table:table-cell office:value-type="float" office:value="84.314">
                <text:p>84.314</text:p>
              </table:table-cell>
            </table:table-row>
            <table:table-row>
              <table:table-cell office:value-type="string">
                <text:p>Sequential</text:p>
                <draw:g>
                  <svg:desc>Collect.A23:Collect.A23</svg:desc>
                </draw:g>
              </table:table-cell>
              <table:table-cell office:value-type="float" office:value="1305.629">
                <text:p>1305.629</text:p>
                <draw:g>
                  <svg:desc>Collect.B23:Collect.J23</svg:desc>
                </draw:g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Previous DHashMap</text:p>
        </chart:title>
        <chart:legend chart:legend-position="end" svg:x="13.042cm" svg:y="1.96cm" style:legend-expansion="high" chart:style-name="ch3"/>
        <chart:plot-area chart:style-name="ch4" table:cell-range-address="Collect.A25:Collect.K34" chart:data-source-has-labels="both" svg:x="1.331cm" svg:y="1.275cm" svg:width="11.391cm" svg:height="6.564cm">
          <chartooo:coordinate-region svg:x="1.767cm" svg:y="1.474cm" svg:width="10.583cm" svg:height="5.718cm"/>
          <chart:axis chart:dimension="x" chart:name="primary-x" chart:style-name="ch5" chartooo:axis-type="auto">
            <chartooo:date-scale/>
            <chart:title svg:x="6.016cm" svg:y="8.019cm" chart:style-name="ch6">
              <text:p>Nb executors</text:p>
            </chart:title>
            <chart:categories table:cell-range-address="Collect.A26:Collect.A34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6:Collect.B34" chart:label-cell-address="Collect.B25:Collect.B25" chart:class="chart:line">
            <chart:data-point chart:repeated="9"/>
          </chart:series>
          <chart:series chart:style-name="ch10" chart:values-cell-range-address="Collect.C26:Collect.C34" chart:label-cell-address="Collect.C25:Collect.C25" chart:class="chart:line">
            <chart:data-point chart:repeated="9"/>
          </chart:series>
          <chart:series chart:style-name="ch11" chart:values-cell-range-address="Collect.D26:Collect.D34" chart:label-cell-address="Collect.D25:Collect.D25" chart:class="chart:line">
            <chart:data-point chart:repeated="9"/>
          </chart:series>
          <chart:series chart:style-name="ch12" chart:values-cell-range-address="Collect.E26:Collect.E34" chart:label-cell-address="Collect.E25:Collect.E25" chart:class="chart:line">
            <chart:data-point chart:repeated="9"/>
          </chart:series>
          <chart:series chart:style-name="ch13" chart:values-cell-range-address="Collect.F26:Collect.F34" chart:label-cell-address="Collect.F25:Collect.F25" chart:class="chart:line">
            <chart:data-point chart:repeated="9"/>
          </chart:series>
          <chart:series chart:style-name="ch14" chart:values-cell-range-address="Collect.G26:Collect.G34" chart:label-cell-address="Collect.G25:Collect.G25" chart:class="chart:line">
            <chart:data-point chart:repeated="9"/>
          </chart:series>
          <chart:series chart:style-name="ch15" chart:values-cell-range-address="Collect.H26:Collect.H34" chart:label-cell-address="Collect.H25:Collect.H25" chart:class="chart:line">
            <chart:data-point chart:repeated="9"/>
          </chart:series>
          <chart:series chart:style-name="ch16" chart:values-cell-range-address="Collect.I26:Collect.I34" chart:label-cell-address="Collect.I25:Collect.I25" chart:class="chart:line">
            <chart:data-point chart:repeated="9"/>
          </chart:series>
          <chart:series chart:style-name="ch17" chart:values-cell-range-address="Collect.J26:Collect.J34" chart:label-cell-address="Collect.J25:Collect.J25" chart:class="chart:line">
            <chart:data-point chart:repeated="9"/>
          </chart:series>
          <chart:series chart:style-name="ch18" chart:values-cell-range-address="Collect.K26:Collect.K34" chart:label-cell-address="Collect.K25:Collect.K25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25:Collect.B25</svg:desc>
                </draw:g>
              </table:table-cell>
              <table:table-cell office:value-type="string">
                <text:p>3</text:p>
                <draw:g>
                  <svg:desc>Collect.C25:Collect.C25</svg:desc>
                </draw:g>
              </table:table-cell>
              <table:table-cell office:value-type="string">
                <text:p>4</text:p>
                <draw:g>
                  <svg:desc>Collect.D25:Collect.D25</svg:desc>
                </draw:g>
              </table:table-cell>
              <table:table-cell office:value-type="string">
                <text:p>5</text:p>
                <draw:g>
                  <svg:desc>Collect.E25:Collect.E25</svg:desc>
                </draw:g>
              </table:table-cell>
              <table:table-cell office:value-type="string">
                <text:p>6</text:p>
                <draw:g>
                  <svg:desc>Collect.F25:Collect.F25</svg:desc>
                </draw:g>
              </table:table-cell>
              <table:table-cell office:value-type="string">
                <text:p>8</text:p>
                <draw:g>
                  <svg:desc>Collect.G25:Collect.G25</svg:desc>
                </draw:g>
              </table:table-cell>
              <table:table-cell office:value-type="string">
                <text:p>10</text:p>
                <draw:g>
                  <svg:desc>Collect.H25:Collect.H25</svg:desc>
                </draw:g>
              </table:table-cell>
              <table:table-cell office:value-type="string">
                <text:p>12</text:p>
                <draw:g>
                  <svg:desc>Collect.I25:Collect.I25</svg:desc>
                </draw:g>
              </table:table-cell>
              <table:table-cell office:value-type="string">
                <text:p>15</text:p>
                <draw:g>
                  <svg:desc>Collect.J25:Collect.J25</svg:desc>
                </draw:g>
              </table:table-cell>
              <table:table-cell office:value-type="string">
                <text:p>Sequential</text:p>
                <draw:g>
                  <svg:desc>Collect.K25:Collect.K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26:Collect.A34</svg:desc>
                </draw:g>
              </table:table-cell>
              <table:table-cell office:value-type="float" office:value="14.477">
                <text:p>14.477</text:p>
                <draw:g>
                  <svg:desc>Collect.B26:Collect.B34</svg:desc>
                </draw:g>
              </table:table-cell>
              <table:table-cell office:value-type="float" office:value="10.738">
                <text:p>10.738</text:p>
                <draw:g>
                  <svg:desc>Collect.C26:Collect.C34</svg:desc>
                </draw:g>
              </table:table-cell>
              <table:table-cell office:value-type="float" office:value="10.448">
                <text:p>10.448</text:p>
                <draw:g>
                  <svg:desc>Collect.D26:Collect.D34</svg:desc>
                </draw:g>
              </table:table-cell>
              <table:table-cell office:value-type="float" office:value="10.577">
                <text:p>10.577</text:p>
                <draw:g>
                  <svg:desc>Collect.E26:Collect.E34</svg:desc>
                </draw:g>
              </table:table-cell>
              <table:table-cell office:value-type="float" office:value="10.762">
                <text:p>10.762</text:p>
                <draw:g>
                  <svg:desc>Collect.F26:Collect.F34</svg:desc>
                </draw:g>
              </table:table-cell>
              <table:table-cell office:value-type="float" office:value="10.948">
                <text:p>10.948</text:p>
                <draw:g>
                  <svg:desc>Collect.G26:Collect.G34</svg:desc>
                </draw:g>
              </table:table-cell>
              <table:table-cell office:value-type="float" office:value="11.187">
                <text:p>11.187</text:p>
                <draw:g>
                  <svg:desc>Collect.H26:Collect.H34</svg:desc>
                </draw:g>
              </table:table-cell>
              <table:table-cell office:value-type="float" office:value="11.87">
                <text:p>11.87</text:p>
                <draw:g>
                  <svg:desc>Collect.I26:Collect.I34</svg:desc>
                </draw:g>
              </table:table-cell>
              <table:table-cell office:value-type="float" office:value="11.797">
                <text:p>11.797</text:p>
                <draw:g>
                  <svg:desc>Collect.J26:Collect.J34</svg:desc>
                </draw:g>
              </table:table-cell>
              <table:table-cell office:value-type="float" office:value="10.398">
                <text:p>10.398</text:p>
                <draw:g>
                  <svg:desc>Collect.K26:Collect.K3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668">
                <text:p>13.668</text:p>
              </table:table-cell>
              <table:table-cell office:value-type="float" office:value="9.325">
                <text:p>9.325</text:p>
              </table:table-cell>
              <table:table-cell office:value-type="float" office:value="9.489">
                <text:p>9.489</text:p>
              </table:table-cell>
              <table:table-cell office:value-type="float" office:value="9.154">
                <text:p>9.154</text:p>
              </table:table-cell>
              <table:table-cell office:value-type="float" office:value="9.366">
                <text:p>9.366</text:p>
              </table:table-cell>
              <table:table-cell office:value-type="float" office:value="9.578">
                <text:p>9.578</text:p>
              </table:table-cell>
              <table:table-cell office:value-type="float" office:value="9.881">
                <text:p>9.881</text:p>
              </table:table-cell>
              <table:table-cell office:value-type="float" office:value="10.985">
                <text:p>10.985</text:p>
              </table:table-cell>
              <table:table-cell office:value-type="float" office:value="10.52">
                <text:p>10.52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84">
                <text:p>11.784</text:p>
              </table:table-cell>
              <table:table-cell office:value-type="float" office:value="8.37">
                <text:p>8.37</text:p>
              </table:table-cell>
              <table:table-cell office:value-type="float" office:value="8.705">
                <text:p>8.705</text:p>
              </table:table-cell>
              <table:table-cell office:value-type="float" office:value="8.399">
                <text:p>8.399</text:p>
              </table:table-cell>
              <table:table-cell office:value-type="float" office:value="8.538">
                <text:p>8.538</text:p>
              </table:table-cell>
              <table:table-cell office:value-type="float" office:value="8.87">
                <text:p>8.87</text:p>
              </table:table-cell>
              <table:table-cell office:value-type="float" office:value="9.165">
                <text:p>9.165</text:p>
              </table:table-cell>
              <table:table-cell office:value-type="float" office:value="9.534">
                <text:p>9.534</text:p>
              </table:table-cell>
              <table:table-cell office:value-type="float" office:value="9.811">
                <text:p>9.811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592">
                <text:p>11.592</text:p>
              </table:table-cell>
              <table:table-cell office:value-type="float" office:value="8.6">
                <text:p>8.6</text:p>
              </table:table-cell>
              <table:table-cell office:value-type="float" office:value="8.387">
                <text:p>8.387</text:p>
              </table:table-cell>
              <table:table-cell office:value-type="float" office:value="7.826">
                <text:p>7.826</text:p>
              </table:table-cell>
              <table:table-cell office:value-type="float" office:value="8.081">
                <text:p>8.081</text:p>
              </table:table-cell>
              <table:table-cell office:value-type="float" office:value="9.166">
                <text:p>9.166</text:p>
              </table:table-cell>
              <table:table-cell office:value-type="float" office:value="9.561">
                <text:p>9.561</text:p>
              </table:table-cell>
              <table:table-cell office:value-type="float" office:value="9.344">
                <text:p>9.344</text:p>
              </table:table-cell>
              <table:table-cell office:value-type="float" office:value="9.566">
                <text:p>9.566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601">
                <text:p>11.601</text:p>
              </table:table-cell>
              <table:table-cell office:value-type="float" office:value="8.278">
                <text:p>8.278</text:p>
              </table:table-cell>
              <table:table-cell office:value-type="float" office:value="7.488">
                <text:p>7.488</text:p>
              </table:table-cell>
              <table:table-cell office:value-type="float" office:value="7.665">
                <text:p>7.665</text:p>
              </table:table-cell>
              <table:table-cell office:value-type="float" office:value="7.954">
                <text:p>7.954</text:p>
              </table:table-cell>
              <table:table-cell office:value-type="float" office:value="9.323">
                <text:p>9.323</text:p>
              </table:table-cell>
              <table:table-cell office:value-type="float" office:value="9.149">
                <text:p>9.149</text:p>
              </table:table-cell>
              <table:table-cell office:value-type="float" office:value="9.337">
                <text:p>9.337</text:p>
              </table:table-cell>
              <table:table-cell office:value-type="float" office:value="9.788">
                <text:p>9.788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544">
                <text:p>11.544</text:p>
              </table:table-cell>
              <table:table-cell office:value-type="float" office:value="8.295">
                <text:p>8.295</text:p>
              </table:table-cell>
              <table:table-cell office:value-type="float" office:value="7.747">
                <text:p>7.747</text:p>
              </table:table-cell>
              <table:table-cell office:value-type="float" office:value="8.396">
                <text:p>8.396</text:p>
              </table:table-cell>
              <table:table-cell office:value-type="float" office:value="8.743">
                <text:p>8.743</text:p>
              </table:table-cell>
              <table:table-cell office:value-type="float" office:value="9.369">
                <text:p>9.369</text:p>
              </table:table-cell>
              <table:table-cell office:value-type="float" office:value="9.727">
                <text:p>9.727</text:p>
              </table:table-cell>
              <table:table-cell office:value-type="float" office:value="10">
                <text:p>10</text:p>
              </table:table-cell>
              <table:table-cell office:value-type="float" office:value="10.369">
                <text:p>10.369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467">
                <text:p>11.467</text:p>
              </table:table-cell>
              <table:table-cell office:value-type="float" office:value="8.608">
                <text:p>8.608</text:p>
              </table:table-cell>
              <table:table-cell office:value-type="float" office:value="8.496">
                <text:p>8.496</text:p>
              </table:table-cell>
              <table:table-cell office:value-type="float" office:value="8.846">
                <text:p>8.846</text:p>
              </table:table-cell>
              <table:table-cell office:value-type="float" office:value="9.318">
                <text:p>9.318</text:p>
              </table:table-cell>
              <table:table-cell office:value-type="float" office:value="10.049">
                <text:p>10.049</text:p>
              </table:table-cell>
              <table:table-cell office:value-type="float" office:value="10.973">
                <text:p>10.973</text:p>
              </table:table-cell>
              <table:table-cell office:value-type="float" office:value="10.688">
                <text:p>10.688</text:p>
              </table:table-cell>
              <table:table-cell office:value-type="float" office:value="11.21">
                <text:p>11.21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535">
                <text:p>11.535</text:p>
              </table:table-cell>
              <table:table-cell office:value-type="float" office:value="9.032">
                <text:p>9.032</text:p>
              </table:table-cell>
              <table:table-cell office:value-type="float" office:value="9.114">
                <text:p>9.114</text:p>
              </table:table-cell>
              <table:table-cell office:value-type="float" office:value="9.572">
                <text:p>9.572</text:p>
              </table:table-cell>
              <table:table-cell office:value-type="float" office:value="10.133">
                <text:p>10.133</text:p>
              </table:table-cell>
              <table:table-cell office:value-type="float" office:value="10.744">
                <text:p>10.744</text:p>
              </table:table-cell>
              <table:table-cell office:value-type="float" office:value="11.742">
                <text:p>11.742</text:p>
              </table:table-cell>
              <table:table-cell office:value-type="float" office:value="12.45">
                <text:p>12.45</text:p>
              </table:table-cell>
              <table:table-cell office:value-type="float" office:value="12.349">
                <text:p>12.349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426">
                <text:p>12.426</text:p>
              </table:table-cell>
              <table:table-cell office:value-type="float" office:value="10.425">
                <text:p>10.425</text:p>
              </table:table-cell>
              <table:table-cell office:value-type="float" office:value="10.454">
                <text:p>10.454</text:p>
              </table:table-cell>
              <table:table-cell office:value-type="float" office:value="10.789">
                <text:p>10.789</text:p>
              </table:table-cell>
              <table:table-cell office:value-type="float" office:value="11.709">
                <text:p>11.709</text:p>
              </table:table-cell>
              <table:table-cell office:value-type="float" office:value="12.427">
                <text:p>12.427</text:p>
              </table:table-cell>
              <table:table-cell office:value-type="float" office:value="13.655">
                <text:p>13.655</text:p>
              </table:table-cell>
              <table:table-cell office:value-type="float" office:value="14.785">
                <text:p>14.785</text:p>
              </table:table-cell>
              <table:table-cell office:value-type="float" office:value="16.015">
                <text:p>16.015</text:p>
              </table:table-cell>
              <table:table-cell office:value-type="float" office:value="10.398">
                <text:p>10.39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Previous DHashMap</text:p>
        </chart:title>
        <chart:legend chart:legend-position="end" svg:x="13.042cm" svg:y="1.96cm" style:legend-expansion="high" chart:style-name="ch3"/>
        <chart:plot-area chart:style-name="ch4" table:cell-range-address="Collect.A25:Collect.J35" chart:data-source-has-labels="both" svg:x="1.331cm" svg:y="1.275cm" svg:width="11.391cm" svg:height="6.564cm">
          <chartooo:coordinate-region svg:x="1.767cm" svg:y="1.474cm" svg:width="10.583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25:Collect.J25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6:Collect.J26" chart:label-cell-address="Collect.A26:Collect.A26" chart:class="chart:line">
            <chart:data-point chart:repeated="9"/>
          </chart:series>
          <chart:series chart:style-name="ch10" chart:values-cell-range-address="Collect.B27:Collect.J27" chart:label-cell-address="Collect.A27:Collect.A27" chart:class="chart:line">
            <chart:data-point chart:repeated="9"/>
          </chart:series>
          <chart:series chart:style-name="ch11" chart:values-cell-range-address="Collect.B28:Collect.J28" chart:label-cell-address="Collect.A28:Collect.A28" chart:class="chart:line">
            <chart:data-point chart:repeated="9"/>
          </chart:series>
          <chart:series chart:style-name="ch12" chart:values-cell-range-address="Collect.B29:Collect.J29" chart:label-cell-address="Collect.A29:Collect.A29" chart:class="chart:line">
            <chart:data-point chart:repeated="9"/>
          </chart:series>
          <chart:series chart:style-name="ch13" chart:values-cell-range-address="Collect.B30:Collect.J30" chart:label-cell-address="Collect.A30:Collect.A30" chart:class="chart:line">
            <chart:data-point chart:repeated="9"/>
          </chart:series>
          <chart:series chart:style-name="ch14" chart:values-cell-range-address="Collect.B31:Collect.J31" chart:label-cell-address="Collect.A31:Collect.A31" chart:class="chart:line">
            <chart:data-point chart:repeated="9"/>
          </chart:series>
          <chart:series chart:style-name="ch15" chart:values-cell-range-address="Collect.B32:Collect.J32" chart:label-cell-address="Collect.A32:Collect.A32" chart:class="chart:line">
            <chart:data-point chart:repeated="9"/>
          </chart:series>
          <chart:series chart:style-name="ch16" chart:values-cell-range-address="Collect.B33:Collect.J33" chart:label-cell-address="Collect.A33:Collect.A33" chart:class="chart:line">
            <chart:data-point chart:repeated="9"/>
          </chart:series>
          <chart:series chart:style-name="ch17" chart:values-cell-range-address="Collect.B34:Collect.J34" chart:label-cell-address="Collect.A34:Collect.A34" chart:class="chart:line">
            <chart:data-point chart:repeated="9"/>
          </chart:series>
          <chart:series chart:style-name="ch18" chart:values-cell-range-address="Collect.B35:Collect.J35" chart:label-cell-address="Collect.A35:Collect.A35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25:Collect.J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26:Collect.A26</svg:desc>
                </draw:g>
              </table:table-cell>
              <table:table-cell office:value-type="float" office:value="14.477">
                <text:p>14.477</text:p>
                <draw:g>
                  <svg:desc>Collect.B26:Collect.J26</svg:desc>
                </draw:g>
              </table:table-cell>
              <table:table-cell office:value-type="float" office:value="10.738">
                <text:p>10.738</text:p>
              </table:table-cell>
              <table:table-cell office:value-type="float" office:value="10.448">
                <text:p>10.448</text:p>
              </table:table-cell>
              <table:table-cell office:value-type="float" office:value="10.577">
                <text:p>10.577</text:p>
              </table:table-cell>
              <table:table-cell office:value-type="float" office:value="10.762">
                <text:p>10.762</text:p>
              </table:table-cell>
              <table:table-cell office:value-type="float" office:value="10.948">
                <text:p>10.948</text:p>
              </table:table-cell>
              <table:table-cell office:value-type="float" office:value="11.187">
                <text:p>11.187</text:p>
              </table:table-cell>
              <table:table-cell office:value-type="float" office:value="11.87">
                <text:p>11.87</text:p>
              </table:table-cell>
              <table:table-cell office:value-type="float" office:value="11.797">
                <text:p>11.797</text:p>
              </table:table-cell>
            </table:table-row>
            <table:table-row>
              <table:table-cell office:value-type="string">
                <text:p>3</text:p>
                <draw:g>
                  <svg:desc>Collect.A27:Collect.A27</svg:desc>
                </draw:g>
              </table:table-cell>
              <table:table-cell office:value-type="float" office:value="13.668">
                <text:p>13.668</text:p>
                <draw:g>
                  <svg:desc>Collect.B27:Collect.J27</svg:desc>
                </draw:g>
              </table:table-cell>
              <table:table-cell office:value-type="float" office:value="9.325">
                <text:p>9.325</text:p>
              </table:table-cell>
              <table:table-cell office:value-type="float" office:value="9.489">
                <text:p>9.489</text:p>
              </table:table-cell>
              <table:table-cell office:value-type="float" office:value="9.154">
                <text:p>9.154</text:p>
              </table:table-cell>
              <table:table-cell office:value-type="float" office:value="9.366">
                <text:p>9.366</text:p>
              </table:table-cell>
              <table:table-cell office:value-type="float" office:value="9.578">
                <text:p>9.578</text:p>
              </table:table-cell>
              <table:table-cell office:value-type="float" office:value="9.881">
                <text:p>9.881</text:p>
              </table:table-cell>
              <table:table-cell office:value-type="float" office:value="10.985">
                <text:p>10.98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4</text:p>
                <draw:g>
                  <svg:desc>Collect.A28:Collect.A28</svg:desc>
                </draw:g>
              </table:table-cell>
              <table:table-cell office:value-type="float" office:value="11.784">
                <text:p>11.784</text:p>
                <draw:g>
                  <svg:desc>Collect.B28:Collect.J28</svg:desc>
                </draw:g>
              </table:table-cell>
              <table:table-cell office:value-type="float" office:value="8.37">
                <text:p>8.37</text:p>
              </table:table-cell>
              <table:table-cell office:value-type="float" office:value="8.705">
                <text:p>8.705</text:p>
              </table:table-cell>
              <table:table-cell office:value-type="float" office:value="8.399">
                <text:p>8.399</text:p>
              </table:table-cell>
              <table:table-cell office:value-type="float" office:value="8.538">
                <text:p>8.538</text:p>
              </table:table-cell>
              <table:table-cell office:value-type="float" office:value="8.87">
                <text:p>8.87</text:p>
              </table:table-cell>
              <table:table-cell office:value-type="float" office:value="9.165">
                <text:p>9.165</text:p>
              </table:table-cell>
              <table:table-cell office:value-type="float" office:value="9.534">
                <text:p>9.534</text:p>
              </table:table-cell>
              <table:table-cell office:value-type="float" office:value="9.811">
                <text:p>9.811</text:p>
              </table:table-cell>
            </table:table-row>
            <table:table-row>
              <table:table-cell office:value-type="string">
                <text:p>5</text:p>
                <draw:g>
                  <svg:desc>Collect.A29:Collect.A29</svg:desc>
                </draw:g>
              </table:table-cell>
              <table:table-cell office:value-type="float" office:value="11.592">
                <text:p>11.592</text:p>
                <draw:g>
                  <svg:desc>Collect.B29:Collect.J29</svg:desc>
                </draw:g>
              </table:table-cell>
              <table:table-cell office:value-type="float" office:value="8.6">
                <text:p>8.6</text:p>
              </table:table-cell>
              <table:table-cell office:value-type="float" office:value="8.387">
                <text:p>8.387</text:p>
              </table:table-cell>
              <table:table-cell office:value-type="float" office:value="7.826">
                <text:p>7.826</text:p>
              </table:table-cell>
              <table:table-cell office:value-type="float" office:value="8.081">
                <text:p>8.081</text:p>
              </table:table-cell>
              <table:table-cell office:value-type="float" office:value="9.166">
                <text:p>9.166</text:p>
              </table:table-cell>
              <table:table-cell office:value-type="float" office:value="9.561">
                <text:p>9.561</text:p>
              </table:table-cell>
              <table:table-cell office:value-type="float" office:value="9.344">
                <text:p>9.344</text:p>
              </table:table-cell>
              <table:table-cell office:value-type="float" office:value="9.566">
                <text:p>9.566</text:p>
              </table:table-cell>
            </table:table-row>
            <table:table-row>
              <table:table-cell office:value-type="string">
                <text:p>6</text:p>
                <draw:g>
                  <svg:desc>Collect.A30:Collect.A30</svg:desc>
                </draw:g>
              </table:table-cell>
              <table:table-cell office:value-type="float" office:value="11.601">
                <text:p>11.601</text:p>
                <draw:g>
                  <svg:desc>Collect.B30:Collect.J30</svg:desc>
                </draw:g>
              </table:table-cell>
              <table:table-cell office:value-type="float" office:value="8.278">
                <text:p>8.278</text:p>
              </table:table-cell>
              <table:table-cell office:value-type="float" office:value="7.488">
                <text:p>7.488</text:p>
              </table:table-cell>
              <table:table-cell office:value-type="float" office:value="7.665">
                <text:p>7.665</text:p>
              </table:table-cell>
              <table:table-cell office:value-type="float" office:value="7.954">
                <text:p>7.954</text:p>
              </table:table-cell>
              <table:table-cell office:value-type="float" office:value="9.323">
                <text:p>9.323</text:p>
              </table:table-cell>
              <table:table-cell office:value-type="float" office:value="9.149">
                <text:p>9.149</text:p>
              </table:table-cell>
              <table:table-cell office:value-type="float" office:value="9.337">
                <text:p>9.337</text:p>
              </table:table-cell>
              <table:table-cell office:value-type="float" office:value="9.788">
                <text:p>9.788</text:p>
              </table:table-cell>
            </table:table-row>
            <table:table-row>
              <table:table-cell office:value-type="string">
                <text:p>8</text:p>
                <draw:g>
                  <svg:desc>Collect.A31:Collect.A31</svg:desc>
                </draw:g>
              </table:table-cell>
              <table:table-cell office:value-type="float" office:value="11.544">
                <text:p>11.544</text:p>
                <draw:g>
                  <svg:desc>Collect.B31:Collect.J31</svg:desc>
                </draw:g>
              </table:table-cell>
              <table:table-cell office:value-type="float" office:value="8.295">
                <text:p>8.295</text:p>
              </table:table-cell>
              <table:table-cell office:value-type="float" office:value="7.747">
                <text:p>7.747</text:p>
              </table:table-cell>
              <table:table-cell office:value-type="float" office:value="8.396">
                <text:p>8.396</text:p>
              </table:table-cell>
              <table:table-cell office:value-type="float" office:value="8.743">
                <text:p>8.743</text:p>
              </table:table-cell>
              <table:table-cell office:value-type="float" office:value="9.369">
                <text:p>9.369</text:p>
              </table:table-cell>
              <table:table-cell office:value-type="float" office:value="9.727">
                <text:p>9.727</text:p>
              </table:table-cell>
              <table:table-cell office:value-type="float" office:value="10">
                <text:p>10</text:p>
              </table:table-cell>
              <table:table-cell office:value-type="float" office:value="10.369">
                <text:p>10.369</text:p>
              </table:table-cell>
            </table:table-row>
            <table:table-row>
              <table:table-cell office:value-type="string">
                <text:p>10</text:p>
                <draw:g>
                  <svg:desc>Collect.A32:Collect.A32</svg:desc>
                </draw:g>
              </table:table-cell>
              <table:table-cell office:value-type="float" office:value="11.467">
                <text:p>11.467</text:p>
                <draw:g>
                  <svg:desc>Collect.B32:Collect.J32</svg:desc>
                </draw:g>
              </table:table-cell>
              <table:table-cell office:value-type="float" office:value="8.608">
                <text:p>8.608</text:p>
              </table:table-cell>
              <table:table-cell office:value-type="float" office:value="8.496">
                <text:p>8.496</text:p>
              </table:table-cell>
              <table:table-cell office:value-type="float" office:value="8.846">
                <text:p>8.846</text:p>
              </table:table-cell>
              <table:table-cell office:value-type="float" office:value="9.318">
                <text:p>9.318</text:p>
              </table:table-cell>
              <table:table-cell office:value-type="float" office:value="10.049">
                <text:p>10.049</text:p>
              </table:table-cell>
              <table:table-cell office:value-type="float" office:value="10.973">
                <text:p>10.973</text:p>
              </table:table-cell>
              <table:table-cell office:value-type="float" office:value="10.688">
                <text:p>10.688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2</text:p>
                <draw:g>
                  <svg:desc>Collect.A33:Collect.A33</svg:desc>
                </draw:g>
              </table:table-cell>
              <table:table-cell office:value-type="float" office:value="11.535">
                <text:p>11.535</text:p>
                <draw:g>
                  <svg:desc>Collect.B33:Collect.J33</svg:desc>
                </draw:g>
              </table:table-cell>
              <table:table-cell office:value-type="float" office:value="9.032">
                <text:p>9.032</text:p>
              </table:table-cell>
              <table:table-cell office:value-type="float" office:value="9.114">
                <text:p>9.114</text:p>
              </table:table-cell>
              <table:table-cell office:value-type="float" office:value="9.572">
                <text:p>9.572</text:p>
              </table:table-cell>
              <table:table-cell office:value-type="float" office:value="10.133">
                <text:p>10.133</text:p>
              </table:table-cell>
              <table:table-cell office:value-type="float" office:value="10.744">
                <text:p>10.744</text:p>
              </table:table-cell>
              <table:table-cell office:value-type="float" office:value="11.742">
                <text:p>11.742</text:p>
              </table:table-cell>
              <table:table-cell office:value-type="float" office:value="12.45">
                <text:p>12.45</text:p>
              </table:table-cell>
              <table:table-cell office:value-type="float" office:value="12.349">
                <text:p>12.349</text:p>
              </table:table-cell>
            </table:table-row>
            <table:table-row>
              <table:table-cell office:value-type="string">
                <text:p>16</text:p>
                <draw:g>
                  <svg:desc>Collect.A34:Collect.A34</svg:desc>
                </draw:g>
              </table:table-cell>
              <table:table-cell office:value-type="float" office:value="12.426">
                <text:p>12.426</text:p>
                <draw:g>
                  <svg:desc>Collect.B34:Collect.J34</svg:desc>
                </draw:g>
              </table:table-cell>
              <table:table-cell office:value-type="float" office:value="10.425">
                <text:p>10.425</text:p>
              </table:table-cell>
              <table:table-cell office:value-type="float" office:value="10.454">
                <text:p>10.454</text:p>
              </table:table-cell>
              <table:table-cell office:value-type="float" office:value="10.789">
                <text:p>10.789</text:p>
              </table:table-cell>
              <table:table-cell office:value-type="float" office:value="11.709">
                <text:p>11.709</text:p>
              </table:table-cell>
              <table:table-cell office:value-type="float" office:value="12.427">
                <text:p>12.427</text:p>
              </table:table-cell>
              <table:table-cell office:value-type="float" office:value="13.655">
                <text:p>13.655</text:p>
              </table:table-cell>
              <table:table-cell office:value-type="float" office:value="14.785">
                <text:p>14.785</text:p>
              </table:table-cell>
              <table:table-cell office:value-type="float" office:value="16.015">
                <text:p>16.015</text:p>
              </table:table-cell>
            </table:table-row>
            <table:table-row>
              <table:table-cell office:value-type="string">
                <text:p>Sequential</text:p>
                <draw:g>
                  <svg:desc>Collect.A35:Collect.A35</svg:desc>
                </draw:g>
              </table:table-cell>
              <table:table-cell office:value-type="float" office:value="10.398">
                <text:p>10.398</text:p>
                <draw:g>
                  <svg:desc>Collect.B35:Collect.J35</svg:desc>
                </draw:g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Piece DHashMap</text:p>
        </chart:title>
        <chart:legend chart:legend-position="end" svg:x="13.042cm" svg:y="1.96cm" style:legend-expansion="high" chart:style-name="ch3"/>
        <chart:plot-area chart:style-name="ch4" table:cell-range-address="Collect.A37:Collect.K46" chart:data-source-has-labels="both" svg:x="1.331cm" svg:y="1.275cm" svg:width="11.391cm" svg:height="6.564cm">
          <chartooo:coordinate-region svg:x="1.952cm" svg:y="1.474cm" svg:width="10.583cm" svg:height="5.718cm"/>
          <chart:axis chart:dimension="x" chart:name="primary-x" chart:style-name="ch5" chartooo:axis-type="auto">
            <chartooo:date-scale/>
            <chart:title svg:x="6.016cm" svg:y="8.019cm" chart:style-name="ch6">
              <text:p>Nb executors</text:p>
            </chart:title>
            <chart:categories table:cell-range-address="Collect.A38:Collect.A46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38:Collect.B46" chart:label-cell-address="Collect.B37:Collect.B37" chart:class="chart:line">
            <chart:data-point chart:repeated="9"/>
          </chart:series>
          <chart:series chart:style-name="ch10" chart:values-cell-range-address="Collect.C38:Collect.C46" chart:label-cell-address="Collect.C37:Collect.C37" chart:class="chart:line">
            <chart:data-point chart:repeated="9"/>
          </chart:series>
          <chart:series chart:style-name="ch11" chart:values-cell-range-address="Collect.D38:Collect.D46" chart:label-cell-address="Collect.D37:Collect.D37" chart:class="chart:line">
            <chart:data-point chart:repeated="9"/>
          </chart:series>
          <chart:series chart:style-name="ch12" chart:values-cell-range-address="Collect.E38:Collect.E46" chart:label-cell-address="Collect.E37:Collect.E37" chart:class="chart:line">
            <chart:data-point chart:repeated="9"/>
          </chart:series>
          <chart:series chart:style-name="ch13" chart:values-cell-range-address="Collect.F38:Collect.F46" chart:label-cell-address="Collect.F37:Collect.F37" chart:class="chart:line">
            <chart:data-point chart:repeated="9"/>
          </chart:series>
          <chart:series chart:style-name="ch14" chart:values-cell-range-address="Collect.G38:Collect.G46" chart:label-cell-address="Collect.G37:Collect.G37" chart:class="chart:line">
            <chart:data-point chart:repeated="9"/>
          </chart:series>
          <chart:series chart:style-name="ch15" chart:values-cell-range-address="Collect.H38:Collect.H46" chart:label-cell-address="Collect.H37:Collect.H37" chart:class="chart:line">
            <chart:data-point chart:repeated="9"/>
          </chart:series>
          <chart:series chart:style-name="ch16" chart:values-cell-range-address="Collect.I38:Collect.I46" chart:label-cell-address="Collect.I37:Collect.I37" chart:class="chart:line">
            <chart:data-point chart:repeated="9"/>
          </chart:series>
          <chart:series chart:style-name="ch17" chart:values-cell-range-address="Collect.J38:Collect.J46" chart:label-cell-address="Collect.J37:Collect.J37" chart:class="chart:line">
            <chart:data-point chart:repeated="9"/>
          </chart:series>
          <chart:series chart:style-name="ch18" chart:values-cell-range-address="Collect.K38:Collect.K46" chart:label-cell-address="Collect.K37:Collect.K37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37:Collect.B37</svg:desc>
                </draw:g>
              </table:table-cell>
              <table:table-cell office:value-type="string">
                <text:p>3</text:p>
                <draw:g>
                  <svg:desc>Collect.C37:Collect.C37</svg:desc>
                </draw:g>
              </table:table-cell>
              <table:table-cell office:value-type="string">
                <text:p>4</text:p>
                <draw:g>
                  <svg:desc>Collect.D37:Collect.D37</svg:desc>
                </draw:g>
              </table:table-cell>
              <table:table-cell office:value-type="string">
                <text:p>5</text:p>
                <draw:g>
                  <svg:desc>Collect.E37:Collect.E37</svg:desc>
                </draw:g>
              </table:table-cell>
              <table:table-cell office:value-type="string">
                <text:p>6</text:p>
                <draw:g>
                  <svg:desc>Collect.F37:Collect.F37</svg:desc>
                </draw:g>
              </table:table-cell>
              <table:table-cell office:value-type="string">
                <text:p>8</text:p>
                <draw:g>
                  <svg:desc>Collect.G37:Collect.G37</svg:desc>
                </draw:g>
              </table:table-cell>
              <table:table-cell office:value-type="string">
                <text:p>10</text:p>
                <draw:g>
                  <svg:desc>Collect.H37:Collect.H37</svg:desc>
                </draw:g>
              </table:table-cell>
              <table:table-cell office:value-type="string">
                <text:p>12</text:p>
                <draw:g>
                  <svg:desc>Collect.I37:Collect.I37</svg:desc>
                </draw:g>
              </table:table-cell>
              <table:table-cell office:value-type="string">
                <text:p>15</text:p>
                <draw:g>
                  <svg:desc>Collect.J37:Collect.J37</svg:desc>
                </draw:g>
              </table:table-cell>
              <table:table-cell office:value-type="string">
                <text:p>Sequential</text:p>
                <draw:g>
                  <svg:desc>Collect.K37:Collect.K3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38:Collect.A46</svg:desc>
                </draw:g>
              </table:table-cell>
              <table:table-cell office:value-type="float" office:value="13.825">
                <text:p>13.825</text:p>
                <draw:g>
                  <svg:desc>Collect.B38:Collect.B46</svg:desc>
                </draw:g>
              </table:table-cell>
              <table:table-cell office:value-type="float" office:value="12.518">
                <text:p>12.518</text:p>
                <draw:g>
                  <svg:desc>Collect.C38:Collect.C46</svg:desc>
                </draw:g>
              </table:table-cell>
              <table:table-cell office:value-type="float" office:value="12.724">
                <text:p>12.724</text:p>
                <draw:g>
                  <svg:desc>Collect.D38:Collect.D46</svg:desc>
                </draw:g>
              </table:table-cell>
              <table:table-cell office:value-type="float" office:value="13.036">
                <text:p>13.036</text:p>
                <draw:g>
                  <svg:desc>Collect.E38:Collect.E46</svg:desc>
                </draw:g>
              </table:table-cell>
              <table:table-cell office:value-type="float" office:value="13.189">
                <text:p>13.189</text:p>
                <draw:g>
                  <svg:desc>Collect.F38:Collect.F46</svg:desc>
                </draw:g>
              </table:table-cell>
              <table:table-cell office:value-type="float" office:value="13.284">
                <text:p>13.284</text:p>
                <draw:g>
                  <svg:desc>Collect.G38:Collect.G46</svg:desc>
                </draw:g>
              </table:table-cell>
              <table:table-cell office:value-type="float" office:value="13.715">
                <text:p>13.715</text:p>
                <draw:g>
                  <svg:desc>Collect.H38:Collect.H46</svg:desc>
                </draw:g>
              </table:table-cell>
              <table:table-cell office:value-type="float" office:value="14.345">
                <text:p>14.345</text:p>
                <draw:g>
                  <svg:desc>Collect.I38:Collect.I46</svg:desc>
                </draw:g>
              </table:table-cell>
              <table:table-cell office:value-type="float" office:value="14.603">
                <text:p>14.603</text:p>
                <draw:g>
                  <svg:desc>Collect.J38:Collect.J46</svg:desc>
                </draw:g>
              </table:table-cell>
              <table:table-cell office:value-type="float" office:value="11.273">
                <text:p>11.273</text:p>
                <draw:g>
                  <svg:desc>Collect.K38:Collect.K4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008">
                <text:p>12.008</text:p>
              </table:table-cell>
              <table:table-cell office:value-type="float" office:value="11.127">
                <text:p>11.127</text:p>
              </table:table-cell>
              <table:table-cell office:value-type="float" office:value="11.915">
                <text:p>11.915</text:p>
              </table:table-cell>
              <table:table-cell office:value-type="float" office:value="11.52">
                <text:p>11.52</text:p>
              </table:table-cell>
              <table:table-cell office:value-type="float" office:value="11.726">
                <text:p>11.726</text:p>
              </table:table-cell>
              <table:table-cell office:value-type="float" office:value="12.099">
                <text:p>12.099</text:p>
              </table:table-cell>
              <table:table-cell office:value-type="float" office:value="12.527">
                <text:p>12.527</text:p>
              </table:table-cell>
              <table:table-cell office:value-type="float" office:value="13.443">
                <text:p>13.443</text:p>
              </table:table-cell>
              <table:table-cell office:value-type="float" office:value="13.649">
                <text:p>13.649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504">
                <text:p>9.504</text:p>
              </table:table-cell>
              <table:table-cell office:value-type="float" office:value="10.155">
                <text:p>10.155</text:p>
              </table:table-cell>
              <table:table-cell office:value-type="float" office:value="11.314">
                <text:p>11.314</text:p>
              </table:table-cell>
              <table:table-cell office:value-type="float" office:value="10.937">
                <text:p>10.937</text:p>
              </table:table-cell>
              <table:table-cell office:value-type="float" office:value="10.965">
                <text:p>10.965</text:p>
              </table:table-cell>
              <table:table-cell office:value-type="float" office:value="11.314">
                <text:p>11.314</text:p>
              </table:table-cell>
              <table:table-cell office:value-type="float" office:value="11.744">
                <text:p>11.744</text:p>
              </table:table-cell>
              <table:table-cell office:value-type="float" office:value="12.571">
                <text:p>12.571</text:p>
              </table:table-cell>
              <table:table-cell office:value-type="float" office:value="13.042">
                <text:p>13.042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619">
                <text:p>9.619</text:p>
              </table:table-cell>
              <table:table-cell office:value-type="float" office:value="10.627">
                <text:p>10.627</text:p>
              </table:table-cell>
              <table:table-cell office:value-type="float" office:value="9.893">
                <text:p>9.893</text:p>
              </table:table-cell>
              <table:table-cell office:value-type="float" office:value="10.43">
                <text:p>10.43</text:p>
              </table:table-cell>
              <table:table-cell office:value-type="float" office:value="10.775">
                <text:p>10.775</text:p>
              </table:table-cell>
              <table:table-cell office:value-type="float" office:value="12.245">
                <text:p>12.245</text:p>
              </table:table-cell>
              <table:table-cell office:value-type="float" office:value="12.654">
                <text:p>12.654</text:p>
              </table:table-cell>
              <table:table-cell office:value-type="float" office:value="12.718">
                <text:p>12.718</text:p>
              </table:table-cell>
              <table:table-cell office:value-type="float" office:value="13.079">
                <text:p>13.079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708">
                <text:p>9.708</text:p>
              </table:table-cell>
              <table:table-cell office:value-type="float" office:value="10.505">
                <text:p>10.505</text:p>
              </table:table-cell>
              <table:table-cell office:value-type="float" office:value="9.909">
                <text:p>9.909</text:p>
              </table:table-cell>
              <table:table-cell office:value-type="float" office:value="10.55">
                <text:p>10.55</text:p>
              </table:table-cell>
              <table:table-cell office:value-type="float" office:value="10.742">
                <text:p>10.742</text:p>
              </table:table-cell>
              <table:table-cell office:value-type="float" office:value="12.091">
                <text:p>12.091</text:p>
              </table:table-cell>
              <table:table-cell office:value-type="float" office:value="12.305">
                <text:p>12.305</text:p>
              </table:table-cell>
              <table:table-cell office:value-type="float" office:value="12.78">
                <text:p>12.78</text:p>
              </table:table-cell>
              <table:table-cell office:value-type="float" office:value="13.856">
                <text:p>13.856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812">
                <text:p>9.812</text:p>
              </table:table-cell>
              <table:table-cell office:value-type="float" office:value="10.62">
                <text:p>10.62</text:p>
              </table:table-cell>
              <table:table-cell office:value-type="float" office:value="10.416">
                <text:p>10.416</text:p>
              </table:table-cell>
              <table:table-cell office:value-type="float" office:value="11.733">
                <text:p>11.733</text:p>
              </table:table-cell>
              <table:table-cell office:value-type="float" office:value="12.226">
                <text:p>12.226</text:p>
              </table:table-cell>
              <table:table-cell office:value-type="float" office:value="12.743">
                <text:p>12.743</text:p>
              </table:table-cell>
              <table:table-cell office:value-type="float" office:value="14.754">
                <text:p>14.754</text:p>
              </table:table-cell>
              <table:table-cell office:value-type="float" office:value="14.127">
                <text:p>14.127</text:p>
              </table:table-cell>
              <table:table-cell office:value-type="float" office:value="14.628">
                <text:p>14.628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264">
                <text:p>10.264</text:p>
              </table:table-cell>
              <table:table-cell office:value-type="float" office:value="11.151">
                <text:p>11.151</text:p>
              </table:table-cell>
              <table:table-cell office:value-type="float" office:value="11.723">
                <text:p>11.723</text:p>
              </table:table-cell>
              <table:table-cell office:value-type="float" office:value="12.608">
                <text:p>12.608</text:p>
              </table:table-cell>
              <table:table-cell office:value-type="float" office:value="13.283">
                <text:p>13.283</text:p>
              </table:table-cell>
              <table:table-cell office:value-type="float" office:value="14.033">
                <text:p>14.033</text:p>
              </table:table-cell>
              <table:table-cell office:value-type="float" office:value="15.232">
                <text:p>15.232</text:p>
              </table:table-cell>
              <table:table-cell office:value-type="float" office:value="15.516">
                <text:p>15.516</text:p>
              </table:table-cell>
              <table:table-cell office:value-type="float" office:value="16.247">
                <text:p>16.247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215">
                <text:p>11.215</text:p>
              </table:table-cell>
              <table:table-cell office:value-type="float" office:value="11.974">
                <text:p>11.974</text:p>
              </table:table-cell>
              <table:table-cell office:value-type="float" office:value="12.704">
                <text:p>12.704</text:p>
              </table:table-cell>
              <table:table-cell office:value-type="float" office:value="13.804">
                <text:p>13.804</text:p>
              </table:table-cell>
              <table:table-cell office:value-type="float" office:value="14.479">
                <text:p>14.479</text:p>
              </table:table-cell>
              <table:table-cell office:value-type="float" office:value="15.046">
                <text:p>15.046</text:p>
              </table:table-cell>
              <table:table-cell office:value-type="float" office:value="16.309">
                <text:p>16.309</text:p>
              </table:table-cell>
              <table:table-cell office:value-type="float" office:value="17.842">
                <text:p>17.842</text:p>
              </table:table-cell>
              <table:table-cell office:value-type="float" office:value="17.979">
                <text:p>17.979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527">
                <text:p>12.527</text:p>
              </table:table-cell>
              <table:table-cell office:value-type="float" office:value="14.347">
                <text:p>14.347</text:p>
              </table:table-cell>
              <table:table-cell office:value-type="float" office:value="14.662">
                <text:p>14.662</text:p>
              </table:table-cell>
              <table:table-cell office:value-type="float" office:value="15.743">
                <text:p>15.743</text:p>
              </table:table-cell>
              <table:table-cell office:value-type="float" office:value="16.932">
                <text:p>16.932</text:p>
              </table:table-cell>
              <table:table-cell office:value-type="float" office:value="17.608">
                <text:p>17.608</text:p>
              </table:table-cell>
              <table:table-cell office:value-type="float" office:value="19.159">
                <text:p>19.159</text:p>
              </table:table-cell>
              <table:table-cell office:value-type="float" office:value="21.429">
                <text:p>21.429</text:p>
              </table:table-cell>
              <table:table-cell office:value-type="float" office:value="23.121">
                <text:p>23.121</text:p>
              </table:table-cell>
              <table:table-cell office:value-type="float" office:value="11.273">
                <text:p>11.27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Piece DHashMap</text:p>
        </chart:title>
        <chart:legend chart:legend-position="end" svg:x="13.042cm" svg:y="1.96cm" style:legend-expansion="high" chart:style-name="ch3"/>
        <chart:plot-area chart:style-name="ch4" table:cell-range-address="Collect.A37:Collect.J47" chart:data-source-has-labels="both" svg:x="1.331cm" svg:y="1.275cm" svg:width="11.391cm" svg:height="6.564cm">
          <chartooo:coordinate-region svg:x="1.952cm" svg:y="1.474cm" svg:width="10.583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37:Collect.J37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38:Collect.J38" chart:label-cell-address="Collect.A38:Collect.A38" chart:class="chart:line">
            <chart:data-point chart:repeated="9"/>
          </chart:series>
          <chart:series chart:style-name="ch10" chart:values-cell-range-address="Collect.B39:Collect.J39" chart:label-cell-address="Collect.A39:Collect.A39" chart:class="chart:line">
            <chart:data-point chart:repeated="9"/>
          </chart:series>
          <chart:series chart:style-name="ch11" chart:values-cell-range-address="Collect.B40:Collect.J40" chart:label-cell-address="Collect.A40:Collect.A40" chart:class="chart:line">
            <chart:data-point chart:repeated="9"/>
          </chart:series>
          <chart:series chart:style-name="ch12" chart:values-cell-range-address="Collect.B41:Collect.J41" chart:label-cell-address="Collect.A41:Collect.A41" chart:class="chart:line">
            <chart:data-point chart:repeated="9"/>
          </chart:series>
          <chart:series chart:style-name="ch13" chart:values-cell-range-address="Collect.B42:Collect.J42" chart:label-cell-address="Collect.A42:Collect.A42" chart:class="chart:line">
            <chart:data-point chart:repeated="9"/>
          </chart:series>
          <chart:series chart:style-name="ch14" chart:values-cell-range-address="Collect.B43:Collect.J43" chart:label-cell-address="Collect.A43:Collect.A43" chart:class="chart:line">
            <chart:data-point chart:repeated="9"/>
          </chart:series>
          <chart:series chart:style-name="ch15" chart:values-cell-range-address="Collect.B44:Collect.J44" chart:label-cell-address="Collect.A44:Collect.A44" chart:class="chart:line">
            <chart:data-point chart:repeated="9"/>
          </chart:series>
          <chart:series chart:style-name="ch16" chart:values-cell-range-address="Collect.B45:Collect.J45" chart:label-cell-address="Collect.A45:Collect.A45" chart:class="chart:line">
            <chart:data-point chart:repeated="9"/>
          </chart:series>
          <chart:series chart:style-name="ch17" chart:values-cell-range-address="Collect.B46:Collect.J46" chart:label-cell-address="Collect.A46:Collect.A46" chart:class="chart:line">
            <chart:data-point chart:repeated="9"/>
          </chart:series>
          <chart:series chart:style-name="ch18" chart:values-cell-range-address="Collect.B47:Collect.J47" chart:label-cell-address="Collect.A47:Collect.A47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37:Collect.J3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38:Collect.A38</svg:desc>
                </draw:g>
              </table:table-cell>
              <table:table-cell office:value-type="float" office:value="13.825">
                <text:p>13.825</text:p>
                <draw:g>
                  <svg:desc>Collect.B38:Collect.J38</svg:desc>
                </draw:g>
              </table:table-cell>
              <table:table-cell office:value-type="float" office:value="12.518">
                <text:p>12.518</text:p>
              </table:table-cell>
              <table:table-cell office:value-type="float" office:value="12.724">
                <text:p>12.724</text:p>
              </table:table-cell>
              <table:table-cell office:value-type="float" office:value="13.036">
                <text:p>13.036</text:p>
              </table:table-cell>
              <table:table-cell office:value-type="float" office:value="13.189">
                <text:p>13.189</text:p>
              </table:table-cell>
              <table:table-cell office:value-type="float" office:value="13.284">
                <text:p>13.284</text:p>
              </table:table-cell>
              <table:table-cell office:value-type="float" office:value="13.715">
                <text:p>13.715</text:p>
              </table:table-cell>
              <table:table-cell office:value-type="float" office:value="14.345">
                <text:p>14.345</text:p>
              </table:table-cell>
              <table:table-cell office:value-type="float" office:value="14.603">
                <text:p>14.603</text:p>
              </table:table-cell>
            </table:table-row>
            <table:table-row>
              <table:table-cell office:value-type="string">
                <text:p>3</text:p>
                <draw:g>
                  <svg:desc>Collect.A39:Collect.A39</svg:desc>
                </draw:g>
              </table:table-cell>
              <table:table-cell office:value-type="float" office:value="12.008">
                <text:p>12.008</text:p>
                <draw:g>
                  <svg:desc>Collect.B39:Collect.J39</svg:desc>
                </draw:g>
              </table:table-cell>
              <table:table-cell office:value-type="float" office:value="11.127">
                <text:p>11.127</text:p>
              </table:table-cell>
              <table:table-cell office:value-type="float" office:value="11.915">
                <text:p>11.915</text:p>
              </table:table-cell>
              <table:table-cell office:value-type="float" office:value="11.52">
                <text:p>11.52</text:p>
              </table:table-cell>
              <table:table-cell office:value-type="float" office:value="11.726">
                <text:p>11.726</text:p>
              </table:table-cell>
              <table:table-cell office:value-type="float" office:value="12.099">
                <text:p>12.099</text:p>
              </table:table-cell>
              <table:table-cell office:value-type="float" office:value="12.527">
                <text:p>12.527</text:p>
              </table:table-cell>
              <table:table-cell office:value-type="float" office:value="13.443">
                <text:p>13.443</text:p>
              </table:table-cell>
              <table:table-cell office:value-type="float" office:value="13.649">
                <text:p>13.649</text:p>
              </table:table-cell>
            </table:table-row>
            <table:table-row>
              <table:table-cell office:value-type="string">
                <text:p>4</text:p>
                <draw:g>
                  <svg:desc>Collect.A40:Collect.A40</svg:desc>
                </draw:g>
              </table:table-cell>
              <table:table-cell office:value-type="float" office:value="9.504">
                <text:p>9.504</text:p>
                <draw:g>
                  <svg:desc>Collect.B40:Collect.J40</svg:desc>
                </draw:g>
              </table:table-cell>
              <table:table-cell office:value-type="float" office:value="10.155">
                <text:p>10.155</text:p>
              </table:table-cell>
              <table:table-cell office:value-type="float" office:value="11.314">
                <text:p>11.314</text:p>
              </table:table-cell>
              <table:table-cell office:value-type="float" office:value="10.937">
                <text:p>10.937</text:p>
              </table:table-cell>
              <table:table-cell office:value-type="float" office:value="10.965">
                <text:p>10.965</text:p>
              </table:table-cell>
              <table:table-cell office:value-type="float" office:value="11.314">
                <text:p>11.314</text:p>
              </table:table-cell>
              <table:table-cell office:value-type="float" office:value="11.744">
                <text:p>11.744</text:p>
              </table:table-cell>
              <table:table-cell office:value-type="float" office:value="12.571">
                <text:p>12.571</text:p>
              </table:table-cell>
              <table:table-cell office:value-type="float" office:value="13.042">
                <text:p>13.042</text:p>
              </table:table-cell>
            </table:table-row>
            <table:table-row>
              <table:table-cell office:value-type="string">
                <text:p>5</text:p>
                <draw:g>
                  <svg:desc>Collect.A41:Collect.A41</svg:desc>
                </draw:g>
              </table:table-cell>
              <table:table-cell office:value-type="float" office:value="9.619">
                <text:p>9.619</text:p>
                <draw:g>
                  <svg:desc>Collect.B41:Collect.J41</svg:desc>
                </draw:g>
              </table:table-cell>
              <table:table-cell office:value-type="float" office:value="10.627">
                <text:p>10.627</text:p>
              </table:table-cell>
              <table:table-cell office:value-type="float" office:value="9.893">
                <text:p>9.893</text:p>
              </table:table-cell>
              <table:table-cell office:value-type="float" office:value="10.43">
                <text:p>10.43</text:p>
              </table:table-cell>
              <table:table-cell office:value-type="float" office:value="10.775">
                <text:p>10.775</text:p>
              </table:table-cell>
              <table:table-cell office:value-type="float" office:value="12.245">
                <text:p>12.245</text:p>
              </table:table-cell>
              <table:table-cell office:value-type="float" office:value="12.654">
                <text:p>12.654</text:p>
              </table:table-cell>
              <table:table-cell office:value-type="float" office:value="12.718">
                <text:p>12.718</text:p>
              </table:table-cell>
              <table:table-cell office:value-type="float" office:value="13.079">
                <text:p>13.079</text:p>
              </table:table-cell>
            </table:table-row>
            <table:table-row>
              <table:table-cell office:value-type="string">
                <text:p>6</text:p>
                <draw:g>
                  <svg:desc>Collect.A42:Collect.A42</svg:desc>
                </draw:g>
              </table:table-cell>
              <table:table-cell office:value-type="float" office:value="9.708">
                <text:p>9.708</text:p>
                <draw:g>
                  <svg:desc>Collect.B42:Collect.J42</svg:desc>
                </draw:g>
              </table:table-cell>
              <table:table-cell office:value-type="float" office:value="10.505">
                <text:p>10.505</text:p>
              </table:table-cell>
              <table:table-cell office:value-type="float" office:value="9.909">
                <text:p>9.909</text:p>
              </table:table-cell>
              <table:table-cell office:value-type="float" office:value="10.55">
                <text:p>10.55</text:p>
              </table:table-cell>
              <table:table-cell office:value-type="float" office:value="10.742">
                <text:p>10.742</text:p>
              </table:table-cell>
              <table:table-cell office:value-type="float" office:value="12.091">
                <text:p>12.091</text:p>
              </table:table-cell>
              <table:table-cell office:value-type="float" office:value="12.305">
                <text:p>12.305</text:p>
              </table:table-cell>
              <table:table-cell office:value-type="float" office:value="12.78">
                <text:p>12.78</text:p>
              </table:table-cell>
              <table:table-cell office:value-type="float" office:value="13.856">
                <text:p>13.856</text:p>
              </table:table-cell>
            </table:table-row>
            <table:table-row>
              <table:table-cell office:value-type="string">
                <text:p>8</text:p>
                <draw:g>
                  <svg:desc>Collect.A43:Collect.A43</svg:desc>
                </draw:g>
              </table:table-cell>
              <table:table-cell office:value-type="float" office:value="9.812">
                <text:p>9.812</text:p>
                <draw:g>
                  <svg:desc>Collect.B43:Collect.J43</svg:desc>
                </draw:g>
              </table:table-cell>
              <table:table-cell office:value-type="float" office:value="10.62">
                <text:p>10.62</text:p>
              </table:table-cell>
              <table:table-cell office:value-type="float" office:value="10.416">
                <text:p>10.416</text:p>
              </table:table-cell>
              <table:table-cell office:value-type="float" office:value="11.733">
                <text:p>11.733</text:p>
              </table:table-cell>
              <table:table-cell office:value-type="float" office:value="12.226">
                <text:p>12.226</text:p>
              </table:table-cell>
              <table:table-cell office:value-type="float" office:value="12.743">
                <text:p>12.743</text:p>
              </table:table-cell>
              <table:table-cell office:value-type="float" office:value="14.754">
                <text:p>14.754</text:p>
              </table:table-cell>
              <table:table-cell office:value-type="float" office:value="14.127">
                <text:p>14.127</text:p>
              </table:table-cell>
              <table:table-cell office:value-type="float" office:value="14.628">
                <text:p>14.628</text:p>
              </table:table-cell>
            </table:table-row>
            <table:table-row>
              <table:table-cell office:value-type="string">
                <text:p>10</text:p>
                <draw:g>
                  <svg:desc>Collect.A44:Collect.A44</svg:desc>
                </draw:g>
              </table:table-cell>
              <table:table-cell office:value-type="float" office:value="10.264">
                <text:p>10.264</text:p>
                <draw:g>
                  <svg:desc>Collect.B44:Collect.J44</svg:desc>
                </draw:g>
              </table:table-cell>
              <table:table-cell office:value-type="float" office:value="11.151">
                <text:p>11.151</text:p>
              </table:table-cell>
              <table:table-cell office:value-type="float" office:value="11.723">
                <text:p>11.723</text:p>
              </table:table-cell>
              <table:table-cell office:value-type="float" office:value="12.608">
                <text:p>12.608</text:p>
              </table:table-cell>
              <table:table-cell office:value-type="float" office:value="13.283">
                <text:p>13.283</text:p>
              </table:table-cell>
              <table:table-cell office:value-type="float" office:value="14.033">
                <text:p>14.033</text:p>
              </table:table-cell>
              <table:table-cell office:value-type="float" office:value="15.232">
                <text:p>15.232</text:p>
              </table:table-cell>
              <table:table-cell office:value-type="float" office:value="15.516">
                <text:p>15.516</text:p>
              </table:table-cell>
              <table:table-cell office:value-type="float" office:value="16.247">
                <text:p>16.247</text:p>
              </table:table-cell>
            </table:table-row>
            <table:table-row>
              <table:table-cell office:value-type="string">
                <text:p>12</text:p>
                <draw:g>
                  <svg:desc>Collect.A45:Collect.A45</svg:desc>
                </draw:g>
              </table:table-cell>
              <table:table-cell office:value-type="float" office:value="11.215">
                <text:p>11.215</text:p>
                <draw:g>
                  <svg:desc>Collect.B45:Collect.J45</svg:desc>
                </draw:g>
              </table:table-cell>
              <table:table-cell office:value-type="float" office:value="11.974">
                <text:p>11.974</text:p>
              </table:table-cell>
              <table:table-cell office:value-type="float" office:value="12.704">
                <text:p>12.704</text:p>
              </table:table-cell>
              <table:table-cell office:value-type="float" office:value="13.804">
                <text:p>13.804</text:p>
              </table:table-cell>
              <table:table-cell office:value-type="float" office:value="14.479">
                <text:p>14.479</text:p>
              </table:table-cell>
              <table:table-cell office:value-type="float" office:value="15.046">
                <text:p>15.046</text:p>
              </table:table-cell>
              <table:table-cell office:value-type="float" office:value="16.309">
                <text:p>16.309</text:p>
              </table:table-cell>
              <table:table-cell office:value-type="float" office:value="17.842">
                <text:p>17.842</text:p>
              </table:table-cell>
              <table:table-cell office:value-type="float" office:value="17.979">
                <text:p>17.979</text:p>
              </table:table-cell>
            </table:table-row>
            <table:table-row>
              <table:table-cell office:value-type="string">
                <text:p>16</text:p>
                <draw:g>
                  <svg:desc>Collect.A46:Collect.A46</svg:desc>
                </draw:g>
              </table:table-cell>
              <table:table-cell office:value-type="float" office:value="12.527">
                <text:p>12.527</text:p>
                <draw:g>
                  <svg:desc>Collect.B46:Collect.J46</svg:desc>
                </draw:g>
              </table:table-cell>
              <table:table-cell office:value-type="float" office:value="14.347">
                <text:p>14.347</text:p>
              </table:table-cell>
              <table:table-cell office:value-type="float" office:value="14.662">
                <text:p>14.662</text:p>
              </table:table-cell>
              <table:table-cell office:value-type="float" office:value="15.743">
                <text:p>15.743</text:p>
              </table:table-cell>
              <table:table-cell office:value-type="float" office:value="16.932">
                <text:p>16.932</text:p>
              </table:table-cell>
              <table:table-cell office:value-type="float" office:value="17.608">
                <text:p>17.608</text:p>
              </table:table-cell>
              <table:table-cell office:value-type="float" office:value="19.159">
                <text:p>19.159</text:p>
              </table:table-cell>
              <table:table-cell office:value-type="float" office:value="21.429">
                <text:p>21.429</text:p>
              </table:table-cell>
              <table:table-cell office:value-type="float" office:value="23.121">
                <text:p>23.121</text:p>
              </table:table-cell>
            </table:table-row>
            <table:table-row>
              <table:table-cell office:value-type="string">
                <text:p>Sequential</text:p>
                <draw:g>
                  <svg:desc>Collect.A47:Collect.A47</svg:desc>
                </draw:g>
              </table:table-cell>
              <table:table-cell office:value-type="float" office:value="11.273">
                <text:p>11.273</text:p>
                <draw:g>
                  <svg:desc>Collect.B47:Collect.J47</svg:desc>
                </draw:g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Fibonacci(20)</text:p>
        </chart:title>
        <chart:legend chart:legend-position="end" svg:x="13.042cm" svg:y="1.96cm" style:legend-expansion="high" chart:style-name="ch3"/>
        <chart:plot-area chart:style-name="ch4" table:cell-range-address="Collect.A14:Collect.K22 Collect.B13:Collect.K13" chart:data-source-has-labels="both" svg:x="1.331cm" svg:y="1.275cm" svg:width="11.391cm" svg:height="6.564cm">
          <chartooo:coordinate-region svg:x="2.138cm" svg:y="1.474cm" svg:width="10.212cm" svg:height="5.718cm"/>
          <chart:axis chart:dimension="x" chart:name="primary-x" chart:style-name="ch5" chartooo:axis-type="auto">
            <chartooo:date-scale/>
            <chart:title svg:x="6.016cm" svg:y="8.019cm" chart:style-name="ch6">
              <text:p>Nb executors</text:p>
            </chart:title>
            <chart:categories table:cell-range-address="Collect.A14:Collect.A22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14:Collect.B22" chart:label-cell-address="Collect.B13:Collect.B13" chart:class="chart:line">
            <chart:data-point chart:repeated="9"/>
          </chart:series>
          <chart:series chart:style-name="ch10" chart:values-cell-range-address="Collect.C14:Collect.C22" chart:label-cell-address="Collect.C13:Collect.C13" chart:class="chart:line">
            <chart:data-point chart:repeated="9"/>
          </chart:series>
          <chart:series chart:style-name="ch11" chart:values-cell-range-address="Collect.D14:Collect.D22" chart:label-cell-address="Collect.D13:Collect.D13" chart:class="chart:line">
            <chart:data-point chart:repeated="9"/>
          </chart:series>
          <chart:series chart:style-name="ch12" chart:values-cell-range-address="Collect.E14:Collect.E22" chart:label-cell-address="Collect.E13:Collect.E13" chart:class="chart:line">
            <chart:data-point chart:repeated="9"/>
          </chart:series>
          <chart:series chart:style-name="ch13" chart:values-cell-range-address="Collect.F14:Collect.F22" chart:label-cell-address="Collect.F13:Collect.F13" chart:class="chart:line">
            <chart:data-point chart:repeated="9"/>
          </chart:series>
          <chart:series chart:style-name="ch14" chart:values-cell-range-address="Collect.G14:Collect.G22" chart:label-cell-address="Collect.G13:Collect.G13" chart:class="chart:line">
            <chart:data-point chart:repeated="9"/>
          </chart:series>
          <chart:series chart:style-name="ch15" chart:values-cell-range-address="Collect.H14:Collect.H22" chart:label-cell-address="Collect.H13:Collect.H13" chart:class="chart:line">
            <chart:data-point chart:repeated="9"/>
          </chart:series>
          <chart:series chart:style-name="ch16" chart:values-cell-range-address="Collect.I14:Collect.I22" chart:label-cell-address="Collect.I13:Collect.I13" chart:class="chart:line">
            <chart:data-point chart:repeated="9"/>
          </chart:series>
          <chart:series chart:style-name="ch17" chart:values-cell-range-address="Collect.J14:Collect.J22" chart:label-cell-address="Collect.J13:Collect.J13" chart:class="chart:line">
            <chart:data-point chart:repeated="9"/>
          </chart:series>
          <chart:series chart:style-name="ch18" chart:values-cell-range-address="Collect.K14:Collect.K22" chart:label-cell-address="Collect.K13:Collect.K1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13:Collect.B13</svg:desc>
                </draw:g>
              </table:table-cell>
              <table:table-cell office:value-type="string">
                <text:p>3</text:p>
                <draw:g>
                  <svg:desc>Collect.C13:Collect.C13</svg:desc>
                </draw:g>
              </table:table-cell>
              <table:table-cell office:value-type="string">
                <text:p>4</text:p>
                <draw:g>
                  <svg:desc>Collect.D13:Collect.D13</svg:desc>
                </draw:g>
              </table:table-cell>
              <table:table-cell office:value-type="string">
                <text:p>5</text:p>
                <draw:g>
                  <svg:desc>Collect.E13:Collect.E13</svg:desc>
                </draw:g>
              </table:table-cell>
              <table:table-cell office:value-type="string">
                <text:p>6</text:p>
                <draw:g>
                  <svg:desc>Collect.F13:Collect.F13</svg:desc>
                </draw:g>
              </table:table-cell>
              <table:table-cell office:value-type="string">
                <text:p>8</text:p>
                <draw:g>
                  <svg:desc>Collect.G13:Collect.G13</svg:desc>
                </draw:g>
              </table:table-cell>
              <table:table-cell office:value-type="string">
                <text:p>10</text:p>
                <draw:g>
                  <svg:desc>Collect.H13:Collect.H13</svg:desc>
                </draw:g>
              </table:table-cell>
              <table:table-cell office:value-type="string">
                <text:p>12</text:p>
                <draw:g>
                  <svg:desc>Collect.I13:Collect.I13</svg:desc>
                </draw:g>
              </table:table-cell>
              <table:table-cell office:value-type="string">
                <text:p>15</text:p>
                <draw:g>
                  <svg:desc>Collect.J13:Collect.J13</svg:desc>
                </draw:g>
              </table:table-cell>
              <table:table-cell office:value-type="string">
                <text:p>Sequential</text:p>
                <draw:g>
                  <svg:desc>Collect.K13:Collect.K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14:Collect.A22</svg:desc>
                </draw:g>
              </table:table-cell>
              <table:table-cell office:value-type="float" office:value="655.5">
                <text:p>655.5</text:p>
                <draw:g>
                  <svg:desc>Collect.B14:Collect.B22</svg:desc>
                </draw:g>
              </table:table-cell>
              <table:table-cell office:value-type="float" office:value="654.671">
                <text:p>654.671</text:p>
                <draw:g>
                  <svg:desc>Collect.C14:Collect.C22</svg:desc>
                </draw:g>
              </table:table-cell>
              <table:table-cell office:value-type="float" office:value="654.531">
                <text:p>654.531</text:p>
                <draw:g>
                  <svg:desc>Collect.D14:Collect.D22</svg:desc>
                </draw:g>
              </table:table-cell>
              <table:table-cell office:value-type="float" office:value="655.589">
                <text:p>655.589</text:p>
                <draw:g>
                  <svg:desc>Collect.E14:Collect.E22</svg:desc>
                </draw:g>
              </table:table-cell>
              <table:table-cell office:value-type="float" office:value="655.641">
                <text:p>655.641</text:p>
                <draw:g>
                  <svg:desc>Collect.F14:Collect.F22</svg:desc>
                </draw:g>
              </table:table-cell>
              <table:table-cell office:value-type="float" office:value="654.646">
                <text:p>654.646</text:p>
                <draw:g>
                  <svg:desc>Collect.G14:Collect.G22</svg:desc>
                </draw:g>
              </table:table-cell>
              <table:table-cell office:value-type="float" office:value="654.892">
                <text:p>654.892</text:p>
                <draw:g>
                  <svg:desc>Collect.H14:Collect.H22</svg:desc>
                </draw:g>
              </table:table-cell>
              <table:table-cell office:value-type="float" office:value="655.206">
                <text:p>655.206</text:p>
                <draw:g>
                  <svg:desc>Collect.I14:Collect.I22</svg:desc>
                </draw:g>
              </table:table-cell>
              <table:table-cell office:value-type="float" office:value="655.389">
                <text:p>655.389</text:p>
                <draw:g>
                  <svg:desc>Collect.J14:Collect.J22</svg:desc>
                </draw:g>
              </table:table-cell>
              <table:table-cell office:value-type="float" office:value="1305.629">
                <text:p>1305.629</text:p>
                <draw:g>
                  <svg:desc>Collect.K14:Collect.K2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6.959">
                <text:p>436.959</text:p>
              </table:table-cell>
              <table:table-cell office:value-type="float" office:value="436.836">
                <text:p>436.836</text:p>
              </table:table-cell>
              <table:table-cell office:value-type="float" office:value="436.826">
                <text:p>436.826</text:p>
              </table:table-cell>
              <table:table-cell office:value-type="float" office:value="437.47">
                <text:p>437.47</text:p>
              </table:table-cell>
              <table:table-cell office:value-type="float" office:value="437.551">
                <text:p>437.551</text:p>
              </table:table-cell>
              <table:table-cell office:value-type="float" office:value="437.008">
                <text:p>437.008</text:p>
              </table:table-cell>
              <table:table-cell office:value-type="float" office:value="437.066">
                <text:p>437.066</text:p>
              </table:table-cell>
              <table:table-cell office:value-type="float" office:value="437.256">
                <text:p>437.256</text:p>
              </table:table-cell>
              <table:table-cell office:value-type="float" office:value="437.711">
                <text:p>437.711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7.902">
                <text:p>327.902</text:p>
              </table:table-cell>
              <table:table-cell office:value-type="float" office:value="328.442">
                <text:p>328.442</text:p>
              </table:table-cell>
              <table:table-cell office:value-type="float" office:value="328.001">
                <text:p>328.001</text:p>
              </table:table-cell>
              <table:table-cell office:value-type="float" office:value="328.423">
                <text:p>328.423</text:p>
              </table:table-cell>
              <table:table-cell office:value-type="float" office:value="328.441">
                <text:p>328.441</text:p>
              </table:table-cell>
              <table:table-cell office:value-type="float" office:value="328.114">
                <text:p>328.114</text:p>
              </table:table-cell>
              <table:table-cell office:value-type="float" office:value="328.164">
                <text:p>328.164</text:p>
              </table:table-cell>
              <table:table-cell office:value-type="float" office:value="328.312">
                <text:p>328.312</text:p>
              </table:table-cell>
              <table:table-cell office:value-type="float" office:value="328.768">
                <text:p>328.768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2.972">
                <text:p>262.972</text:p>
              </table:table-cell>
              <table:table-cell office:value-type="float" office:value="262.963">
                <text:p>262.963</text:p>
              </table:table-cell>
              <table:table-cell office:value-type="float" office:value="262.768">
                <text:p>262.768</text:p>
              </table:table-cell>
              <table:table-cell office:value-type="float" office:value="262.928">
                <text:p>262.928</text:p>
              </table:table-cell>
              <table:table-cell office:value-type="float" office:value="263.004">
                <text:p>263.004</text:p>
              </table:table-cell>
              <table:table-cell office:value-type="float" office:value="262.792">
                <text:p>262.792</text:p>
              </table:table-cell>
              <table:table-cell office:value-type="float" office:value="262.904">
                <text:p>262.904</text:p>
              </table:table-cell>
              <table:table-cell office:value-type="float" office:value="263.06">
                <text:p>263.06</text:p>
              </table:table-cell>
              <table:table-cell office:value-type="float" office:value="263.528">
                <text:p>263.528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9.348">
                <text:p>219.348</text:p>
              </table:table-cell>
              <table:table-cell office:value-type="float" office:value="219.149">
                <text:p>219.149</text:p>
              </table:table-cell>
              <table:table-cell office:value-type="float" office:value="219.002">
                <text:p>219.002</text:p>
              </table:table-cell>
              <table:table-cell office:value-type="float" office:value="219.398">
                <text:p>219.398</text:p>
              </table:table-cell>
              <table:table-cell office:value-type="float" office:value="219.494">
                <text:p>219.494</text:p>
              </table:table-cell>
              <table:table-cell office:value-type="float" office:value="219.333">
                <text:p>219.333</text:p>
              </table:table-cell>
              <table:table-cell office:value-type="float" office:value="219.385">
                <text:p>219.385</text:p>
              </table:table-cell>
              <table:table-cell office:value-type="float" office:value="219.68">
                <text:p>219.68</text:p>
              </table:table-cell>
              <table:table-cell office:value-type="float" office:value="219.736">
                <text:p>219.736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5.061">
                <text:p>165.061</text:p>
              </table:table-cell>
              <table:table-cell office:value-type="float" office:value="164.701">
                <text:p>164.701</text:p>
              </table:table-cell>
              <table:table-cell office:value-type="float" office:value="164.734">
                <text:p>164.734</text:p>
              </table:table-cell>
              <table:table-cell office:value-type="float" office:value="164.847">
                <text:p>164.847</text:p>
              </table:table-cell>
              <table:table-cell office:value-type="float" office:value="165.044">
                <text:p>165.044</text:p>
              </table:table-cell>
              <table:table-cell office:value-type="float" office:value="164.922">
                <text:p>164.922</text:p>
              </table:table-cell>
              <table:table-cell office:value-type="float" office:value="165.018">
                <text:p>165.018</text:p>
              </table:table-cell>
              <table:table-cell office:value-type="float" office:value="165.065">
                <text:p>165.065</text:p>
              </table:table-cell>
              <table:table-cell office:value-type="float" office:value="165.265">
                <text:p>165.265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2.123">
                <text:p>132.123</text:p>
              </table:table-cell>
              <table:table-cell office:value-type="float" office:value="131.961">
                <text:p>131.961</text:p>
              </table:table-cell>
              <table:table-cell office:value-type="float" office:value="132.022">
                <text:p>132.022</text:p>
              </table:table-cell>
              <table:table-cell office:value-type="float" office:value="132.217">
                <text:p>132.217</text:p>
              </table:table-cell>
              <table:table-cell office:value-type="float" office:value="132.337">
                <text:p>132.337</text:p>
              </table:table-cell>
              <table:table-cell office:value-type="float" office:value="132.347">
                <text:p>132.347</text:p>
              </table:table-cell>
              <table:table-cell office:value-type="float" office:value="132.453">
                <text:p>132.453</text:p>
              </table:table-cell>
              <table:table-cell office:value-type="float" office:value="132.464">
                <text:p>132.464</text:p>
              </table:table-cell>
              <table:table-cell office:value-type="float" office:value="132.784">
                <text:p>132.784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0.308">
                <text:p>110.308</text:p>
              </table:table-cell>
              <table:table-cell office:value-type="float" office:value="110.344">
                <text:p>110.344</text:p>
              </table:table-cell>
              <table:table-cell office:value-type="float" office:value="110.435">
                <text:p>110.435</text:p>
              </table:table-cell>
              <table:table-cell office:value-type="float" office:value="110.585">
                <text:p>110.585</text:p>
              </table:table-cell>
              <table:table-cell office:value-type="float" office:value="110.657">
                <text:p>110.657</text:p>
              </table:table-cell>
              <table:table-cell office:value-type="float" office:value="110.51">
                <text:p>110.51</text:p>
              </table:table-cell>
              <table:table-cell office:value-type="float" office:value="110.707">
                <text:p>110.707</text:p>
              </table:table-cell>
              <table:table-cell office:value-type="float" office:value="110.982">
                <text:p>110.982</text:p>
              </table:table-cell>
              <table:table-cell office:value-type="float" office:value="110.973">
                <text:p>110.973</text:p>
              </table:table-cell>
              <table:table-cell office:value-type="float" office:value="1305.629">
                <text:p>1305.6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3.155">
                <text:p>83.155</text:p>
              </table:table-cell>
              <table:table-cell office:value-type="float" office:value="83.212">
                <text:p>83.212</text:p>
              </table:table-cell>
              <table:table-cell office:value-type="float" office:value="83.347">
                <text:p>83.347</text:p>
              </table:table-cell>
              <table:table-cell office:value-type="float" office:value="83.317">
                <text:p>83.317</text:p>
              </table:table-cell>
              <table:table-cell office:value-type="float" office:value="83.431">
                <text:p>83.431</text:p>
              </table:table-cell>
              <table:table-cell office:value-type="float" office:value="83.515">
                <text:p>83.515</text:p>
              </table:table-cell>
              <table:table-cell office:value-type="float" office:value="83.589">
                <text:p>83.589</text:p>
              </table:table-cell>
              <table:table-cell office:value-type="float" office:value="83.807">
                <text:p>83.807</text:p>
              </table:table-cell>
              <table:table-cell office:value-type="float" office:value="84.314">
                <text:p>84.314</text:p>
              </table:table-cell>
              <table:table-cell office:value-type="float" office:value="1305.629">
                <text:p>1305.6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67cm" svg:y="0.316cm" chart:style-name="ch2">
          <text:p>Fibonacci(20)</text:p>
        </chart:title>
        <chart:legend chart:legend-position="end" svg:x="13.042cm" svg:y="1.96cm" style:legend-expansion="high" chart:style-name="ch3"/>
        <chart:plot-area chart:style-name="ch4" table:cell-range-address="Collect.B13:Collect.J23 Collect.A14:Collect.A23" chart:data-source-has-labels="both" svg:x="1.331cm" svg:y="1.275cm" svg:width="11.391cm" svg:height="6.564cm">
          <chartooo:coordinate-region svg:x="2.138cm" svg:y="1.474cm" svg:width="10.212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13:Collect.J13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14:Collect.J14" chart:label-cell-address="Collect.A14:Collect.A14" chart:class="chart:line">
            <chart:data-point chart:repeated="9"/>
          </chart:series>
          <chart:series chart:style-name="ch10" chart:values-cell-range-address="Collect.B15:Collect.J15" chart:label-cell-address="Collect.A15:Collect.A15" chart:class="chart:line">
            <chart:data-point chart:repeated="9"/>
          </chart:series>
          <chart:series chart:style-name="ch11" chart:values-cell-range-address="Collect.B16:Collect.J16" chart:label-cell-address="Collect.A16:Collect.A16" chart:class="chart:line">
            <chart:data-point chart:repeated="9"/>
          </chart:series>
          <chart:series chart:style-name="ch12" chart:values-cell-range-address="Collect.B17:Collect.J17" chart:label-cell-address="Collect.A17:Collect.A17" chart:class="chart:line">
            <chart:data-point chart:repeated="9"/>
          </chart:series>
          <chart:series chart:style-name="ch13" chart:values-cell-range-address="Collect.B18:Collect.J18" chart:label-cell-address="Collect.A18:Collect.A18" chart:class="chart:line">
            <chart:data-point chart:repeated="9"/>
          </chart:series>
          <chart:series chart:style-name="ch14" chart:values-cell-range-address="Collect.B19:Collect.J19" chart:label-cell-address="Collect.A19:Collect.A19" chart:class="chart:line">
            <chart:data-point chart:repeated="9"/>
          </chart:series>
          <chart:series chart:style-name="ch15" chart:values-cell-range-address="Collect.B20:Collect.J20" chart:label-cell-address="Collect.A20:Collect.A20" chart:class="chart:line">
            <chart:data-point chart:repeated="9"/>
          </chart:series>
          <chart:series chart:style-name="ch16" chart:values-cell-range-address="Collect.B21:Collect.J21" chart:label-cell-address="Collect.A21:Collect.A21" chart:class="chart:line">
            <chart:data-point chart:repeated="9"/>
          </chart:series>
          <chart:series chart:style-name="ch17" chart:values-cell-range-address="Collect.B22:Collect.J22" chart:label-cell-address="Collect.A22:Collect.A22" chart:class="chart:line">
            <chart:data-point chart:repeated="9"/>
          </chart:series>
          <chart:series chart:style-name="ch18" chart:values-cell-range-address="Collect.B23:Collect.J23" chart:label-cell-address="Collect.A23:Collect.A2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13:Collect.J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14:Collect.A14</svg:desc>
                </draw:g>
              </table:table-cell>
              <table:table-cell office:value-type="float" office:value="655.5">
                <text:p>655.5</text:p>
                <draw:g>
                  <svg:desc>Collect.B14:Collect.J14</svg:desc>
                </draw:g>
              </table:table-cell>
              <table:table-cell office:value-type="float" office:value="654.671">
                <text:p>654.671</text:p>
              </table:table-cell>
              <table:table-cell office:value-type="float" office:value="654.531">
                <text:p>654.531</text:p>
              </table:table-cell>
              <table:table-cell office:value-type="float" office:value="655.589">
                <text:p>655.589</text:p>
              </table:table-cell>
              <table:table-cell office:value-type="float" office:value="655.641">
                <text:p>655.641</text:p>
              </table:table-cell>
              <table:table-cell office:value-type="float" office:value="654.646">
                <text:p>654.646</text:p>
              </table:table-cell>
              <table:table-cell office:value-type="float" office:value="654.892">
                <text:p>654.892</text:p>
              </table:table-cell>
              <table:table-cell office:value-type="float" office:value="655.206">
                <text:p>655.206</text:p>
              </table:table-cell>
              <table:table-cell office:value-type="float" office:value="655.389">
                <text:p>655.389</text:p>
              </table:table-cell>
            </table:table-row>
            <table:table-row>
              <table:table-cell office:value-type="string">
                <text:p>3</text:p>
                <draw:g>
                  <svg:desc>Collect.A15:Collect.A15</svg:desc>
                </draw:g>
              </table:table-cell>
              <table:table-cell office:value-type="float" office:value="436.959">
                <text:p>436.959</text:p>
                <draw:g>
                  <svg:desc>Collect.B15:Collect.J15</svg:desc>
                </draw:g>
              </table:table-cell>
              <table:table-cell office:value-type="float" office:value="436.836">
                <text:p>436.836</text:p>
              </table:table-cell>
              <table:table-cell office:value-type="float" office:value="436.826">
                <text:p>436.826</text:p>
              </table:table-cell>
              <table:table-cell office:value-type="float" office:value="437.47">
                <text:p>437.47</text:p>
              </table:table-cell>
              <table:table-cell office:value-type="float" office:value="437.551">
                <text:p>437.551</text:p>
              </table:table-cell>
              <table:table-cell office:value-type="float" office:value="437.008">
                <text:p>437.008</text:p>
              </table:table-cell>
              <table:table-cell office:value-type="float" office:value="437.066">
                <text:p>437.066</text:p>
              </table:table-cell>
              <table:table-cell office:value-type="float" office:value="437.256">
                <text:p>437.256</text:p>
              </table:table-cell>
              <table:table-cell office:value-type="float" office:value="437.711">
                <text:p>437.711</text:p>
              </table:table-cell>
            </table:table-row>
            <table:table-row>
              <table:table-cell office:value-type="string">
                <text:p>4</text:p>
                <draw:g>
                  <svg:desc>Collect.A16:Collect.A16</svg:desc>
                </draw:g>
              </table:table-cell>
              <table:table-cell office:value-type="float" office:value="327.902">
                <text:p>327.902</text:p>
                <draw:g>
                  <svg:desc>Collect.B16:Collect.J16</svg:desc>
                </draw:g>
              </table:table-cell>
              <table:table-cell office:value-type="float" office:value="328.442">
                <text:p>328.442</text:p>
              </table:table-cell>
              <table:table-cell office:value-type="float" office:value="328.001">
                <text:p>328.001</text:p>
              </table:table-cell>
              <table:table-cell office:value-type="float" office:value="328.423">
                <text:p>328.423</text:p>
              </table:table-cell>
              <table:table-cell office:value-type="float" office:value="328.441">
                <text:p>328.441</text:p>
              </table:table-cell>
              <table:table-cell office:value-type="float" office:value="328.114">
                <text:p>328.114</text:p>
              </table:table-cell>
              <table:table-cell office:value-type="float" office:value="328.164">
                <text:p>328.164</text:p>
              </table:table-cell>
              <table:table-cell office:value-type="float" office:value="328.312">
                <text:p>328.312</text:p>
              </table:table-cell>
              <table:table-cell office:value-type="float" office:value="328.768">
                <text:p>328.768</text:p>
              </table:table-cell>
            </table:table-row>
            <table:table-row>
              <table:table-cell office:value-type="string">
                <text:p>5</text:p>
                <draw:g>
                  <svg:desc>Collect.A17:Collect.A17</svg:desc>
                </draw:g>
              </table:table-cell>
              <table:table-cell office:value-type="float" office:value="262.972">
                <text:p>262.972</text:p>
                <draw:g>
                  <svg:desc>Collect.B17:Collect.J17</svg:desc>
                </draw:g>
              </table:table-cell>
              <table:table-cell office:value-type="float" office:value="262.963">
                <text:p>262.963</text:p>
              </table:table-cell>
              <table:table-cell office:value-type="float" office:value="262.768">
                <text:p>262.768</text:p>
              </table:table-cell>
              <table:table-cell office:value-type="float" office:value="262.928">
                <text:p>262.928</text:p>
              </table:table-cell>
              <table:table-cell office:value-type="float" office:value="263.004">
                <text:p>263.004</text:p>
              </table:table-cell>
              <table:table-cell office:value-type="float" office:value="262.792">
                <text:p>262.792</text:p>
              </table:table-cell>
              <table:table-cell office:value-type="float" office:value="262.904">
                <text:p>262.904</text:p>
              </table:table-cell>
              <table:table-cell office:value-type="float" office:value="263.06">
                <text:p>263.06</text:p>
              </table:table-cell>
              <table:table-cell office:value-type="float" office:value="263.528">
                <text:p>263.528</text:p>
              </table:table-cell>
            </table:table-row>
            <table:table-row>
              <table:table-cell office:value-type="string">
                <text:p>6</text:p>
                <draw:g>
                  <svg:desc>Collect.A18:Collect.A18</svg:desc>
                </draw:g>
              </table:table-cell>
              <table:table-cell office:value-type="float" office:value="219.348">
                <text:p>219.348</text:p>
                <draw:g>
                  <svg:desc>Collect.B18:Collect.J18</svg:desc>
                </draw:g>
              </table:table-cell>
              <table:table-cell office:value-type="float" office:value="219.149">
                <text:p>219.149</text:p>
              </table:table-cell>
              <table:table-cell office:value-type="float" office:value="219.002">
                <text:p>219.002</text:p>
              </table:table-cell>
              <table:table-cell office:value-type="float" office:value="219.398">
                <text:p>219.398</text:p>
              </table:table-cell>
              <table:table-cell office:value-type="float" office:value="219.494">
                <text:p>219.494</text:p>
              </table:table-cell>
              <table:table-cell office:value-type="float" office:value="219.333">
                <text:p>219.333</text:p>
              </table:table-cell>
              <table:table-cell office:value-type="float" office:value="219.385">
                <text:p>219.385</text:p>
              </table:table-cell>
              <table:table-cell office:value-type="float" office:value="219.68">
                <text:p>219.68</text:p>
              </table:table-cell>
              <table:table-cell office:value-type="float" office:value="219.736">
                <text:p>219.736</text:p>
              </table:table-cell>
            </table:table-row>
            <table:table-row>
              <table:table-cell office:value-type="string">
                <text:p>8</text:p>
                <draw:g>
                  <svg:desc>Collect.A19:Collect.A19</svg:desc>
                </draw:g>
              </table:table-cell>
              <table:table-cell office:value-type="float" office:value="165.061">
                <text:p>165.061</text:p>
                <draw:g>
                  <svg:desc>Collect.B19:Collect.J19</svg:desc>
                </draw:g>
              </table:table-cell>
              <table:table-cell office:value-type="float" office:value="164.701">
                <text:p>164.701</text:p>
              </table:table-cell>
              <table:table-cell office:value-type="float" office:value="164.734">
                <text:p>164.734</text:p>
              </table:table-cell>
              <table:table-cell office:value-type="float" office:value="164.847">
                <text:p>164.847</text:p>
              </table:table-cell>
              <table:table-cell office:value-type="float" office:value="165.044">
                <text:p>165.044</text:p>
              </table:table-cell>
              <table:table-cell office:value-type="float" office:value="164.922">
                <text:p>164.922</text:p>
              </table:table-cell>
              <table:table-cell office:value-type="float" office:value="165.018">
                <text:p>165.018</text:p>
              </table:table-cell>
              <table:table-cell office:value-type="float" office:value="165.065">
                <text:p>165.065</text:p>
              </table:table-cell>
              <table:table-cell office:value-type="float" office:value="165.265">
                <text:p>165.265</text:p>
              </table:table-cell>
            </table:table-row>
            <table:table-row>
              <table:table-cell office:value-type="string">
                <text:p>10</text:p>
                <draw:g>
                  <svg:desc>Collect.A20:Collect.A20</svg:desc>
                </draw:g>
              </table:table-cell>
              <table:table-cell office:value-type="float" office:value="132.123">
                <text:p>132.123</text:p>
                <draw:g>
                  <svg:desc>Collect.B20:Collect.J20</svg:desc>
                </draw:g>
              </table:table-cell>
              <table:table-cell office:value-type="float" office:value="131.961">
                <text:p>131.961</text:p>
              </table:table-cell>
              <table:table-cell office:value-type="float" office:value="132.022">
                <text:p>132.022</text:p>
              </table:table-cell>
              <table:table-cell office:value-type="float" office:value="132.217">
                <text:p>132.217</text:p>
              </table:table-cell>
              <table:table-cell office:value-type="float" office:value="132.337">
                <text:p>132.337</text:p>
              </table:table-cell>
              <table:table-cell office:value-type="float" office:value="132.347">
                <text:p>132.347</text:p>
              </table:table-cell>
              <table:table-cell office:value-type="float" office:value="132.453">
                <text:p>132.453</text:p>
              </table:table-cell>
              <table:table-cell office:value-type="float" office:value="132.464">
                <text:p>132.464</text:p>
              </table:table-cell>
              <table:table-cell office:value-type="float" office:value="132.784">
                <text:p>132.784</text:p>
              </table:table-cell>
            </table:table-row>
            <table:table-row>
              <table:table-cell office:value-type="string">
                <text:p>12</text:p>
                <draw:g>
                  <svg:desc>Collect.A21:Collect.A21</svg:desc>
                </draw:g>
              </table:table-cell>
              <table:table-cell office:value-type="float" office:value="110.308">
                <text:p>110.308</text:p>
                <draw:g>
                  <svg:desc>Collect.B21:Collect.J21</svg:desc>
                </draw:g>
              </table:table-cell>
              <table:table-cell office:value-type="float" office:value="110.344">
                <text:p>110.344</text:p>
              </table:table-cell>
              <table:table-cell office:value-type="float" office:value="110.435">
                <text:p>110.435</text:p>
              </table:table-cell>
              <table:table-cell office:value-type="float" office:value="110.585">
                <text:p>110.585</text:p>
              </table:table-cell>
              <table:table-cell office:value-type="float" office:value="110.657">
                <text:p>110.657</text:p>
              </table:table-cell>
              <table:table-cell office:value-type="float" office:value="110.51">
                <text:p>110.51</text:p>
              </table:table-cell>
              <table:table-cell office:value-type="float" office:value="110.707">
                <text:p>110.707</text:p>
              </table:table-cell>
              <table:table-cell office:value-type="float" office:value="110.982">
                <text:p>110.982</text:p>
              </table:table-cell>
              <table:table-cell office:value-type="float" office:value="110.973">
                <text:p>110.973</text:p>
              </table:table-cell>
            </table:table-row>
            <table:table-row>
              <table:table-cell office:value-type="string">
                <text:p>16</text:p>
                <draw:g>
                  <svg:desc>Collect.A22:Collect.A22</svg:desc>
                </draw:g>
              </table:table-cell>
              <table:table-cell office:value-type="float" office:value="83.155">
                <text:p>83.155</text:p>
                <draw:g>
                  <svg:desc>Collect.B22:Collect.J22</svg:desc>
                </draw:g>
              </table:table-cell>
              <table:table-cell office:value-type="float" office:value="83.212">
                <text:p>83.212</text:p>
              </table:table-cell>
              <table:table-cell office:value-type="float" office:value="83.347">
                <text:p>83.347</text:p>
              </table:table-cell>
              <table:table-cell office:value-type="float" office:value="83.317">
                <text:p>83.317</text:p>
              </table:table-cell>
              <table:table-cell office:value-type="float" office:value="83.431">
                <text:p>83.431</text:p>
              </table:table-cell>
              <table:table-cell office:value-type="float" office:value="83.515">
                <text:p>83.515</text:p>
              </table:table-cell>
              <table:table-cell office:value-type="float" office:value="83.589">
                <text:p>83.589</text:p>
              </table:table-cell>
              <table:table-cell office:value-type="float" office:value="83.807">
                <text:p>83.807</text:p>
              </table:table-cell>
              <table:table-cell office:value-type="float" office:value="84.314">
                <text:p>84.314</text:p>
              </table:table-cell>
            </table:table-row>
            <table:table-row>
              <table:table-cell office:value-type="string">
                <text:p>Sequential</text:p>
                <draw:g>
                  <svg:desc>Collect.A23:Collect.A23</svg:desc>
                </draw:g>
              </table:table-cell>
              <table:table-cell office:value-type="float" office:value="1305.629">
                <text:p>1305.629</text:p>
                <draw:g>
                  <svg:desc>Collect.B23:Collect.J23</svg:desc>
                </draw:g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  <table:table-cell office:value-type="float" office:value="1305.629">
                <text:p>1305.6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Previous DHashMap</text:p>
        </chart:title>
        <chart:legend chart:legend-position="end" svg:x="13.042cm" svg:y="1.96cm" style:legend-expansion="high" chart:style-name="ch3"/>
        <chart:plot-area chart:style-name="ch4" table:cell-range-address="Collect.A26:Collect.K34 Collect.B25:Collect.K25" chart:data-source-has-labels="both" svg:x="1.331cm" svg:y="1.275cm" svg:width="11.391cm" svg:height="6.564cm">
          <chartooo:coordinate-region svg:x="1.767cm" svg:y="1.474cm" svg:width="10.583cm" svg:height="5.718cm"/>
          <chart:axis chart:dimension="x" chart:name="primary-x" chart:style-name="ch5" chartooo:axis-type="auto">
            <chartooo:date-scale/>
            <chart:title svg:x="6.016cm" svg:y="8.019cm" chart:style-name="ch6">
              <text:p>Nb executors</text:p>
            </chart:title>
            <chart:categories table:cell-range-address="Collect.A26:Collect.A34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6:Collect.B34" chart:label-cell-address="Collect.B25:Collect.B25" chart:class="chart:line">
            <chart:data-point chart:repeated="9"/>
          </chart:series>
          <chart:series chart:style-name="ch10" chart:values-cell-range-address="Collect.C26:Collect.C34" chart:label-cell-address="Collect.C25:Collect.C25" chart:class="chart:line">
            <chart:data-point chart:repeated="9"/>
          </chart:series>
          <chart:series chart:style-name="ch11" chart:values-cell-range-address="Collect.D26:Collect.D34" chart:label-cell-address="Collect.D25:Collect.D25" chart:class="chart:line">
            <chart:data-point chart:repeated="9"/>
          </chart:series>
          <chart:series chart:style-name="ch12" chart:values-cell-range-address="Collect.E26:Collect.E34" chart:label-cell-address="Collect.E25:Collect.E25" chart:class="chart:line">
            <chart:data-point chart:repeated="9"/>
          </chart:series>
          <chart:series chart:style-name="ch13" chart:values-cell-range-address="Collect.F26:Collect.F34" chart:label-cell-address="Collect.F25:Collect.F25" chart:class="chart:line">
            <chart:data-point chart:repeated="9"/>
          </chart:series>
          <chart:series chart:style-name="ch14" chart:values-cell-range-address="Collect.G26:Collect.G34" chart:label-cell-address="Collect.G25:Collect.G25" chart:class="chart:line">
            <chart:data-point chart:repeated="9"/>
          </chart:series>
          <chart:series chart:style-name="ch15" chart:values-cell-range-address="Collect.H26:Collect.H34" chart:label-cell-address="Collect.H25:Collect.H25" chart:class="chart:line">
            <chart:data-point chart:repeated="9"/>
          </chart:series>
          <chart:series chart:style-name="ch16" chart:values-cell-range-address="Collect.I26:Collect.I34" chart:label-cell-address="Collect.I25:Collect.I25" chart:class="chart:line">
            <chart:data-point chart:repeated="9"/>
          </chart:series>
          <chart:series chart:style-name="ch17" chart:values-cell-range-address="Collect.J26:Collect.J34" chart:label-cell-address="Collect.J25:Collect.J25" chart:class="chart:line">
            <chart:data-point chart:repeated="9"/>
          </chart:series>
          <chart:series chart:style-name="ch18" chart:values-cell-range-address="Collect.K26:Collect.K34" chart:label-cell-address="Collect.K25:Collect.K25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25:Collect.B25</svg:desc>
                </draw:g>
              </table:table-cell>
              <table:table-cell office:value-type="string">
                <text:p>3</text:p>
                <draw:g>
                  <svg:desc>Collect.C25:Collect.C25</svg:desc>
                </draw:g>
              </table:table-cell>
              <table:table-cell office:value-type="string">
                <text:p>4</text:p>
                <draw:g>
                  <svg:desc>Collect.D25:Collect.D25</svg:desc>
                </draw:g>
              </table:table-cell>
              <table:table-cell office:value-type="string">
                <text:p>5</text:p>
                <draw:g>
                  <svg:desc>Collect.E25:Collect.E25</svg:desc>
                </draw:g>
              </table:table-cell>
              <table:table-cell office:value-type="string">
                <text:p>6</text:p>
                <draw:g>
                  <svg:desc>Collect.F25:Collect.F25</svg:desc>
                </draw:g>
              </table:table-cell>
              <table:table-cell office:value-type="string">
                <text:p>8</text:p>
                <draw:g>
                  <svg:desc>Collect.G25:Collect.G25</svg:desc>
                </draw:g>
              </table:table-cell>
              <table:table-cell office:value-type="string">
                <text:p>10</text:p>
                <draw:g>
                  <svg:desc>Collect.H25:Collect.H25</svg:desc>
                </draw:g>
              </table:table-cell>
              <table:table-cell office:value-type="string">
                <text:p>12</text:p>
                <draw:g>
                  <svg:desc>Collect.I25:Collect.I25</svg:desc>
                </draw:g>
              </table:table-cell>
              <table:table-cell office:value-type="string">
                <text:p>15</text:p>
                <draw:g>
                  <svg:desc>Collect.J25:Collect.J25</svg:desc>
                </draw:g>
              </table:table-cell>
              <table:table-cell office:value-type="string">
                <text:p>Sequential</text:p>
                <draw:g>
                  <svg:desc>Collect.K25:Collect.K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26:Collect.A34</svg:desc>
                </draw:g>
              </table:table-cell>
              <table:table-cell office:value-type="float" office:value="14.477">
                <text:p>14.477</text:p>
                <draw:g>
                  <svg:desc>Collect.B26:Collect.B34</svg:desc>
                </draw:g>
              </table:table-cell>
              <table:table-cell office:value-type="float" office:value="10.738">
                <text:p>10.738</text:p>
                <draw:g>
                  <svg:desc>Collect.C26:Collect.C34</svg:desc>
                </draw:g>
              </table:table-cell>
              <table:table-cell office:value-type="float" office:value="10.448">
                <text:p>10.448</text:p>
                <draw:g>
                  <svg:desc>Collect.D26:Collect.D34</svg:desc>
                </draw:g>
              </table:table-cell>
              <table:table-cell office:value-type="float" office:value="10.577">
                <text:p>10.577</text:p>
                <draw:g>
                  <svg:desc>Collect.E26:Collect.E34</svg:desc>
                </draw:g>
              </table:table-cell>
              <table:table-cell office:value-type="float" office:value="10.762">
                <text:p>10.762</text:p>
                <draw:g>
                  <svg:desc>Collect.F26:Collect.F34</svg:desc>
                </draw:g>
              </table:table-cell>
              <table:table-cell office:value-type="float" office:value="10.948">
                <text:p>10.948</text:p>
                <draw:g>
                  <svg:desc>Collect.G26:Collect.G34</svg:desc>
                </draw:g>
              </table:table-cell>
              <table:table-cell office:value-type="float" office:value="11.187">
                <text:p>11.187</text:p>
                <draw:g>
                  <svg:desc>Collect.H26:Collect.H34</svg:desc>
                </draw:g>
              </table:table-cell>
              <table:table-cell office:value-type="float" office:value="11.87">
                <text:p>11.87</text:p>
                <draw:g>
                  <svg:desc>Collect.I26:Collect.I34</svg:desc>
                </draw:g>
              </table:table-cell>
              <table:table-cell office:value-type="float" office:value="11.797">
                <text:p>11.797</text:p>
                <draw:g>
                  <svg:desc>Collect.J26:Collect.J34</svg:desc>
                </draw:g>
              </table:table-cell>
              <table:table-cell office:value-type="float" office:value="10.398">
                <text:p>10.398</text:p>
                <draw:g>
                  <svg:desc>Collect.K26:Collect.K3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668">
                <text:p>13.668</text:p>
              </table:table-cell>
              <table:table-cell office:value-type="float" office:value="9.325">
                <text:p>9.325</text:p>
              </table:table-cell>
              <table:table-cell office:value-type="float" office:value="9.489">
                <text:p>9.489</text:p>
              </table:table-cell>
              <table:table-cell office:value-type="float" office:value="9.154">
                <text:p>9.154</text:p>
              </table:table-cell>
              <table:table-cell office:value-type="float" office:value="9.366">
                <text:p>9.366</text:p>
              </table:table-cell>
              <table:table-cell office:value-type="float" office:value="9.578">
                <text:p>9.578</text:p>
              </table:table-cell>
              <table:table-cell office:value-type="float" office:value="9.881">
                <text:p>9.881</text:p>
              </table:table-cell>
              <table:table-cell office:value-type="float" office:value="10.985">
                <text:p>10.985</text:p>
              </table:table-cell>
              <table:table-cell office:value-type="float" office:value="10.52">
                <text:p>10.52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84">
                <text:p>11.784</text:p>
              </table:table-cell>
              <table:table-cell office:value-type="float" office:value="8.37">
                <text:p>8.37</text:p>
              </table:table-cell>
              <table:table-cell office:value-type="float" office:value="8.705">
                <text:p>8.705</text:p>
              </table:table-cell>
              <table:table-cell office:value-type="float" office:value="8.399">
                <text:p>8.399</text:p>
              </table:table-cell>
              <table:table-cell office:value-type="float" office:value="8.538">
                <text:p>8.538</text:p>
              </table:table-cell>
              <table:table-cell office:value-type="float" office:value="8.87">
                <text:p>8.87</text:p>
              </table:table-cell>
              <table:table-cell office:value-type="float" office:value="9.165">
                <text:p>9.165</text:p>
              </table:table-cell>
              <table:table-cell office:value-type="float" office:value="9.534">
                <text:p>9.534</text:p>
              </table:table-cell>
              <table:table-cell office:value-type="float" office:value="9.811">
                <text:p>9.811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.592">
                <text:p>11.592</text:p>
              </table:table-cell>
              <table:table-cell office:value-type="float" office:value="8.6">
                <text:p>8.6</text:p>
              </table:table-cell>
              <table:table-cell office:value-type="float" office:value="8.387">
                <text:p>8.387</text:p>
              </table:table-cell>
              <table:table-cell office:value-type="float" office:value="7.826">
                <text:p>7.826</text:p>
              </table:table-cell>
              <table:table-cell office:value-type="float" office:value="8.081">
                <text:p>8.081</text:p>
              </table:table-cell>
              <table:table-cell office:value-type="float" office:value="9.166">
                <text:p>9.166</text:p>
              </table:table-cell>
              <table:table-cell office:value-type="float" office:value="9.561">
                <text:p>9.561</text:p>
              </table:table-cell>
              <table:table-cell office:value-type="float" office:value="9.344">
                <text:p>9.344</text:p>
              </table:table-cell>
              <table:table-cell office:value-type="float" office:value="9.566">
                <text:p>9.566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601">
                <text:p>11.601</text:p>
              </table:table-cell>
              <table:table-cell office:value-type="float" office:value="8.278">
                <text:p>8.278</text:p>
              </table:table-cell>
              <table:table-cell office:value-type="float" office:value="7.488">
                <text:p>7.488</text:p>
              </table:table-cell>
              <table:table-cell office:value-type="float" office:value="7.665">
                <text:p>7.665</text:p>
              </table:table-cell>
              <table:table-cell office:value-type="float" office:value="7.954">
                <text:p>7.954</text:p>
              </table:table-cell>
              <table:table-cell office:value-type="float" office:value="9.323">
                <text:p>9.323</text:p>
              </table:table-cell>
              <table:table-cell office:value-type="float" office:value="9.149">
                <text:p>9.149</text:p>
              </table:table-cell>
              <table:table-cell office:value-type="float" office:value="9.337">
                <text:p>9.337</text:p>
              </table:table-cell>
              <table:table-cell office:value-type="float" office:value="9.788">
                <text:p>9.788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.544">
                <text:p>11.544</text:p>
              </table:table-cell>
              <table:table-cell office:value-type="float" office:value="8.295">
                <text:p>8.295</text:p>
              </table:table-cell>
              <table:table-cell office:value-type="float" office:value="7.747">
                <text:p>7.747</text:p>
              </table:table-cell>
              <table:table-cell office:value-type="float" office:value="8.396">
                <text:p>8.396</text:p>
              </table:table-cell>
              <table:table-cell office:value-type="float" office:value="8.743">
                <text:p>8.743</text:p>
              </table:table-cell>
              <table:table-cell office:value-type="float" office:value="9.369">
                <text:p>9.369</text:p>
              </table:table-cell>
              <table:table-cell office:value-type="float" office:value="9.727">
                <text:p>9.727</text:p>
              </table:table-cell>
              <table:table-cell office:value-type="float" office:value="10">
                <text:p>10</text:p>
              </table:table-cell>
              <table:table-cell office:value-type="float" office:value="10.369">
                <text:p>10.369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467">
                <text:p>11.467</text:p>
              </table:table-cell>
              <table:table-cell office:value-type="float" office:value="8.608">
                <text:p>8.608</text:p>
              </table:table-cell>
              <table:table-cell office:value-type="float" office:value="8.496">
                <text:p>8.496</text:p>
              </table:table-cell>
              <table:table-cell office:value-type="float" office:value="8.846">
                <text:p>8.846</text:p>
              </table:table-cell>
              <table:table-cell office:value-type="float" office:value="9.318">
                <text:p>9.318</text:p>
              </table:table-cell>
              <table:table-cell office:value-type="float" office:value="10.049">
                <text:p>10.049</text:p>
              </table:table-cell>
              <table:table-cell office:value-type="float" office:value="10.973">
                <text:p>10.973</text:p>
              </table:table-cell>
              <table:table-cell office:value-type="float" office:value="10.688">
                <text:p>10.688</text:p>
              </table:table-cell>
              <table:table-cell office:value-type="float" office:value="11.21">
                <text:p>11.21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535">
                <text:p>11.535</text:p>
              </table:table-cell>
              <table:table-cell office:value-type="float" office:value="9.032">
                <text:p>9.032</text:p>
              </table:table-cell>
              <table:table-cell office:value-type="float" office:value="9.114">
                <text:p>9.114</text:p>
              </table:table-cell>
              <table:table-cell office:value-type="float" office:value="9.572">
                <text:p>9.572</text:p>
              </table:table-cell>
              <table:table-cell office:value-type="float" office:value="10.133">
                <text:p>10.133</text:p>
              </table:table-cell>
              <table:table-cell office:value-type="float" office:value="10.744">
                <text:p>10.744</text:p>
              </table:table-cell>
              <table:table-cell office:value-type="float" office:value="11.742">
                <text:p>11.742</text:p>
              </table:table-cell>
              <table:table-cell office:value-type="float" office:value="12.45">
                <text:p>12.45</text:p>
              </table:table-cell>
              <table:table-cell office:value-type="float" office:value="12.349">
                <text:p>12.349</text:p>
              </table:table-cell>
              <table:table-cell office:value-type="float" office:value="10.398">
                <text:p>10.3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426">
                <text:p>12.426</text:p>
              </table:table-cell>
              <table:table-cell office:value-type="float" office:value="10.425">
                <text:p>10.425</text:p>
              </table:table-cell>
              <table:table-cell office:value-type="float" office:value="10.454">
                <text:p>10.454</text:p>
              </table:table-cell>
              <table:table-cell office:value-type="float" office:value="10.789">
                <text:p>10.789</text:p>
              </table:table-cell>
              <table:table-cell office:value-type="float" office:value="11.709">
                <text:p>11.709</text:p>
              </table:table-cell>
              <table:table-cell office:value-type="float" office:value="12.427">
                <text:p>12.427</text:p>
              </table:table-cell>
              <table:table-cell office:value-type="float" office:value="13.655">
                <text:p>13.655</text:p>
              </table:table-cell>
              <table:table-cell office:value-type="float" office:value="14.785">
                <text:p>14.785</text:p>
              </table:table-cell>
              <table:table-cell office:value-type="float" office:value="16.015">
                <text:p>16.015</text:p>
              </table:table-cell>
              <table:table-cell office:value-type="float" office:value="10.398">
                <text:p>10.3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Previous DHashMap</text:p>
        </chart:title>
        <chart:legend chart:legend-position="end" svg:x="13.042cm" svg:y="1.96cm" style:legend-expansion="high" chart:style-name="ch3"/>
        <chart:plot-area chart:style-name="ch4" table:cell-range-address="Collect.B25:Collect.J35 Collect.A26:Collect.A35" chart:data-source-has-labels="both" svg:x="1.331cm" svg:y="1.275cm" svg:width="11.391cm" svg:height="6.564cm">
          <chartooo:coordinate-region svg:x="1.767cm" svg:y="1.474cm" svg:width="10.583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25:Collect.J25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6:Collect.J26" chart:label-cell-address="Collect.A26:Collect.A26" chart:class="chart:line">
            <chart:data-point chart:repeated="9"/>
          </chart:series>
          <chart:series chart:style-name="ch10" chart:values-cell-range-address="Collect.B27:Collect.J27" chart:label-cell-address="Collect.A27:Collect.A27" chart:class="chart:line">
            <chart:data-point chart:repeated="9"/>
          </chart:series>
          <chart:series chart:style-name="ch11" chart:values-cell-range-address="Collect.B28:Collect.J28" chart:label-cell-address="Collect.A28:Collect.A28" chart:class="chart:line">
            <chart:data-point chart:repeated="9"/>
          </chart:series>
          <chart:series chart:style-name="ch12" chart:values-cell-range-address="Collect.B29:Collect.J29" chart:label-cell-address="Collect.A29:Collect.A29" chart:class="chart:line">
            <chart:data-point chart:repeated="9"/>
          </chart:series>
          <chart:series chart:style-name="ch13" chart:values-cell-range-address="Collect.B30:Collect.J30" chart:label-cell-address="Collect.A30:Collect.A30" chart:class="chart:line">
            <chart:data-point chart:repeated="9"/>
          </chart:series>
          <chart:series chart:style-name="ch14" chart:values-cell-range-address="Collect.B31:Collect.J31" chart:label-cell-address="Collect.A31:Collect.A31" chart:class="chart:line">
            <chart:data-point chart:repeated="9"/>
          </chart:series>
          <chart:series chart:style-name="ch15" chart:values-cell-range-address="Collect.B32:Collect.J32" chart:label-cell-address="Collect.A32:Collect.A32" chart:class="chart:line">
            <chart:data-point chart:repeated="9"/>
          </chart:series>
          <chart:series chart:style-name="ch16" chart:values-cell-range-address="Collect.B33:Collect.J33" chart:label-cell-address="Collect.A33:Collect.A33" chart:class="chart:line">
            <chart:data-point chart:repeated="9"/>
          </chart:series>
          <chart:series chart:style-name="ch17" chart:values-cell-range-address="Collect.B34:Collect.J34" chart:label-cell-address="Collect.A34:Collect.A34" chart:class="chart:line">
            <chart:data-point chart:repeated="9"/>
          </chart:series>
          <chart:series chart:style-name="ch18" chart:values-cell-range-address="Collect.B35:Collect.J35" chart:label-cell-address="Collect.A35:Collect.A35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25:Collect.J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26:Collect.A26</svg:desc>
                </draw:g>
              </table:table-cell>
              <table:table-cell office:value-type="float" office:value="14.477">
                <text:p>14.477</text:p>
                <draw:g>
                  <svg:desc>Collect.B26:Collect.J26</svg:desc>
                </draw:g>
              </table:table-cell>
              <table:table-cell office:value-type="float" office:value="10.738">
                <text:p>10.738</text:p>
              </table:table-cell>
              <table:table-cell office:value-type="float" office:value="10.448">
                <text:p>10.448</text:p>
              </table:table-cell>
              <table:table-cell office:value-type="float" office:value="10.577">
                <text:p>10.577</text:p>
              </table:table-cell>
              <table:table-cell office:value-type="float" office:value="10.762">
                <text:p>10.762</text:p>
              </table:table-cell>
              <table:table-cell office:value-type="float" office:value="10.948">
                <text:p>10.948</text:p>
              </table:table-cell>
              <table:table-cell office:value-type="float" office:value="11.187">
                <text:p>11.187</text:p>
              </table:table-cell>
              <table:table-cell office:value-type="float" office:value="11.87">
                <text:p>11.87</text:p>
              </table:table-cell>
              <table:table-cell office:value-type="float" office:value="11.797">
                <text:p>11.797</text:p>
              </table:table-cell>
            </table:table-row>
            <table:table-row>
              <table:table-cell office:value-type="string">
                <text:p>3</text:p>
                <draw:g>
                  <svg:desc>Collect.A27:Collect.A27</svg:desc>
                </draw:g>
              </table:table-cell>
              <table:table-cell office:value-type="float" office:value="13.668">
                <text:p>13.668</text:p>
                <draw:g>
                  <svg:desc>Collect.B27:Collect.J27</svg:desc>
                </draw:g>
              </table:table-cell>
              <table:table-cell office:value-type="float" office:value="9.325">
                <text:p>9.325</text:p>
              </table:table-cell>
              <table:table-cell office:value-type="float" office:value="9.489">
                <text:p>9.489</text:p>
              </table:table-cell>
              <table:table-cell office:value-type="float" office:value="9.154">
                <text:p>9.154</text:p>
              </table:table-cell>
              <table:table-cell office:value-type="float" office:value="9.366">
                <text:p>9.366</text:p>
              </table:table-cell>
              <table:table-cell office:value-type="float" office:value="9.578">
                <text:p>9.578</text:p>
              </table:table-cell>
              <table:table-cell office:value-type="float" office:value="9.881">
                <text:p>9.881</text:p>
              </table:table-cell>
              <table:table-cell office:value-type="float" office:value="10.985">
                <text:p>10.98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4</text:p>
                <draw:g>
                  <svg:desc>Collect.A28:Collect.A28</svg:desc>
                </draw:g>
              </table:table-cell>
              <table:table-cell office:value-type="float" office:value="11.784">
                <text:p>11.784</text:p>
                <draw:g>
                  <svg:desc>Collect.B28:Collect.J28</svg:desc>
                </draw:g>
              </table:table-cell>
              <table:table-cell office:value-type="float" office:value="8.37">
                <text:p>8.37</text:p>
              </table:table-cell>
              <table:table-cell office:value-type="float" office:value="8.705">
                <text:p>8.705</text:p>
              </table:table-cell>
              <table:table-cell office:value-type="float" office:value="8.399">
                <text:p>8.399</text:p>
              </table:table-cell>
              <table:table-cell office:value-type="float" office:value="8.538">
                <text:p>8.538</text:p>
              </table:table-cell>
              <table:table-cell office:value-type="float" office:value="8.87">
                <text:p>8.87</text:p>
              </table:table-cell>
              <table:table-cell office:value-type="float" office:value="9.165">
                <text:p>9.165</text:p>
              </table:table-cell>
              <table:table-cell office:value-type="float" office:value="9.534">
                <text:p>9.534</text:p>
              </table:table-cell>
              <table:table-cell office:value-type="float" office:value="9.811">
                <text:p>9.811</text:p>
              </table:table-cell>
            </table:table-row>
            <table:table-row>
              <table:table-cell office:value-type="string">
                <text:p>5</text:p>
                <draw:g>
                  <svg:desc>Collect.A29:Collect.A29</svg:desc>
                </draw:g>
              </table:table-cell>
              <table:table-cell office:value-type="float" office:value="11.592">
                <text:p>11.592</text:p>
                <draw:g>
                  <svg:desc>Collect.B29:Collect.J29</svg:desc>
                </draw:g>
              </table:table-cell>
              <table:table-cell office:value-type="float" office:value="8.6">
                <text:p>8.6</text:p>
              </table:table-cell>
              <table:table-cell office:value-type="float" office:value="8.387">
                <text:p>8.387</text:p>
              </table:table-cell>
              <table:table-cell office:value-type="float" office:value="7.826">
                <text:p>7.826</text:p>
              </table:table-cell>
              <table:table-cell office:value-type="float" office:value="8.081">
                <text:p>8.081</text:p>
              </table:table-cell>
              <table:table-cell office:value-type="float" office:value="9.166">
                <text:p>9.166</text:p>
              </table:table-cell>
              <table:table-cell office:value-type="float" office:value="9.561">
                <text:p>9.561</text:p>
              </table:table-cell>
              <table:table-cell office:value-type="float" office:value="9.344">
                <text:p>9.344</text:p>
              </table:table-cell>
              <table:table-cell office:value-type="float" office:value="9.566">
                <text:p>9.566</text:p>
              </table:table-cell>
            </table:table-row>
            <table:table-row>
              <table:table-cell office:value-type="string">
                <text:p>6</text:p>
                <draw:g>
                  <svg:desc>Collect.A30:Collect.A30</svg:desc>
                </draw:g>
              </table:table-cell>
              <table:table-cell office:value-type="float" office:value="11.601">
                <text:p>11.601</text:p>
                <draw:g>
                  <svg:desc>Collect.B30:Collect.J30</svg:desc>
                </draw:g>
              </table:table-cell>
              <table:table-cell office:value-type="float" office:value="8.278">
                <text:p>8.278</text:p>
              </table:table-cell>
              <table:table-cell office:value-type="float" office:value="7.488">
                <text:p>7.488</text:p>
              </table:table-cell>
              <table:table-cell office:value-type="float" office:value="7.665">
                <text:p>7.665</text:p>
              </table:table-cell>
              <table:table-cell office:value-type="float" office:value="7.954">
                <text:p>7.954</text:p>
              </table:table-cell>
              <table:table-cell office:value-type="float" office:value="9.323">
                <text:p>9.323</text:p>
              </table:table-cell>
              <table:table-cell office:value-type="float" office:value="9.149">
                <text:p>9.149</text:p>
              </table:table-cell>
              <table:table-cell office:value-type="float" office:value="9.337">
                <text:p>9.337</text:p>
              </table:table-cell>
              <table:table-cell office:value-type="float" office:value="9.788">
                <text:p>9.788</text:p>
              </table:table-cell>
            </table:table-row>
            <table:table-row>
              <table:table-cell office:value-type="string">
                <text:p>8</text:p>
                <draw:g>
                  <svg:desc>Collect.A31:Collect.A31</svg:desc>
                </draw:g>
              </table:table-cell>
              <table:table-cell office:value-type="float" office:value="11.544">
                <text:p>11.544</text:p>
                <draw:g>
                  <svg:desc>Collect.B31:Collect.J31</svg:desc>
                </draw:g>
              </table:table-cell>
              <table:table-cell office:value-type="float" office:value="8.295">
                <text:p>8.295</text:p>
              </table:table-cell>
              <table:table-cell office:value-type="float" office:value="7.747">
                <text:p>7.747</text:p>
              </table:table-cell>
              <table:table-cell office:value-type="float" office:value="8.396">
                <text:p>8.396</text:p>
              </table:table-cell>
              <table:table-cell office:value-type="float" office:value="8.743">
                <text:p>8.743</text:p>
              </table:table-cell>
              <table:table-cell office:value-type="float" office:value="9.369">
                <text:p>9.369</text:p>
              </table:table-cell>
              <table:table-cell office:value-type="float" office:value="9.727">
                <text:p>9.727</text:p>
              </table:table-cell>
              <table:table-cell office:value-type="float" office:value="10">
                <text:p>10</text:p>
              </table:table-cell>
              <table:table-cell office:value-type="float" office:value="10.369">
                <text:p>10.369</text:p>
              </table:table-cell>
            </table:table-row>
            <table:table-row>
              <table:table-cell office:value-type="string">
                <text:p>10</text:p>
                <draw:g>
                  <svg:desc>Collect.A32:Collect.A32</svg:desc>
                </draw:g>
              </table:table-cell>
              <table:table-cell office:value-type="float" office:value="11.467">
                <text:p>11.467</text:p>
                <draw:g>
                  <svg:desc>Collect.B32:Collect.J32</svg:desc>
                </draw:g>
              </table:table-cell>
              <table:table-cell office:value-type="float" office:value="8.608">
                <text:p>8.608</text:p>
              </table:table-cell>
              <table:table-cell office:value-type="float" office:value="8.496">
                <text:p>8.496</text:p>
              </table:table-cell>
              <table:table-cell office:value-type="float" office:value="8.846">
                <text:p>8.846</text:p>
              </table:table-cell>
              <table:table-cell office:value-type="float" office:value="9.318">
                <text:p>9.318</text:p>
              </table:table-cell>
              <table:table-cell office:value-type="float" office:value="10.049">
                <text:p>10.049</text:p>
              </table:table-cell>
              <table:table-cell office:value-type="float" office:value="10.973">
                <text:p>10.973</text:p>
              </table:table-cell>
              <table:table-cell office:value-type="float" office:value="10.688">
                <text:p>10.688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2</text:p>
                <draw:g>
                  <svg:desc>Collect.A33:Collect.A33</svg:desc>
                </draw:g>
              </table:table-cell>
              <table:table-cell office:value-type="float" office:value="11.535">
                <text:p>11.535</text:p>
                <draw:g>
                  <svg:desc>Collect.B33:Collect.J33</svg:desc>
                </draw:g>
              </table:table-cell>
              <table:table-cell office:value-type="float" office:value="9.032">
                <text:p>9.032</text:p>
              </table:table-cell>
              <table:table-cell office:value-type="float" office:value="9.114">
                <text:p>9.114</text:p>
              </table:table-cell>
              <table:table-cell office:value-type="float" office:value="9.572">
                <text:p>9.572</text:p>
              </table:table-cell>
              <table:table-cell office:value-type="float" office:value="10.133">
                <text:p>10.133</text:p>
              </table:table-cell>
              <table:table-cell office:value-type="float" office:value="10.744">
                <text:p>10.744</text:p>
              </table:table-cell>
              <table:table-cell office:value-type="float" office:value="11.742">
                <text:p>11.742</text:p>
              </table:table-cell>
              <table:table-cell office:value-type="float" office:value="12.45">
                <text:p>12.45</text:p>
              </table:table-cell>
              <table:table-cell office:value-type="float" office:value="12.349">
                <text:p>12.349</text:p>
              </table:table-cell>
            </table:table-row>
            <table:table-row>
              <table:table-cell office:value-type="string">
                <text:p>16</text:p>
                <draw:g>
                  <svg:desc>Collect.A34:Collect.A34</svg:desc>
                </draw:g>
              </table:table-cell>
              <table:table-cell office:value-type="float" office:value="12.426">
                <text:p>12.426</text:p>
                <draw:g>
                  <svg:desc>Collect.B34:Collect.J34</svg:desc>
                </draw:g>
              </table:table-cell>
              <table:table-cell office:value-type="float" office:value="10.425">
                <text:p>10.425</text:p>
              </table:table-cell>
              <table:table-cell office:value-type="float" office:value="10.454">
                <text:p>10.454</text:p>
              </table:table-cell>
              <table:table-cell office:value-type="float" office:value="10.789">
                <text:p>10.789</text:p>
              </table:table-cell>
              <table:table-cell office:value-type="float" office:value="11.709">
                <text:p>11.709</text:p>
              </table:table-cell>
              <table:table-cell office:value-type="float" office:value="12.427">
                <text:p>12.427</text:p>
              </table:table-cell>
              <table:table-cell office:value-type="float" office:value="13.655">
                <text:p>13.655</text:p>
              </table:table-cell>
              <table:table-cell office:value-type="float" office:value="14.785">
                <text:p>14.785</text:p>
              </table:table-cell>
              <table:table-cell office:value-type="float" office:value="16.015">
                <text:p>16.015</text:p>
              </table:table-cell>
            </table:table-row>
            <table:table-row>
              <table:table-cell office:value-type="string">
                <text:p>Sequential</text:p>
                <draw:g>
                  <svg:desc>Collect.A35:Collect.A35</svg:desc>
                </draw:g>
              </table:table-cell>
              <table:table-cell office:value-type="float" office:value="10.398">
                <text:p>10.398</text:p>
                <draw:g>
                  <svg:desc>Collect.B35:Collect.J35</svg:desc>
                </draw:g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  <table:table-cell office:value-type="float" office:value="10.398">
                <text:p>10.3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Piece DHashMap</text:p>
        </chart:title>
        <chart:legend chart:legend-position="end" svg:x="13.042cm" svg:y="1.96cm" style:legend-expansion="high" chart:style-name="ch3"/>
        <chart:plot-area chart:style-name="ch4" table:cell-range-address="Collect.A37:Collect.K46" chart:data-source-has-labels="both" svg:x="1.331cm" svg:y="1.275cm" svg:width="11.391cm" svg:height="6.564cm">
          <chartooo:coordinate-region svg:x="1.952cm" svg:y="1.474cm" svg:width="10.583cm" svg:height="5.718cm"/>
          <chart:axis chart:dimension="x" chart:name="primary-x" chart:style-name="ch5" chartooo:axis-type="auto">
            <chartooo:date-scale/>
            <chart:title svg:x="6.016cm" svg:y="8.019cm" chart:style-name="ch6">
              <text:p>Nb executors</text:p>
            </chart:title>
            <chart:categories table:cell-range-address="Collect.A38:Collect.A46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38:Collect.B46" chart:label-cell-address="Collect.B37:Collect.B37" chart:class="chart:line">
            <chart:data-point chart:repeated="9"/>
          </chart:series>
          <chart:series chart:style-name="ch10" chart:values-cell-range-address="Collect.C38:Collect.C46" chart:label-cell-address="Collect.C37:Collect.C37" chart:class="chart:line">
            <chart:data-point chart:repeated="9"/>
          </chart:series>
          <chart:series chart:style-name="ch11" chart:values-cell-range-address="Collect.D38:Collect.D46" chart:label-cell-address="Collect.D37:Collect.D37" chart:class="chart:line">
            <chart:data-point chart:repeated="9"/>
          </chart:series>
          <chart:series chart:style-name="ch12" chart:values-cell-range-address="Collect.E38:Collect.E46" chart:label-cell-address="Collect.E37:Collect.E37" chart:class="chart:line">
            <chart:data-point chart:repeated="9"/>
          </chart:series>
          <chart:series chart:style-name="ch13" chart:values-cell-range-address="Collect.F38:Collect.F46" chart:label-cell-address="Collect.F37:Collect.F37" chart:class="chart:line">
            <chart:data-point chart:repeated="9"/>
          </chart:series>
          <chart:series chart:style-name="ch14" chart:values-cell-range-address="Collect.G38:Collect.G46" chart:label-cell-address="Collect.G37:Collect.G37" chart:class="chart:line">
            <chart:data-point chart:repeated="9"/>
          </chart:series>
          <chart:series chart:style-name="ch15" chart:values-cell-range-address="Collect.H38:Collect.H46" chart:label-cell-address="Collect.H37:Collect.H37" chart:class="chart:line">
            <chart:data-point chart:repeated="9"/>
          </chart:series>
          <chart:series chart:style-name="ch16" chart:values-cell-range-address="Collect.I38:Collect.I46" chart:label-cell-address="Collect.I37:Collect.I37" chart:class="chart:line">
            <chart:data-point chart:repeated="9"/>
          </chart:series>
          <chart:series chart:style-name="ch17" chart:values-cell-range-address="Collect.J38:Collect.J46" chart:label-cell-address="Collect.J37:Collect.J37" chart:class="chart:line">
            <chart:data-point chart:repeated="9"/>
          </chart:series>
          <chart:series chart:style-name="ch18" chart:values-cell-range-address="Collect.K38:Collect.K46" chart:label-cell-address="Collect.K37:Collect.K37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37:Collect.B37</svg:desc>
                </draw:g>
              </table:table-cell>
              <table:table-cell office:value-type="string">
                <text:p>3</text:p>
                <draw:g>
                  <svg:desc>Collect.C37:Collect.C37</svg:desc>
                </draw:g>
              </table:table-cell>
              <table:table-cell office:value-type="string">
                <text:p>4</text:p>
                <draw:g>
                  <svg:desc>Collect.D37:Collect.D37</svg:desc>
                </draw:g>
              </table:table-cell>
              <table:table-cell office:value-type="string">
                <text:p>5</text:p>
                <draw:g>
                  <svg:desc>Collect.E37:Collect.E37</svg:desc>
                </draw:g>
              </table:table-cell>
              <table:table-cell office:value-type="string">
                <text:p>6</text:p>
                <draw:g>
                  <svg:desc>Collect.F37:Collect.F37</svg:desc>
                </draw:g>
              </table:table-cell>
              <table:table-cell office:value-type="string">
                <text:p>8</text:p>
                <draw:g>
                  <svg:desc>Collect.G37:Collect.G37</svg:desc>
                </draw:g>
              </table:table-cell>
              <table:table-cell office:value-type="string">
                <text:p>10</text:p>
                <draw:g>
                  <svg:desc>Collect.H37:Collect.H37</svg:desc>
                </draw:g>
              </table:table-cell>
              <table:table-cell office:value-type="string">
                <text:p>12</text:p>
                <draw:g>
                  <svg:desc>Collect.I37:Collect.I37</svg:desc>
                </draw:g>
              </table:table-cell>
              <table:table-cell office:value-type="string">
                <text:p>15</text:p>
                <draw:g>
                  <svg:desc>Collect.J37:Collect.J37</svg:desc>
                </draw:g>
              </table:table-cell>
              <table:table-cell office:value-type="string">
                <text:p>Sequential</text:p>
                <draw:g>
                  <svg:desc>Collect.K37:Collect.K3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38:Collect.A46</svg:desc>
                </draw:g>
              </table:table-cell>
              <table:table-cell office:value-type="float" office:value="13.825">
                <text:p>13.825</text:p>
                <draw:g>
                  <svg:desc>Collect.B38:Collect.B46</svg:desc>
                </draw:g>
              </table:table-cell>
              <table:table-cell office:value-type="float" office:value="12.518">
                <text:p>12.518</text:p>
                <draw:g>
                  <svg:desc>Collect.C38:Collect.C46</svg:desc>
                </draw:g>
              </table:table-cell>
              <table:table-cell office:value-type="float" office:value="12.724">
                <text:p>12.724</text:p>
                <draw:g>
                  <svg:desc>Collect.D38:Collect.D46</svg:desc>
                </draw:g>
              </table:table-cell>
              <table:table-cell office:value-type="float" office:value="13.036">
                <text:p>13.036</text:p>
                <draw:g>
                  <svg:desc>Collect.E38:Collect.E46</svg:desc>
                </draw:g>
              </table:table-cell>
              <table:table-cell office:value-type="float" office:value="13.189">
                <text:p>13.189</text:p>
                <draw:g>
                  <svg:desc>Collect.F38:Collect.F46</svg:desc>
                </draw:g>
              </table:table-cell>
              <table:table-cell office:value-type="float" office:value="13.284">
                <text:p>13.284</text:p>
                <draw:g>
                  <svg:desc>Collect.G38:Collect.G46</svg:desc>
                </draw:g>
              </table:table-cell>
              <table:table-cell office:value-type="float" office:value="13.715">
                <text:p>13.715</text:p>
                <draw:g>
                  <svg:desc>Collect.H38:Collect.H46</svg:desc>
                </draw:g>
              </table:table-cell>
              <table:table-cell office:value-type="float" office:value="14.345">
                <text:p>14.345</text:p>
                <draw:g>
                  <svg:desc>Collect.I38:Collect.I46</svg:desc>
                </draw:g>
              </table:table-cell>
              <table:table-cell office:value-type="float" office:value="14.603">
                <text:p>14.603</text:p>
                <draw:g>
                  <svg:desc>Collect.J38:Collect.J46</svg:desc>
                </draw:g>
              </table:table-cell>
              <table:table-cell office:value-type="float" office:value="11.273">
                <text:p>11.273</text:p>
                <draw:g>
                  <svg:desc>Collect.K38:Collect.K4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008">
                <text:p>12.008</text:p>
              </table:table-cell>
              <table:table-cell office:value-type="float" office:value="11.127">
                <text:p>11.127</text:p>
              </table:table-cell>
              <table:table-cell office:value-type="float" office:value="11.915">
                <text:p>11.915</text:p>
              </table:table-cell>
              <table:table-cell office:value-type="float" office:value="11.52">
                <text:p>11.52</text:p>
              </table:table-cell>
              <table:table-cell office:value-type="float" office:value="11.726">
                <text:p>11.726</text:p>
              </table:table-cell>
              <table:table-cell office:value-type="float" office:value="12.099">
                <text:p>12.099</text:p>
              </table:table-cell>
              <table:table-cell office:value-type="float" office:value="12.527">
                <text:p>12.527</text:p>
              </table:table-cell>
              <table:table-cell office:value-type="float" office:value="13.443">
                <text:p>13.443</text:p>
              </table:table-cell>
              <table:table-cell office:value-type="float" office:value="13.649">
                <text:p>13.649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504">
                <text:p>9.504</text:p>
              </table:table-cell>
              <table:table-cell office:value-type="float" office:value="10.155">
                <text:p>10.155</text:p>
              </table:table-cell>
              <table:table-cell office:value-type="float" office:value="11.314">
                <text:p>11.314</text:p>
              </table:table-cell>
              <table:table-cell office:value-type="float" office:value="10.937">
                <text:p>10.937</text:p>
              </table:table-cell>
              <table:table-cell office:value-type="float" office:value="10.965">
                <text:p>10.965</text:p>
              </table:table-cell>
              <table:table-cell office:value-type="float" office:value="11.314">
                <text:p>11.314</text:p>
              </table:table-cell>
              <table:table-cell office:value-type="float" office:value="11.744">
                <text:p>11.744</text:p>
              </table:table-cell>
              <table:table-cell office:value-type="float" office:value="12.571">
                <text:p>12.571</text:p>
              </table:table-cell>
              <table:table-cell office:value-type="float" office:value="13.042">
                <text:p>13.042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619">
                <text:p>9.619</text:p>
              </table:table-cell>
              <table:table-cell office:value-type="float" office:value="10.627">
                <text:p>10.627</text:p>
              </table:table-cell>
              <table:table-cell office:value-type="float" office:value="9.893">
                <text:p>9.893</text:p>
              </table:table-cell>
              <table:table-cell office:value-type="float" office:value="10.43">
                <text:p>10.43</text:p>
              </table:table-cell>
              <table:table-cell office:value-type="float" office:value="10.775">
                <text:p>10.775</text:p>
              </table:table-cell>
              <table:table-cell office:value-type="float" office:value="12.245">
                <text:p>12.245</text:p>
              </table:table-cell>
              <table:table-cell office:value-type="float" office:value="12.654">
                <text:p>12.654</text:p>
              </table:table-cell>
              <table:table-cell office:value-type="float" office:value="12.718">
                <text:p>12.718</text:p>
              </table:table-cell>
              <table:table-cell office:value-type="float" office:value="13.079">
                <text:p>13.079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708">
                <text:p>9.708</text:p>
              </table:table-cell>
              <table:table-cell office:value-type="float" office:value="10.505">
                <text:p>10.505</text:p>
              </table:table-cell>
              <table:table-cell office:value-type="float" office:value="9.909">
                <text:p>9.909</text:p>
              </table:table-cell>
              <table:table-cell office:value-type="float" office:value="10.55">
                <text:p>10.55</text:p>
              </table:table-cell>
              <table:table-cell office:value-type="float" office:value="10.742">
                <text:p>10.742</text:p>
              </table:table-cell>
              <table:table-cell office:value-type="float" office:value="12.091">
                <text:p>12.091</text:p>
              </table:table-cell>
              <table:table-cell office:value-type="float" office:value="12.305">
                <text:p>12.305</text:p>
              </table:table-cell>
              <table:table-cell office:value-type="float" office:value="12.78">
                <text:p>12.78</text:p>
              </table:table-cell>
              <table:table-cell office:value-type="float" office:value="13.856">
                <text:p>13.856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812">
                <text:p>9.812</text:p>
              </table:table-cell>
              <table:table-cell office:value-type="float" office:value="10.62">
                <text:p>10.62</text:p>
              </table:table-cell>
              <table:table-cell office:value-type="float" office:value="10.416">
                <text:p>10.416</text:p>
              </table:table-cell>
              <table:table-cell office:value-type="float" office:value="11.733">
                <text:p>11.733</text:p>
              </table:table-cell>
              <table:table-cell office:value-type="float" office:value="12.226">
                <text:p>12.226</text:p>
              </table:table-cell>
              <table:table-cell office:value-type="float" office:value="12.743">
                <text:p>12.743</text:p>
              </table:table-cell>
              <table:table-cell office:value-type="float" office:value="14.754">
                <text:p>14.754</text:p>
              </table:table-cell>
              <table:table-cell office:value-type="float" office:value="14.127">
                <text:p>14.127</text:p>
              </table:table-cell>
              <table:table-cell office:value-type="float" office:value="14.628">
                <text:p>14.628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264">
                <text:p>10.264</text:p>
              </table:table-cell>
              <table:table-cell office:value-type="float" office:value="11.151">
                <text:p>11.151</text:p>
              </table:table-cell>
              <table:table-cell office:value-type="float" office:value="11.723">
                <text:p>11.723</text:p>
              </table:table-cell>
              <table:table-cell office:value-type="float" office:value="12.608">
                <text:p>12.608</text:p>
              </table:table-cell>
              <table:table-cell office:value-type="float" office:value="13.283">
                <text:p>13.283</text:p>
              </table:table-cell>
              <table:table-cell office:value-type="float" office:value="14.033">
                <text:p>14.033</text:p>
              </table:table-cell>
              <table:table-cell office:value-type="float" office:value="15.232">
                <text:p>15.232</text:p>
              </table:table-cell>
              <table:table-cell office:value-type="float" office:value="15.516">
                <text:p>15.516</text:p>
              </table:table-cell>
              <table:table-cell office:value-type="float" office:value="16.247">
                <text:p>16.247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215">
                <text:p>11.215</text:p>
              </table:table-cell>
              <table:table-cell office:value-type="float" office:value="11.974">
                <text:p>11.974</text:p>
              </table:table-cell>
              <table:table-cell office:value-type="float" office:value="12.704">
                <text:p>12.704</text:p>
              </table:table-cell>
              <table:table-cell office:value-type="float" office:value="13.804">
                <text:p>13.804</text:p>
              </table:table-cell>
              <table:table-cell office:value-type="float" office:value="14.479">
                <text:p>14.479</text:p>
              </table:table-cell>
              <table:table-cell office:value-type="float" office:value="15.046">
                <text:p>15.046</text:p>
              </table:table-cell>
              <table:table-cell office:value-type="float" office:value="16.309">
                <text:p>16.309</text:p>
              </table:table-cell>
              <table:table-cell office:value-type="float" office:value="17.842">
                <text:p>17.842</text:p>
              </table:table-cell>
              <table:table-cell office:value-type="float" office:value="17.979">
                <text:p>17.979</text:p>
              </table:table-cell>
              <table:table-cell office:value-type="float" office:value="11.273">
                <text:p>11.2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527">
                <text:p>12.527</text:p>
              </table:table-cell>
              <table:table-cell office:value-type="float" office:value="14.347">
                <text:p>14.347</text:p>
              </table:table-cell>
              <table:table-cell office:value-type="float" office:value="14.662">
                <text:p>14.662</text:p>
              </table:table-cell>
              <table:table-cell office:value-type="float" office:value="15.743">
                <text:p>15.743</text:p>
              </table:table-cell>
              <table:table-cell office:value-type="float" office:value="16.932">
                <text:p>16.932</text:p>
              </table:table-cell>
              <table:table-cell office:value-type="float" office:value="17.608">
                <text:p>17.608</text:p>
              </table:table-cell>
              <table:table-cell office:value-type="float" office:value="19.159">
                <text:p>19.159</text:p>
              </table:table-cell>
              <table:table-cell office:value-type="float" office:value="21.429">
                <text:p>21.429</text:p>
              </table:table-cell>
              <table:table-cell office:value-type="float" office:value="23.121">
                <text:p>23.121</text:p>
              </table:table-cell>
              <table:table-cell office:value-type="float" office:value="11.273">
                <text:p>11.2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Piece DHashMap</text:p>
        </chart:title>
        <chart:legend chart:legend-position="end" svg:x="13.042cm" svg:y="1.96cm" style:legend-expansion="high" chart:style-name="ch3"/>
        <chart:plot-area chart:style-name="ch4" table:cell-range-address="Collect.A37:Collect.J47" chart:data-source-has-labels="both" svg:x="1.331cm" svg:y="1.275cm" svg:width="11.391cm" svg:height="6.564cm">
          <chartooo:coordinate-region svg:x="1.952cm" svg:y="1.474cm" svg:width="10.583cm" svg:height="5.718cm"/>
          <chart:axis chart:dimension="x" chart:name="primary-x" chart:style-name="ch5" chartooo:axis-type="auto">
            <chartooo:date-scale/>
            <chart:title svg:x="5.924cm" svg:y="8.019cm" chart:style-name="ch6">
              <text:p>Nb schedulers</text:p>
            </chart:title>
            <chart:categories table:cell-range-address="Collect.B37:Collect.J37"/>
          </chart:axis>
          <chart:axis chart:dimension="y" chart:name="primary-y" chart:style-name="ch5">
            <chart:title svg:x="0.451cm" svg:y="5.461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38:Collect.J38" chart:label-cell-address="Collect.A38:Collect.A38" chart:class="chart:line">
            <chart:data-point chart:repeated="9"/>
          </chart:series>
          <chart:series chart:style-name="ch10" chart:values-cell-range-address="Collect.B39:Collect.J39" chart:label-cell-address="Collect.A39:Collect.A39" chart:class="chart:line">
            <chart:data-point chart:repeated="9"/>
          </chart:series>
          <chart:series chart:style-name="ch11" chart:values-cell-range-address="Collect.B40:Collect.J40" chart:label-cell-address="Collect.A40:Collect.A40" chart:class="chart:line">
            <chart:data-point chart:repeated="9"/>
          </chart:series>
          <chart:series chart:style-name="ch12" chart:values-cell-range-address="Collect.B41:Collect.J41" chart:label-cell-address="Collect.A41:Collect.A41" chart:class="chart:line">
            <chart:data-point chart:repeated="9"/>
          </chart:series>
          <chart:series chart:style-name="ch13" chart:values-cell-range-address="Collect.B42:Collect.J42" chart:label-cell-address="Collect.A42:Collect.A42" chart:class="chart:line">
            <chart:data-point chart:repeated="9"/>
          </chart:series>
          <chart:series chart:style-name="ch14" chart:values-cell-range-address="Collect.B43:Collect.J43" chart:label-cell-address="Collect.A43:Collect.A43" chart:class="chart:line">
            <chart:data-point chart:repeated="9"/>
          </chart:series>
          <chart:series chart:style-name="ch15" chart:values-cell-range-address="Collect.B44:Collect.J44" chart:label-cell-address="Collect.A44:Collect.A44" chart:class="chart:line">
            <chart:data-point chart:repeated="9"/>
          </chart:series>
          <chart:series chart:style-name="ch16" chart:values-cell-range-address="Collect.B45:Collect.J45" chart:label-cell-address="Collect.A45:Collect.A45" chart:class="chart:line">
            <chart:data-point chart:repeated="9"/>
          </chart:series>
          <chart:series chart:style-name="ch17" chart:values-cell-range-address="Collect.B46:Collect.J46" chart:label-cell-address="Collect.A46:Collect.A46" chart:class="chart:line">
            <chart:data-point chart:repeated="9"/>
          </chart:series>
          <chart:series chart:style-name="ch18" chart:values-cell-range-address="Collect.B47:Collect.J47" chart:label-cell-address="Collect.A47:Collect.A47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Collect.B37:Collect.J3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Collect.A38:Collect.A38</svg:desc>
                </draw:g>
              </table:table-cell>
              <table:table-cell office:value-type="float" office:value="13.825">
                <text:p>13.825</text:p>
                <draw:g>
                  <svg:desc>Collect.B38:Collect.J38</svg:desc>
                </draw:g>
              </table:table-cell>
              <table:table-cell office:value-type="float" office:value="12.518">
                <text:p>12.518</text:p>
              </table:table-cell>
              <table:table-cell office:value-type="float" office:value="12.724">
                <text:p>12.724</text:p>
              </table:table-cell>
              <table:table-cell office:value-type="float" office:value="13.036">
                <text:p>13.036</text:p>
              </table:table-cell>
              <table:table-cell office:value-type="float" office:value="13.189">
                <text:p>13.189</text:p>
              </table:table-cell>
              <table:table-cell office:value-type="float" office:value="13.284">
                <text:p>13.284</text:p>
              </table:table-cell>
              <table:table-cell office:value-type="float" office:value="13.715">
                <text:p>13.715</text:p>
              </table:table-cell>
              <table:table-cell office:value-type="float" office:value="14.345">
                <text:p>14.345</text:p>
              </table:table-cell>
              <table:table-cell office:value-type="float" office:value="14.603">
                <text:p>14.603</text:p>
              </table:table-cell>
            </table:table-row>
            <table:table-row>
              <table:table-cell office:value-type="string">
                <text:p>3</text:p>
                <draw:g>
                  <svg:desc>Collect.A39:Collect.A39</svg:desc>
                </draw:g>
              </table:table-cell>
              <table:table-cell office:value-type="float" office:value="12.008">
                <text:p>12.008</text:p>
                <draw:g>
                  <svg:desc>Collect.B39:Collect.J39</svg:desc>
                </draw:g>
              </table:table-cell>
              <table:table-cell office:value-type="float" office:value="11.127">
                <text:p>11.127</text:p>
              </table:table-cell>
              <table:table-cell office:value-type="float" office:value="11.915">
                <text:p>11.915</text:p>
              </table:table-cell>
              <table:table-cell office:value-type="float" office:value="11.52">
                <text:p>11.52</text:p>
              </table:table-cell>
              <table:table-cell office:value-type="float" office:value="11.726">
                <text:p>11.726</text:p>
              </table:table-cell>
              <table:table-cell office:value-type="float" office:value="12.099">
                <text:p>12.099</text:p>
              </table:table-cell>
              <table:table-cell office:value-type="float" office:value="12.527">
                <text:p>12.527</text:p>
              </table:table-cell>
              <table:table-cell office:value-type="float" office:value="13.443">
                <text:p>13.443</text:p>
              </table:table-cell>
              <table:table-cell office:value-type="float" office:value="13.649">
                <text:p>13.649</text:p>
              </table:table-cell>
            </table:table-row>
            <table:table-row>
              <table:table-cell office:value-type="string">
                <text:p>4</text:p>
                <draw:g>
                  <svg:desc>Collect.A40:Collect.A40</svg:desc>
                </draw:g>
              </table:table-cell>
              <table:table-cell office:value-type="float" office:value="9.504">
                <text:p>9.504</text:p>
                <draw:g>
                  <svg:desc>Collect.B40:Collect.J40</svg:desc>
                </draw:g>
              </table:table-cell>
              <table:table-cell office:value-type="float" office:value="10.155">
                <text:p>10.155</text:p>
              </table:table-cell>
              <table:table-cell office:value-type="float" office:value="11.314">
                <text:p>11.314</text:p>
              </table:table-cell>
              <table:table-cell office:value-type="float" office:value="10.937">
                <text:p>10.937</text:p>
              </table:table-cell>
              <table:table-cell office:value-type="float" office:value="10.965">
                <text:p>10.965</text:p>
              </table:table-cell>
              <table:table-cell office:value-type="float" office:value="11.314">
                <text:p>11.314</text:p>
              </table:table-cell>
              <table:table-cell office:value-type="float" office:value="11.744">
                <text:p>11.744</text:p>
              </table:table-cell>
              <table:table-cell office:value-type="float" office:value="12.571">
                <text:p>12.571</text:p>
              </table:table-cell>
              <table:table-cell office:value-type="float" office:value="13.042">
                <text:p>13.042</text:p>
              </table:table-cell>
            </table:table-row>
            <table:table-row>
              <table:table-cell office:value-type="string">
                <text:p>5</text:p>
                <draw:g>
                  <svg:desc>Collect.A41:Collect.A41</svg:desc>
                </draw:g>
              </table:table-cell>
              <table:table-cell office:value-type="float" office:value="9.619">
                <text:p>9.619</text:p>
                <draw:g>
                  <svg:desc>Collect.B41:Collect.J41</svg:desc>
                </draw:g>
              </table:table-cell>
              <table:table-cell office:value-type="float" office:value="10.627">
                <text:p>10.627</text:p>
              </table:table-cell>
              <table:table-cell office:value-type="float" office:value="9.893">
                <text:p>9.893</text:p>
              </table:table-cell>
              <table:table-cell office:value-type="float" office:value="10.43">
                <text:p>10.43</text:p>
              </table:table-cell>
              <table:table-cell office:value-type="float" office:value="10.775">
                <text:p>10.775</text:p>
              </table:table-cell>
              <table:table-cell office:value-type="float" office:value="12.245">
                <text:p>12.245</text:p>
              </table:table-cell>
              <table:table-cell office:value-type="float" office:value="12.654">
                <text:p>12.654</text:p>
              </table:table-cell>
              <table:table-cell office:value-type="float" office:value="12.718">
                <text:p>12.718</text:p>
              </table:table-cell>
              <table:table-cell office:value-type="float" office:value="13.079">
                <text:p>13.079</text:p>
              </table:table-cell>
            </table:table-row>
            <table:table-row>
              <table:table-cell office:value-type="string">
                <text:p>6</text:p>
                <draw:g>
                  <svg:desc>Collect.A42:Collect.A42</svg:desc>
                </draw:g>
              </table:table-cell>
              <table:table-cell office:value-type="float" office:value="9.708">
                <text:p>9.708</text:p>
                <draw:g>
                  <svg:desc>Collect.B42:Collect.J42</svg:desc>
                </draw:g>
              </table:table-cell>
              <table:table-cell office:value-type="float" office:value="10.505">
                <text:p>10.505</text:p>
              </table:table-cell>
              <table:table-cell office:value-type="float" office:value="9.909">
                <text:p>9.909</text:p>
              </table:table-cell>
              <table:table-cell office:value-type="float" office:value="10.55">
                <text:p>10.55</text:p>
              </table:table-cell>
              <table:table-cell office:value-type="float" office:value="10.742">
                <text:p>10.742</text:p>
              </table:table-cell>
              <table:table-cell office:value-type="float" office:value="12.091">
                <text:p>12.091</text:p>
              </table:table-cell>
              <table:table-cell office:value-type="float" office:value="12.305">
                <text:p>12.305</text:p>
              </table:table-cell>
              <table:table-cell office:value-type="float" office:value="12.78">
                <text:p>12.78</text:p>
              </table:table-cell>
              <table:table-cell office:value-type="float" office:value="13.856">
                <text:p>13.856</text:p>
              </table:table-cell>
            </table:table-row>
            <table:table-row>
              <table:table-cell office:value-type="string">
                <text:p>8</text:p>
                <draw:g>
                  <svg:desc>Collect.A43:Collect.A43</svg:desc>
                </draw:g>
              </table:table-cell>
              <table:table-cell office:value-type="float" office:value="9.812">
                <text:p>9.812</text:p>
                <draw:g>
                  <svg:desc>Collect.B43:Collect.J43</svg:desc>
                </draw:g>
              </table:table-cell>
              <table:table-cell office:value-type="float" office:value="10.62">
                <text:p>10.62</text:p>
              </table:table-cell>
              <table:table-cell office:value-type="float" office:value="10.416">
                <text:p>10.416</text:p>
              </table:table-cell>
              <table:table-cell office:value-type="float" office:value="11.733">
                <text:p>11.733</text:p>
              </table:table-cell>
              <table:table-cell office:value-type="float" office:value="12.226">
                <text:p>12.226</text:p>
              </table:table-cell>
              <table:table-cell office:value-type="float" office:value="12.743">
                <text:p>12.743</text:p>
              </table:table-cell>
              <table:table-cell office:value-type="float" office:value="14.754">
                <text:p>14.754</text:p>
              </table:table-cell>
              <table:table-cell office:value-type="float" office:value="14.127">
                <text:p>14.127</text:p>
              </table:table-cell>
              <table:table-cell office:value-type="float" office:value="14.628">
                <text:p>14.628</text:p>
              </table:table-cell>
            </table:table-row>
            <table:table-row>
              <table:table-cell office:value-type="string">
                <text:p>10</text:p>
                <draw:g>
                  <svg:desc>Collect.A44:Collect.A44</svg:desc>
                </draw:g>
              </table:table-cell>
              <table:table-cell office:value-type="float" office:value="10.264">
                <text:p>10.264</text:p>
                <draw:g>
                  <svg:desc>Collect.B44:Collect.J44</svg:desc>
                </draw:g>
              </table:table-cell>
              <table:table-cell office:value-type="float" office:value="11.151">
                <text:p>11.151</text:p>
              </table:table-cell>
              <table:table-cell office:value-type="float" office:value="11.723">
                <text:p>11.723</text:p>
              </table:table-cell>
              <table:table-cell office:value-type="float" office:value="12.608">
                <text:p>12.608</text:p>
              </table:table-cell>
              <table:table-cell office:value-type="float" office:value="13.283">
                <text:p>13.283</text:p>
              </table:table-cell>
              <table:table-cell office:value-type="float" office:value="14.033">
                <text:p>14.033</text:p>
              </table:table-cell>
              <table:table-cell office:value-type="float" office:value="15.232">
                <text:p>15.232</text:p>
              </table:table-cell>
              <table:table-cell office:value-type="float" office:value="15.516">
                <text:p>15.516</text:p>
              </table:table-cell>
              <table:table-cell office:value-type="float" office:value="16.247">
                <text:p>16.247</text:p>
              </table:table-cell>
            </table:table-row>
            <table:table-row>
              <table:table-cell office:value-type="string">
                <text:p>12</text:p>
                <draw:g>
                  <svg:desc>Collect.A45:Collect.A45</svg:desc>
                </draw:g>
              </table:table-cell>
              <table:table-cell office:value-type="float" office:value="11.215">
                <text:p>11.215</text:p>
                <draw:g>
                  <svg:desc>Collect.B45:Collect.J45</svg:desc>
                </draw:g>
              </table:table-cell>
              <table:table-cell office:value-type="float" office:value="11.974">
                <text:p>11.974</text:p>
              </table:table-cell>
              <table:table-cell office:value-type="float" office:value="12.704">
                <text:p>12.704</text:p>
              </table:table-cell>
              <table:table-cell office:value-type="float" office:value="13.804">
                <text:p>13.804</text:p>
              </table:table-cell>
              <table:table-cell office:value-type="float" office:value="14.479">
                <text:p>14.479</text:p>
              </table:table-cell>
              <table:table-cell office:value-type="float" office:value="15.046">
                <text:p>15.046</text:p>
              </table:table-cell>
              <table:table-cell office:value-type="float" office:value="16.309">
                <text:p>16.309</text:p>
              </table:table-cell>
              <table:table-cell office:value-type="float" office:value="17.842">
                <text:p>17.842</text:p>
              </table:table-cell>
              <table:table-cell office:value-type="float" office:value="17.979">
                <text:p>17.979</text:p>
              </table:table-cell>
            </table:table-row>
            <table:table-row>
              <table:table-cell office:value-type="string">
                <text:p>16</text:p>
                <draw:g>
                  <svg:desc>Collect.A46:Collect.A46</svg:desc>
                </draw:g>
              </table:table-cell>
              <table:table-cell office:value-type="float" office:value="12.527">
                <text:p>12.527</text:p>
                <draw:g>
                  <svg:desc>Collect.B46:Collect.J46</svg:desc>
                </draw:g>
              </table:table-cell>
              <table:table-cell office:value-type="float" office:value="14.347">
                <text:p>14.347</text:p>
              </table:table-cell>
              <table:table-cell office:value-type="float" office:value="14.662">
                <text:p>14.662</text:p>
              </table:table-cell>
              <table:table-cell office:value-type="float" office:value="15.743">
                <text:p>15.743</text:p>
              </table:table-cell>
              <table:table-cell office:value-type="float" office:value="16.932">
                <text:p>16.932</text:p>
              </table:table-cell>
              <table:table-cell office:value-type="float" office:value="17.608">
                <text:p>17.608</text:p>
              </table:table-cell>
              <table:table-cell office:value-type="float" office:value="19.159">
                <text:p>19.159</text:p>
              </table:table-cell>
              <table:table-cell office:value-type="float" office:value="21.429">
                <text:p>21.429</text:p>
              </table:table-cell>
              <table:table-cell office:value-type="float" office:value="23.121">
                <text:p>23.121</text:p>
              </table:table-cell>
            </table:table-row>
            <table:table-row>
              <table:table-cell office:value-type="string">
                <text:p>Sequential</text:p>
                <draw:g>
                  <svg:desc>Collect.A47:Collect.A47</svg:desc>
                </draw:g>
              </table:table-cell>
              <table:table-cell office:value-type="float" office:value="11.273">
                <text:p>11.273</text:p>
                <draw:g>
                  <svg:desc>Collect.B47:Collect.J47</svg:desc>
                </draw:g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  <table:table-cell office:value-type="float" office:value="11.273">
                <text:p>11.2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877cm" svg:height="8.93cm" xlink:href=".." xlink:type="simple" chart:class="chart:line" chart:style-name="ch1">
        <chart:title svg:x="6.558cm" svg:y="0.314cm" chart:style-name="ch2">
          <text:p>Transfer(0.0)</text:p>
        </chart:title>
        <chart:legend chart:legend-position="end" svg:x="12.919cm" svg:y="1.925cm" style:legend-expansion="high" chart:style-name="ch3"/>
        <chart:plot-area chart:style-name="ch4" table:cell-range-address="Collect.A2:Collect.K10 Collect.B1:Collect.K1" chart:data-source-has-labels="both" svg:x="1.328cm" svg:y="1.271cm" svg:width="11.274cm" svg:height="6.5cm">
          <chartooo:coordinate-region svg:x="2.055cm" svg:y="1.47cm" svg:width="10.36cm" svg:height="5.654cm"/>
          <chart:axis chart:dimension="x" chart:name="primary-x" chart:style-name="ch5" chartooo:axis-type="auto">
            <chartooo:date-scale/>
            <chart:title svg:x="5.955cm" svg:y="7.949cm" chart:style-name="ch6">
              <text:p>Nb executors</text:p>
            </chart:title>
            <chart:categories table:cell-range-address="Collect.A2:Collect.A10"/>
          </chart:axis>
          <chart:axis chart:dimension="y" chart:name="primary-y" chart:style-name="ch5">
            <chart:title svg:x="0.451cm" svg:y="5.425cm" chart:style-name="ch7">
              <text:p>latency [ms]</text:p>
            </chart:title>
            <chart:grid chart:style-name="ch8" chart:class="major"/>
          </chart:axis>
          <chart:series chart:style-name="ch9" chart:values-cell-range-address="Collect.B2:Collect.B10" chart:label-cell-address="Collect.B1:Collect.B1" chart:class="chart:line">
            <chart:data-point chart:repeated="9"/>
          </chart:series>
          <chart:series chart:style-name="ch10" chart:values-cell-range-address="Collect.C2:Collect.C10" chart:label-cell-address="Collect.C1:Collect.C1" chart:class="chart:line">
            <chart:data-point chart:repeated="9"/>
          </chart:series>
          <chart:series chart:style-name="ch11" chart:values-cell-range-address="Collect.D2:Collect.D10" chart:label-cell-address="Collect.D1:Collect.D1" chart:class="chart:line">
            <chart:data-point chart:repeated="9"/>
          </chart:series>
          <chart:series chart:style-name="ch12" chart:values-cell-range-address="Collect.E2:Collect.E10" chart:label-cell-address="Collect.E1:Collect.E1" chart:class="chart:line">
            <chart:data-point chart:repeated="9"/>
          </chart:series>
          <chart:series chart:style-name="ch13" chart:values-cell-range-address="Collect.F2:Collect.F10" chart:label-cell-address="Collect.F1:Collect.F1" chart:class="chart:line">
            <chart:data-point chart:repeated="9"/>
          </chart:series>
          <chart:series chart:style-name="ch14" chart:values-cell-range-address="Collect.G2:Collect.G10" chart:label-cell-address="Collect.G1:Collect.G1" chart:class="chart:line">
            <chart:data-point chart:repeated="9"/>
          </chart:series>
          <chart:series chart:style-name="ch15" chart:values-cell-range-address="Collect.H2:Collect.H10" chart:label-cell-address="Collect.H1:Collect.H1" chart:class="chart:line">
            <chart:data-point chart:repeated="9"/>
          </chart:series>
          <chart:series chart:style-name="ch16" chart:values-cell-range-address="Collect.I2:Collect.I10" chart:label-cell-address="Collect.I1:Collect.I1" chart:class="chart:line">
            <chart:data-point chart:repeated="9"/>
          </chart:series>
          <chart:series chart:style-name="ch17" chart:values-cell-range-address="Collect.J2:Collect.J10" chart:label-cell-address="Collect.J1:Collect.J1" chart:class="chart:line">
            <chart:data-point chart:repeated="9"/>
          </chart:series>
          <chart:series chart:style-name="ch18" chart:values-cell-range-address="Collect.K2:Collect.K10" chart:label-cell-address="Collect.K1:Collect.K1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Collect.B1:Collect.B1</svg:desc>
                </draw:g>
              </table:table-cell>
              <table:table-cell office:value-type="string">
                <text:p>3</text:p>
                <draw:g>
                  <svg:desc>Collect.C1:Collect.C1</svg:desc>
                </draw:g>
              </table:table-cell>
              <table:table-cell office:value-type="string">
                <text:p>4</text:p>
                <draw:g>
                  <svg:desc>Collect.D1:Collect.D1</svg:desc>
                </draw:g>
              </table:table-cell>
              <table:table-cell office:value-type="string">
                <text:p>5</text:p>
                <draw:g>
                  <svg:desc>Collect.E1:Collect.E1</svg:desc>
                </draw:g>
              </table:table-cell>
              <table:table-cell office:value-type="string">
                <text:p>6</text:p>
                <draw:g>
                  <svg:desc>Collect.F1:Collect.F1</svg:desc>
                </draw:g>
              </table:table-cell>
              <table:table-cell office:value-type="string">
                <text:p>8</text:p>
                <draw:g>
                  <svg:desc>Collect.G1:Collect.G1</svg:desc>
                </draw:g>
              </table:table-cell>
              <table:table-cell office:value-type="string">
                <text:p>10</text:p>
                <draw:g>
                  <svg:desc>Collect.H1:Collect.H1</svg:desc>
                </draw:g>
              </table:table-cell>
              <table:table-cell office:value-type="string">
                <text:p>12</text:p>
                <draw:g>
                  <svg:desc>Collect.I1:Collect.I1</svg:desc>
                </draw:g>
              </table:table-cell>
              <table:table-cell office:value-type="string">
                <text:p>15</text:p>
                <draw:g>
                  <svg:desc>Collect.J1:Collect.J1</svg:desc>
                </draw:g>
              </table:table-cell>
              <table:table-cell office:value-type="string">
                <text:p>Sequential</text:p>
                <draw:g>
                  <svg:desc>Collect.K1:Collect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llect.A2:Collect.A10</svg:desc>
                </draw:g>
              </table:table-cell>
              <table:table-cell office:value-type="float" office:value="3.769">
                <text:p>3.769</text:p>
                <draw:g>
                  <svg:desc>Collect.B2:Collect.B10</svg:desc>
                </draw:g>
              </table:table-cell>
              <table:table-cell office:value-type="float" office:value="2.928">
                <text:p>2.928</text:p>
                <draw:g>
                  <svg:desc>Collect.C2:Collect.C10</svg:desc>
                </draw:g>
              </table:table-cell>
              <table:table-cell office:value-type="float" office:value="2.633">
                <text:p>2.633</text:p>
                <draw:g>
                  <svg:desc>Collect.D2:Collect.D10</svg:desc>
                </draw:g>
              </table:table-cell>
              <table:table-cell office:value-type="float" office:value="2.726">
                <text:p>2.726</text:p>
                <draw:g>
                  <svg:desc>Collect.E2:Collect.E10</svg:desc>
                </draw:g>
              </table:table-cell>
              <table:table-cell office:value-type="float" office:value="2.521">
                <text:p>2.521</text:p>
                <draw:g>
                  <svg:desc>Collect.F2:Collect.F10</svg:desc>
                </draw:g>
              </table:table-cell>
              <table:table-cell office:value-type="float" office:value="2.702">
                <text:p>2.702</text:p>
                <draw:g>
                  <svg:desc>Collect.G2:Collect.G10</svg:desc>
                </draw:g>
              </table:table-cell>
              <table:table-cell office:value-type="float" office:value="2.642">
                <text:p>2.642</text:p>
                <draw:g>
                  <svg:desc>Collect.H2:Collect.H10</svg:desc>
                </draw:g>
              </table:table-cell>
              <table:table-cell office:value-type="float" office:value="2.792">
                <text:p>2.792</text:p>
                <draw:g>
                  <svg:desc>Collect.I2:Collect.I10</svg:desc>
                </draw:g>
              </table:table-cell>
              <table:table-cell office:value-type="float" office:value="2.967">
                <text:p>2.967</text:p>
                <draw:g>
                  <svg:desc>Collect.J2:Collect.J10</svg:desc>
                </draw:g>
              </table:table-cell>
              <table:table-cell office:value-type="float" office:value="1.812">
                <text:p>1.812</text:p>
                <draw:g>
                  <svg:desc>Collect.K2:Collect.K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28">
                <text:p>3.428</text:p>
              </table:table-cell>
              <table:table-cell office:value-type="float" office:value="2.499">
                <text:p>2.499</text:p>
              </table:table-cell>
              <table:table-cell office:value-type="float" office:value="2.356">
                <text:p>2.356</text:p>
              </table:table-cell>
              <table:table-cell office:value-type="float" office:value="2.23">
                <text:p>2.23</text:p>
              </table:table-cell>
              <table:table-cell office:value-type="float" office:value="2.301">
                <text:p>2.301</text:p>
              </table:table-cell>
              <table:table-cell office:value-type="float" office:value="2.254">
                <text:p>2.254</text:p>
              </table:table-cell>
              <table:table-cell office:value-type="float" office:value="2.377">
                <text:p>2.377</text:p>
              </table:table-cell>
              <table:table-cell office:value-type="float" office:value="2.515">
                <text:p>2.515</text:p>
              </table:table-cell>
              <table:table-cell office:value-type="float" office:value="2.5">
                <text:p>2.5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18">
                <text:p>3.118</text:p>
              </table:table-cell>
              <table:table-cell office:value-type="float" office:value="2.412">
                <text:p>2.412</text:p>
              </table:table-cell>
              <table:table-cell office:value-type="float" office:value="2.212">
                <text:p>2.212</text:p>
              </table:table-cell>
              <table:table-cell office:value-type="float" office:value="2.067">
                <text:p>2.067</text:p>
              </table:table-cell>
              <table:table-cell office:value-type="float" office:value="2.141">
                <text:p>2.141</text:p>
              </table:table-cell>
              <table:table-cell office:value-type="float" office:value="2.201">
                <text:p>2.201</text:p>
              </table:table-cell>
              <table:table-cell office:value-type="float" office:value="2.134">
                <text:p>2.134</text:p>
              </table:table-cell>
              <table:table-cell office:value-type="float" office:value="2.34">
                <text:p>2.34</text:p>
              </table:table-cell>
              <table:table-cell office:value-type="float" office:value="2.367">
                <text:p>2.367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854">
                <text:p>2.854</text:p>
              </table:table-cell>
              <table:table-cell office:value-type="float" office:value="2.296">
                <text:p>2.296</text:p>
              </table:table-cell>
              <table:table-cell office:value-type="float" office:value="2.149">
                <text:p>2.149</text:p>
              </table:table-cell>
              <table:table-cell office:value-type="float" office:value="2.01">
                <text:p>2.01</text:p>
              </table:table-cell>
              <table:table-cell office:value-type="float" office:value="2.058">
                <text:p>2.058</text:p>
              </table:table-cell>
              <table:table-cell office:value-type="float" office:value="2.097">
                <text:p>2.097</text:p>
              </table:table-cell>
              <table:table-cell office:value-type="float" office:value="2.159">
                <text:p>2.159</text:p>
              </table:table-cell>
              <table:table-cell office:value-type="float" office:value="2.145">
                <text:p>2.145</text:p>
              </table:table-cell>
              <table:table-cell office:value-type="float" office:value="2.271">
                <text:p>2.271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905">
                <text:p>2.905</text:p>
              </table:table-cell>
              <table:table-cell office:value-type="float" office:value="2.212">
                <text:p>2.212</text:p>
              </table:table-cell>
              <table:table-cell office:value-type="float" office:value="1.942">
                <text:p>1.942</text:p>
              </table:table-cell>
              <table:table-cell office:value-type="float" office:value="1.87">
                <text:p>1.87</text:p>
              </table:table-cell>
              <table:table-cell office:value-type="float" office:value="2">
                <text:p>2</text:p>
              </table:table-cell>
              <table:table-cell office:value-type="float" office:value="2.109">
                <text:p>2.109</text:p>
              </table:table-cell>
              <table:table-cell office:value-type="float" office:value="2.079">
                <text:p>2.079</text:p>
              </table:table-cell>
              <table:table-cell office:value-type="float" office:value="2.18">
                <text:p>2.18</text:p>
              </table:table-cell>
              <table:table-cell office:value-type="float" office:value="2.211">
                <text:p>2.211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1">
                <text:p>2.81</text:p>
              </table:table-cell>
              <table:table-cell office:value-type="float" office:value="2.147">
                <text:p>2.147</text:p>
              </table:table-cell>
              <table:table-cell office:value-type="float" office:value="1.915">
                <text:p>1.915</text:p>
              </table:table-cell>
              <table:table-cell office:value-type="float" office:value="1.959">
                <text:p>1.959</text:p>
              </table:table-cell>
              <table:table-cell office:value-type="float" office:value="1.945">
                <text:p>1.945</text:p>
              </table:table-cell>
              <table:table-cell office:value-type="float" office:value="1.976">
                <text:p>1.976</text:p>
              </table:table-cell>
              <table:table-cell office:value-type="float" office:value="2.035">
                <text:p>2.035</text:p>
              </table:table-cell>
              <table:table-cell office:value-type="float" office:value="2.128">
                <text:p>2.128</text:p>
              </table:table-cell>
              <table:table-cell office:value-type="float" office:value="2.182">
                <text:p>2.182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59">
                <text:p>2.759</text:p>
              </table:table-cell>
              <table:table-cell office:value-type="float" office:value="2.129">
                <text:p>2.129</text:p>
              </table:table-cell>
              <table:table-cell office:value-type="float" office:value="2.09">
                <text:p>2.09</text:p>
              </table:table-cell>
              <table:table-cell office:value-type="float" office:value="1.913">
                <text:p>1.913</text:p>
              </table:table-cell>
              <table:table-cell office:value-type="float" office:value="1.938">
                <text:p>1.938</text:p>
              </table:table-cell>
              <table:table-cell office:value-type="float" office:value="2.007">
                <text:p>2.007</text:p>
              </table:table-cell>
              <table:table-cell office:value-type="float" office:value="2.128">
                <text:p>2.128</text:p>
              </table:table-cell>
              <table:table-cell office:value-type="float" office:value="2.191">
                <text:p>2.191</text:p>
              </table:table-cell>
              <table:table-cell office:value-type="float" office:value="2.261">
                <text:p>2.261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757">
                <text:p>2.757</text:p>
              </table:table-cell>
              <table:table-cell office:value-type="float" office:value="2.143">
                <text:p>2.143</text:p>
              </table:table-cell>
              <table:table-cell office:value-type="float" office:value="1.976">
                <text:p>1.976</text:p>
              </table:table-cell>
              <table:table-cell office:value-type="float" office:value="1.944">
                <text:p>1.944</text:p>
              </table:table-cell>
              <table:table-cell office:value-type="float" office:value="2.075">
                <text:p>2.075</text:p>
              </table:table-cell>
              <table:table-cell office:value-type="float" office:value="2.079">
                <text:p>2.079</text:p>
              </table:table-cell>
              <table:table-cell office:value-type="float" office:value="2.209">
                <text:p>2.209</text:p>
              </table:table-cell>
              <table:table-cell office:value-type="float" office:value="2.284">
                <text:p>2.284</text:p>
              </table:table-cell>
              <table:table-cell office:value-type="float" office:value="2.387">
                <text:p>2.387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861">
                <text:p>2.861</text:p>
              </table:table-cell>
              <table:table-cell office:value-type="float" office:value="2.277">
                <text:p>2.277</text:p>
              </table:table-cell>
              <table:table-cell office:value-type="float" office:value="2.105">
                <text:p>2.105</text:p>
              </table:table-cell>
              <table:table-cell office:value-type="float" office:value="2.025">
                <text:p>2.025</text:p>
              </table:table-cell>
              <table:table-cell office:value-type="float" office:value="2.081">
                <text:p>2.081</text:p>
              </table:table-cell>
              <table:table-cell office:value-type="float" office:value="2.203">
                <text:p>2.203</text:p>
              </table:table-cell>
              <table:table-cell office:value-type="float" office:value="2.269">
                <text:p>2.269</text:p>
              </table:table-cell>
              <table:table-cell office:value-type="float" office:value="2.436">
                <text:p>2.436</text:p>
              </table:table-cell>
              <table:table-cell office:value-type="float" office:value="2.754">
                <text:p>2.754</text:p>
              </table:table-cell>
              <table:table-cell office:value-type="float" office:value="1.812">
                <text:p>1.8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